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6811in"/>
    </style:style>
    <style:style style:name="co4" style:family="table-column">
      <style:table-column-properties fo:break-before="auto" style:column-width="0.2957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0.5661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2.4118in"/>
    </style:style>
    <style:style style:name="co13" style:family="table-column">
      <style:table-column-properties fo:break-before="auto" style:column-width="2.6173in"/>
    </style:style>
    <style:style style:name="co14" style:family="table-column">
      <style:table-column-properties fo:break-before="auto" style:column-width="2.7965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102in"/>
    </style:style>
    <style:style style:name="co17" style:family="table-column">
      <style:table-column-properties fo:break-before="auto" style:column-width="0.5528in"/>
    </style:style>
    <style:style style:name="co18" style:family="table-column">
      <style:table-column-properties fo:break-before="auto" style:column-width="0.5016in"/>
    </style:style>
    <style:style style:name="co19" style:family="table-column">
      <style:table-column-properties fo:break-before="auto" style:column-width="0.5138in"/>
    </style:style>
    <style:style style:name="co20" style:family="table-column">
      <style:table-column-properties fo:break-before="auto" style:column-width="0.9134in"/>
    </style:style>
    <style:style style:name="co21" style:family="table-column">
      <style:table-column-properties fo:break-before="auto" style:column-width="0.411in"/>
    </style:style>
    <style:style style:name="co22" style:family="table-column">
      <style:table-column-properties fo:break-before="auto" style:column-width="0.2701in"/>
    </style:style>
    <style:style style:name="co23" style:family="table-column">
      <style:table-column-properties fo:break-before="auto" style:column-width="0.3984in"/>
    </style:style>
    <style:style style:name="co24" style:family="table-column">
      <style:table-column-properties fo:break-before="auto" style:column-width="1.152in"/>
    </style:style>
    <style:style style:name="co25" style:family="table-column">
      <style:table-column-properties fo:break-before="auto" style:column-width="1.0283in"/>
    </style:style>
    <style:style style:name="co26" style:family="table-column">
      <style:table-column-properties fo:break-before="auto" style:column-width="0.6945in"/>
    </style:style>
    <style:style style:name="co27" style:family="table-column">
      <style:table-column-properties fo:break-before="auto" style:column-width="0.9646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291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1807in" fo:break-before="auto" style:use-optimal-row-height="tru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3335in" fo:break-before="auto" style:use-optimal-row-height="fals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20_1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6" style:family="table-cell" style:parent-style-name="Default" style:data-style-name="N1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8" style:family="table-cell" style:parent-style-name="Excel_20_Built-in_20_Percent" style:data-style-name="N16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3"/>
    <style:style style:name="ce2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20_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Percent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Normal_20_3_20_3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Excel_20_Built-in_20_Percent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Normal_20_3_20_3" style:data-style-name="N1">
      <style:table-cell-properties fo:background-color="#f5cd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 style:data-style-name="N1">
      <style:table-cell-properties fo:background-color="#ffffff" style:rotation-align="none"/>
    </style:style>
    <style:style style:name="ce48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Comma" style:data-style-name="N16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Comma" style:data-style-name="N165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Comma" style:data-style-name="N16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Comma" style:data-style-name="N165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">
      <style:table-cell-properties fo:background-color="#ffffff" style:rotation-align="none"/>
    </style:style>
    <style:style style:name="ce58" style:family="table-cell" style:parent-style-name="Default" style:data-style-name="N1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f5cdd7" style:rotation-align="none"/>
    </style:style>
    <style:style style:name="ce60" style:family="table-cell" style:parent-style-name="Default">
      <style:table-cell-properties fo:background-color="#f5cdd7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/>
    <style:style style:name="ce62" style:family="table-cell" style:parent-style-name="Default" style:data-style-name="N99"/>
    <style:style style:name="ce63" style:family="table-cell" style:parent-style-name="Default" style:data-style-name="N1"/>
    <style:style style:name="ce64" style:family="table-cell" style:parent-style-name="Default" style:data-style-name="N163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"/>
    <style:style style:name="ce67" style:family="table-cell" style:parent-style-name="Default" style:data-style-name="N162"/>
    <style:style style:name="ce135" style:family="table-cell" style:parent-style-name="Default" style:data-style-name="N201"/>
    <style:style style:name="ce1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504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Excel_20_Built-in_20_Percent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Excel_20_Built-in_20_Percent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5" style:family="table-cell" style:parent-style-name="Excel_20_Built-in_20_Comma" style:data-style-name="N26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Comma" style:data-style-name="N2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Excel_20_Built-in_20_Comma" style:data-style-name="N26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Excel_20_Built-in_20_Comma" style:data-style-name="N2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Excel_20_Built-in_20_Comma" style:data-style-name="N262">
      <style:table-cell-properties fo:background-color="#f5cdd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Excel_20_Built-in_20_Comma" style:data-style-name="N26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Excel_20_Built-in_20_Comma" style:data-style-name="N262">
      <style:table-cell-properties fo:background-color="#b7dee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4" style:family="table-cell" style:parent-style-name="Default" style:data-style-name="N3">
      <style:table-cell-properties fo:background-color="#ffffff" style:rotation-align="none"/>
    </style:style>
    <style:style style:name="ce1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7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 style:data-style-name="N10"/>
    <style:style style:name="ce169" style:family="table-cell" style:parent-style-name="Default" style:data-style-name="N0"/>
    <style:style style:name="ce1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7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 style:data-style-name="N162">
      <style:table-cell-properties fo:background-color="#ffffff" style:diagonal-bl-tr="none" style:diagonal-tl-br="none" fo:border="none" style:rotation-align="none"/>
    </style:style>
    <style:style style:name="ce176" style:family="table-cell" style:parent-style-name="Default" style:data-style-name="N1">
      <style:table-cell-properties fo:background-color="#ffffff" style:diagonal-bl-tr="none" style:diagonal-tl-br="none" fo:border="none" style:rotation-align="none"/>
    </style:style>
    <style:style style:name="ce1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come decile points" table:style-name="ta1">
        <table:table-column table:style-name="co1" table:default-cell-style-name="ce4"/>
        <table:table-column table:style-name="co2" table:default-cell-style-name="ce13"/>
        <table:table-column table:style-name="co3" table:number-columns-repeated="8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3" table:number-columns-repeated="49" table:default-cell-style-name="ce13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Equivalised weekly household income (in £; 2018/19 prices, before housing costs), Scotland</text:p>
          </table:table-cell>
          <table:covered-table-cell table:number-columns-repeated="9" table:style-name="ce12"/>
          <table:table-cell/>
          <table:table-cell table:style-name="ce19" office:value-type="string" calcext:value-type="string">
            <text:p><text:a xlink:href="#Index.A1" xlink:type="simple">Index</text:a></text:p>
          </table:table-cell>
          <table:table-cell/>
          <table:table-cell table:style-name="ce21" office:value-type="string" calcext:value-type="string" table:number-columns-spanned="10" table:number-rows-spanned="1">
            <text:p>Equivalised weekly household income (in £; 2018/19 prices, after housing costs), Scotland</text:p>
          </table:table-cell>
          <table:covered-table-cell table:number-columns-repeated="9" table:style-name="ce25"/>
          <table:table-cell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999"/>
        </table:table-row>
        <table:table-row table:style-name="ro2">
          <table:table-cell table:style-name="ce2"/>
          <table:table-cell table:number-columns-repeated="12"/>
          <table:table-cell table:style-name="ce22"/>
          <table:table-cell table:number-columns-repeated="1010"/>
        </table:table-row>
        <table:table-row table:style-name="ro3">
          <table:table-cell table:style-name="ce3" office:value-type="string" calcext:value-type="string">
            <text:p>Three-year averag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3"/>
          <table:table-cell table:style-name="ce3" office:value-type="string" calcext:value-type="string">
            <text:p>Three-year averag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4-97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float" office:value="573" calcext:value-type="float">
            <text:p>573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4-97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494" calcext:value-type="float">
            <text:p>494</text:p>
          </table:table-cell>
          <table:table-cell table:style-name="ce15" office:value-type="float" office:value="611" calcext:value-type="float">
            <text:p>611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727" calcext:value-type="float">
            <text:p>727</text:p>
          </table:table-cell>
          <table:table-cell table:number-columns-repeated="2"/>
          <table:table-cell table:style-name="ce20"/>
          <table:table-cell table:style-name="ce5" office:value-type="string" calcext:value-type="string">
            <text:p>1995-98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635" calcext:value-type="float">
            <text:p>6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6-99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28" calcext:value-type="float">
            <text:p>328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602" calcext:value-type="float">
            <text:p>602</text:p>
          </table:table-cell>
          <table:table-cell table:style-name="ce15" office:value-type="float" office:value="753" calcext:value-type="float">
            <text:p>753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6-99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float" office:value="441" calcext:value-type="float">
            <text:p>441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668" calcext:value-type="float">
            <text:p>668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528" calcext:value-type="float">
            <text:p>528</text:p>
          </table:table-cell>
          <table:table-cell table:style-name="ce16" office:value-type="float" office:value="624" calcext:value-type="float">
            <text:p>624</text:p>
          </table:table-cell>
          <table:table-cell table:style-name="ce16" office:value-type="float" office:value="784" calcext:value-type="float">
            <text:p>784</text:p>
          </table:table-cell>
          <table:table-cell table:number-columns-repeated="2"/>
          <table:table-cell table:style-name="ce20"/>
          <table:table-cell table:style-name="ce5" office:value-type="string" calcext:value-type="string">
            <text:p>1997-0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92" calcext:value-type="float">
            <text:p>392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704" calcext:value-type="float">
            <text:p>70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8-01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05" calcext:value-type="float">
            <text:p>405</text:p>
          </table:table-cell>
          <table:table-cell table:style-name="ce15" office:value-type="float" office:value="462" calcext:value-type="float">
            <text:p>462</text:p>
          </table:table-cell>
          <table:table-cell table:style-name="ce15" office:value-type="float" office:value="538" calcext:value-type="float">
            <text:p>538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802" calcext:value-type="float">
            <text:p>802</text:p>
          </table:table-cell>
          <table:table-cell table:number-columns-repeated="2"/>
          <table:table-cell table:style-name="ce20"/>
          <table:table-cell table:style-name="ce4" office:value-type="string" calcext:value-type="string">
            <text:p>1998-01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float" office:value="348" calcext:value-type="float">
            <text:p>348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567" calcext:value-type="float">
            <text:p>567</text:p>
          </table:table-cell>
          <table:table-cell table:style-name="ce15" office:value-type="float" office:value="722" calcext:value-type="float">
            <text:p>722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53" calcext:value-type="float">
            <text:p>553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836" calcext:value-type="float">
            <text:p>836</text:p>
          </table:table-cell>
          <table:table-cell table:number-columns-repeated="3"/>
          <table:table-cell table:style-name="ce5" office:value-type="string" calcext:value-type="string">
            <text:p>1999-02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749" calcext:value-type="float">
            <text:p>74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0-03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33" calcext:value-type="float">
            <text:p>433</text:p>
          </table:table-cell>
          <table:table-cell table:style-name="ce15" office:value-type="float" office:value="493" calcext:value-type="float">
            <text:p>493</text:p>
          </table:table-cell>
          <table:table-cell table:style-name="ce15" office:value-type="float" office:value="568" calcext:value-type="float">
            <text:p>568</text:p>
          </table:table-cell>
          <table:table-cell table:style-name="ce15" office:value-type="float" office:value="667" calcext:value-type="float">
            <text:p>667</text:p>
          </table:table-cell>
          <table:table-cell table:style-name="ce15" office:value-type="float" office:value="851" calcext:value-type="float">
            <text:p>851</text:p>
          </table:table-cell>
          <table:table-cell table:number-columns-repeated="3"/>
          <table:table-cell table:style-name="ce4" office:value-type="string" calcext:value-type="string">
            <text:p>2000-03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324" calcext:value-type="float">
            <text:p>324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98" calcext:value-type="float">
            <text:p>598</text:p>
          </table:table-cell>
          <table:table-cell table:style-name="ce15" office:value-type="float" office:value="760" calcext:value-type="float">
            <text:p>760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867" calcext:value-type="float">
            <text:p>867</text:p>
          </table:table-cell>
          <table:table-cell table:number-columns-repeated="3"/>
          <table:table-cell table:style-name="ce5" office:value-type="string" calcext:value-type="string">
            <text:p>2001-04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784" calcext:value-type="float">
            <text:p>78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2-0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347" calcext:value-type="float">
            <text:p>347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62" calcext:value-type="float">
            <text:p>462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602" calcext:value-type="float">
            <text:p>602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865" calcext:value-type="float">
            <text:p>865</text:p>
          </table:table-cell>
          <table:table-cell table:number-columns-repeated="3"/>
          <table:table-cell table:style-name="ce4" office:value-type="string" calcext:value-type="string">
            <text:p>2002-05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353" calcext:value-type="float">
            <text:p>353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office:value-type="float" office:value="542" calcext:value-type="float">
            <text:p>542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794" calcext:value-type="float">
            <text:p>79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472" calcext:value-type="float">
            <text:p>472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884" calcext:value-type="float">
            <text:p>884</text:p>
          </table:table-cell>
          <table:table-cell table:number-columns-repeated="3"/>
          <table:table-cell table:style-name="ce5" office:value-type="string" calcext:value-type="string">
            <text:p>2003-0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817" calcext:value-type="float">
            <text:p>81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4-07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475" calcext:value-type="float">
            <text:p>475</text:p>
          </table:table-cell>
          <table:table-cell table:style-name="ce15" office:value-type="float" office:value="543" calcext:value-type="float">
            <text:p>543</text:p>
          </table:table-cell>
          <table:table-cell table:style-name="ce15" office:value-type="float" office:value="622" calcext:value-type="float">
            <text:p>622</text:p>
          </table:table-cell>
          <table:table-cell table:style-name="ce15" office:value-type="float" office:value="734" calcext:value-type="float">
            <text:p>734</text:p>
          </table:table-cell>
          <table:table-cell table:style-name="ce15" office:value-type="float" office:value="905" calcext:value-type="float">
            <text:p>905</text:p>
          </table:table-cell>
          <table:table-cell table:number-columns-repeated="3"/>
          <table:table-cell table:style-name="ce4" office:value-type="string" calcext:value-type="string">
            <text:p>2004-07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64" calcext:value-type="float">
            <text:p>564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836" calcext:value-type="float">
            <text:p>836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551" calcext:value-type="float">
            <text:p>551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934" calcext:value-type="float">
            <text:p>934</text:p>
          </table:table-cell>
          <table:table-cell table:number-columns-repeated="3"/>
          <table:table-cell table:style-name="ce5" office:value-type="string" calcext:value-type="string">
            <text:p>2005-08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681" calcext:value-type="float">
            <text:p>681</text:p>
          </table:table-cell>
          <table:table-cell table:style-name="ce16" office:value-type="float" office:value="862" calcext:value-type="float">
            <text:p>86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6-09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27" calcext:value-type="float">
            <text:p>427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563" calcext:value-type="float">
            <text:p>563</text:p>
          </table:table-cell>
          <table:table-cell table:style-name="ce15" office:value-type="float" office:value="645" calcext:value-type="float">
            <text:p>645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957" calcext:value-type="float">
            <text:p>957</text:p>
          </table:table-cell>
          <table:table-cell table:number-columns-repeated="3"/>
          <table:table-cell table:style-name="ce4" office:value-type="string" calcext:value-type="string">
            <text:p>2006-09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87" calcext:value-type="float">
            <text:p>587</text:p>
          </table:table-cell>
          <table:table-cell table:style-name="ce15" office:value-type="float" office:value="694" calcext:value-type="float">
            <text:p>694</text:p>
          </table:table-cell>
          <table:table-cell table:style-name="ce15" office:value-type="float" office:value="884" calcext:value-type="float">
            <text:p>88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771" calcext:value-type="float">
            <text:p>771</text:p>
          </table:table-cell>
          <table:table-cell table:style-name="ce16" office:value-type="float" office:value="975" calcext:value-type="float">
            <text:p>975</text:p>
          </table:table-cell>
          <table:table-cell table:number-columns-repeated="3"/>
          <table:table-cell table:style-name="ce5" office:value-type="string" calcext:value-type="string">
            <text:p>2007-10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703" calcext:value-type="float">
            <text:p>703</text:p>
          </table:table-cell>
          <table:table-cell table:style-name="ce16" office:value-type="float" office:value="903" calcext:value-type="float">
            <text:p>90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8-11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379" calcext:value-type="float">
            <text:p>379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654" calcext:value-type="float">
            <text:p>654</text:p>
          </table:table-cell>
          <table:table-cell table:style-name="ce15" office:value-type="float" office:value="763" calcext:value-type="float">
            <text:p>763</text:p>
          </table:table-cell>
          <table:table-cell table:style-name="ce15" office:value-type="float" office:value="961" calcext:value-type="float">
            <text:p>961</text:p>
          </table:table-cell>
          <table:table-cell table:number-columns-repeated="3"/>
          <table:table-cell table:style-name="ce4" office:value-type="string" calcext:value-type="string">
            <text:p>2008-11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86" calcext:value-type="float">
            <text:p>3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95" calcext:value-type="float">
            <text:p>595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890" calcext:value-type="float">
            <text:p>890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935" calcext:value-type="float">
            <text:p>935</text:p>
          </table:table-cell>
          <table:table-cell table:number-columns-repeated="3"/>
          <table:table-cell table:style-name="ce6" office:value-type="string" calcext:value-type="string">
            <text:p>2009-12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686" calcext:value-type="float">
            <text:p>686</text:p>
          </table:table-cell>
          <table:table-cell table:style-name="ce16" office:value-type="float" office:value="869" calcext:value-type="float">
            <text:p>86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0-13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633" calcext:value-type="float">
            <text:p>633</text:p>
          </table:table-cell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920" calcext:value-type="float">
            <text:p>920</text:p>
          </table:table-cell>
          <table:table-cell table:number-columns-repeated="3"/>
          <table:table-cell table:style-name="ce4" office:value-type="string" calcext:value-type="string">
            <text:p>2010-13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494" calcext:value-type="float">
            <text:p>494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741" calcext:value-type="float">
            <text:p>741</text:p>
          </table:table-cell>
          <table:table-cell table:style-name="ce16" office:value-type="float" office:value="916" calcext:value-type="float">
            <text:p>916</text:p>
          </table:table-cell>
          <table:table-cell table:number-columns-repeated="3"/>
          <table:table-cell table:style-name="ce6" office:value-type="string" calcext:value-type="string">
            <text:p>2011-14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2-1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432" calcext:value-type="float">
            <text:p>432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office:value-type="float" office:value="752" calcext:value-type="float">
            <text:p>752</text:p>
          </table:table-cell>
          <table:table-cell table:style-name="ce15" office:value-type="float" office:value="939" calcext:value-type="float">
            <text:p>939</text:p>
          </table:table-cell>
          <table:table-cell table:number-columns-repeated="3"/>
          <table:table-cell table:style-name="ce4" office:value-type="string" calcext:value-type="string">
            <text:p>2012-1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float" office:value="686" calcext:value-type="float">
            <text:p>686</text:p>
          </table:table-cell>
          <table:table-cell table:style-name="ce15" office:value-type="float" office:value="874" calcext:value-type="float">
            <text:p>874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659" calcext:value-type="float">
            <text:p>659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950" calcext:value-type="float">
            <text:p>950</text:p>
          </table:table-cell>
          <table:table-cell table:number-columns-repeated="3"/>
          <table:table-cell table:style-name="ce6" office:value-type="string" calcext:value-type="string">
            <text:p>2013-16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888" calcext:value-type="float">
            <text:p>888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386" calcext:value-type="float">
            <text:p>386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10" calcext:value-type="float">
            <text:p>510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671" calcext:value-type="float">
            <text:p>671</text:p>
          </table:table-cell>
          <table:table-cell table:style-name="ce15" office:value-type="float" office:value="785" calcext:value-type="float">
            <text:p>785</text:p>
          </table:table-cell>
          <table:table-cell table:style-name="ce15" office:value-type="float" office:value="971" calcext:value-type="float">
            <text:p>971</text:p>
          </table:table-cell>
          <table:table-cell table:number-columns-repeated="3"/>
          <table:table-cell table:style-name="ce7" office:value-type="string" calcext:value-type="string">
            <text:p>2014-1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456" calcext:value-type="float">
            <text:p>456</text:p>
          </table:table-cell>
          <table:table-cell table:style-name="ce15" office:value-type="float" office:value="533" calcext:value-type="float">
            <text:p>533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727" calcext:value-type="float">
            <text:p>727</text:p>
          </table:table-cell>
          <table:table-cell table:style-name="ce15" office:value-type="float" office:value="913" calcext:value-type="float">
            <text:p>913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446" calcext:value-type="float">
            <text:p>446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788" calcext:value-type="float">
            <text:p>788</text:p>
          </table:table-cell>
          <table:table-cell table:style-name="ce16" office:value-type="float" office:value="975" calcext:value-type="float">
            <text:p>975</text:p>
          </table:table-cell>
          <table:table-cell table:number-columns-repeated="3"/>
          <table:table-cell table:style-name="ce6" office:value-type="string" calcext:value-type="string">
            <text:p>2015-1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922" calcext:value-type="float">
            <text:p>922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517" calcext:value-type="float">
            <text:p>517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777" calcext:value-type="float">
            <text:p>777</text:p>
          </table:table-cell>
          <table:table-cell table:style-name="ce15" office:value-type="float" office:value="967" calcext:value-type="float">
            <text:p>967</text:p>
          </table:table-cell>
          <table:table-cell table:number-columns-repeated="3"/>
          <table:table-cell table:style-name="ce8" office:value-type="string" calcext:value-type="string">
            <text:p>2016-19</text:p>
          </table:table-cell>
          <table:table-cell table:style-name="ce15" office:value-type="float" office:value="192" calcext:value-type="float">
            <text:p>192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464" calcext:value-type="float">
            <text:p>464</text:p>
          </table:table-cell>
          <table:table-cell table:style-name="ce15" office:value-type="float" office:value="535" calcext:value-type="float">
            <text:p>535</text:p>
          </table:table-cell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719" calcext:value-type="float">
            <text:p>719</text:p>
          </table:table-cell>
          <table:table-cell table:style-name="ce15" office:value-type="float" office:value="912" calcext:value-type="float">
            <text:p>912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Source: HBAI dataset, DWP</text:p>
          </table:table-cell>
          <table:table-cell table:number-columns-repeated="12"/>
          <table:table-cell table:style-name="ce23" office:value-type="string" calcext:value-type="string">
            <text:p>Source: HBAI dataset, DWP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Single-year estimat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3"/>
          <table:table-cell table:style-name="ce10" office:value-type="string" calcext:value-type="string">
            <text:p>Single-year estimates</text:p>
          </table:table-cell>
          <table:table-cell table:style-name="ce14" office:value-type="string" calcext:value-type="string">
            <text:p>Scottish 1st income decile</text:p>
          </table:table-cell>
          <table:table-cell table:style-name="ce14" office:value-type="string" calcext:value-type="string">
            <text:p>Scottish 2nd income decile</text:p>
          </table:table-cell>
          <table:table-cell table:style-name="ce14" office:value-type="string" calcext:value-type="string">
            <text:p>Scottish 3rd income decile</text:p>
          </table:table-cell>
          <table:table-cell table:style-name="ce14" office:value-type="string" calcext:value-type="string">
            <text:p>Scottish 4th income decile</text:p>
          </table:table-cell>
          <table:table-cell table:style-name="ce14" office:value-type="string" calcext:value-type="string">
            <text:p>Scottish 5th income decile</text:p>
          </table:table-cell>
          <table:table-cell table:style-name="ce14" office:value-type="string" calcext:value-type="string">
            <text:p>Scottish 6th income decile</text:p>
          </table:table-cell>
          <table:table-cell table:style-name="ce14" office:value-type="string" calcext:value-type="string">
            <text:p>Scottish 7th income decile</text:p>
          </table:table-cell>
          <table:table-cell table:style-name="ce14" office:value-type="string" calcext:value-type="string">
            <text:p>Scottish 8th income decile</text:p>
          </table:table-cell>
          <table:table-cell table:style-name="ce14" office:value-type="string" calcext:value-type="string">
            <text:p>Scottish 9th income decil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4/95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476" calcext:value-type="float">
            <text:p>476</text:p>
          </table:table-cell>
          <table:table-cell table:style-name="ce15" office:value-type="float" office:value="571" calcext:value-type="float">
            <text:p>571</text:p>
          </table:table-cell>
          <table:table-cell table:style-name="ce15" office:value-type="float" office:value="694" calcext:value-type="float">
            <text:p>694</text:p>
          </table:table-cell>
          <table:table-cell table:number-columns-repeated="3"/>
          <table:table-cell table:style-name="ce4" office:value-type="string" calcext:value-type="string">
            <text:p>1994/95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599" calcext:value-type="float">
            <text:p>599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5/96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358" calcext:value-type="float">
            <text:p>358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479" calcext:value-type="float">
            <text:p>479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703" calcext:value-type="float">
            <text:p>703</text:p>
          </table:table-cell>
          <table:table-cell table:number-columns-repeated="3"/>
          <table:table-cell table:style-name="ce11" office:value-type="string" calcext:value-type="string">
            <text:p>1995/96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487" calcext:value-type="float">
            <text:p>487</text:p>
          </table:table-cell>
          <table:table-cell table:style-name="ce17" office:value-type="float" office:value="608" calcext:value-type="float">
            <text:p>60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6/97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430" calcext:value-type="float">
            <text:p>430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717" calcext:value-type="float">
            <text:p>717</text:p>
          </table:table-cell>
          <table:table-cell table:number-columns-repeated="3"/>
          <table:table-cell table:style-name="ce4" office:value-type="string" calcext:value-type="string">
            <text:p>1996/97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626" calcext:value-type="float">
            <text:p>62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7/9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5" calcext:value-type="float">
            <text:p>515</text:p>
          </table:table-cell>
          <table:table-cell table:style-name="ce17" office:value-type="float" office:value="607" calcext:value-type="float">
            <text:p>607</text:p>
          </table:table-cell>
          <table:table-cell table:style-name="ce17" office:value-type="float" office:value="762" calcext:value-type="float">
            <text:p>762</text:p>
          </table:table-cell>
          <table:table-cell table:number-columns-repeated="3"/>
          <table:table-cell table:style-name="ce11" office:value-type="string" calcext:value-type="string">
            <text:p>1997/98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527" calcext:value-type="float">
            <text:p>527</text:p>
          </table:table-cell>
          <table:table-cell table:style-name="ce17" office:value-type="float" office:value="670" calcext:value-type="float">
            <text:p>67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998/99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float" office:value="529" calcext:value-type="float">
            <text:p>529</text:p>
          </table:table-cell>
          <table:table-cell table:style-name="ce15" office:value-type="float" office:value="616" calcext:value-type="float">
            <text:p>616</text:p>
          </table:table-cell>
          <table:table-cell table:style-name="ce15" office:value-type="float" office:value="781" calcext:value-type="float">
            <text:p>781</text:p>
          </table:table-cell>
          <table:table-cell table:number-columns-repeated="3"/>
          <table:table-cell table:style-name="ce4" office:value-type="string" calcext:value-type="string">
            <text:p>1998/9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88" calcext:value-type="float">
            <text:p>288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458" calcext:value-type="float">
            <text:p>458</text:p>
          </table:table-cell>
          <table:table-cell table:style-name="ce15" office:value-type="float" office:value="547" calcext:value-type="float">
            <text:p>547</text:p>
          </table:table-cell>
          <table:table-cell table:style-name="ce15" office:value-type="float" office:value="707" calcext:value-type="float">
            <text:p>707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1999/00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467" calcext:value-type="float">
            <text:p>467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47" calcext:value-type="float">
            <text:p>647</text:p>
          </table:table-cell>
          <table:table-cell table:style-name="ce17" office:value-type="float" office:value="809" calcext:value-type="float">
            <text:p>809</text:p>
          </table:table-cell>
          <table:table-cell table:number-columns-repeated="3"/>
          <table:table-cell table:style-name="ce11" office:value-type="string" calcext:value-type="string">
            <text:p>1999/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92" calcext:value-type="float">
            <text:p>192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571" calcext:value-type="float">
            <text:p>571</text:p>
          </table:table-cell>
          <table:table-cell table:style-name="ce17" office:value-type="float" office:value="735" calcext:value-type="float">
            <text:p>7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0/01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office:value-type="float" office:value="545" calcext:value-type="float">
            <text:p>545</text:p>
          </table:table-cell>
          <table:table-cell table:style-name="ce15" office:value-type="float" office:value="649" calcext:value-type="float">
            <text:p>649</text:p>
          </table:table-cell>
          <table:table-cell table:style-name="ce15" office:value-type="float" office:value="815" calcext:value-type="float">
            <text:p>815</text:p>
          </table:table-cell>
          <table:table-cell table:number-columns-repeated="3"/>
          <table:table-cell table:style-name="ce4" office:value-type="string" calcext:value-type="string">
            <text:p>2000/01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725" calcext:value-type="float">
            <text:p>725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1/02</text:p>
          </table:table-cell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502" calcext:value-type="float">
            <text:p>502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office:value-type="float" office:value="672" calcext:value-type="float">
            <text:p>672</text:p>
          </table:table-cell>
          <table:table-cell table:style-name="ce17" office:value-type="float" office:value="886" calcext:value-type="float">
            <text:p>886</text:p>
          </table:table-cell>
          <table:table-cell table:number-columns-repeated="3"/>
          <table:table-cell table:style-name="ce11" office:value-type="string" calcext:value-type="string">
            <text:p>2001/0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601" calcext:value-type="float">
            <text:p>601</text:p>
          </table:table-cell>
          <table:table-cell table:style-name="ce17" office:value-type="float" office:value="787" calcext:value-type="float">
            <text:p>78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2/03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444" calcext:value-type="float">
            <text:p>444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84" calcext:value-type="float">
            <text:p>584</text:p>
          </table:table-cell>
          <table:table-cell table:style-name="ce15" office:value-type="float" office:value="679" calcext:value-type="float">
            <text:p>679</text:p>
          </table:table-cell>
          <table:table-cell table:style-name="ce15" office:value-type="float" office:value="851" calcext:value-type="float">
            <text:p>851</text:p>
          </table:table-cell>
          <table:table-cell table:number-columns-repeated="3"/>
          <table:table-cell table:style-name="ce4" office:value-type="string" calcext:value-type="string">
            <text:p>2002/03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519" calcext:value-type="float">
            <text:p>519</text:p>
          </table:table-cell>
          <table:table-cell table:style-name="ce15" office:value-type="float" office:value="609" calcext:value-type="float">
            <text:p>609</text:p>
          </table:table-cell>
          <table:table-cell table:style-name="ce15" office:value-type="float" office:value="768" calcext:value-type="float">
            <text:p>768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3/04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355" calcext:value-type="float">
            <text:p>355</text:p>
          </table:table-cell>
          <table:table-cell table:style-name="ce17" office:value-type="float" office:value="415" calcext:value-type="float">
            <text:p>415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532" calcext:value-type="float">
            <text:p>532</text:p>
          </table:table-cell>
          <table:table-cell table:style-name="ce17" office:value-type="float" office:value="605" calcext:value-type="float">
            <text:p>605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863" calcext:value-type="float">
            <text:p>863</text:p>
          </table:table-cell>
          <table:table-cell table:number-columns-repeated="3"/>
          <table:table-cell table:style-name="ce11" office:value-type="string" calcext:value-type="string">
            <text:p>2003/04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421" calcext:value-type="float">
            <text:p>421</text:p>
          </table:table-cell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office:value-type="float" office:value="797" calcext:value-type="float">
            <text:p>79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4/05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539" calcext:value-type="float">
            <text:p>539</text:p>
          </table:table-cell>
          <table:table-cell table:style-name="ce15" office:value-type="float" office:value="618" calcext:value-type="float">
            <text:p>618</text:p>
          </table:table-cell>
          <table:table-cell table:style-name="ce15" office:value-type="float" office:value="726" calcext:value-type="float">
            <text:p>726</text:p>
          </table:table-cell>
          <table:table-cell table:style-name="ce15" office:value-type="float" office:value="881" calcext:value-type="float">
            <text:p>881</text:p>
          </table:table-cell>
          <table:table-cell table:number-columns-repeated="3"/>
          <table:table-cell table:style-name="ce4" office:value-type="string" calcext:value-type="string">
            <text:p>2004/0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661" calcext:value-type="float">
            <text:p>661</text:p>
          </table:table-cell>
          <table:table-cell table:style-name="ce15" office:value-type="float" office:value="816" calcext:value-type="float">
            <text:p>81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5/06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359" calcext:value-type="float">
            <text:p>359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18" calcext:value-type="float">
            <text:p>618</text:p>
          </table:table-cell>
          <table:table-cell table:style-name="ce17" office:value-type="float" office:value="734" calcext:value-type="float">
            <text:p>734</text:p>
          </table:table-cell>
          <table:table-cell table:style-name="ce17" office:value-type="float" office:value="909" calcext:value-type="float">
            <text:p>909</text:p>
          </table:table-cell>
          <table:table-cell table:number-columns-repeated="3"/>
          <table:table-cell table:style-name="ce11" office:value-type="string" calcext:value-type="string">
            <text:p>2005/06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484" calcext:value-type="float">
            <text:p>484</text:p>
          </table:table-cell>
          <table:table-cell table:style-name="ce17" office:value-type="float" office:value="559" calcext:value-type="float">
            <text:p>559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837" calcext:value-type="float">
            <text:p>83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6/07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477" calcext:value-type="float">
            <text:p>477</text:p>
          </table:table-cell>
          <table:table-cell table:style-name="ce15" office:value-type="float" office:value="549" calcext:value-type="float">
            <text:p>549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743" calcext:value-type="float">
            <text:p>743</text:p>
          </table:table-cell>
          <table:table-cell table:style-name="ce15" office:value-type="float" office:value="926" calcext:value-type="float">
            <text:p>926</text:p>
          </table:table-cell>
          <table:table-cell table:number-columns-repeated="3"/>
          <table:table-cell table:style-name="ce4" office:value-type="string" calcext:value-type="string">
            <text:p>2006/07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423" calcext:value-type="float">
            <text:p>423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572" calcext:value-type="float">
            <text:p>572</text:p>
          </table:table-cell>
          <table:table-cell table:style-name="ce15" office:value-type="float" office:value="677" calcext:value-type="float">
            <text:p>677</text:p>
          </table:table-cell>
          <table:table-cell table:style-name="ce15" office:value-type="float" office:value="856" calcext:value-type="float">
            <text:p>856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7/08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645" calcext:value-type="float">
            <text:p>645</text:p>
          </table:table-cell>
          <table:table-cell table:style-name="ce17" office:value-type="float" office:value="769" calcext:value-type="float">
            <text:p>769</text:p>
          </table:table-cell>
          <table:table-cell table:style-name="ce17" office:value-type="float" office:value="968" calcext:value-type="float">
            <text:p>968</text:p>
          </table:table-cell>
          <table:table-cell table:number-columns-repeated="3"/>
          <table:table-cell table:style-name="ce11" office:value-type="string" calcext:value-type="string">
            <text:p>2007/0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321" calcext:value-type="float">
            <text:p>321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1" calcext:value-type="float">
            <text:p>511</text:p>
          </table:table-cell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894" calcext:value-type="float">
            <text:p>89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08/09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17" calcext:value-type="float">
            <text:p>317</text:p>
          </table:table-cell>
          <table:table-cell table:style-name="ce15" office:value-type="float" office:value="374" calcext:value-type="float">
            <text:p>374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776" calcext:value-type="float">
            <text:p>776</text:p>
          </table:table-cell>
          <table:table-cell table:style-name="ce15" office:value-type="float" office:value="978" calcext:value-type="float">
            <text:p>978</text:p>
          </table:table-cell>
          <table:table-cell table:number-columns-repeated="3"/>
          <table:table-cell table:style-name="ce4" office:value-type="string" calcext:value-type="string">
            <text:p>2008/09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449" calcext:value-type="float">
            <text:p>449</text:p>
          </table:table-cell>
          <table:table-cell table:style-name="ce15" office:value-type="float" office:value="518" calcext:value-type="float">
            <text:p>51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902" calcext:value-type="float">
            <text:p>902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09/10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507" calcext:value-type="float">
            <text:p>507</text:p>
          </table:table-cell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office:value-type="float" office:value="770" calcext:value-type="float">
            <text:p>770</text:p>
          </table:table-cell>
          <table:table-cell table:style-name="ce17" office:value-type="float" office:value="980" calcext:value-type="float">
            <text:p>980</text:p>
          </table:table-cell>
          <table:table-cell table:number-columns-repeated="3"/>
          <table:table-cell table:style-name="ce11" office:value-type="string" calcext:value-type="string">
            <text:p>2009/1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523" calcext:value-type="float">
            <text:p>523</text:p>
          </table:table-cell>
          <table:table-cell table:style-name="ce17" office:value-type="float" office:value="606" calcext:value-type="float">
            <text:p>606</text:p>
          </table:table-cell>
          <table:table-cell table:style-name="ce17" office:value-type="float" office:value="704" calcext:value-type="float">
            <text:p>704</text:p>
          </table:table-cell>
          <table:table-cell table:style-name="ce17" office:value-type="float" office:value="914" calcext:value-type="float">
            <text:p>91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0/11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434" calcext:value-type="float">
            <text:p>434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637" calcext:value-type="float">
            <text:p>637</text:p>
          </table:table-cell>
          <table:table-cell table:style-name="ce15" office:value-type="float" office:value="745" calcext:value-type="float">
            <text:p>745</text:p>
          </table:table-cell>
          <table:table-cell table:style-name="ce15" office:value-type="float" office:value="925" calcext:value-type="float">
            <text:p>925</text:p>
          </table:table-cell>
          <table:table-cell table:number-columns-repeated="3"/>
          <table:table-cell table:style-name="ce4" office:value-type="string" calcext:value-type="string">
            <text:p>2010/11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578" calcext:value-type="float">
            <text:p>578</text:p>
          </table:table-cell>
          <table:table-cell table:style-name="ce15" office:value-type="float" office:value="684" calcext:value-type="float">
            <text:p>684</text:p>
          </table:table-cell>
          <table:table-cell table:style-name="ce15" office:value-type="float" office:value="854" calcext:value-type="float">
            <text:p>854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1/12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326" calcext:value-type="float">
            <text:p>326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635" calcext:value-type="float">
            <text:p>635</text:p>
          </table:table-cell>
          <table:table-cell table:style-name="ce17" office:value-type="float" office:value="735" calcext:value-type="float">
            <text:p>735</text:p>
          </table:table-cell>
          <table:table-cell table:style-name="ce17" office:value-type="float" office:value="901" calcext:value-type="float">
            <text:p>901</text:p>
          </table:table-cell>
          <table:table-cell table:number-columns-repeated="3"/>
          <table:table-cell table:style-name="ce11" office:value-type="string" calcext:value-type="string">
            <text:p>2011/12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671" calcext:value-type="float">
            <text:p>671</text:p>
          </table:table-cell>
          <table:table-cell table:style-name="ce17" office:value-type="float" office:value="839" calcext:value-type="float">
            <text:p>83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2/13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544" calcext:value-type="float">
            <text:p>544</text:p>
          </table:table-cell>
          <table:table-cell table:style-name="ce15" office:value-type="float" office:value="626" calcext:value-type="float">
            <text:p>626</text:p>
          </table:table-cell>
          <table:table-cell table:style-name="ce15" office:value-type="float" office:value="741" calcext:value-type="float">
            <text:p>741</text:p>
          </table:table-cell>
          <table:table-cell table:style-name="ce15" office:value-type="float" office:value="933" calcext:value-type="float">
            <text:p>933</text:p>
          </table:table-cell>
          <table:table-cell table:number-columns-repeated="3"/>
          <table:table-cell table:style-name="ce4" office:value-type="string" calcext:value-type="string">
            <text:p>2012/13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367" calcext:value-type="float">
            <text:p>367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69" calcext:value-type="float">
            <text:p>569</text:p>
          </table:table-cell>
          <table:table-cell table:style-name="ce15" office:value-type="float" office:value="674" calcext:value-type="float">
            <text:p>674</text:p>
          </table:table-cell>
          <table:table-cell table:style-name="ce15" office:value-type="float" office:value="867" calcext:value-type="float">
            <text:p>867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3/14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28" calcext:value-type="float">
            <text:p>428</text:p>
          </table:table-cell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561" calcext:value-type="float">
            <text:p>561</text:p>
          </table:table-cell>
          <table:table-cell table:style-name="ce17" office:value-type="float" office:value="643" calcext:value-type="float">
            <text:p>643</text:p>
          </table:table-cell>
          <table:table-cell table:style-name="ce17" office:value-type="float" office:value="748" calcext:value-type="float">
            <text:p>748</text:p>
          </table:table-cell>
          <table:table-cell table:style-name="ce17" office:value-type="float" office:value="914" calcext:value-type="float">
            <text:p>914</text:p>
          </table:table-cell>
          <table:table-cell table:number-columns-repeated="3"/>
          <table:table-cell table:style-name="ce11" office:value-type="string" calcext:value-type="string">
            <text:p>2013/14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04" calcext:value-type="float">
            <text:p>504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853" calcext:value-type="float">
            <text:p>85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4/15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508" calcext:value-type="float">
            <text:p>508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659" calcext:value-type="float">
            <text:p>659</text:p>
          </table:table-cell>
          <table:table-cell table:style-name="ce15" office:value-type="float" office:value="766" calcext:value-type="float">
            <text:p>766</text:p>
          </table:table-cell>
          <table:table-cell table:style-name="ce15" office:value-type="float" office:value="968" calcext:value-type="float">
            <text:p>968</text:p>
          </table:table-cell>
          <table:table-cell table:number-columns-repeated="3"/>
          <table:table-cell table:style-name="ce4" office:value-type="string" calcext:value-type="string">
            <text:p>2014/15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527" calcext:value-type="float">
            <text:p>527</text:p>
          </table:table-cell>
          <table:table-cell table:style-name="ce15" office:value-type="float" office:value="607" calcext:value-type="float">
            <text:p>607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901" calcext:value-type="float">
            <text:p>901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5/16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36" calcext:value-type="float">
            <text:p>436</text:p>
          </table:table-cell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578" calcext:value-type="float">
            <text:p>578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967" calcext:value-type="float">
            <text:p>967</text:p>
          </table:table-cell>
          <table:table-cell table:number-columns-repeated="3"/>
          <table:table-cell table:style-name="ce11" office:value-type="string" calcext:value-type="string">
            <text:p>2015/16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522" calcext:value-type="float">
            <text:p>522</text:p>
          </table:table-cell>
          <table:table-cell table:style-name="ce17" office:value-type="float" office:value="613" calcext:value-type="float">
            <text:p>613</text:p>
          </table:table-cell>
          <table:table-cell table:style-name="ce17" office:value-type="float" office:value="737" calcext:value-type="float">
            <text:p>737</text:p>
          </table:table-cell>
          <table:table-cell table:style-name="ce17" office:value-type="float" office:value="909" calcext:value-type="float">
            <text:p>90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16/17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459" calcext:value-type="float">
            <text:p>459</text:p>
          </table:table-cell>
          <table:table-cell table:style-name="ce15" office:value-type="float" office:value="525" calcext:value-type="float">
            <text:p>525</text:p>
          </table:table-cell>
          <table:table-cell table:style-name="ce15" office:value-type="float" office:value="604" calcext:value-type="float">
            <text:p>604</text:p>
          </table:table-cell>
          <table:table-cell table:style-name="ce15" office:value-type="float" office:value="681" calcext:value-type="float">
            <text:p>681</text:p>
          </table:table-cell>
          <table:table-cell table:style-name="ce15" office:value-type="float" office:value="797" calcext:value-type="float">
            <text:p>797</text:p>
          </table:table-cell>
          <table:table-cell table:style-name="ce15" office:value-type="float" office:value="977" calcext:value-type="float">
            <text:p>977</text:p>
          </table:table-cell>
          <table:table-cell table:number-columns-repeated="3"/>
          <table:table-cell table:style-name="ce4" office:value-type="string" calcext:value-type="string">
            <text:p>2016/17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71" calcext:value-type="float">
            <text:p>471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622" calcext:value-type="float">
            <text:p>622</text:p>
          </table:table-cell>
          <table:table-cell table:style-name="ce15" office:value-type="float" office:value="741" calcext:value-type="float">
            <text:p>741</text:p>
          </table:table-cell>
          <table:table-cell table:style-name="ce15" office:value-type="float" office:value="929" calcext:value-type="float">
            <text:p>929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2017/18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office:value-type="float" office:value="512" calcext:value-type="float">
            <text:p>512</text:p>
          </table:table-cell>
          <table:table-cell table:style-name="ce17" office:value-type="float" office:value="579" calcext:value-type="float">
            <text:p>579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774" calcext:value-type="float">
            <text:p>774</text:p>
          </table:table-cell>
          <table:table-cell table:style-name="ce17" office:value-type="float" office:value="979" calcext:value-type="float">
            <text:p>979</text:p>
          </table:table-cell>
          <table:table-cell table:number-columns-repeated="3"/>
          <table:table-cell table:style-name="ce24" office:value-type="string" calcext:value-type="string">
            <text:p>2017/18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271" calcext:value-type="float">
            <text:p>271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457" calcext:value-type="float">
            <text:p>457</text:p>
          </table:table-cell>
          <table:table-cell table:style-name="ce17" office:value-type="float" office:value="526" calcext:value-type="float">
            <text:p>526</text:p>
          </table:table-cell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709" calcext:value-type="float">
            <text:p>709</text:p>
          </table:table-cell>
          <table:table-cell table:style-name="ce17" office:value-type="float" office:value="929" calcext:value-type="float">
            <text:p>929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2018/19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395" calcext:value-type="float">
            <text:p>395</text:p>
          </table:table-cell>
          <table:table-cell table:style-name="ce15" office:value-type="float" office:value="452" calcext:value-type="float">
            <text:p>452</text:p>
          </table:table-cell>
          <table:table-cell table:style-name="ce15" office:value-type="float" office:value="514" calcext:value-type="float">
            <text:p>514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office:value-type="float" office:value="657" calcext:value-type="float">
            <text:p>657</text:p>
          </table:table-cell>
          <table:table-cell table:style-name="ce15" office:value-type="float" office:value="759" calcext:value-type="float">
            <text:p>759</text:p>
          </table:table-cell>
          <table:table-cell table:style-name="ce15" office:value-type="float" office:value="946" calcext:value-type="float">
            <text:p>946</text:p>
          </table:table-cell>
          <table:table-cell table:number-columns-repeated="3"/>
          <table:table-cell table:style-name="ce8" office:value-type="string" calcext:value-type="string">
            <text:p>2018/19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463" calcext:value-type="float">
            <text:p>463</text:p>
          </table:table-cell>
          <table:table-cell table:style-name="ce15" office:value-type="float" office:value="528" calcext:value-type="float">
            <text:p>528</text:p>
          </table:table-cell>
          <table:table-cell table:style-name="ce15" office:value-type="float" office:value="610" calcext:value-type="float">
            <text:p>610</text:p>
          </table:table-cell>
          <table:table-cell table:style-name="ce15" office:value-type="float" office:value="706" calcext:value-type="float">
            <text:p>706</text:p>
          </table:table-cell>
          <table:table-cell table:style-name="ce15" office:value-type="float" office:value="877" calcext:value-type="float">
            <text:p>877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Source: HBAI dataset, DWP</text:p>
          </table:table-cell>
          <table:table-cell table:number-columns-repeated="12"/>
          <table:table-cell table:style-name="ce23" office:value-type="string" calcext:value-type="string">
            <text:p>Source: HBAI dataset, DWP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table:number-columns-repeated="9"/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Table_A7" table:base-cell-address="$'Income decile points'.$A$1" table:cell-range-address="$'Income decile points'.$A$1"/>
        </table:named-expressions>
      </table:table>
      <table:table table:name="Income deciles" table:style-name="ta1">
        <table:shapes>
          <draw:frame draw:z-index="0" draw:style-name="gr1" draw:text-style-name="P1" svg:width="15.65in" svg:height="5.8311in" svg:x="6.1949in" svg:y="0.5543in">
            <draw:object draw:notify-on-update-of-ranges="'Income deciles'.F2:'Income deciles'.G2 'Income deciles'.A3:'Income deciles'.A3 'Income deciles'.F3:'Income deciles'.G3 'Income deciles'.A4:'Income deciles'.A4 'Income deciles'.F4:'Income deciles'.G4 'Income deciles'.A5:'Income deciles'.A5 'Income deciles'.F5:'Income deciles'.G5 'Income deciles'.A6:'Income deciles'.A6 'Income deciles'.F6:'Income deciles'.G6 'Income deciles'.A7:'Income deciles'.A7 'Income deciles'.F7:'Income deciles'.G7 'Income deciles'.A8:'Income deciles'.A8 'Income deciles'.F8:'Income deciles'.G8 'Income deciles'.A9:'Income deciles'.A9 'Income deciles'.F9:'Income deciles'.G9 'Income deciles'.A10:'Income deciles'.A10 'Income deciles'.F10:'Income deciles'.G10 'Income deciles'.A11:'Income deciles'.A11 'Income deciles'.F11:'Income deciles'.G11 'Income deciles'.A12:'Income deciles'.A12 'Income deciles'.F12:'Income deciles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65in" svg:height="5.8311in" svg:x="0.611in" svg:y="6.676in">
            <draw:object draw:notify-on-update-of-ranges="'Income deciles'.F2:'Income deciles'.G2 'Income deciles'.A3:'Income deciles'.A3 'Income deciles'.F3:'Income deciles'.G3 'Income deciles'.A4:'Income deciles'.A4 'Income deciles'.F4:'Income deciles'.G4 'Income deciles'.A5:'Income deciles'.A5 'Income deciles'.F5:'Income deciles'.G5 'Income deciles'.A6:'Income deciles'.A6 'Income deciles'.F6:'Income deciles'.G6 'Income deciles'.A7:'Income deciles'.A7 'Income deciles'.F7:'Income deciles'.G7 'Income deciles'.A8:'Income deciles'.A8 'Income deciles'.F8:'Income deciles'.G8 'Income deciles'.A9:'Income deciles'.A9 'Income deciles'.F9:'Income deciles'.G9 'Income deciles'.A10:'Income deciles'.A10 'Income deciles'.F10:'Income deciles'.G10 'Income deciles'.A11:'Income deciles'.A11 'Income deciles'.F11:'Income deciles'.G11 'Income deciles'.A12:'Income deciles'.A12 'Income deciles'.F12:'Income deciles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number-columns-repeated="4" table:default-cell-style-name="ce27"/>
        <table:table-row table:style-name="ro2">
          <table:table-cell/>
          <table:table-cell table:style-name="ce26" office:value-type="string" calcext:value-type="string" table:number-columns-spanned="2" table:number-rows-spanned="1">
            <text:p>Weekly upper</text:p>
          </table:table-cell>
          <table:covered-table-cell/>
          <table:table-cell table:style-name="ce26" office:value-type="string" calcext:value-type="string" table:number-columns-spanned="2" table:number-rows-spanned="1">
            <text:p>Annual upper</text:p>
          </table:table-cell>
          <table:covered-table-cell table:style-name="Default"/>
          <table:table-cell table:style-name="ce26" office:value-type="string" calcext:value-type="string" table:number-columns-spanned="2" table:number-rows-spanned="1">
            <text:p>For chart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Decile</text:p>
          </table:table-cell>
          <table:table-cell office:value-type="string" calcext:value-type="string">
            <text:p>Before</text:p>
            <text:p>housing</text:p>
            <text:p>costs</text:p>
          </table:table-cell>
          <table:table-cell office:value-type="string" calcext:value-type="string">
            <text:p>After</text:p>
            <text:p>housing</text:p>
            <text:p>costs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  <table:table-cell table:style-name="Default" office:value-type="string" calcext:value-type="string">
            <text:p>Before</text:p>
            <text:p>housing</text:p>
            <text:p>costs</text:p>
          </table:table-cell>
          <table:table-cell table:style-name="Default" office:value-type="string" calcext:value-type="string">
            <text:p>After</text:p>
            <text:p>housing</text:p>
            <text:p>cos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matrix-columns-spanned="1" table:number-matrix-rows-spanned="9" table:formula="of:=TRANSPOSE([$'Income decile points'.B54:$'Income decile points'.J54])" office:value-type="float" office:value="260" calcext:value-type="float">
            <text:p>260</text:p>
          </table:table-cell>
          <table:table-cell table:number-matrix-columns-spanned="1" table:number-matrix-rows-spanned="9" table:formula="of:=TRANSPOSE([$'Income decile points'.O54:$'Income decile points'.W54])" office:value-type="float" office:value="202" calcext:value-type="float">
            <text:p>202</text:p>
          </table:table-cell>
          <table:table-cell table:formula="of:=52*[.B3]" office:value-type="float" office:value="13520" calcext:value-type="float">
            <text:p>13,520</text:p>
          </table:table-cell>
          <table:table-cell table:formula="of:=52*[.C3]" office:value-type="float" office:value="10504" calcext:value-type="float">
            <text:p>10,504</text:p>
          </table:table-cell>
          <table:table-cell table:formula="of:=[.D3]" office:value-type="float" office:value="13520" calcext:value-type="float">
            <text:p>13,520</text:p>
          </table:table-cell>
          <table:table-cell table:formula="of:=[.E3]" office:value-type="float" office:value="10504" calcext:value-type="float">
            <text:p>10,5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277" calcext:value-type="float">
            <text:p>277</text:p>
          </table:table-cell>
          <table:table-cell table:formula="of:=52*[.B4]" office:value-type="float" office:value="17576" calcext:value-type="float">
            <text:p>17,576</text:p>
          </table:table-cell>
          <table:table-cell table:formula="of:=52*[.C4]" office:value-type="float" office:value="14404" calcext:value-type="float">
            <text:p>14,404</text:p>
          </table:table-cell>
          <table:table-cell table:formula="of:=[.D4]-[.D3]" office:value-type="float" office:value="4056" calcext:value-type="float">
            <text:p>4,056</text:p>
          </table:table-cell>
          <table:table-cell table:formula="of:=[.E4]-[.E3]" office:value-type="float" office:value="3900" calcext:value-type="float">
            <text:p>3,9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336" calcext:value-type="float">
            <text:p>336</text:p>
          </table:table-cell>
          <table:table-cell table:formula="of:=52*[.B5]" office:value-type="float" office:value="20540" calcext:value-type="float">
            <text:p>20,540</text:p>
          </table:table-cell>
          <table:table-cell table:formula="of:=52*[.C5]" office:value-type="float" office:value="17472" calcext:value-type="float">
            <text:p>17,472</text:p>
          </table:table-cell>
          <table:table-cell table:formula="of:=[.D5]-[.D4]" office:value-type="float" office:value="2964" calcext:value-type="float">
            <text:p>2,964</text:p>
          </table:table-cell>
          <table:table-cell table:formula="of:=[.E5]-[.E4]" office:value-type="float" office:value="3068" calcext:value-type="float">
            <text:p>3,0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399" calcext:value-type="float">
            <text:p>399</text:p>
          </table:table-cell>
          <table:table-cell table:formula="of:=52*[.B6]" office:value-type="float" office:value="23504" calcext:value-type="float">
            <text:p>23,504</text:p>
          </table:table-cell>
          <table:table-cell table:formula="of:=52*[.C6]" office:value-type="float" office:value="20748" calcext:value-type="float">
            <text:p>20,748</text:p>
          </table:table-cell>
          <table:table-cell table:formula="of:=[.D6]-[.D5]" office:value-type="float" office:value="2964" calcext:value-type="float">
            <text:p>2,964</text:p>
          </table:table-cell>
          <table:table-cell table:formula="of:=[.E6]-[.E5]" office:value-type="float" office:value="3276" calcext:value-type="float">
            <text:p>3,2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463" calcext:value-type="float">
            <text:p>463</text:p>
          </table:table-cell>
          <table:table-cell table:formula="of:=52*[.B7]" office:value-type="float" office:value="26728" calcext:value-type="float">
            <text:p>26,728</text:p>
          </table:table-cell>
          <table:table-cell table:formula="of:=52*[.C7]" office:value-type="float" office:value="24076" calcext:value-type="float">
            <text:p>24,076</text:p>
          </table:table-cell>
          <table:table-cell table:formula="of:=[.D7]-[.D6]" office:value-type="float" office:value="3224" calcext:value-type="float">
            <text:p>3,224</text:p>
          </table:table-cell>
          <table:table-cell table:formula="of:=[.E7]-[.E6]" office:value-type="float" office:value="3328" calcext:value-type="float">
            <text:p>3,3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table:formula="of:=52*[.B8]" office:value-type="float" office:value="29900" calcext:value-type="float">
            <text:p>29,900</text:p>
          </table:table-cell>
          <table:table-cell table:formula="of:=52*[.C8]" office:value-type="float" office:value="27456" calcext:value-type="float">
            <text:p>27,456</text:p>
          </table:table-cell>
          <table:table-cell table:formula="of:=[.D8]-[.D7]" office:value-type="float" office:value="3172" calcext:value-type="float">
            <text:p>3,172</text:p>
          </table:table-cell>
          <table:table-cell table:formula="of:=[.E8]-[.E7]" office:value-type="float" office:value="3380" calcext:value-type="float">
            <text:p>3,38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formula="of:=52*[.B9]" office:value-type="float" office:value="34164" calcext:value-type="float">
            <text:p>34,164</text:p>
          </table:table-cell>
          <table:table-cell table:formula="of:=52*[.C9]" office:value-type="float" office:value="31720" calcext:value-type="float">
            <text:p>31,720</text:p>
          </table:table-cell>
          <table:table-cell table:formula="of:=[.D9]-[.D8]" office:value-type="float" office:value="4264" calcext:value-type="float">
            <text:p>4,264</text:p>
          </table:table-cell>
          <table:table-cell table:formula="of:=[.E9]-[.E8]" office:value-type="float" office:value="4264" calcext:value-type="float">
            <text:p>4,26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706" calcext:value-type="float">
            <text:p>706</text:p>
          </table:table-cell>
          <table:table-cell table:formula="of:=52*[.B10]" office:value-type="float" office:value="39468" calcext:value-type="float">
            <text:p>39,468</text:p>
          </table:table-cell>
          <table:table-cell table:formula="of:=52*[.C10]" office:value-type="float" office:value="36712" calcext:value-type="float">
            <text:p>36,712</text:p>
          </table:table-cell>
          <table:table-cell table:formula="of:=[.D10]-[.D9]" office:value-type="float" office:value="5304" calcext:value-type="float">
            <text:p>5,304</text:p>
          </table:table-cell>
          <table:table-cell table:formula="of:=[.E10]-[.E9]" office:value-type="float" office:value="4992" calcext:value-type="float">
            <text:p>4,9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46" calcext:value-type="float">
            <text:p>946</text:p>
          </table:table-cell>
          <table:table-cell office:value-type="float" office:value="877" calcext:value-type="float">
            <text:p>877</text:p>
          </table:table-cell>
          <table:table-cell table:formula="of:=52*[.B11]" office:value-type="float" office:value="49192" calcext:value-type="float">
            <text:p>49,192</text:p>
          </table:table-cell>
          <table:table-cell table:formula="of:=52*[.C11]" office:value-type="float" office:value="45604" calcext:value-type="float">
            <text:p>45,604</text:p>
          </table:table-cell>
          <table:table-cell table:formula="of:=[.D11]-[.D10]" office:value-type="float" office:value="9724" calcext:value-type="float">
            <text:p>9,724</text:p>
          </table:table-cell>
          <table:table-cell table:formula="of:=[.E11]-[.E10]" office:value-type="float" office:value="8892" calcext:value-type="float">
            <text:p>8,8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50000" calcext:value-type="float">
            <text:p>50,000</text:p>
          </table:table-cell>
          <table:table-cell table:formula="of:=[.D12]-[.D11]" office:value-type="float" office:value="808" calcext:value-type="float">
            <text:p>808</text:p>
          </table:table-cell>
          <table:table-cell table:formula="of:=[.E12]-[.E11]" office:value-type="float" office:value="4396" calcext:value-type="float">
            <text:p>4,396</text:p>
          </table:table-cell>
        </table:table-row>
      </table:table>
      <table:table table:name="Palma + Gini" table:style-name="ta1">
        <table:table-column table:style-name="co8" table:default-cell-style-name="ce13"/>
        <table:table-column table:style-name="co9" table:default-cell-style-name="ce4"/>
        <table:table-column table:style-name="co6" table:default-cell-style-name="ce4"/>
        <table:table-column table:style-name="co10" table:default-cell-style-name="ce13"/>
        <table:table-column table:style-name="co9" table:default-cell-style-name="ce49"/>
        <table:table-column table:style-name="co11" table:number-columns-repeated="9" table:default-cell-style-name="ce49"/>
        <table:table-column table:style-name="co3" table:number-columns-repeated="2" table:default-cell-style-name="ce13"/>
        <table:table-column table:style-name="co3" table:default-cell-style-name="ce57"/>
        <table:table-column table:style-name="co3" table:number-columns-repeated="47" table:default-cell-style-name="ce13"/>
        <table:table-column table:style-name="co3" table:number-columns-repeated="960" table:default-cell-style-name="Default"/>
        <table:table-row table:style-name="ro5">
          <table:table-cell table:style-name="ce28" office:value-type="string" calcext:value-type="string" table:number-columns-spanned="3" table:number-rows-spanned="1">
            <text:p>Income inequality measures before housing costs, Scotland</text:p>
          </table:table-cell>
          <table:covered-table-cell table:number-columns-repeated="2" table:style-name="ce37"/>
          <table:table-cell/>
          <table:table-cell table:style-name="ce48" office:value-type="string" calcext:value-type="string" table:number-columns-spanned="10" table:number-rows-spanned="1">
            <text:p>Annual income shares (before housing costs) by income decile in 2018/19 prices (£ millions), Scotland</text:p>
          </table:table-cell>
          <table:covered-table-cell table:number-columns-repeated="8" table:style-name="ce37"/>
          <table:covered-table-cell table:style-name="ce55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9"/>
        </table:table-row>
        <table:table-row table:style-name="ro2">
          <table:table-cell table:style-name="ce22"/>
          <table:table-cell table:number-columns-repeated="1023"/>
        </table:table-row>
        <table:table-row table:style-name="ro6">
          <table:table-cell table:style-name="ce29" office:value-type="string" calcext:value-type="string">
            <text:p>Three-year averages</text:p>
          </table:table-cell>
          <table:table-cell table:style-name="ce38" office:value-type="string" calcext:value-type="string">
            <text:p>Palma ratio</text:p>
          </table:table-cell>
          <table:table-cell table:style-name="ce38" office:value-type="string" calcext:value-type="string">
            <text:p>Gini coefficient</text:p>
          </table:table-cell>
          <table:table-cell table:style-name="ce46"/>
          <table:table-cell table:style-name="ce50" office:value-type="string" calcext:value-type="string">
            <text:p>1st</text:p>
          </table:table-cell>
          <table:table-cell table:style-name="ce50" office:value-type="string" calcext:value-type="string">
            <text:p>2nd</text:p>
          </table:table-cell>
          <table:table-cell table:style-name="ce50" office:value-type="string" calcext:value-type="string">
            <text:p>3rd</text:p>
          </table:table-cell>
          <table:table-cell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 office:value-type="string" calcext:value-type="string">
            <text:p>6th</text:p>
          </table:table-cell>
          <table:table-cell table:style-name="ce50" office:value-type="string" calcext:value-type="string">
            <text:p>7th</text:p>
          </table:table-cell>
          <table:table-cell table:style-name="ce50" office:value-type="string" calcext:value-type="string">
            <text:p>8th</text:p>
          </table:table-cell>
          <table:table-cell table:style-name="ce50" office:value-type="string" calcext:value-type="string">
            <text:p>9th</text:p>
          </table:table-cell>
          <table:table-cell table:style-name="ce50" office:value-type="string" calcext:value-type="string">
            <text:p>10th</text:p>
          </table:table-cell>
          <table:table-cell table:style-name="ce46" table:number-columns-repeated="2"/>
          <table:table-cell table:style-name="ce58"/>
          <table:table-cell table:style-name="ce46" table:number-columns-repeated="47"/>
          <table:table-cell table:number-columns-repeated="960"/>
        </table:table-row>
        <table:table-row table:style-name="ro2">
          <table:table-cell table:style-name="ce4" office:value-type="string" calcext:value-type="string">
            <text:p>1994-97</text:p>
          </table:table-cell>
          <table:table-cell table:style-name="ce39" office:value-type="percentage" office:value="1.12" calcext:value-type="percentage">
            <text:p>112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3579" calcext:value-type="float">
            <text:p><text:s/>3,579 </text:p>
          </table:table-cell>
          <table:table-cell table:style-name="ce51" office:value-type="float" office:value="5288" calcext:value-type="float">
            <text:p><text:s/>5,288 </text:p>
          </table:table-cell>
          <table:table-cell table:style-name="ce51" office:value-type="float" office:value="6267" calcext:value-type="float">
            <text:p><text:s/>6,267 </text:p>
          </table:table-cell>
          <table:table-cell table:style-name="ce51" office:value-type="float" office:value="7439" calcext:value-type="float">
            <text:p><text:s/>7,439 </text:p>
          </table:table-cell>
          <table:table-cell table:style-name="ce51" office:value-type="float" office:value="8813" calcext:value-type="float">
            <text:p><text:s/>8,813 </text:p>
          </table:table-cell>
          <table:table-cell table:style-name="ce51" office:value-type="float" office:value="10247" calcext:value-type="float">
            <text:p><text:s/>10,247 </text:p>
          </table:table-cell>
          <table:table-cell table:style-name="ce51" office:value-type="float" office:value="11805" calcext:value-type="float">
            <text:p><text:s/>11,805 </text:p>
          </table:table-cell>
          <table:table-cell table:style-name="ce51" office:value-type="float" office:value="13619" calcext:value-type="float">
            <text:p><text:s/>13,619 </text:p>
          </table:table-cell>
          <table:table-cell table:style-name="ce51" office:value-type="float" office:value="16499" calcext:value-type="float">
            <text:p><text:s/>16,499 </text:p>
          </table:table-cell>
          <table:table-cell table:style-name="ce51" office:value-type="float" office:value="25242" calcext:value-type="float">
            <text:p><text:s/>25,24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5-98</text:p>
          </table:table-cell>
          <table:table-cell table:style-name="ce40" office:value-type="percentage" office:value="1.14" calcext:value-type="percentage">
            <text:p>114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3696" calcext:value-type="float">
            <text:p><text:s/>3,696 </text:p>
          </table:table-cell>
          <table:table-cell table:style-name="ce52" office:value-type="float" office:value="5415" calcext:value-type="float">
            <text:p><text:s/>5,415 </text:p>
          </table:table-cell>
          <table:table-cell table:style-name="ce52" office:value-type="float" office:value="6436" calcext:value-type="float">
            <text:p><text:s/>6,436 </text:p>
          </table:table-cell>
          <table:table-cell table:style-name="ce52" office:value-type="float" office:value="7603" calcext:value-type="float">
            <text:p><text:s/>7,603 </text:p>
          </table:table-cell>
          <table:table-cell table:style-name="ce52" office:value-type="float" office:value="9019" calcext:value-type="float">
            <text:p><text:s/>9,019 </text:p>
          </table:table-cell>
          <table:table-cell table:style-name="ce52" office:value-type="float" office:value="10431" calcext:value-type="float">
            <text:p><text:s/>10,431 </text:p>
          </table:table-cell>
          <table:table-cell table:style-name="ce52" office:value-type="float" office:value="12015" calcext:value-type="float">
            <text:p><text:s/>12,015 </text:p>
          </table:table-cell>
          <table:table-cell table:style-name="ce52" office:value-type="float" office:value="13998" calcext:value-type="float">
            <text:p><text:s/>13,998 </text:p>
          </table:table-cell>
          <table:table-cell table:style-name="ce52" office:value-type="float" office:value="16812" calcext:value-type="float">
            <text:p><text:s/>16,812 </text:p>
          </table:table-cell>
          <table:table-cell table:style-name="ce52" office:value-type="float" office:value="26434" calcext:value-type="float">
            <text:p><text:s/>26,43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1996-99</text:p>
          </table:table-cell>
          <table:table-cell table:style-name="ce39" office:value-type="percentage" office:value="1.15" calcext:value-type="percentage">
            <text:p>115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3768" calcext:value-type="float">
            <text:p><text:s/>3,768 </text:p>
          </table:table-cell>
          <table:table-cell table:style-name="ce51" office:value-type="float" office:value="5538" calcext:value-type="float">
            <text:p><text:s/>5,538 </text:p>
          </table:table-cell>
          <table:table-cell table:style-name="ce51" office:value-type="float" office:value="6592" calcext:value-type="float">
            <text:p><text:s/>6,592 </text:p>
          </table:table-cell>
          <table:table-cell table:style-name="ce51" office:value-type="float" office:value="7892" calcext:value-type="float">
            <text:p><text:s/>7,892 </text:p>
          </table:table-cell>
          <table:table-cell table:style-name="ce51" office:value-type="float" office:value="9271" calcext:value-type="float">
            <text:p><text:s/>9,271 </text:p>
          </table:table-cell>
          <table:table-cell table:style-name="ce51" office:value-type="float" office:value="10737" calcext:value-type="float">
            <text:p><text:s/>10,737 </text:p>
          </table:table-cell>
          <table:table-cell table:style-name="ce51" office:value-type="float" office:value="12359" calcext:value-type="float">
            <text:p><text:s/>12,359 </text:p>
          </table:table-cell>
          <table:table-cell table:style-name="ce51" office:value-type="float" office:value="14468" calcext:value-type="float">
            <text:p><text:s/>14,468 </text:p>
          </table:table-cell>
          <table:table-cell table:style-name="ce51" office:value-type="float" office:value="17432" calcext:value-type="float">
            <text:p><text:s/>17,432 </text:p>
          </table:table-cell>
          <table:table-cell table:style-name="ce51" office:value-type="float" office:value="27455" calcext:value-type="float">
            <text:p><text:s/>27,45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7-00</text:p>
          </table:table-cell>
          <table:table-cell table:style-name="ce40" office:value-type="percentage" office:value="1.21" calcext:value-type="percentage">
            <text:p>121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3835" calcext:value-type="float">
            <text:p><text:s/>3,835 </text:p>
          </table:table-cell>
          <table:table-cell table:style-name="ce52" office:value-type="float" office:value="5674" calcext:value-type="float">
            <text:p><text:s/>5,674 </text:p>
          </table:table-cell>
          <table:table-cell table:style-name="ce52" office:value-type="float" office:value="6801" calcext:value-type="float">
            <text:p><text:s/>6,801 </text:p>
          </table:table-cell>
          <table:table-cell table:style-name="ce52" office:value-type="float" office:value="8122" calcext:value-type="float">
            <text:p><text:s/>8,122 </text:p>
          </table:table-cell>
          <table:table-cell table:style-name="ce52" office:value-type="float" office:value="9526" calcext:value-type="float">
            <text:p><text:s/>9,526 </text:p>
          </table:table-cell>
          <table:table-cell table:style-name="ce52" office:value-type="float" office:value="11036" calcext:value-type="float">
            <text:p><text:s/>11,036 </text:p>
          </table:table-cell>
          <table:table-cell table:style-name="ce52" office:value-type="float" office:value="12660" calcext:value-type="float">
            <text:p><text:s/>12,660 </text:p>
          </table:table-cell>
          <table:table-cell table:style-name="ce52" office:value-type="float" office:value="14971" calcext:value-type="float">
            <text:p><text:s/>14,971 </text:p>
          </table:table-cell>
          <table:table-cell table:style-name="ce52" office:value-type="float" office:value="18002" calcext:value-type="float">
            <text:p><text:s/>18,002 </text:p>
          </table:table-cell>
          <table:table-cell table:style-name="ce52" office:value-type="float" office:value="29630" calcext:value-type="float">
            <text:p><text:s/>29,63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1998-01</text:p>
          </table:table-cell>
          <table:table-cell table:style-name="ce39" office:value-type="percentage" office:value="1.26" calcext:value-type="percentage">
            <text:p>126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3853" calcext:value-type="float">
            <text:p><text:s/>3,853 </text:p>
          </table:table-cell>
          <table:table-cell table:style-name="ce51" office:value-type="float" office:value="5845" calcext:value-type="float">
            <text:p><text:s/>5,845 </text:p>
          </table:table-cell>
          <table:table-cell table:style-name="ce51" office:value-type="float" office:value="6976" calcext:value-type="float">
            <text:p><text:s/>6,976 </text:p>
          </table:table-cell>
          <table:table-cell table:style-name="ce51" office:value-type="float" office:value="8386" calcext:value-type="float">
            <text:p><text:s/>8,386 </text:p>
          </table:table-cell>
          <table:table-cell table:style-name="ce51" office:value-type="float" office:value="9700" calcext:value-type="float">
            <text:p><text:s/>9,700 </text:p>
          </table:table-cell>
          <table:table-cell table:style-name="ce51" office:value-type="float" office:value="11232" calcext:value-type="float">
            <text:p><text:s/>11,232 </text:p>
          </table:table-cell>
          <table:table-cell table:style-name="ce51" office:value-type="float" office:value="12876" calcext:value-type="float">
            <text:p><text:s/>12,876 </text:p>
          </table:table-cell>
          <table:table-cell table:style-name="ce51" office:value-type="float" office:value="15280" calcext:value-type="float">
            <text:p><text:s/>15,280 </text:p>
          </table:table-cell>
          <table:table-cell table:style-name="ce51" office:value-type="float" office:value="18469" calcext:value-type="float">
            <text:p><text:s/>18,469 </text:p>
          </table:table-cell>
          <table:table-cell table:style-name="ce51" office:value-type="float" office:value="31671" calcext:value-type="float">
            <text:p><text:s/>31,67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1999-02</text:p>
          </table:table-cell>
          <table:table-cell table:style-name="ce40" office:value-type="percentage" office:value="1.26" calcext:value-type="percentage">
            <text:p>126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006" calcext:value-type="float">
            <text:p><text:s/>4,006 </text:p>
          </table:table-cell>
          <table:table-cell table:style-name="ce52" office:value-type="float" office:value="6150" calcext:value-type="float">
            <text:p><text:s/>6,150 </text:p>
          </table:table-cell>
          <table:table-cell table:style-name="ce52" office:value-type="float" office:value="7274" calcext:value-type="float">
            <text:p><text:s/>7,274 </text:p>
          </table:table-cell>
          <table:table-cell table:style-name="ce52" office:value-type="float" office:value="8677" calcext:value-type="float">
            <text:p><text:s/>8,677 </text:p>
          </table:table-cell>
          <table:table-cell table:style-name="ce52" office:value-type="float" office:value="10062" calcext:value-type="float">
            <text:p><text:s/>10,062 </text:p>
          </table:table-cell>
          <table:table-cell table:style-name="ce52" office:value-type="float" office:value="11619" calcext:value-type="float">
            <text:p><text:s/>11,619 </text:p>
          </table:table-cell>
          <table:table-cell table:style-name="ce52" office:value-type="float" office:value="13314" calcext:value-type="float">
            <text:p><text:s/>13,314 </text:p>
          </table:table-cell>
          <table:table-cell table:style-name="ce52" office:value-type="float" office:value="15703" calcext:value-type="float">
            <text:p><text:s/>15,703 </text:p>
          </table:table-cell>
          <table:table-cell table:style-name="ce52" office:value-type="float" office:value="18995" calcext:value-type="float">
            <text:p><text:s/>18,995 </text:p>
          </table:table-cell>
          <table:table-cell table:style-name="ce52" office:value-type="float" office:value="32792" calcext:value-type="float">
            <text:p><text:s/>32,79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0-03</text:p>
          </table:table-cell>
          <table:table-cell table:style-name="ce39" office:value-type="percentage" office:value="1.22" calcext:value-type="percentage">
            <text:p>122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1" office:value-type="float" office:value="4068" calcext:value-type="float">
            <text:p><text:s/>4,068 </text:p>
          </table:table-cell>
          <table:table-cell table:style-name="ce51" office:value-type="float" office:value="6393" calcext:value-type="float">
            <text:p><text:s/>6,393 </text:p>
          </table:table-cell>
          <table:table-cell table:style-name="ce51" office:value-type="float" office:value="7591" calcext:value-type="float">
            <text:p><text:s/>7,591 </text:p>
          </table:table-cell>
          <table:table-cell table:style-name="ce51" office:value-type="float" office:value="9042" calcext:value-type="float">
            <text:p><text:s/>9,042 </text:p>
          </table:table-cell>
          <table:table-cell table:style-name="ce51" office:value-type="float" office:value="10433" calcext:value-type="float">
            <text:p><text:s/>10,433 </text:p>
          </table:table-cell>
          <table:table-cell table:style-name="ce51" office:value-type="float" office:value="11951" calcext:value-type="float">
            <text:p><text:s/>11,951 </text:p>
          </table:table-cell>
          <table:table-cell table:style-name="ce51" office:value-type="float" office:value="13740" calcext:value-type="float">
            <text:p><text:s/>13,740 </text:p>
          </table:table-cell>
          <table:table-cell table:style-name="ce51" office:value-type="float" office:value="16007" calcext:value-type="float">
            <text:p><text:s/>16,007 </text:p>
          </table:table-cell>
          <table:table-cell table:style-name="ce51" office:value-type="float" office:value="19308" calcext:value-type="float">
            <text:p><text:s/>19,308 </text:p>
          </table:table-cell>
          <table:table-cell table:style-name="ce51" office:value-type="float" office:value="33031" calcext:value-type="float">
            <text:p><text:s/>33,03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1-04</text:p>
          </table:table-cell>
          <table:table-cell table:style-name="ce40" office:value-type="percentage" office:value="1.16" calcext:value-type="percentage">
            <text:p>116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325" calcext:value-type="float">
            <text:p><text:s/>4,325 </text:p>
          </table:table-cell>
          <table:table-cell table:style-name="ce52" office:value-type="float" office:value="6657" calcext:value-type="float">
            <text:p><text:s/>6,657 </text:p>
          </table:table-cell>
          <table:table-cell table:style-name="ce52" office:value-type="float" office:value="7989" calcext:value-type="float">
            <text:p><text:s/>7,989 </text:p>
          </table:table-cell>
          <table:table-cell table:style-name="ce52" office:value-type="float" office:value="9477" calcext:value-type="float">
            <text:p><text:s/>9,477 </text:p>
          </table:table-cell>
          <table:table-cell table:style-name="ce52" office:value-type="float" office:value="10975" calcext:value-type="float">
            <text:p><text:s/>10,975 </text:p>
          </table:table-cell>
          <table:table-cell table:style-name="ce52" office:value-type="float" office:value="12469" calcext:value-type="float">
            <text:p><text:s/>12,469 </text:p>
          </table:table-cell>
          <table:table-cell table:style-name="ce52" office:value-type="float" office:value="14300" calcext:value-type="float">
            <text:p><text:s/>14,300 </text:p>
          </table:table-cell>
          <table:table-cell table:style-name="ce52" office:value-type="float" office:value="16497" calcext:value-type="float">
            <text:p><text:s/>16,497 </text:p>
          </table:table-cell>
          <table:table-cell table:style-name="ce52" office:value-type="float" office:value="19841" calcext:value-type="float">
            <text:p><text:s/>19,841 </text:p>
          </table:table-cell>
          <table:table-cell table:style-name="ce52" office:value-type="float" office:value="32924" calcext:value-type="float">
            <text:p><text:s/>32,92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2-05</text:p>
          </table:table-cell>
          <table:table-cell table:style-name="ce39" office:value-type="percentage" office:value="1.13" calcext:value-type="percentage">
            <text:p>113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431" calcext:value-type="float">
            <text:p><text:s/>4,431 </text:p>
          </table:table-cell>
          <table:table-cell table:style-name="ce51" office:value-type="float" office:value="6824" calcext:value-type="float">
            <text:p><text:s/>6,824 </text:p>
          </table:table-cell>
          <table:table-cell table:style-name="ce51" office:value-type="float" office:value="8289" calcext:value-type="float">
            <text:p><text:s/>8,289 </text:p>
          </table:table-cell>
          <table:table-cell table:style-name="ce51" office:value-type="float" office:value="9800" calcext:value-type="float">
            <text:p><text:s/>9,800 </text:p>
          </table:table-cell>
          <table:table-cell table:style-name="ce51" office:value-type="float" office:value="11274" calcext:value-type="float">
            <text:p><text:s/>11,274 </text:p>
          </table:table-cell>
          <table:table-cell table:style-name="ce51" office:value-type="float" office:value="12838" calcext:value-type="float">
            <text:p><text:s/>12,838 </text:p>
          </table:table-cell>
          <table:table-cell table:style-name="ce51" office:value-type="float" office:value="14644" calcext:value-type="float">
            <text:p><text:s/>14,644 </text:p>
          </table:table-cell>
          <table:table-cell table:style-name="ce51" office:value-type="float" office:value="16930" calcext:value-type="float">
            <text:p><text:s/>16,930 </text:p>
          </table:table-cell>
          <table:table-cell table:style-name="ce51" office:value-type="float" office:value="20213" calcext:value-type="float">
            <text:p><text:s/>20,213 </text:p>
          </table:table-cell>
          <table:table-cell table:style-name="ce51" office:value-type="float" office:value="33198" calcext:value-type="float">
            <text:p><text:s/>33,198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3-06</text:p>
          </table:table-cell>
          <table:table-cell table:style-name="ce40" office:value-type="percentage" office:value="1.13" calcext:value-type="percentage">
            <text:p>113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555" calcext:value-type="float">
            <text:p><text:s/>4,555 </text:p>
          </table:table-cell>
          <table:table-cell table:style-name="ce52" office:value-type="float" office:value="7043" calcext:value-type="float">
            <text:p><text:s/>7,043 </text:p>
          </table:table-cell>
          <table:table-cell table:style-name="ce52" office:value-type="float" office:value="8556" calcext:value-type="float">
            <text:p><text:s/>8,556 </text:p>
          </table:table-cell>
          <table:table-cell table:style-name="ce52" office:value-type="float" office:value="10086" calcext:value-type="float">
            <text:p><text:s/>10,086 </text:p>
          </table:table-cell>
          <table:table-cell table:style-name="ce52" office:value-type="float" office:value="11547" calcext:value-type="float">
            <text:p><text:s/>11,547 </text:p>
          </table:table-cell>
          <table:table-cell table:style-name="ce52" office:value-type="float" office:value="13146" calcext:value-type="float">
            <text:p><text:s/>13,146 </text:p>
          </table:table-cell>
          <table:table-cell table:style-name="ce52" office:value-type="float" office:value="14986" calcext:value-type="float">
            <text:p><text:s/>14,986 </text:p>
          </table:table-cell>
          <table:table-cell table:style-name="ce52" office:value-type="float" office:value="17320" calcext:value-type="float">
            <text:p><text:s/>17,320 </text:p>
          </table:table-cell>
          <table:table-cell table:style-name="ce52" office:value-type="float" office:value="20750" calcext:value-type="float">
            <text:p><text:s/>20,750 </text:p>
          </table:table-cell>
          <table:table-cell table:style-name="ce52" office:value-type="float" office:value="34232" calcext:value-type="float">
            <text:p><text:s/>34,232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4-07</text:p>
          </table:table-cell>
          <table:table-cell table:style-name="ce39" office:value-type="percentage" office:value="1.15" calcext:value-type="percentage">
            <text:p>115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539" calcext:value-type="float">
            <text:p><text:s/>4,539 </text:p>
          </table:table-cell>
          <table:table-cell table:style-name="ce51" office:value-type="float" office:value="7231" calcext:value-type="float">
            <text:p><text:s/>7,231 </text:p>
          </table:table-cell>
          <table:table-cell table:style-name="ce51" office:value-type="float" office:value="8718" calcext:value-type="float">
            <text:p><text:s/>8,718 </text:p>
          </table:table-cell>
          <table:table-cell table:style-name="ce51" office:value-type="float" office:value="10187" calcext:value-type="float">
            <text:p><text:s/>10,187 </text:p>
          </table:table-cell>
          <table:table-cell table:style-name="ce51" office:value-type="float" office:value="11625" calcext:value-type="float">
            <text:p><text:s/>11,625 </text:p>
          </table:table-cell>
          <table:table-cell table:style-name="ce51" office:value-type="float" office:value="13337" calcext:value-type="float">
            <text:p><text:s/>13,337 </text:p>
          </table:table-cell>
          <table:table-cell table:style-name="ce51" office:value-type="float" office:value="15208" calcext:value-type="float">
            <text:p><text:s/>15,208 </text:p>
          </table:table-cell>
          <table:table-cell table:style-name="ce51" office:value-type="float" office:value="17631" calcext:value-type="float">
            <text:p><text:s/>17,631 </text:p>
          </table:table-cell>
          <table:table-cell table:style-name="ce51" office:value-type="float" office:value="21203" calcext:value-type="float">
            <text:p><text:s/>21,203 </text:p>
          </table:table-cell>
          <table:table-cell table:style-name="ce51" office:value-type="float" office:value="35400" calcext:value-type="float">
            <text:p><text:s/>35,40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5-08</text:p>
          </table:table-cell>
          <table:table-cell table:style-name="ce40" office:value-type="percentage" office:value="1.23" calcext:value-type="percentage">
            <text:p>123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519" calcext:value-type="float">
            <text:p><text:s/>4,519 </text:p>
          </table:table-cell>
          <table:table-cell table:style-name="ce52" office:value-type="float" office:value="7352" calcext:value-type="float">
            <text:p><text:s/>7,352 </text:p>
          </table:table-cell>
          <table:table-cell table:style-name="ce52" office:value-type="float" office:value="8867" calcext:value-type="float">
            <text:p><text:s/>8,867 </text:p>
          </table:table-cell>
          <table:table-cell table:style-name="ce52" office:value-type="float" office:value="10361" calcext:value-type="float">
            <text:p><text:s/>10,361 </text:p>
          </table:table-cell>
          <table:table-cell table:style-name="ce52" office:value-type="float" office:value="11844" calcext:value-type="float">
            <text:p><text:s/>11,844 </text:p>
          </table:table-cell>
          <table:table-cell table:style-name="ce52" office:value-type="float" office:value="13575" calcext:value-type="float">
            <text:p><text:s/>13,575 </text:p>
          </table:table-cell>
          <table:table-cell table:style-name="ce52" office:value-type="float" office:value="15532" calcext:value-type="float">
            <text:p><text:s/>15,532 </text:p>
          </table:table-cell>
          <table:table-cell table:style-name="ce52" office:value-type="float" office:value="18006" calcext:value-type="float">
            <text:p><text:s/>18,006 </text:p>
          </table:table-cell>
          <table:table-cell table:style-name="ce52" office:value-type="float" office:value="21802" calcext:value-type="float">
            <text:p><text:s/>21,802 </text:p>
          </table:table-cell>
          <table:table-cell table:style-name="ce52" office:value-type="float" office:value="38310" calcext:value-type="float">
            <text:p><text:s/>38,31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6-09</text:p>
          </table:table-cell>
          <table:table-cell table:style-name="ce39" office:value-type="percentage" office:value="1.29" calcext:value-type="percentage">
            <text:p>129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4549" calcext:value-type="float">
            <text:p><text:s/>4,549 </text:p>
          </table:table-cell>
          <table:table-cell table:style-name="ce51" office:value-type="float" office:value="7483" calcext:value-type="float">
            <text:p><text:s/>7,483 </text:p>
          </table:table-cell>
          <table:table-cell table:style-name="ce51" office:value-type="float" office:value="9040" calcext:value-type="float">
            <text:p><text:s/>9,040 </text:p>
          </table:table-cell>
          <table:table-cell table:style-name="ce51" office:value-type="float" office:value="10554" calcext:value-type="float">
            <text:p><text:s/>10,554 </text:p>
          </table:table-cell>
          <table:table-cell table:style-name="ce51" office:value-type="float" office:value="12111" calcext:value-type="float">
            <text:p><text:s/>12,111 </text:p>
          </table:table-cell>
          <table:table-cell table:style-name="ce51" office:value-type="float" office:value="13891" calcext:value-type="float">
            <text:p><text:s/>13,891 </text:p>
          </table:table-cell>
          <table:table-cell table:style-name="ce51" office:value-type="float" office:value="15938" calcext:value-type="float">
            <text:p><text:s/>15,938 </text:p>
          </table:table-cell>
          <table:table-cell table:style-name="ce51" office:value-type="float" office:value="18466" calcext:value-type="float">
            <text:p><text:s/>18,466 </text:p>
          </table:table-cell>
          <table:table-cell table:style-name="ce51" office:value-type="float" office:value="22487" calcext:value-type="float">
            <text:p><text:s/>22,487 </text:p>
          </table:table-cell>
          <table:table-cell table:style-name="ce51" office:value-type="float" office:value="40819" calcext:value-type="float">
            <text:p><text:s/>40,81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5" office:value-type="string" calcext:value-type="string">
            <text:p>2007-10</text:p>
          </table:table-cell>
          <table:table-cell table:style-name="ce40" office:value-type="percentage" office:value="1.33" calcext:value-type="percentage">
            <text:p>133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608" calcext:value-type="float">
            <text:p><text:s/>4,608 </text:p>
          </table:table-cell>
          <table:table-cell table:style-name="ce52" office:value-type="float" office:value="7584" calcext:value-type="float">
            <text:p><text:s/>7,584 </text:p>
          </table:table-cell>
          <table:table-cell table:style-name="ce52" office:value-type="float" office:value="9209" calcext:value-type="float">
            <text:p><text:s/>9,209 </text:p>
          </table:table-cell>
          <table:table-cell table:style-name="ce52" office:value-type="float" office:value="10817" calcext:value-type="float">
            <text:p><text:s/>10,817 </text:p>
          </table:table-cell>
          <table:table-cell table:style-name="ce52" office:value-type="float" office:value="12456" calcext:value-type="float">
            <text:p><text:s/>12,456 </text:p>
          </table:table-cell>
          <table:table-cell table:style-name="ce52" office:value-type="float" office:value="14222" calcext:value-type="float">
            <text:p><text:s/>14,222 </text:p>
          </table:table-cell>
          <table:table-cell table:style-name="ce52" office:value-type="float" office:value="16310" calcext:value-type="float">
            <text:p><text:s/>16,310 </text:p>
          </table:table-cell>
          <table:table-cell table:style-name="ce52" office:value-type="float" office:value="18874" calcext:value-type="float">
            <text:p><text:s/>18,874 </text:p>
          </table:table-cell>
          <table:table-cell table:style-name="ce52" office:value-type="float" office:value="22940" calcext:value-type="float">
            <text:p><text:s/>22,940 </text:p>
          </table:table-cell>
          <table:table-cell table:style-name="ce52" office:value-type="float" office:value="42791" calcext:value-type="float">
            <text:p><text:s/>42,79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08-11</text:p>
          </table:table-cell>
          <table:table-cell table:style-name="ce39" office:value-type="percentage" office:value="1.27" calcext:value-type="percentage">
            <text:p>127%</text:p>
          </table:table-cell>
          <table:table-cell table:style-name="ce41" office:value-type="float" office:value="33" calcext:value-type="float">
            <text:p>33</text:p>
          </table:table-cell>
          <table:table-cell table:style-name="ce47"/>
          <table:table-cell table:style-name="ce51" office:value-type="float" office:value="4774" calcext:value-type="float">
            <text:p><text:s/>4,774 </text:p>
          </table:table-cell>
          <table:table-cell table:style-name="ce51" office:value-type="float" office:value="7748" calcext:value-type="float">
            <text:p><text:s/>7,748 </text:p>
          </table:table-cell>
          <table:table-cell table:style-name="ce51" office:value-type="float" office:value="9365" calcext:value-type="float">
            <text:p><text:s/>9,365 </text:p>
          </table:table-cell>
          <table:table-cell table:style-name="ce51" office:value-type="float" office:value="10953" calcext:value-type="float">
            <text:p><text:s/>10,953 </text:p>
          </table:table-cell>
          <table:table-cell table:style-name="ce51" office:value-type="float" office:value="12512" calcext:value-type="float">
            <text:p><text:s/>12,512 </text:p>
          </table:table-cell>
          <table:table-cell table:style-name="ce51" office:value-type="float" office:value="14282" calcext:value-type="float">
            <text:p><text:s/>14,282 </text:p>
          </table:table-cell>
          <table:table-cell table:style-name="ce51" office:value-type="float" office:value="16357" calcext:value-type="float">
            <text:p><text:s/>16,357 </text:p>
          </table:table-cell>
          <table:table-cell table:style-name="ce51" office:value-type="float" office:value="18864" calcext:value-type="float">
            <text:p><text:s/>18,864 </text:p>
          </table:table-cell>
          <table:table-cell table:style-name="ce51" office:value-type="float" office:value="22858" calcext:value-type="float">
            <text:p><text:s/>22,858 </text:p>
          </table:table-cell>
          <table:table-cell table:style-name="ce51" office:value-type="float" office:value="41760" calcext:value-type="float">
            <text:p><text:s/>41,7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09-12</text:p>
          </table:table-cell>
          <table:table-cell table:style-name="ce40" office:value-type="percentage" office:value="1.22" calcext:value-type="percentage">
            <text:p>122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877" calcext:value-type="float">
            <text:p><text:s/>4,877 </text:p>
          </table:table-cell>
          <table:table-cell table:style-name="ce52" office:value-type="float" office:value="7907" calcext:value-type="float">
            <text:p><text:s/>7,907 </text:p>
          </table:table-cell>
          <table:table-cell table:style-name="ce52" office:value-type="float" office:value="9471" calcext:value-type="float">
            <text:p><text:s/>9,471 </text:p>
          </table:table-cell>
          <table:table-cell table:style-name="ce52" office:value-type="float" office:value="11028" calcext:value-type="float">
            <text:p><text:s/>11,028 </text:p>
          </table:table-cell>
          <table:table-cell table:style-name="ce52" office:value-type="float" office:value="12531" calcext:value-type="float">
            <text:p><text:s/>12,531 </text:p>
          </table:table-cell>
          <table:table-cell table:style-name="ce52" office:value-type="float" office:value="14237" calcext:value-type="float">
            <text:p><text:s/>14,237 </text:p>
          </table:table-cell>
          <table:table-cell table:style-name="ce52" office:value-type="float" office:value="16253" calcext:value-type="float">
            <text:p><text:s/>16,253 </text:p>
          </table:table-cell>
          <table:table-cell table:style-name="ce52" office:value-type="float" office:value="18745" calcext:value-type="float">
            <text:p><text:s/>18,745 </text:p>
          </table:table-cell>
          <table:table-cell table:style-name="ce52" office:value-type="float" office:value="22450" calcext:value-type="float">
            <text:p><text:s/>22,450 </text:p>
          </table:table-cell>
          <table:table-cell table:style-name="ce52" office:value-type="float" office:value="40511" calcext:value-type="float">
            <text:p><text:s/>40,51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10-13</text:p>
          </table:table-cell>
          <table:table-cell table:style-name="ce39" office:value-type="percentage" office:value="1.16" calcext:value-type="percentage">
            <text:p>116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897" calcext:value-type="float">
            <text:p><text:s/>4,897 </text:p>
          </table:table-cell>
          <table:table-cell table:style-name="ce51" office:value-type="float" office:value="7896" calcext:value-type="float">
            <text:p><text:s/>7,896 </text:p>
          </table:table-cell>
          <table:table-cell table:style-name="ce51" office:value-type="float" office:value="9406" calcext:value-type="float">
            <text:p><text:s/>9,406 </text:p>
          </table:table-cell>
          <table:table-cell table:style-name="ce51" office:value-type="float" office:value="10922" calcext:value-type="float">
            <text:p><text:s/>10,922 </text:p>
          </table:table-cell>
          <table:table-cell table:style-name="ce51" office:value-type="float" office:value="12406" calcext:value-type="float">
            <text:p><text:s/>12,406 </text:p>
          </table:table-cell>
          <table:table-cell table:style-name="ce51" office:value-type="float" office:value="14069" calcext:value-type="float">
            <text:p><text:s/>14,069 </text:p>
          </table:table-cell>
          <table:table-cell table:style-name="ce51" office:value-type="float" office:value="16045" calcext:value-type="float">
            <text:p><text:s/>16,045 </text:p>
          </table:table-cell>
          <table:table-cell table:style-name="ce51" office:value-type="float" office:value="18609" calcext:value-type="float">
            <text:p><text:s/>18,609 </text:p>
          </table:table-cell>
          <table:table-cell table:style-name="ce51" office:value-type="float" office:value="22204" calcext:value-type="float">
            <text:p><text:s/>22,204 </text:p>
          </table:table-cell>
          <table:table-cell table:style-name="ce51" office:value-type="float" office:value="38300" calcext:value-type="float">
            <text:p><text:s/>38,30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1-14</text:p>
          </table:table-cell>
          <table:table-cell table:style-name="ce40" office:value-type="percentage" office:value="1.15" calcext:value-type="percentage">
            <text:p>115%</text:p>
          </table:table-cell>
          <table:table-cell table:style-name="ce45" office:value-type="float" office:value="31" calcext:value-type="float">
            <text:p>31</text:p>
          </table:table-cell>
          <table:table-cell table:style-name="ce47"/>
          <table:table-cell table:style-name="ce52" office:value-type="float" office:value="4828" calcext:value-type="float">
            <text:p><text:s/>4,828 </text:p>
          </table:table-cell>
          <table:table-cell table:style-name="ce52" office:value-type="float" office:value="7925" calcext:value-type="float">
            <text:p><text:s/>7,925 </text:p>
          </table:table-cell>
          <table:table-cell table:style-name="ce52" office:value-type="float" office:value="9416" calcext:value-type="float">
            <text:p><text:s/>9,416 </text:p>
          </table:table-cell>
          <table:table-cell table:style-name="ce52" office:value-type="float" office:value="10907" calcext:value-type="float">
            <text:p><text:s/>10,907 </text:p>
          </table:table-cell>
          <table:table-cell table:style-name="ce52" office:value-type="float" office:value="12477" calcext:value-type="float">
            <text:p><text:s/>12,477 </text:p>
          </table:table-cell>
          <table:table-cell table:style-name="ce52" office:value-type="float" office:value="14173" calcext:value-type="float">
            <text:p><text:s/>14,173 </text:p>
          </table:table-cell>
          <table:table-cell table:style-name="ce52" office:value-type="float" office:value="16120" calcext:value-type="float">
            <text:p><text:s/>16,120 </text:p>
          </table:table-cell>
          <table:table-cell table:style-name="ce52" office:value-type="float" office:value="18700" calcext:value-type="float">
            <text:p><text:s/>18,700 </text:p>
          </table:table-cell>
          <table:table-cell table:style-name="ce52" office:value-type="float" office:value="22165" calcext:value-type="float">
            <text:p><text:s/>22,165 </text:p>
          </table:table-cell>
          <table:table-cell table:style-name="ce52" office:value-type="float" office:value="38044" calcext:value-type="float">
            <text:p><text:s/>38,04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4" office:value-type="string" calcext:value-type="string">
            <text:p>2012-15</text:p>
          </table:table-cell>
          <table:table-cell table:style-name="ce39" office:value-type="percentage" office:value="1.14" calcext:value-type="percentage">
            <text:p>114%</text:p>
          </table:table-cell>
          <table:table-cell table:style-name="ce41" office:value-type="float" office:value="31" calcext:value-type="float">
            <text:p>31</text:p>
          </table:table-cell>
          <table:table-cell table:style-name="ce47"/>
          <table:table-cell table:style-name="ce51" office:value-type="float" office:value="4862" calcext:value-type="float">
            <text:p><text:s/>4,862 </text:p>
          </table:table-cell>
          <table:table-cell table:style-name="ce51" office:value-type="float" office:value="7972" calcext:value-type="float">
            <text:p><text:s/>7,972 </text:p>
          </table:table-cell>
          <table:table-cell table:style-name="ce51" office:value-type="float" office:value="9514" calcext:value-type="float">
            <text:p><text:s/>9,514 </text:p>
          </table:table-cell>
          <table:table-cell table:style-name="ce51" office:value-type="float" office:value="10995" calcext:value-type="float">
            <text:p><text:s/>10,995 </text:p>
          </table:table-cell>
          <table:table-cell table:style-name="ce51" office:value-type="float" office:value="12651" calcext:value-type="float">
            <text:p><text:s/>12,651 </text:p>
          </table:table-cell>
          <table:table-cell table:style-name="ce51" office:value-type="float" office:value="14420" calcext:value-type="float">
            <text:p><text:s/>14,420 </text:p>
          </table:table-cell>
          <table:table-cell table:style-name="ce51" office:value-type="float" office:value="16400" calcext:value-type="float">
            <text:p><text:s/>16,400 </text:p>
          </table:table-cell>
          <table:table-cell table:style-name="ce51" office:value-type="float" office:value="18956" calcext:value-type="float">
            <text:p><text:s/>18,956 </text:p>
          </table:table-cell>
          <table:table-cell table:style-name="ce51" office:value-type="float" office:value="22599" calcext:value-type="float">
            <text:p><text:s/>22,599 </text:p>
          </table:table-cell>
          <table:table-cell table:style-name="ce51" office:value-type="float" office:value="37991" calcext:value-type="float">
            <text:p><text:s/>37,99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3-16</text:p>
          </table:table-cell>
          <table:table-cell table:style-name="ce40" office:value-type="percentage" office:value="1.21" calcext:value-type="percentage">
            <text:p>121%</text:p>
          </table:table-cell>
          <table:table-cell table:style-name="ce45" office:value-type="float" office:value="32" calcext:value-type="float">
            <text:p>32</text:p>
          </table:table-cell>
          <table:table-cell table:style-name="ce47"/>
          <table:table-cell table:style-name="ce52" office:value-type="float" office:value="4905" calcext:value-type="float">
            <text:p><text:s/>4,905 </text:p>
          </table:table-cell>
          <table:table-cell table:style-name="ce52" office:value-type="float" office:value="8119" calcext:value-type="float">
            <text:p><text:s/>8,119 </text:p>
          </table:table-cell>
          <table:table-cell table:style-name="ce52" office:value-type="float" office:value="9673" calcext:value-type="float">
            <text:p><text:s/>9,673 </text:p>
          </table:table-cell>
          <table:table-cell table:style-name="ce52" office:value-type="float" office:value="11153" calcext:value-type="float">
            <text:p><text:s/>11,153 </text:p>
          </table:table-cell>
          <table:table-cell table:style-name="ce52" office:value-type="float" office:value="12776" calcext:value-type="float">
            <text:p><text:s/>12,776 </text:p>
          </table:table-cell>
          <table:table-cell table:style-name="ce52" office:value-type="float" office:value="14648" calcext:value-type="float">
            <text:p><text:s/>14,648 </text:p>
          </table:table-cell>
          <table:table-cell table:style-name="ce52" office:value-type="float" office:value="16833" calcext:value-type="float">
            <text:p><text:s/>16,833 </text:p>
          </table:table-cell>
          <table:table-cell table:style-name="ce52" office:value-type="float" office:value="19373" calcext:value-type="float">
            <text:p><text:s/>19,373 </text:p>
          </table:table-cell>
          <table:table-cell table:style-name="ce52" office:value-type="float" office:value="23157" calcext:value-type="float">
            <text:p><text:s/>23,157 </text:p>
          </table:table-cell>
          <table:table-cell table:style-name="ce52" office:value-type="float" office:value="41106" calcext:value-type="float">
            <text:p><text:s/>41,10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7" office:value-type="string" calcext:value-type="string">
            <text:p>2014-17</text:p>
          </table:table-cell>
          <table:table-cell table:style-name="ce39" office:value-type="percentage" office:value="1.24" calcext:value-type="percentage">
            <text:p>124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1" office:value-type="float" office:value="4972" calcext:value-type="float">
            <text:p><text:s/>4,972 </text:p>
          </table:table-cell>
          <table:table-cell table:style-name="ce51" office:value-type="float" office:value="8201" calcext:value-type="float">
            <text:p><text:s/>8,201 </text:p>
          </table:table-cell>
          <table:table-cell table:style-name="ce51" office:value-type="float" office:value="9797" calcext:value-type="float">
            <text:p><text:s/>9,797 </text:p>
          </table:table-cell>
          <table:table-cell table:style-name="ce51" office:value-type="float" office:value="11431" calcext:value-type="float">
            <text:p><text:s/>11,431 </text:p>
          </table:table-cell>
          <table:table-cell table:style-name="ce51" office:value-type="float" office:value="13105" calcext:value-type="float">
            <text:p><text:s/>13,105 </text:p>
          </table:table-cell>
          <table:table-cell table:style-name="ce51" office:value-type="float" office:value="14991" calcext:value-type="float">
            <text:p><text:s/>14,991 </text:p>
          </table:table-cell>
          <table:table-cell table:style-name="ce51" office:value-type="float" office:value="17273" calcext:value-type="float">
            <text:p><text:s/>17,273 </text:p>
          </table:table-cell>
          <table:table-cell table:style-name="ce51" office:value-type="float" office:value="19839" calcext:value-type="float">
            <text:p><text:s/>19,839 </text:p>
          </table:table-cell>
          <table:table-cell table:style-name="ce51" office:value-type="float" office:value="23887" calcext:value-type="float">
            <text:p><text:s/>23,887 </text:p>
          </table:table-cell>
          <table:table-cell table:style-name="ce51" office:value-type="float" office:value="42781" calcext:value-type="float">
            <text:p><text:s/>42,781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6" office:value-type="string" calcext:value-type="string">
            <text:p>2015-18</text:p>
          </table:table-cell>
          <table:table-cell table:style-name="ce40" office:value-type="percentage" office:value="1.27" calcext:value-type="percentage">
            <text:p>127%</text:p>
          </table:table-cell>
          <table:table-cell table:style-name="ce45" office:value-type="float" office:value="33" calcext:value-type="float">
            <text:p>33</text:p>
          </table:table-cell>
          <table:table-cell table:style-name="ce47"/>
          <table:table-cell table:style-name="ce52" office:value-type="float" office:value="4794" calcext:value-type="float">
            <text:p><text:s/>4,794 </text:p>
          </table:table-cell>
          <table:table-cell table:style-name="ce52" office:value-type="float" office:value="8166" calcext:value-type="float">
            <text:p><text:s/>8,166 </text:p>
          </table:table-cell>
          <table:table-cell table:style-name="ce52" office:value-type="float" office:value="9808" calcext:value-type="float">
            <text:p><text:s/>9,808 </text:p>
          </table:table-cell>
          <table:table-cell table:style-name="ce52" office:value-type="float" office:value="11502" calcext:value-type="float">
            <text:p><text:s/>11,502 </text:p>
          </table:table-cell>
          <table:table-cell table:style-name="ce52" office:value-type="float" office:value="13195" calcext:value-type="float">
            <text:p><text:s/>13,195 </text:p>
          </table:table-cell>
          <table:table-cell table:style-name="ce52" office:value-type="float" office:value="15088" calcext:value-type="float">
            <text:p><text:s/>15,088 </text:p>
          </table:table-cell>
          <table:table-cell table:style-name="ce52" office:value-type="float" office:value="17337" calcext:value-type="float">
            <text:p><text:s/>17,337 </text:p>
          </table:table-cell>
          <table:table-cell table:style-name="ce52" office:value-type="float" office:value="20021" calcext:value-type="float">
            <text:p><text:s/>20,021 </text:p>
          </table:table-cell>
          <table:table-cell table:style-name="ce52" office:value-type="float" office:value="24094" calcext:value-type="float">
            <text:p><text:s/>24,094 </text:p>
          </table:table-cell>
          <table:table-cell table:style-name="ce52" office:value-type="float" office:value="43560" calcext:value-type="float">
            <text:p><text:s/>43,5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8" office:value-type="string" calcext:value-type="string">
            <text:p>2016-19</text:p>
          </table:table-cell>
          <table:table-cell table:style-name="ce39" office:value-type="percentage" office:value="1.24" calcext:value-type="percentage">
            <text:p>124%</text:p>
          </table:table-cell>
          <table:table-cell table:style-name="ce41" office:value-type="float" office:value="32" calcext:value-type="float">
            <text:p>32</text:p>
          </table:table-cell>
          <table:table-cell table:style-name="ce47"/>
          <table:table-cell table:style-name="ce53" office:value-type="float" office:value="4708" calcext:value-type="float">
            <text:p><text:s/>4,708 </text:p>
          </table:table-cell>
          <table:table-cell table:style-name="ce53" office:value-type="float" office:value="8260" calcext:value-type="float">
            <text:p><text:s/>8,260 </text:p>
          </table:table-cell>
          <table:table-cell table:style-name="ce53" office:value-type="float" office:value="10024" calcext:value-type="float">
            <text:p><text:s/>10,024 </text:p>
          </table:table-cell>
          <table:table-cell table:style-name="ce53" office:value-type="float" office:value="11674" calcext:value-type="float">
            <text:p><text:s/>11,674 </text:p>
          </table:table-cell>
          <table:table-cell table:style-name="ce53" office:value-type="float" office:value="13409" calcext:value-type="float">
            <text:p><text:s/>13,409 </text:p>
          </table:table-cell>
          <table:table-cell table:style-name="ce53" office:value-type="float" office:value="15244" calcext:value-type="float">
            <text:p><text:s/>15,244 </text:p>
          </table:table-cell>
          <table:table-cell table:style-name="ce53" office:value-type="float" office:value="17322" calcext:value-type="float">
            <text:p><text:s/>17,322 </text:p>
          </table:table-cell>
          <table:table-cell table:style-name="ce53" office:value-type="float" office:value="19938" calcext:value-type="float">
            <text:p><text:s/>19,938 </text:p>
          </table:table-cell>
          <table:table-cell table:style-name="ce53" office:value-type="float" office:value="23984" calcext:value-type="float">
            <text:p><text:s/>23,984 </text:p>
          </table:table-cell>
          <table:table-cell table:style-name="ce53" office:value-type="float" office:value="42880" calcext:value-type="float">
            <text:p><text:s/>42,88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23" office:value-type="string" calcext:value-type="string">
            <text:p>Source: HBAI dataset, DWP</text:p>
          </table:table-cell>
          <table:table-cell table:style-name="ce41" table:number-columns-repeated="2"/>
          <table:table-cell/>
          <table:table-cell table:style-name="ce23" office:value-type="string" calcext:value-type="string">
            <text:p>Source: HBAI dataset, DWP</text:p>
          </table:table-cell>
          <table:table-cell table:style-name="ce51" table:number-columns-repeated="9"/>
          <table:table-cell table:number-columns-repeated="1010"/>
        </table:table-row>
        <table:table-row table:style-name="ro2">
          <table:table-cell table:style-name="ce30"/>
          <table:table-cell table:number-columns-repeated="1023"/>
        </table:table-row>
        <table:table-row table:style-name="ro7">
          <table:table-cell table:style-name="ce31" office:value-type="string" calcext:value-type="string">
            <text:p>Single-year estimates</text:p>
          </table:table-cell>
          <table:table-cell table:style-name="ce38" office:value-type="string" calcext:value-type="string">
            <text:p>Palma ratio</text:p>
          </table:table-cell>
          <table:table-cell table:style-name="ce38" office:value-type="string" calcext:value-type="string">
            <text:p>Gini coefficient</text:p>
          </table:table-cell>
          <table:table-cell/>
          <table:table-cell table:style-name="ce50" office:value-type="string" calcext:value-type="string">
            <text:p>1st</text:p>
          </table:table-cell>
          <table:table-cell table:style-name="ce50" office:value-type="string" calcext:value-type="string">
            <text:p>2nd</text:p>
          </table:table-cell>
          <table:table-cell table:style-name="ce50" office:value-type="string" calcext:value-type="string">
            <text:p>3rd</text:p>
          </table:table-cell>
          <table:table-cell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 office:value-type="string" calcext:value-type="string">
            <text:p>6th</text:p>
          </table:table-cell>
          <table:table-cell table:style-name="ce50" office:value-type="string" calcext:value-type="string">
            <text:p>7th</text:p>
          </table:table-cell>
          <table:table-cell table:style-name="ce50" office:value-type="string" calcext:value-type="string">
            <text:p>8th</text:p>
          </table:table-cell>
          <table:table-cell table:style-name="ce50" office:value-type="string" calcext:value-type="string">
            <text:p>9th</text:p>
          </table:table-cell>
          <table:table-cell table:style-name="ce50" office:value-type="string" calcext:value-type="string">
            <text:p>10th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1994/95</text:p>
          </table:table-cell>
          <table:table-cell table:style-name="ce39" office:value-type="percentage" office:value="1.14" calcext:value-type="percentage">
            <text:p>114%</text:p>
          </table:table-cell>
          <table:table-cell table:style-name="ce41" office:value-type="float" office:value="31" calcext:value-type="float">
            <text:p>31</text:p>
          </table:table-cell>
          <table:table-cell/>
          <table:table-cell table:style-name="ce51" office:value-type="float" office:value="3392" calcext:value-type="float">
            <text:p><text:s/>3,392 </text:p>
          </table:table-cell>
          <table:table-cell table:style-name="ce51" office:value-type="float" office:value="5161" calcext:value-type="float">
            <text:p><text:s/>5,161 </text:p>
          </table:table-cell>
          <table:table-cell table:style-name="ce51" office:value-type="float" office:value="6185" calcext:value-type="float">
            <text:p><text:s/>6,185 </text:p>
          </table:table-cell>
          <table:table-cell table:style-name="ce51" office:value-type="float" office:value="7415" calcext:value-type="float">
            <text:p><text:s/>7,415 </text:p>
          </table:table-cell>
          <table:table-cell table:style-name="ce51" office:value-type="float" office:value="8770" calcext:value-type="float">
            <text:p><text:s/>8,770 </text:p>
          </table:table-cell>
          <table:table-cell table:style-name="ce51" office:value-type="float" office:value="10228" calcext:value-type="float">
            <text:p><text:s/>10,228 </text:p>
          </table:table-cell>
          <table:table-cell table:style-name="ce51" office:value-type="float" office:value="11806" calcext:value-type="float">
            <text:p><text:s/>11,806 </text:p>
          </table:table-cell>
          <table:table-cell table:style-name="ce51" office:value-type="float" office:value="13438" calcext:value-type="float">
            <text:p><text:s/>13,438 </text:p>
          </table:table-cell>
          <table:table-cell table:style-name="ce51" office:value-type="float" office:value="16377" calcext:value-type="float">
            <text:p><text:s/>16,377 </text:p>
          </table:table-cell>
          <table:table-cell table:style-name="ce51" office:value-type="float" office:value="25197" calcext:value-type="float">
            <text:p><text:s/>25,19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5/96</text:p>
          </table:table-cell>
          <table:table-cell table:style-name="ce42" office:value-type="percentage" office:value="1.11" calcext:value-type="percentage">
            <text:p>111%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54" office:value-type="float" office:value="3601" calcext:value-type="float">
            <text:p><text:s/>3,601 </text:p>
          </table:table-cell>
          <table:table-cell table:style-name="ce54" office:value-type="float" office:value="5311" calcext:value-type="float">
            <text:p><text:s/>5,311 </text:p>
          </table:table-cell>
          <table:table-cell table:style-name="ce54" office:value-type="float" office:value="6325" calcext:value-type="float">
            <text:p><text:s/>6,325 </text:p>
          </table:table-cell>
          <table:table-cell table:style-name="ce54" office:value-type="float" office:value="7350" calcext:value-type="float">
            <text:p><text:s/>7,350 </text:p>
          </table:table-cell>
          <table:table-cell table:style-name="ce54" office:value-type="float" office:value="8766" calcext:value-type="float">
            <text:p><text:s/>8,766 </text:p>
          </table:table-cell>
          <table:table-cell table:style-name="ce54" office:value-type="float" office:value="10016" calcext:value-type="float">
            <text:p><text:s/>10,016 </text:p>
          </table:table-cell>
          <table:table-cell table:style-name="ce54" office:value-type="float" office:value="11621" calcext:value-type="float">
            <text:p><text:s/>11,621 </text:p>
          </table:table-cell>
          <table:table-cell table:style-name="ce54" office:value-type="float" office:value="13503" calcext:value-type="float">
            <text:p><text:s/>13,503 </text:p>
          </table:table-cell>
          <table:table-cell table:style-name="ce54" office:value-type="float" office:value="16207" calcext:value-type="float">
            <text:p><text:s/>16,207 </text:p>
          </table:table-cell>
          <table:table-cell table:style-name="ce54" office:value-type="float" office:value="25085" calcext:value-type="float">
            <text:p><text:s/>25,08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1996/97</text:p>
          </table:table-cell>
          <table:table-cell table:style-name="ce43" office:value-type="percentage" office:value="1.11" calcext:value-type="percentage">
            <text:p>111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3745" calcext:value-type="float">
            <text:p><text:s/>3,745 </text:p>
          </table:table-cell>
          <table:table-cell table:style-name="ce51" office:value-type="float" office:value="5393" calcext:value-type="float">
            <text:p><text:s/>5,393 </text:p>
          </table:table-cell>
          <table:table-cell table:style-name="ce51" office:value-type="float" office:value="6291" calcext:value-type="float">
            <text:p><text:s/>6,291 </text:p>
          </table:table-cell>
          <table:table-cell table:style-name="ce51" office:value-type="float" office:value="7552" calcext:value-type="float">
            <text:p><text:s/>7,552 </text:p>
          </table:table-cell>
          <table:table-cell table:style-name="ce51" office:value-type="float" office:value="8902" calcext:value-type="float">
            <text:p><text:s/>8,902 </text:p>
          </table:table-cell>
          <table:table-cell table:style-name="ce51" office:value-type="float" office:value="10497" calcext:value-type="float">
            <text:p><text:s/>10,497 </text:p>
          </table:table-cell>
          <table:table-cell table:style-name="ce51" office:value-type="float" office:value="11987" calcext:value-type="float">
            <text:p><text:s/>11,987 </text:p>
          </table:table-cell>
          <table:table-cell table:style-name="ce51" office:value-type="float" office:value="13916" calcext:value-type="float">
            <text:p><text:s/>13,916 </text:p>
          </table:table-cell>
          <table:table-cell table:style-name="ce51" office:value-type="float" office:value="16912" calcext:value-type="float">
            <text:p><text:s/>16,912 </text:p>
          </table:table-cell>
          <table:table-cell table:style-name="ce51" office:value-type="float" office:value="25445" calcext:value-type="float">
            <text:p><text:s/>25,44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7/98</text:p>
          </table:table-cell>
          <table:table-cell table:style-name="ce42" office:value-type="percentage" office:value="1.2" calcext:value-type="percentage">
            <text:p>120%</text:p>
          </table:table-cell>
          <table:table-cell table:style-name="ce32" office:value-type="float" office:value="32" calcext:value-type="float">
            <text:p>32</text:p>
          </table:table-cell>
          <table:table-cell/>
          <table:table-cell table:style-name="ce54" office:value-type="float" office:value="3743" calcext:value-type="float">
            <text:p><text:s/>3,743 </text:p>
          </table:table-cell>
          <table:table-cell table:style-name="ce54" office:value-type="float" office:value="5542" calcext:value-type="float">
            <text:p><text:s/>5,542 </text:p>
          </table:table-cell>
          <table:table-cell table:style-name="ce54" office:value-type="float" office:value="6693" calcext:value-type="float">
            <text:p><text:s/>6,693 </text:p>
          </table:table-cell>
          <table:table-cell table:style-name="ce54" office:value-type="float" office:value="7908" calcext:value-type="float">
            <text:p><text:s/>7,908 </text:p>
          </table:table-cell>
          <table:table-cell table:style-name="ce54" office:value-type="float" office:value="9388" calcext:value-type="float">
            <text:p><text:s/>9,388 </text:p>
          </table:table-cell>
          <table:table-cell table:style-name="ce54" office:value-type="float" office:value="10780" calcext:value-type="float">
            <text:p><text:s/>10,780 </text:p>
          </table:table-cell>
          <table:table-cell table:style-name="ce54" office:value-type="float" office:value="12437" calcext:value-type="float">
            <text:p><text:s/>12,437 </text:p>
          </table:table-cell>
          <table:table-cell table:style-name="ce54" office:value-type="float" office:value="14576" calcext:value-type="float">
            <text:p><text:s/>14,576 </text:p>
          </table:table-cell>
          <table:table-cell table:style-name="ce54" office:value-type="float" office:value="17318" calcext:value-type="float">
            <text:p><text:s/>17,318 </text:p>
          </table:table-cell>
          <table:table-cell table:style-name="ce54" office:value-type="float" office:value="28774" calcext:value-type="float">
            <text:p><text:s/>28,77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1998/99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3815" calcext:value-type="float">
            <text:p><text:s/>3,815 </text:p>
          </table:table-cell>
          <table:table-cell table:style-name="ce51" office:value-type="float" office:value="5680" calcext:value-type="float">
            <text:p><text:s/>5,680 </text:p>
          </table:table-cell>
          <table:table-cell table:style-name="ce51" office:value-type="float" office:value="6792" calcext:value-type="float">
            <text:p><text:s/>6,792 </text:p>
          </table:table-cell>
          <table:table-cell table:style-name="ce51" office:value-type="float" office:value="8217" calcext:value-type="float">
            <text:p><text:s/>8,217 </text:p>
          </table:table-cell>
          <table:table-cell table:style-name="ce51" office:value-type="float" office:value="9523" calcext:value-type="float">
            <text:p><text:s/>9,523 </text:p>
          </table:table-cell>
          <table:table-cell table:style-name="ce51" office:value-type="float" office:value="10935" calcext:value-type="float">
            <text:p><text:s/>10,935 </text:p>
          </table:table-cell>
          <table:table-cell table:style-name="ce51" office:value-type="float" office:value="12653" calcext:value-type="float">
            <text:p><text:s/>12,653 </text:p>
          </table:table-cell>
          <table:table-cell table:style-name="ce51" office:value-type="float" office:value="14911" calcext:value-type="float">
            <text:p><text:s/>14,911 </text:p>
          </table:table-cell>
          <table:table-cell table:style-name="ce51" office:value-type="float" office:value="18066" calcext:value-type="float">
            <text:p><text:s/>18,066 </text:p>
          </table:table-cell>
          <table:table-cell table:style-name="ce51" office:value-type="float" office:value="28146" calcext:value-type="float">
            <text:p><text:s/>28,14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1999/00</text:p>
          </table:table-cell>
          <table:table-cell table:style-name="ce42" office:value-type="percentage" office:value="1.28" calcext:value-type="percentage">
            <text:p>128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3948" calcext:value-type="float">
            <text:p><text:s/>3,948 </text:p>
          </table:table-cell>
          <table:table-cell table:style-name="ce54" office:value-type="float" office:value="5800" calcext:value-type="float">
            <text:p><text:s/>5,800 </text:p>
          </table:table-cell>
          <table:table-cell table:style-name="ce54" office:value-type="float" office:value="6918" calcext:value-type="float">
            <text:p><text:s/>6,918 </text:p>
          </table:table-cell>
          <table:table-cell table:style-name="ce54" office:value-type="float" office:value="8239" calcext:value-type="float">
            <text:p><text:s/>8,239 </text:p>
          </table:table-cell>
          <table:table-cell table:style-name="ce54" office:value-type="float" office:value="9668" calcext:value-type="float">
            <text:p><text:s/>9,668 </text:p>
          </table:table-cell>
          <table:table-cell table:style-name="ce54" office:value-type="float" office:value="11392" calcext:value-type="float">
            <text:p><text:s/>11,392 </text:p>
          </table:table-cell>
          <table:table-cell table:style-name="ce54" office:value-type="float" office:value="12891" calcext:value-type="float">
            <text:p><text:s/>12,891 </text:p>
          </table:table-cell>
          <table:table-cell table:style-name="ce54" office:value-type="float" office:value="15425" calcext:value-type="float">
            <text:p><text:s/>15,425 </text:p>
          </table:table-cell>
          <table:table-cell table:style-name="ce54" office:value-type="float" office:value="18621" calcext:value-type="float">
            <text:p><text:s/>18,621 </text:p>
          </table:table-cell>
          <table:table-cell table:style-name="ce54" office:value-type="float" office:value="31969" calcext:value-type="float">
            <text:p><text:s/>31,96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0/01</text:p>
          </table:table-cell>
          <table:table-cell table:style-name="ce43" office:value-type="percentage" office:value="1.35" calcext:value-type="percentage">
            <text:p>135%</text:p>
          </table:table-cell>
          <table:table-cell table:style-name="ce33" office:value-type="float" office:value="34" calcext:value-type="float">
            <text:p>34</text:p>
          </table:table-cell>
          <table:table-cell/>
          <table:table-cell table:style-name="ce51" office:value-type="float" office:value="3796" calcext:value-type="float">
            <text:p><text:s/>3,796 </text:p>
          </table:table-cell>
          <table:table-cell table:style-name="ce51" office:value-type="float" office:value="6055" calcext:value-type="float">
            <text:p><text:s/>6,055 </text:p>
          </table:table-cell>
          <table:table-cell table:style-name="ce51" office:value-type="float" office:value="7219" calcext:value-type="float">
            <text:p><text:s/>7,219 </text:p>
          </table:table-cell>
          <table:table-cell table:style-name="ce51" office:value-type="float" office:value="8701" calcext:value-type="float">
            <text:p><text:s/>8,701 </text:p>
          </table:table-cell>
          <table:table-cell table:style-name="ce51" office:value-type="float" office:value="9908" calcext:value-type="float">
            <text:p><text:s/>9,908 </text:p>
          </table:table-cell>
          <table:table-cell table:style-name="ce51" office:value-type="float" office:value="11369" calcext:value-type="float">
            <text:p><text:s/>11,369 </text:p>
          </table:table-cell>
          <table:table-cell table:style-name="ce51" office:value-type="float" office:value="13083" calcext:value-type="float">
            <text:p><text:s/>13,083 </text:p>
          </table:table-cell>
          <table:table-cell table:style-name="ce51" office:value-type="float" office:value="15503" calcext:value-type="float">
            <text:p><text:s/>15,503 </text:p>
          </table:table-cell>
          <table:table-cell table:style-name="ce51" office:value-type="float" office:value="18719" calcext:value-type="float">
            <text:p><text:s/>18,719 </text:p>
          </table:table-cell>
          <table:table-cell table:style-name="ce51" office:value-type="float" office:value="34898" calcext:value-type="float">
            <text:p><text:s/>34,898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1/02</text:p>
          </table:table-cell>
          <table:table-cell table:style-name="ce42" office:value-type="percentage" office:value="1.14" calcext:value-type="percentage">
            <text:p>114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274" calcext:value-type="float">
            <text:p><text:s/>4,274 </text:p>
          </table:table-cell>
          <table:table-cell table:style-name="ce54" office:value-type="float" office:value="6596" calcext:value-type="float">
            <text:p><text:s/>6,596 </text:p>
          </table:table-cell>
          <table:table-cell table:style-name="ce54" office:value-type="float" office:value="7684" calcext:value-type="float">
            <text:p><text:s/>7,684 </text:p>
          </table:table-cell>
          <table:table-cell table:style-name="ce54" office:value-type="float" office:value="9091" calcext:value-type="float">
            <text:p><text:s/>9,091 </text:p>
          </table:table-cell>
          <table:table-cell table:style-name="ce54" office:value-type="float" office:value="10609" calcext:value-type="float">
            <text:p><text:s/>10,609 </text:p>
          </table:table-cell>
          <table:table-cell table:style-name="ce54" office:value-type="float" office:value="12096" calcext:value-type="float">
            <text:p><text:s/>12,096 </text:p>
          </table:table-cell>
          <table:table-cell table:style-name="ce54" office:value-type="float" office:value="13969" calcext:value-type="float">
            <text:p><text:s/>13,969 </text:p>
          </table:table-cell>
          <table:table-cell table:style-name="ce54" office:value-type="float" office:value="16180" calcext:value-type="float">
            <text:p><text:s/>16,180 </text:p>
          </table:table-cell>
          <table:table-cell table:style-name="ce54" office:value-type="float" office:value="19644" calcext:value-type="float">
            <text:p><text:s/>19,644 </text:p>
          </table:table-cell>
          <table:table-cell table:style-name="ce54" office:value-type="float" office:value="31509" calcext:value-type="float">
            <text:p><text:s/>31,50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2/03</text:p>
          </table:table-cell>
          <table:table-cell table:style-name="ce43" office:value-type="percentage" office:value="1.17" calcext:value-type="percentage">
            <text:p>117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4134" calcext:value-type="float">
            <text:p><text:s/>4,134 </text:p>
          </table:table-cell>
          <table:table-cell table:style-name="ce51" office:value-type="float" office:value="6528" calcext:value-type="float">
            <text:p><text:s/>6,528 </text:p>
          </table:table-cell>
          <table:table-cell table:style-name="ce51" office:value-type="float" office:value="7869" calcext:value-type="float">
            <text:p><text:s/>7,869 </text:p>
          </table:table-cell>
          <table:table-cell table:style-name="ce51" office:value-type="float" office:value="9333" calcext:value-type="float">
            <text:p><text:s/>9,333 </text:p>
          </table:table-cell>
          <table:table-cell table:style-name="ce51" office:value-type="float" office:value="10783" calcext:value-type="float">
            <text:p><text:s/>10,783 </text:p>
          </table:table-cell>
          <table:table-cell table:style-name="ce51" office:value-type="float" office:value="12388" calcext:value-type="float">
            <text:p><text:s/>12,388 </text:p>
          </table:table-cell>
          <table:table-cell table:style-name="ce51" office:value-type="float" office:value="14167" calcext:value-type="float">
            <text:p><text:s/>14,167 </text:p>
          </table:table-cell>
          <table:table-cell table:style-name="ce51" office:value-type="float" office:value="16339" calcext:value-type="float">
            <text:p><text:s/>16,339 </text:p>
          </table:table-cell>
          <table:table-cell table:style-name="ce51" office:value-type="float" office:value="19561" calcext:value-type="float">
            <text:p><text:s/>19,561 </text:p>
          </table:table-cell>
          <table:table-cell table:style-name="ce51" office:value-type="float" office:value="32686" calcext:value-type="float">
            <text:p><text:s/>32,686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3/04</text:p>
          </table:table-cell>
          <table:table-cell table:style-name="ce42" office:value-type="percentage" office:value="1.16" calcext:value-type="percentage">
            <text:p>116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566" calcext:value-type="float">
            <text:p><text:s/>4,566 </text:p>
          </table:table-cell>
          <table:table-cell table:style-name="ce54" office:value-type="float" office:value="6846" calcext:value-type="float">
            <text:p><text:s/>6,846 </text:p>
          </table:table-cell>
          <table:table-cell table:style-name="ce54" office:value-type="float" office:value="8412" calcext:value-type="float">
            <text:p><text:s/>8,412 </text:p>
          </table:table-cell>
          <table:table-cell table:style-name="ce54" office:value-type="float" office:value="10008" calcext:value-type="float">
            <text:p><text:s/>10,008 </text:p>
          </table:table-cell>
          <table:table-cell table:style-name="ce54" office:value-type="float" office:value="11532" calcext:value-type="float">
            <text:p><text:s/>11,532 </text:p>
          </table:table-cell>
          <table:table-cell table:style-name="ce54" office:value-type="float" office:value="12923" calcext:value-type="float">
            <text:p><text:s/>12,923 </text:p>
          </table:table-cell>
          <table:table-cell table:style-name="ce54" office:value-type="float" office:value="14764" calcext:value-type="float">
            <text:p><text:s/>14,764 </text:p>
          </table:table-cell>
          <table:table-cell table:style-name="ce54" office:value-type="float" office:value="16973" calcext:value-type="float">
            <text:p><text:s/>16,973 </text:p>
          </table:table-cell>
          <table:table-cell table:style-name="ce54" office:value-type="float" office:value="20317" calcext:value-type="float">
            <text:p><text:s/>20,317 </text:p>
          </table:table-cell>
          <table:table-cell table:style-name="ce54" office:value-type="float" office:value="34577" calcext:value-type="float">
            <text:p><text:s/>34,57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4/05</text:p>
          </table:table-cell>
          <table:table-cell table:style-name="ce43" office:value-type="percentage" office:value="1.07" calcext:value-type="percentage">
            <text:p>107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4593" calcext:value-type="float">
            <text:p><text:s/>4,593 </text:p>
          </table:table-cell>
          <table:table-cell table:style-name="ce51" office:value-type="float" office:value="7099" calcext:value-type="float">
            <text:p><text:s/>7,099 </text:p>
          </table:table-cell>
          <table:table-cell table:style-name="ce51" office:value-type="float" office:value="8584" calcext:value-type="float">
            <text:p><text:s/>8,584 </text:p>
          </table:table-cell>
          <table:table-cell table:style-name="ce51" office:value-type="float" office:value="10059" calcext:value-type="float">
            <text:p><text:s/>10,059 </text:p>
          </table:table-cell>
          <table:table-cell table:style-name="ce51" office:value-type="float" office:value="11508" calcext:value-type="float">
            <text:p><text:s/>11,508 </text:p>
          </table:table-cell>
          <table:table-cell table:style-name="ce51" office:value-type="float" office:value="13202" calcext:value-type="float">
            <text:p><text:s/>13,202 </text:p>
          </table:table-cell>
          <table:table-cell table:style-name="ce51" office:value-type="float" office:value="15000" calcext:value-type="float">
            <text:p><text:s/>15,000 </text:p>
          </table:table-cell>
          <table:table-cell table:style-name="ce51" office:value-type="float" office:value="17478" calcext:value-type="float">
            <text:p><text:s/>17,478 </text:p>
          </table:table-cell>
          <table:table-cell table:style-name="ce51" office:value-type="float" office:value="20760" calcext:value-type="float">
            <text:p><text:s/>20,760 </text:p>
          </table:table-cell>
          <table:table-cell table:style-name="ce51" office:value-type="float" office:value="32330" calcext:value-type="float">
            <text:p><text:s/>32,33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5/06</text:p>
          </table:table-cell>
          <table:table-cell table:style-name="ce42" office:value-type="percentage" office:value="1.17" calcext:value-type="percentage">
            <text:p>117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505" calcext:value-type="float">
            <text:p><text:s/>4,505 </text:p>
          </table:table-cell>
          <table:table-cell table:style-name="ce54" office:value-type="float" office:value="7183" calcext:value-type="float">
            <text:p><text:s/>7,183 </text:p>
          </table:table-cell>
          <table:table-cell table:style-name="ce54" office:value-type="float" office:value="8671" calcext:value-type="float">
            <text:p><text:s/>8,671 </text:p>
          </table:table-cell>
          <table:table-cell table:style-name="ce54" office:value-type="float" office:value="10190" calcext:value-type="float">
            <text:p><text:s/>10,190 </text:p>
          </table:table-cell>
          <table:table-cell table:style-name="ce54" office:value-type="float" office:value="11601" calcext:value-type="float">
            <text:p><text:s/>11,601 </text:p>
          </table:table-cell>
          <table:table-cell table:style-name="ce54" office:value-type="float" office:value="13312" calcext:value-type="float">
            <text:p><text:s/>13,312 </text:p>
          </table:table-cell>
          <table:table-cell table:style-name="ce54" office:value-type="float" office:value="15193" calcext:value-type="float">
            <text:p><text:s/>15,193 </text:p>
          </table:table-cell>
          <table:table-cell table:style-name="ce54" office:value-type="float" office:value="17509" calcext:value-type="float">
            <text:p><text:s/>17,509 </text:p>
          </table:table-cell>
          <table:table-cell table:style-name="ce54" office:value-type="float" office:value="21172" calcext:value-type="float">
            <text:p><text:s/>21,172 </text:p>
          </table:table-cell>
          <table:table-cell table:style-name="ce54" office:value-type="float" office:value="35789" calcext:value-type="float">
            <text:p><text:s/>35,78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6/07</text:p>
          </table:table-cell>
          <table:table-cell table:style-name="ce43" office:value-type="percentage" office:value="1.22" calcext:value-type="percentage">
            <text:p>122%</text:p>
          </table:table-cell>
          <table:table-cell table:style-name="ce33" office:value-type="float" office:value="32" calcext:value-type="float">
            <text:p>32</text:p>
          </table:table-cell>
          <table:table-cell/>
          <table:table-cell table:style-name="ce51" office:value-type="float" office:value="4521" calcext:value-type="float">
            <text:p><text:s/>4,521 </text:p>
          </table:table-cell>
          <table:table-cell table:style-name="ce51" office:value-type="float" office:value="7411" calcext:value-type="float">
            <text:p><text:s/>7,411 </text:p>
          </table:table-cell>
          <table:table-cell table:style-name="ce51" office:value-type="float" office:value="8899" calcext:value-type="float">
            <text:p><text:s/>8,899 </text:p>
          </table:table-cell>
          <table:table-cell table:style-name="ce51" office:value-type="float" office:value="10312" calcext:value-type="float">
            <text:p><text:s/>10,312 </text:p>
          </table:table-cell>
          <table:table-cell table:style-name="ce51" office:value-type="float" office:value="11768" calcext:value-type="float">
            <text:p><text:s/>11,768 </text:p>
          </table:table-cell>
          <table:table-cell table:style-name="ce51" office:value-type="float" office:value="13497" calcext:value-type="float">
            <text:p><text:s/>13,497 </text:p>
          </table:table-cell>
          <table:table-cell table:style-name="ce51" office:value-type="float" office:value="15431" calcext:value-type="float">
            <text:p><text:s/>15,431 </text:p>
          </table:table-cell>
          <table:table-cell table:style-name="ce51" office:value-type="float" office:value="17907" calcext:value-type="float">
            <text:p><text:s/>17,907 </text:p>
          </table:table-cell>
          <table:table-cell table:style-name="ce51" office:value-type="float" office:value="21676" calcext:value-type="float">
            <text:p><text:s/>21,676 </text:p>
          </table:table-cell>
          <table:table-cell table:style-name="ce51" office:value-type="float" office:value="38080" calcext:value-type="float">
            <text:p><text:s/>38,08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7/08</text:p>
          </table:table-cell>
          <table:table-cell table:style-name="ce42" office:value-type="percentage" office:value="1.3" calcext:value-type="percentage">
            <text:p>130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4532" calcext:value-type="float">
            <text:p><text:s/>4,532 </text:p>
          </table:table-cell>
          <table:table-cell table:style-name="ce54" office:value-type="float" office:value="7461" calcext:value-type="float">
            <text:p><text:s/>7,461 </text:p>
          </table:table-cell>
          <table:table-cell table:style-name="ce54" office:value-type="float" office:value="9032" calcext:value-type="float">
            <text:p><text:s/>9,032 </text:p>
          </table:table-cell>
          <table:table-cell table:style-name="ce54" office:value-type="float" office:value="10581" calcext:value-type="float">
            <text:p><text:s/>10,581 </text:p>
          </table:table-cell>
          <table:table-cell table:style-name="ce54" office:value-type="float" office:value="12163" calcext:value-type="float">
            <text:p><text:s/>12,163 </text:p>
          </table:table-cell>
          <table:table-cell table:style-name="ce54" office:value-type="float" office:value="13916" calcext:value-type="float">
            <text:p><text:s/>13,916 </text:p>
          </table:table-cell>
          <table:table-cell table:style-name="ce54" office:value-type="float" office:value="15973" calcext:value-type="float">
            <text:p><text:s/>15,973 </text:p>
          </table:table-cell>
          <table:table-cell table:style-name="ce54" office:value-type="float" office:value="18602" calcext:value-type="float">
            <text:p><text:s/>18,602 </text:p>
          </table:table-cell>
          <table:table-cell table:style-name="ce54" office:value-type="float" office:value="22557" calcext:value-type="float">
            <text:p><text:s/>22,557 </text:p>
          </table:table-cell>
          <table:table-cell table:style-name="ce54" office:value-type="float" office:value="41060" calcext:value-type="float">
            <text:p><text:s/>41,06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08/09</text:p>
          </table:table-cell>
          <table:table-cell table:style-name="ce43" office:value-type="percentage" office:value="1.35" calcext:value-type="percentage">
            <text:p>135%</text:p>
          </table:table-cell>
          <table:table-cell table:style-name="ce33" office:value-type="float" office:value="34" calcext:value-type="float">
            <text:p>34</text:p>
          </table:table-cell>
          <table:table-cell/>
          <table:table-cell table:style-name="ce51" office:value-type="float" office:value="4595" calcext:value-type="float">
            <text:p><text:s/>4,595 </text:p>
          </table:table-cell>
          <table:table-cell table:style-name="ce51" office:value-type="float" office:value="7577" calcext:value-type="float">
            <text:p><text:s/>7,577 </text:p>
          </table:table-cell>
          <table:table-cell table:style-name="ce51" office:value-type="float" office:value="9188" calcext:value-type="float">
            <text:p><text:s/>9,188 </text:p>
          </table:table-cell>
          <table:table-cell table:style-name="ce51" office:value-type="float" office:value="10770" calcext:value-type="float">
            <text:p><text:s/>10,770 </text:p>
          </table:table-cell>
          <table:table-cell table:style-name="ce51" office:value-type="float" office:value="12403" calcext:value-type="float">
            <text:p><text:s/>12,403 </text:p>
          </table:table-cell>
          <table:table-cell table:style-name="ce51" office:value-type="float" office:value="14259" calcext:value-type="float">
            <text:p><text:s/>14,259 </text:p>
          </table:table-cell>
          <table:table-cell table:style-name="ce51" office:value-type="float" office:value="16411" calcext:value-type="float">
            <text:p><text:s/>16,411 </text:p>
          </table:table-cell>
          <table:table-cell table:style-name="ce51" office:value-type="float" office:value="18888" calcext:value-type="float">
            <text:p><text:s/>18,888 </text:p>
          </table:table-cell>
          <table:table-cell table:style-name="ce51" office:value-type="float" office:value="23229" calcext:value-type="float">
            <text:p><text:s/>23,229 </text:p>
          </table:table-cell>
          <table:table-cell table:style-name="ce51" office:value-type="float" office:value="43317" calcext:value-type="float">
            <text:p><text:s/>43,31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09/10</text:p>
          </table:table-cell>
          <table:table-cell table:style-name="ce42" office:value-type="percentage" office:value="1.34" calcext:value-type="percentage">
            <text:p>134%</text:p>
          </table:table-cell>
          <table:table-cell table:style-name="ce32" office:value-type="float" office:value="33" calcext:value-type="float">
            <text:p>33</text:p>
          </table:table-cell>
          <table:table-cell/>
          <table:table-cell table:style-name="ce54" office:value-type="float" office:value="4699" calcext:value-type="float">
            <text:p><text:s/>4,699 </text:p>
          </table:table-cell>
          <table:table-cell table:style-name="ce54" office:value-type="float" office:value="7714" calcext:value-type="float">
            <text:p><text:s/>7,714 </text:p>
          </table:table-cell>
          <table:table-cell table:style-name="ce54" office:value-type="float" office:value="9406" calcext:value-type="float">
            <text:p><text:s/>9,406 </text:p>
          </table:table-cell>
          <table:table-cell table:style-name="ce54" office:value-type="float" office:value="11101" calcext:value-type="float">
            <text:p><text:s/>11,101 </text:p>
          </table:table-cell>
          <table:table-cell table:style-name="ce54" office:value-type="float" office:value="12802" calcext:value-type="float">
            <text:p><text:s/>12,802 </text:p>
          </table:table-cell>
          <table:table-cell table:style-name="ce54" office:value-type="float" office:value="14493" calcext:value-type="float">
            <text:p><text:s/>14,493 </text:p>
          </table:table-cell>
          <table:table-cell table:style-name="ce54" office:value-type="float" office:value="16546" calcext:value-type="float">
            <text:p><text:s/>16,546 </text:p>
          </table:table-cell>
          <table:table-cell table:style-name="ce54" office:value-type="float" office:value="19132" calcext:value-type="float">
            <text:p><text:s/>19,132 </text:p>
          </table:table-cell>
          <table:table-cell table:style-name="ce54" office:value-type="float" office:value="23034" calcext:value-type="float">
            <text:p><text:s/>23,034 </text:p>
          </table:table-cell>
          <table:table-cell table:style-name="ce54" office:value-type="float" office:value="43995" calcext:value-type="float">
            <text:p><text:s/>43,99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0/11</text:p>
          </table:table-cell>
          <table:table-cell table:style-name="ce43" office:value-type="percentage" office:value="1.13" calcext:value-type="percentage">
            <text:p>113%</text:p>
          </table:table-cell>
          <table:table-cell table:style-name="ce33" office:value-type="float" office:value="30" calcext:value-type="float">
            <text:p>30</text:p>
          </table:table-cell>
          <table:table-cell/>
          <table:table-cell table:style-name="ce51" office:value-type="float" office:value="5029" calcext:value-type="float">
            <text:p><text:s/>5,029 </text:p>
          </table:table-cell>
          <table:table-cell table:style-name="ce51" office:value-type="float" office:value="7952" calcext:value-type="float">
            <text:p><text:s/>7,952 </text:p>
          </table:table-cell>
          <table:table-cell table:style-name="ce51" office:value-type="float" office:value="9501" calcext:value-type="float">
            <text:p><text:s/>9,501 </text:p>
          </table:table-cell>
          <table:table-cell table:style-name="ce51" office:value-type="float" office:value="10988" calcext:value-type="float">
            <text:p><text:s/>10,988 </text:p>
          </table:table-cell>
          <table:table-cell table:style-name="ce51" office:value-type="float" office:value="12330" calcext:value-type="float">
            <text:p><text:s/>12,330 </text:p>
          </table:table-cell>
          <table:table-cell table:style-name="ce51" office:value-type="float" office:value="14093" calcext:value-type="float">
            <text:p><text:s/>14,093 </text:p>
          </table:table-cell>
          <table:table-cell table:style-name="ce51" office:value-type="float" office:value="16115" calcext:value-type="float">
            <text:p><text:s/>16,115 </text:p>
          </table:table-cell>
          <table:table-cell table:style-name="ce51" office:value-type="float" office:value="18573" calcext:value-type="float">
            <text:p><text:s/>18,573 </text:p>
          </table:table-cell>
          <table:table-cell table:style-name="ce51" office:value-type="float" office:value="22310" calcext:value-type="float">
            <text:p><text:s/>22,310 </text:p>
          </table:table-cell>
          <table:table-cell table:style-name="ce51" office:value-type="float" office:value="37967" calcext:value-type="float">
            <text:p><text:s/>37,967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1/12</text:p>
          </table:table-cell>
          <table:table-cell table:style-name="ce42" office:value-type="percentage" office:value="1.18" calcext:value-type="percentage">
            <text:p>118%</text:p>
          </table:table-cell>
          <table:table-cell table:style-name="ce32" office:value-type="float" office:value="31" calcext:value-type="float">
            <text:p>31</text:p>
          </table:table-cell>
          <table:table-cell/>
          <table:table-cell table:style-name="ce54" office:value-type="float" office:value="4904" calcext:value-type="float">
            <text:p><text:s/>4,904 </text:p>
          </table:table-cell>
          <table:table-cell table:style-name="ce54" office:value-type="float" office:value="8055" calcext:value-type="float">
            <text:p><text:s/>8,055 </text:p>
          </table:table-cell>
          <table:table-cell table:style-name="ce54" office:value-type="float" office:value="9505" calcext:value-type="float">
            <text:p><text:s/>9,505 </text:p>
          </table:table-cell>
          <table:table-cell table:style-name="ce54" office:value-type="float" office:value="10996" calcext:value-type="float">
            <text:p><text:s/>10,996 </text:p>
          </table:table-cell>
          <table:table-cell table:style-name="ce54" office:value-type="float" office:value="12462" calcext:value-type="float">
            <text:p><text:s/>12,462 </text:p>
          </table:table-cell>
          <table:table-cell table:style-name="ce54" office:value-type="float" office:value="14124" calcext:value-type="float">
            <text:p><text:s/>14,124 </text:p>
          </table:table-cell>
          <table:table-cell table:style-name="ce54" office:value-type="float" office:value="16097" calcext:value-type="float">
            <text:p><text:s/>16,097 </text:p>
          </table:table-cell>
          <table:table-cell table:style-name="ce54" office:value-type="float" office:value="18530" calcext:value-type="float">
            <text:p><text:s/>18,530 </text:p>
          </table:table-cell>
          <table:table-cell table:style-name="ce54" office:value-type="float" office:value="22006" calcext:value-type="float">
            <text:p><text:s/>22,006 </text:p>
          </table:table-cell>
          <table:table-cell table:style-name="ce54" office:value-type="float" office:value="39570" calcext:value-type="float">
            <text:p><text:s/>39,57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2/13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4757" calcext:value-type="float">
            <text:p><text:s/>4,757 </text:p>
          </table:table-cell>
          <table:table-cell table:style-name="ce51" office:value-type="float" office:value="7682" calcext:value-type="float">
            <text:p><text:s/>7,682 </text:p>
          </table:table-cell>
          <table:table-cell table:style-name="ce51" office:value-type="float" office:value="9213" calcext:value-type="float">
            <text:p><text:s/>9,213 </text:p>
          </table:table-cell>
          <table:table-cell table:style-name="ce51" office:value-type="float" office:value="10781" calcext:value-type="float">
            <text:p><text:s/>10,781 </text:p>
          </table:table-cell>
          <table:table-cell table:style-name="ce51" office:value-type="float" office:value="12426" calcext:value-type="float">
            <text:p><text:s/>12,426 </text:p>
          </table:table-cell>
          <table:table-cell table:style-name="ce51" office:value-type="float" office:value="13991" calcext:value-type="float">
            <text:p><text:s/>13,991 </text:p>
          </table:table-cell>
          <table:table-cell table:style-name="ce51" office:value-type="float" office:value="15924" calcext:value-type="float">
            <text:p><text:s/>15,924 </text:p>
          </table:table-cell>
          <table:table-cell table:style-name="ce51" office:value-type="float" office:value="18724" calcext:value-type="float">
            <text:p><text:s/>18,724 </text:p>
          </table:table-cell>
          <table:table-cell table:style-name="ce51" office:value-type="float" office:value="22295" calcext:value-type="float">
            <text:p><text:s/>22,295 </text:p>
          </table:table-cell>
          <table:table-cell table:style-name="ce51" office:value-type="float" office:value="37364" calcext:value-type="float">
            <text:p><text:s/>37,36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3/14</text:p>
          </table:table-cell>
          <table:table-cell table:style-name="ce42" office:value-type="percentage" office:value="1.12" calcext:value-type="percentage">
            <text:p>112%</text:p>
          </table:table-cell>
          <table:table-cell table:style-name="ce32" office:value-type="float" office:value="30" calcext:value-type="float">
            <text:p>30</text:p>
          </table:table-cell>
          <table:table-cell/>
          <table:table-cell table:style-name="ce54" office:value-type="float" office:value="4822" calcext:value-type="float">
            <text:p><text:s/>4,822 </text:p>
          </table:table-cell>
          <table:table-cell table:style-name="ce54" office:value-type="float" office:value="8039" calcext:value-type="float">
            <text:p><text:s/>8,039 </text:p>
          </table:table-cell>
          <table:table-cell table:style-name="ce54" office:value-type="float" office:value="9530" calcext:value-type="float">
            <text:p><text:s/>9,530 </text:p>
          </table:table-cell>
          <table:table-cell table:style-name="ce54" office:value-type="float" office:value="10946" calcext:value-type="float">
            <text:p><text:s/>10,946 </text:p>
          </table:table-cell>
          <table:table-cell table:style-name="ce54" office:value-type="float" office:value="12542" calcext:value-type="float">
            <text:p><text:s/>12,542 </text:p>
          </table:table-cell>
          <table:table-cell table:style-name="ce54" office:value-type="float" office:value="14403" calcext:value-type="float">
            <text:p><text:s/>14,403 </text:p>
          </table:table-cell>
          <table:table-cell table:style-name="ce54" office:value-type="float" office:value="16340" calcext:value-type="float">
            <text:p><text:s/>16,340 </text:p>
          </table:table-cell>
          <table:table-cell table:style-name="ce54" office:value-type="float" office:value="18845" calcext:value-type="float">
            <text:p><text:s/>18,845 </text:p>
          </table:table-cell>
          <table:table-cell table:style-name="ce54" office:value-type="float" office:value="22194" calcext:value-type="float">
            <text:p><text:s/>22,194 </text:p>
          </table:table-cell>
          <table:table-cell table:style-name="ce54" office:value-type="float" office:value="37199" calcext:value-type="float">
            <text:p><text:s/>37,19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4/15</text:p>
          </table:table-cell>
          <table:table-cell table:style-name="ce43" office:value-type="percentage" office:value="1.15" calcext:value-type="percentage">
            <text:p>115%</text:p>
          </table:table-cell>
          <table:table-cell table:style-name="ce33" office:value-type="float" office:value="31" calcext:value-type="float">
            <text:p>31</text:p>
          </table:table-cell>
          <table:table-cell/>
          <table:table-cell table:style-name="ce51" office:value-type="float" office:value="5006" calcext:value-type="float">
            <text:p><text:s/>5,006 </text:p>
          </table:table-cell>
          <table:table-cell table:style-name="ce51" office:value-type="float" office:value="8196" calcext:value-type="float">
            <text:p><text:s/>8,196 </text:p>
          </table:table-cell>
          <table:table-cell table:style-name="ce51" office:value-type="float" office:value="9800" calcext:value-type="float">
            <text:p><text:s/>9,800 </text:p>
          </table:table-cell>
          <table:table-cell table:style-name="ce51" office:value-type="float" office:value="11258" calcext:value-type="float">
            <text:p><text:s/>11,258 </text:p>
          </table:table-cell>
          <table:table-cell table:style-name="ce51" office:value-type="float" office:value="12985" calcext:value-type="float">
            <text:p><text:s/>12,985 </text:p>
          </table:table-cell>
          <table:table-cell table:style-name="ce51" office:value-type="float" office:value="14864" calcext:value-type="float">
            <text:p><text:s/>14,864 </text:p>
          </table:table-cell>
          <table:table-cell table:style-name="ce51" office:value-type="float" office:value="16936" calcext:value-type="float">
            <text:p><text:s/>16,936 </text:p>
          </table:table-cell>
          <table:table-cell table:style-name="ce51" office:value-type="float" office:value="19300" calcext:value-type="float">
            <text:p><text:s/>19,300 </text:p>
          </table:table-cell>
          <table:table-cell table:style-name="ce51" office:value-type="float" office:value="23308" calcext:value-type="float">
            <text:p><text:s/>23,308 </text:p>
          </table:table-cell>
          <table:table-cell table:style-name="ce51" office:value-type="float" office:value="39409" calcext:value-type="float">
            <text:p><text:s/>39,409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5/16</text:p>
          </table:table-cell>
          <table:table-cell table:style-name="ce42" office:value-type="percentage" office:value="1.38" calcext:value-type="percentage">
            <text:p>138%</text:p>
          </table:table-cell>
          <table:table-cell table:style-name="ce32" office:value-type="float" office:value="34" calcext:value-type="float">
            <text:p>34</text:p>
          </table:table-cell>
          <table:table-cell/>
          <table:table-cell table:style-name="ce54" office:value-type="float" office:value="4887" calcext:value-type="float">
            <text:p><text:s/>4,887 </text:p>
          </table:table-cell>
          <table:table-cell table:style-name="ce54" office:value-type="float" office:value="8122" calcext:value-type="float">
            <text:p><text:s/>8,122 </text:p>
          </table:table-cell>
          <table:table-cell table:style-name="ce54" office:value-type="float" office:value="9688" calcext:value-type="float">
            <text:p><text:s/>9,688 </text:p>
          </table:table-cell>
          <table:table-cell table:style-name="ce54" office:value-type="float" office:value="11255" calcext:value-type="float">
            <text:p><text:s/>11,255 </text:p>
          </table:table-cell>
          <table:table-cell table:style-name="ce54" office:value-type="float" office:value="12799" calcext:value-type="float">
            <text:p><text:s/>12,799 </text:p>
          </table:table-cell>
          <table:table-cell table:style-name="ce54" office:value-type="float" office:value="14676" calcext:value-type="float">
            <text:p><text:s/>14,676 </text:p>
          </table:table-cell>
          <table:table-cell table:style-name="ce54" office:value-type="float" office:value="17223" calcext:value-type="float">
            <text:p><text:s/>17,223 </text:p>
          </table:table-cell>
          <table:table-cell table:style-name="ce54" office:value-type="float" office:value="19974" calcext:value-type="float">
            <text:p><text:s/>19,974 </text:p>
          </table:table-cell>
          <table:table-cell table:style-name="ce54" office:value-type="float" office:value="23967" calcext:value-type="float">
            <text:p><text:s/>23,967 </text:p>
          </table:table-cell>
          <table:table-cell table:style-name="ce54" office:value-type="float" office:value="46710" calcext:value-type="float">
            <text:p><text:s/>46,710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3" office:value-type="string" calcext:value-type="string">
            <text:p>2016/17</text:p>
          </table:table-cell>
          <table:table-cell table:style-name="ce43" office:value-type="percentage" office:value="1.21" calcext:value-type="percentage">
            <text:p>121%</text:p>
          </table:table-cell>
          <table:table-cell table:style-name="ce33" office:value-type="float" office:value="32" calcext:value-type="float">
            <text:p>32</text:p>
          </table:table-cell>
          <table:table-cell/>
          <table:table-cell table:style-name="ce51" office:value-type="float" office:value="5025" calcext:value-type="float">
            <text:p><text:s/>5,025 </text:p>
          </table:table-cell>
          <table:table-cell table:style-name="ce51" office:value-type="float" office:value="8284" calcext:value-type="float">
            <text:p><text:s/>8,284 </text:p>
          </table:table-cell>
          <table:table-cell table:style-name="ce51" office:value-type="float" office:value="9902" calcext:value-type="float">
            <text:p><text:s/>9,902 </text:p>
          </table:table-cell>
          <table:table-cell table:style-name="ce51" office:value-type="float" office:value="11779" calcext:value-type="float">
            <text:p><text:s/>11,779 </text:p>
          </table:table-cell>
          <table:table-cell table:style-name="ce51" office:value-type="float" office:value="13531" calcext:value-type="float">
            <text:p><text:s/>13,531 </text:p>
          </table:table-cell>
          <table:table-cell table:style-name="ce51" office:value-type="float" office:value="15433" calcext:value-type="float">
            <text:p><text:s/>15,433 </text:p>
          </table:table-cell>
          <table:table-cell table:style-name="ce51" office:value-type="float" office:value="17659" calcext:value-type="float">
            <text:p><text:s/>17,659 </text:p>
          </table:table-cell>
          <table:table-cell table:style-name="ce51" office:value-type="float" office:value="20245" calcext:value-type="float">
            <text:p><text:s/>20,245 </text:p>
          </table:table-cell>
          <table:table-cell table:style-name="ce51" office:value-type="float" office:value="24387" calcext:value-type="float">
            <text:p><text:s/>24,387 </text:p>
          </table:table-cell>
          <table:table-cell table:style-name="ce51" office:value-type="float" office:value="42224" calcext:value-type="float">
            <text:p><text:s/>42,224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2" office:value-type="string" calcext:value-type="string">
            <text:p>2017/18</text:p>
          </table:table-cell>
          <table:table-cell table:style-name="ce42" office:value-type="percentage" office:value="1.23" calcext:value-type="percentage">
            <text:p>123%</text:p>
          </table:table-cell>
          <table:table-cell table:style-name="ce32" office:value-type="float" office:value="32" calcext:value-type="float">
            <text:p>32</text:p>
          </table:table-cell>
          <table:table-cell/>
          <table:table-cell table:style-name="ce54" office:value-type="float" office:value="4471" calcext:value-type="float">
            <text:p><text:s/>4,471 </text:p>
          </table:table-cell>
          <table:table-cell table:style-name="ce54" office:value-type="float" office:value="8091" calcext:value-type="float">
            <text:p><text:s/>8,091 </text:p>
          </table:table-cell>
          <table:table-cell table:style-name="ce54" office:value-type="float" office:value="9835" calcext:value-type="float">
            <text:p><text:s/>9,835 </text:p>
          </table:table-cell>
          <table:table-cell table:style-name="ce54" office:value-type="float" office:value="11472" calcext:value-type="float">
            <text:p><text:s/>11,472 </text:p>
          </table:table-cell>
          <table:table-cell table:style-name="ce54" office:value-type="float" office:value="13255" calcext:value-type="float">
            <text:p><text:s/>13,255 </text:p>
          </table:table-cell>
          <table:table-cell table:style-name="ce54" office:value-type="float" office:value="15154" calcext:value-type="float">
            <text:p><text:s/>15,154 </text:p>
          </table:table-cell>
          <table:table-cell table:style-name="ce54" office:value-type="float" office:value="17130" calcext:value-type="float">
            <text:p><text:s/>17,130 </text:p>
          </table:table-cell>
          <table:table-cell table:style-name="ce54" office:value-type="float" office:value="19845" calcext:value-type="float">
            <text:p><text:s/>19,845 </text:p>
          </table:table-cell>
          <table:table-cell table:style-name="ce54" office:value-type="float" office:value="23929" calcext:value-type="float">
            <text:p><text:s/>23,929 </text:p>
          </table:table-cell>
          <table:table-cell table:style-name="ce54" office:value-type="float" office:value="41745" calcext:value-type="float">
            <text:p><text:s/>41,745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34" office:value-type="string" calcext:value-type="string">
            <text:p>2018/19</text:p>
          </table:table-cell>
          <table:table-cell table:style-name="ce43" office:value-type="percentage" office:value="1.27" calcext:value-type="percentage">
            <text:p>127%</text:p>
          </table:table-cell>
          <table:table-cell table:style-name="ce33" office:value-type="float" office:value="33" calcext:value-type="float">
            <text:p>33</text:p>
          </table:table-cell>
          <table:table-cell/>
          <table:table-cell table:style-name="ce51" office:value-type="float" office:value="4627" calcext:value-type="float">
            <text:p><text:s/>4,627 </text:p>
          </table:table-cell>
          <table:table-cell table:style-name="ce51" office:value-type="float" office:value="8405" calcext:value-type="float">
            <text:p><text:s/>8,405 </text:p>
          </table:table-cell>
          <table:table-cell table:style-name="ce51" office:value-type="float" office:value="10336" calcext:value-type="float">
            <text:p><text:s/>10,336 </text:p>
          </table:table-cell>
          <table:table-cell table:style-name="ce51" office:value-type="float" office:value="11770" calcext:value-type="float">
            <text:p><text:s/>11,770 </text:p>
          </table:table-cell>
          <table:table-cell table:style-name="ce51" office:value-type="float" office:value="13442" calcext:value-type="float">
            <text:p><text:s/>13,442 </text:p>
          </table:table-cell>
          <table:table-cell table:style-name="ce51" office:value-type="float" office:value="15146" calcext:value-type="float">
            <text:p><text:s/>15,146 </text:p>
          </table:table-cell>
          <table:table-cell table:style-name="ce51" office:value-type="float" office:value="17177" calcext:value-type="float">
            <text:p><text:s/>17,177 </text:p>
          </table:table-cell>
          <table:table-cell table:style-name="ce51" office:value-type="float" office:value="19725" calcext:value-type="float">
            <text:p><text:s/>19,725 </text:p>
          </table:table-cell>
          <table:table-cell table:style-name="ce51" office:value-type="float" office:value="23635" calcext:value-type="float">
            <text:p><text:s/>23,635 </text:p>
          </table:table-cell>
          <table:table-cell table:style-name="ce51" office:value-type="float" office:value="44673" calcext:value-type="float">
            <text:p><text:s/>44,673 </text:p>
          </table:table-cell>
          <table:table-cell/>
          <table:table-cell table:style-name="ce56"/>
          <table:table-cell table:number-columns-repeated="1008"/>
        </table:table-row>
        <table:table-row table:style-name="ro2">
          <table:table-cell table:style-name="ce23" office:value-type="string" calcext:value-type="string">
            <text:p>Source: HBAI dataset, DWP.</text:p>
          </table:table-cell>
          <table:table-cell table:number-columns-repeated="3"/>
          <table:table-cell table:style-name="ce23" office:value-type="string" calcext:value-type="string">
            <text:p>Source: HBAI dataset, DWP</text:p>
          </table:table-cell>
          <table:table-cell table:style-name="ce51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Notes: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1. The Palma ratio is the income share of the top 10% divided by the income share of the bottom 40% of the population, expressed as a percentage.</text:p>
          </table:table-cell>
          <table:table-cell table:number-columns-repeated="1023"/>
        </table:table-row>
        <table:table-row table:style-name="ro6">
          <table:table-cell table:style-name="ce36" office:value-type="string" calcext:value-type="string" table:number-columns-spanned="14" table:number-rows-spanned="1">
            <text:p>2. The Gini coefficient of income inequality takes values between 0 (everyone has the same income, equality) and 1 (one person has all the income, all others have none, maximum inequality).</text:p>
          </table:table-cell>
          <table:covered-table-cell table:number-columns-repeated="13" table:style-name="ce44"/>
          <table:table-cell table:number-columns-repeated="101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inequality_indices" table:style-name="ta1">
        <table:table-column table:style-name="co7" table:default-cell-style-name="ce13"/>
        <table:table-column table:style-name="co7" table:default-cell-style-name="ce61"/>
        <table:table-column table:style-name="co7" table:default-cell-style-name="ce63"/>
        <table:table-row table:style-name="ro2">
          <table:table-cell table:style-name="Default"/>
          <table:table-cell table:style-name="Default" office:value-type="string" calcext:value-type="string">
            <text:p>Palma ratio</text:p>
          </table:table-cell>
          <table:table-cell office:value-type="string" calcext:value-type="string">
            <text:p>Gini index</text:p>
          </table:table-cell>
        </table:table-row>
        <table:table-row table:style-name="ro2">
          <table:table-cell office:value-type="string" calcext:value-type="string">
            <text:p>1994-95</text:p>
          </table:table-cell>
          <table:table-cell table:formula="of:=[$'Palma + Gini'.B30]" office:value-type="float" office:value="1.14" calcext:value-type="float">
            <text:p>1.14</text:p>
          </table:table-cell>
          <table:table-cell table:formula="of:=[$'Palma + Gini'.C30]" office:value-type="float" office:value="31" calcext:value-type="float">
            <text:p>31</text:p>
          </table:table-cell>
        </table:table-row>
        <table:table-row table:style-name="ro2">
          <table:table-cell table:style-name="ce59" office:value-type="string" calcext:value-type="string">
            <text:p>1995-96</text:p>
          </table:table-cell>
          <table:table-cell table:formula="of:=[$'Palma + Gini'.B31]" office:value-type="float" office:value="1.11" calcext:value-type="float">
            <text:p>1.11</text:p>
          </table:table-cell>
          <table:table-cell table:formula="of:=[$'Palma + Gini'.C3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1996-97</text:p>
          </table:table-cell>
          <table:table-cell table:formula="of:=[$'Palma + Gini'.B32]" office:value-type="float" office:value="1.11" calcext:value-type="float">
            <text:p>1.11</text:p>
          </table:table-cell>
          <table:table-cell table:formula="of:=[$'Palma + Gini'.C32]" office:value-type="float" office:value="30" calcext:value-type="float">
            <text:p>30</text:p>
          </table:table-cell>
        </table:table-row>
        <table:table-row table:style-name="ro2">
          <table:table-cell table:style-name="ce59" office:value-type="string" calcext:value-type="string">
            <text:p>1997-98</text:p>
          </table:table-cell>
          <table:table-cell table:formula="of:=[$'Palma + Gini'.B33]" office:value-type="float" office:value="1.2" calcext:value-type="float">
            <text:p>1.20</text:p>
          </table:table-cell>
          <table:table-cell table:formula="of:=[$'Palma + Gini'.C33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1998-99</text:p>
          </table:table-cell>
          <table:table-cell table:formula="of:=[$'Palma + Gini'.B34]" office:value-type="float" office:value="1.15" calcext:value-type="float">
            <text:p>1.15</text:p>
          </table:table-cell>
          <table:table-cell table:formula="of:=[$'Palma + Gini'.C34]" office:value-type="float" office:value="31" calcext:value-type="float">
            <text:p>31</text:p>
          </table:table-cell>
        </table:table-row>
        <table:table-row table:style-name="ro2">
          <table:table-cell table:style-name="ce59" office:value-type="string" calcext:value-type="string">
            <text:p>1999-00</text:p>
          </table:table-cell>
          <table:table-cell table:formula="of:=[$'Palma + Gini'.B35]" office:value-type="float" office:value="1.28" calcext:value-type="float">
            <text:p>1.28</text:p>
          </table:table-cell>
          <table:table-cell table:formula="of:=[$'Palma + Gini'.C35]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00-01</text:p>
          </table:table-cell>
          <table:table-cell table:formula="of:=[$'Palma + Gini'.B36]" office:value-type="float" office:value="1.35" calcext:value-type="float">
            <text:p>1.35</text:p>
          </table:table-cell>
          <table:table-cell table:formula="of:=[$'Palma + Gini'.C36]" office:value-type="float" office:value="34" calcext:value-type="float">
            <text:p>34</text:p>
          </table:table-cell>
        </table:table-row>
        <table:table-row table:style-name="ro2">
          <table:table-cell table:style-name="ce59" office:value-type="string" calcext:value-type="string">
            <text:p>2001-02</text:p>
          </table:table-cell>
          <table:table-cell table:formula="of:=[$'Palma + Gini'.B37]" office:value-type="float" office:value="1.14" calcext:value-type="float">
            <text:p>1.14</text:p>
          </table:table-cell>
          <table:table-cell table:formula="of:=[$'Palma + Gini'.C37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02-03</text:p>
          </table:table-cell>
          <table:table-cell table:formula="of:=[$'Palma + Gini'.B38]" office:value-type="float" office:value="1.17" calcext:value-type="float">
            <text:p>1.17</text:p>
          </table:table-cell>
          <table:table-cell table:formula="of:=[$'Palma + Gini'.C38]" office:value-type="float" office:value="31" calcext:value-type="float">
            <text:p>31</text:p>
          </table:table-cell>
        </table:table-row>
        <table:table-row table:style-name="ro2">
          <table:table-cell table:style-name="ce59" office:value-type="string" calcext:value-type="string">
            <text:p>2003-04</text:p>
          </table:table-cell>
          <table:table-cell table:formula="of:=[$'Palma + Gini'.B39]" office:value-type="float" office:value="1.16" calcext:value-type="float">
            <text:p>1.16</text:p>
          </table:table-cell>
          <table:table-cell table:formula="of:=[$'Palma + Gini'.C39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04-05</text:p>
          </table:table-cell>
          <table:table-cell table:formula="of:=[$'Palma + Gini'.B40]" office:value-type="float" office:value="1.07" calcext:value-type="float">
            <text:p>1.07</text:p>
          </table:table-cell>
          <table:table-cell table:formula="of:=[$'Palma + Gini'.C40]" office:value-type="float" office:value="30" calcext:value-type="float">
            <text:p>30</text:p>
          </table:table-cell>
        </table:table-row>
        <table:table-row table:style-name="ro2">
          <table:table-cell table:style-name="ce59" office:value-type="string" calcext:value-type="string">
            <text:p>2005-06</text:p>
          </table:table-cell>
          <table:table-cell table:formula="of:=[$'Palma + Gini'.B41]" office:value-type="float" office:value="1.17" calcext:value-type="float">
            <text:p>1.17</text:p>
          </table:table-cell>
          <table:table-cell table:formula="of:=[$'Palma + Gini'.C41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06-07</text:p>
          </table:table-cell>
          <table:table-cell table:formula="of:=[$'Palma + Gini'.B42]" office:value-type="float" office:value="1.22" calcext:value-type="float">
            <text:p>1.22</text:p>
          </table:table-cell>
          <table:table-cell table:formula="of:=[$'Palma + Gini'.C42]" office:value-type="float" office:value="32" calcext:value-type="float">
            <text:p>32</text:p>
          </table:table-cell>
        </table:table-row>
        <table:table-row table:style-name="ro2">
          <table:table-cell table:style-name="ce59" office:value-type="string" calcext:value-type="string">
            <text:p>2007-08</text:p>
          </table:table-cell>
          <table:table-cell table:formula="of:=[$'Palma + Gini'.B43]" office:value-type="float" office:value="1.3" calcext:value-type="float">
            <text:p>1.30</text:p>
          </table:table-cell>
          <table:table-cell table:formula="of:=[$'Palma + Gini'.C43]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08-09</text:p>
          </table:table-cell>
          <table:table-cell table:formula="of:=[$'Palma + Gini'.B44]" office:value-type="float" office:value="1.35" calcext:value-type="float">
            <text:p>1.35</text:p>
          </table:table-cell>
          <table:table-cell table:formula="of:=[$'Palma + Gini'.C44]" office:value-type="float" office:value="34" calcext:value-type="float">
            <text:p>34</text:p>
          </table:table-cell>
        </table:table-row>
        <table:table-row table:style-name="ro2">
          <table:table-cell table:style-name="ce59" office:value-type="string" calcext:value-type="string">
            <text:p>2009-10</text:p>
          </table:table-cell>
          <table:table-cell table:formula="of:=[$'Palma + Gini'.B45]" office:value-type="float" office:value="1.34" calcext:value-type="float">
            <text:p>1.34</text:p>
          </table:table-cell>
          <table:table-cell table:formula="of:=[$'Palma + Gini'.C45]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10-11</text:p>
          </table:table-cell>
          <table:table-cell table:formula="of:=[$'Palma + Gini'.B46]" office:value-type="float" office:value="1.13" calcext:value-type="float">
            <text:p>1.13</text:p>
          </table:table-cell>
          <table:table-cell table:formula="of:=[$'Palma + Gini'.C46]" office:value-type="float" office:value="30" calcext:value-type="float">
            <text:p>30</text:p>
          </table:table-cell>
        </table:table-row>
        <table:table-row table:style-name="ro2">
          <table:table-cell table:style-name="ce60" office:value-type="string" calcext:value-type="string">
            <text:p>2011-12</text:p>
          </table:table-cell>
          <table:table-cell table:formula="of:=[$'Palma + Gini'.B47]" office:value-type="float" office:value="1.18" calcext:value-type="float">
            <text:p>1.18</text:p>
          </table:table-cell>
          <table:table-cell table:formula="of:=[$'Palma + Gini'.C47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12-13</text:p>
          </table:table-cell>
          <table:table-cell table:formula="of:=[$'Palma + Gini'.B48]" office:value-type="float" office:value="1.15" calcext:value-type="float">
            <text:p>1.15</text:p>
          </table:table-cell>
          <table:table-cell table:formula="of:=[$'Palma + Gini'.C48]" office:value-type="float" office:value="31" calcext:value-type="float">
            <text:p>31</text:p>
          </table:table-cell>
        </table:table-row>
        <table:table-row table:style-name="ro2">
          <table:table-cell table:style-name="ce60" office:value-type="string" calcext:value-type="string">
            <text:p>2013-14</text:p>
          </table:table-cell>
          <table:table-cell table:formula="of:=[$'Palma + Gini'.B49]" office:value-type="float" office:value="1.12" calcext:value-type="float">
            <text:p>1.12</text:p>
          </table:table-cell>
          <table:table-cell table:formula="of:=[$'Palma + Gini'.C49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2014-15</text:p>
          </table:table-cell>
          <table:table-cell table:formula="of:=[$'Palma + Gini'.B50]" office:value-type="float" office:value="1.15" calcext:value-type="float">
            <text:p>1.15</text:p>
          </table:table-cell>
          <table:table-cell table:formula="of:=[$'Palma + Gini'.C50]" office:value-type="float" office:value="31" calcext:value-type="float">
            <text:p>31</text:p>
          </table:table-cell>
        </table:table-row>
        <table:table-row table:style-name="ro2">
          <table:table-cell table:style-name="Default" office:value-type="string" calcext:value-type="string">
            <text:p>2015-16</text:p>
          </table:table-cell>
          <table:table-cell table:formula="of:=[$'Palma + Gini'.B51]" office:value-type="float" office:value="1.38" calcext:value-type="float">
            <text:p>1.38</text:p>
          </table:table-cell>
          <table:table-cell table:formula="of:=[$'Palma + Gini'.C51]" office:value-type="float" office:value="34" calcext:value-type="float">
            <text:p>34</text:p>
          </table:table-cell>
        </table:table-row>
        <table:table-row table:style-name="ro2">
          <table:table-cell table:style-name="Default" office:value-type="string" calcext:value-type="string">
            <text:p>2016-17</text:p>
          </table:table-cell>
          <table:table-cell table:formula="of:=[$'Palma + Gini'.B52]" office:value-type="float" office:value="1.21" calcext:value-type="float">
            <text:p>1.21</text:p>
          </table:table-cell>
          <table:table-cell table:formula="of:=[$'Palma + Gini'.C52]" office:value-type="float" office:value="32" calcext:value-type="float">
            <text:p>32</text:p>
          </table:table-cell>
        </table:table-row>
        <table:table-row table:style-name="ro2">
          <table:table-cell table:style-name="Default" office:value-type="string" calcext:value-type="string">
            <text:p>2017-18</text:p>
          </table:table-cell>
          <table:table-cell table:formula="of:=[$'Palma + Gini'.B53]" office:value-type="float" office:value="1.23" calcext:value-type="float">
            <text:p>1.23</text:p>
          </table:table-cell>
          <table:table-cell table:formula="of:=[$'Palma + Gini'.C53]" office:value-type="float" office:value="32" calcext:value-type="float">
            <text:p>32</text:p>
          </table:table-cell>
        </table:table-row>
        <table:table-row table:style-name="ro2">
          <table:table-cell table:style-name="Default" office:value-type="string" calcext:value-type="string">
            <text:p>2018-19</text:p>
          </table:table-cell>
          <table:table-cell table:formula="of:=[$'Palma + Gini'.B54]" office:value-type="float" office:value="1.27" calcext:value-type="float">
            <text:p>1.27</text:p>
          </table:table-cell>
          <table:table-cell table:formula="of:=[$'Palma + Gini'.C54]" office:value-type="float" office:value="33" calcext:value-type="float">
            <text:p>33</text:p>
          </table:table-cell>
        </table:table-row>
        <table:table-row table:style-name="ro2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alma ratio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Gini index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decile_groups" table:style-name="ta1">
        <table:table-column table:style-name="co7" table:default-cell-style-name="Default"/>
        <table:table-column table:style-name="co7" table:number-columns-repeated="4" table:default-cell-style-name="ce27"/>
        <table:table-column table:style-name="co7" table:number-columns-repeated="3" table:default-cell-style-name="ce64"/>
        <table:table-column table:style-name="co7" table:number-columns-repeated="3" table:default-cell-style-name="Default"/>
        <table:table-column table:style-name="co7" table:number-columns-repeated="3" table:default-cell-style-name="ce66"/>
        <table:table-row table:style-name="ro2">
          <table:table-cell/>
          <table:table-cell table:style-name="Default" table:number-columns-repeated="7"/>
          <table:table-cell/>
          <table:table-cell table:style-name="ce65" office:value-type="string" calcext:value-type="string">
            <text:p>OLD data</text:p>
          </table:table-cell>
          <table:table-cell/>
          <table:table-cell table:style-name="Default"/>
          <table:table-cell table:style-name="ce65" office:value-type="string" calcext:value-type="string">
            <text:p>CHECK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4-7</text:p>
          </table:table-cell>
          <table:table-cell table:style-name="Default" office:value-type="string" calcext:value-type="string">
            <text:p>8-10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1-3</text:p>
          </table:table-cell>
          <table:table-cell table:style-name="Default" office:value-type="string" calcext:value-type="string">
            <text:p>4-7</text:p>
          </table:table-cell>
          <table:table-cell table:style-name="Default" office:value-type="string" calcext:value-type="string">
            <text:p>8-1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8-10</text:p>
          </table:table-cell>
          <table:table-cell table:style-name="Default" table:number-columns-repeated="3"/>
        </table:table-row>
        <table:table-row table:style-name="ro2">
          <table:table-cell table:formula="of:=[$'CSV inequality_indices'.A2]" office:value-type="string" office:string-value="1994-95" calcext:value-type="string">
            <text:p>1994-95</text:p>
          </table:table-cell>
          <table:table-cell table:formula="of:=SUM([$'Palma + Gini'.E30:$'Palma + Gini'.G30])" office:value-type="float" office:value="14738" calcext:value-type="float">
            <text:p>14,738</text:p>
          </table:table-cell>
          <table:table-cell table:formula="of:=SUM([$'Palma + Gini'.H30:$'Palma + Gini'.K30])" office:value-type="float" office:value="38219" calcext:value-type="float">
            <text:p>38,219</text:p>
          </table:table-cell>
          <table:table-cell table:formula="of:=SUM([$'Palma + Gini'.L30:$'Palma + Gini'.N30])" office:value-type="float" office:value="55012" calcext:value-type="float">
            <text:p>55,012</text:p>
          </table:table-cell>
          <table:table-cell table:formula="of:=SUM([.B3:.D3])" office:value-type="float" office:value="107969" calcext:value-type="float">
            <text:p>107,969</text:p>
          </table:table-cell>
          <table:table-cell table:formula="of:=[.B3]/[.$E3]" office:value-type="percentage" office:value="0.136502144133964" calcext:value-type="percentage">
            <text:p>13.7%</text:p>
          </table:table-cell>
          <table:table-cell table:formula="of:=[.C3]/[.$E3]" office:value-type="percentage" office:value="0.353981235354592" calcext:value-type="percentage">
            <text:p>35.4%</text:p>
          </table:table-cell>
          <table:table-cell table:formula="of:=[.D3]/[.$E3]" office:value-type="percentage" office:value="0.509516620511443" calcext:value-type="percentage">
            <text:p>51.0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3]" office:value-type="string" office:string-value="1995-96" calcext:value-type="string">
            <text:p>1995-96</text:p>
          </table:table-cell>
          <table:table-cell table:formula="of:=SUM([$'Palma + Gini'.E31:$'Palma + Gini'.G31])" office:value-type="float" office:value="15237" calcext:value-type="float">
            <text:p>15,237</text:p>
          </table:table-cell>
          <table:table-cell table:formula="of:=SUM([$'Palma + Gini'.H31:$'Palma + Gini'.K31])" office:value-type="float" office:value="37753" calcext:value-type="float">
            <text:p>37,753</text:p>
          </table:table-cell>
          <table:table-cell table:formula="of:=SUM([$'Palma + Gini'.L31:$'Palma + Gini'.N31])" office:value-type="float" office:value="54795" calcext:value-type="float">
            <text:p>54,795</text:p>
          </table:table-cell>
          <table:table-cell table:formula="of:=SUM([.B4:.D4])" office:value-type="float" office:value="107785" calcext:value-type="float">
            <text:p>107,785</text:p>
          </table:table-cell>
          <table:table-cell table:formula="of:=[.B4]/[.$E4]" office:value-type="percentage" office:value="0.141364753908243" calcext:value-type="percentage">
            <text:p>14.1%</text:p>
          </table:table-cell>
          <table:table-cell table:formula="of:=[.C4]/[.$E4]" office:value-type="percentage" office:value="0.350262095838939" calcext:value-type="percentage">
            <text:p>35.0%</text:p>
          </table:table-cell>
          <table:table-cell table:formula="of:=[.D4]/[.$E4]" office:value-type="percentage" office:value="0.508373150252818" calcext:value-type="percentage">
            <text:p>50.8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4]" office:value-type="string" office:string-value="1996-97" calcext:value-type="string">
            <text:p>1996-97</text:p>
          </table:table-cell>
          <table:table-cell table:formula="of:=SUM([$'Palma + Gini'.E32:$'Palma + Gini'.G32])" office:value-type="float" office:value="15429" calcext:value-type="float">
            <text:p>15,429</text:p>
          </table:table-cell>
          <table:table-cell table:formula="of:=SUM([$'Palma + Gini'.H32:$'Palma + Gini'.K32])" office:value-type="float" office:value="38938" calcext:value-type="float">
            <text:p>38,938</text:p>
          </table:table-cell>
          <table:table-cell table:formula="of:=SUM([$'Palma + Gini'.L32:$'Palma + Gini'.N32])" office:value-type="float" office:value="56273" calcext:value-type="float">
            <text:p>56,273</text:p>
          </table:table-cell>
          <table:table-cell table:formula="of:=SUM([.B5:.D5])" office:value-type="float" office:value="110640" calcext:value-type="float">
            <text:p>110,640</text:p>
          </table:table-cell>
          <table:table-cell table:formula="of:=[.B5]/[.$E5]" office:value-type="percentage" office:value="0.139452277657267" calcext:value-type="percentage">
            <text:p>13.9%</text:p>
          </table:table-cell>
          <table:table-cell table:formula="of:=[.C5]/[.$E5]" office:value-type="percentage" office:value="0.351934201012292" calcext:value-type="percentage">
            <text:p>35.2%</text:p>
          </table:table-cell>
          <table:table-cell table:formula="of:=[.D5]/[.$E5]" office:value-type="percentage" office:value="0.508613521330441" calcext:value-type="percentage">
            <text:p>50.9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5]" office:value-type="string" office:string-value="1997-98" calcext:value-type="string">
            <text:p>1997-98</text:p>
          </table:table-cell>
          <table:table-cell table:formula="of:=SUM([$'Palma + Gini'.E33:$'Palma + Gini'.G33])" office:value-type="float" office:value="15978" calcext:value-type="float">
            <text:p>15,978</text:p>
          </table:table-cell>
          <table:table-cell table:formula="of:=SUM([$'Palma + Gini'.H33:$'Palma + Gini'.K33])" office:value-type="float" office:value="40513" calcext:value-type="float">
            <text:p>40,513</text:p>
          </table:table-cell>
          <table:table-cell table:formula="of:=SUM([$'Palma + Gini'.L33:$'Palma + Gini'.N33])" office:value-type="float" office:value="60668" calcext:value-type="float">
            <text:p>60,668</text:p>
          </table:table-cell>
          <table:table-cell table:formula="of:=SUM([.B6:.D6])" office:value-type="float" office:value="117159" calcext:value-type="float">
            <text:p>117,159</text:p>
          </table:table-cell>
          <table:table-cell table:formula="of:=[.B6]/[.$E6]" office:value-type="percentage" office:value="0.136378767316211" calcext:value-type="percentage">
            <text:p>13.6%</text:p>
          </table:table-cell>
          <table:table-cell table:formula="of:=[.C6]/[.$E6]" office:value-type="percentage" office:value="0.345795030684796" calcext:value-type="percentage">
            <text:p>34.6%</text:p>
          </table:table-cell>
          <table:table-cell table:formula="of:=[.D6]/[.$E6]" office:value-type="percentage" office:value="0.517826201998993" calcext:value-type="percentage">
            <text:p>51.8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6]" office:value-type="string" office:string-value="1998-99" calcext:value-type="string">
            <text:p>1998-99</text:p>
          </table:table-cell>
          <table:table-cell table:formula="of:=SUM([$'Palma + Gini'.E34:$'Palma + Gini'.G34])" office:value-type="float" office:value="16287" calcext:value-type="float">
            <text:p>16,287</text:p>
          </table:table-cell>
          <table:table-cell table:formula="of:=SUM([$'Palma + Gini'.H34:$'Palma + Gini'.K34])" office:value-type="float" office:value="41328" calcext:value-type="float">
            <text:p>41,328</text:p>
          </table:table-cell>
          <table:table-cell table:formula="of:=SUM([$'Palma + Gini'.L34:$'Palma + Gini'.N34])" office:value-type="float" office:value="61123" calcext:value-type="float">
            <text:p>61,123</text:p>
          </table:table-cell>
          <table:table-cell table:formula="of:=SUM([.B7:.D7])" office:value-type="float" office:value="118738" calcext:value-type="float">
            <text:p>118,738</text:p>
          </table:table-cell>
          <table:table-cell table:formula="of:=[.B7]/[.$E7]" office:value-type="percentage" office:value="0.137167545351951" calcext:value-type="percentage">
            <text:p>13.7%</text:p>
          </table:table-cell>
          <table:table-cell table:formula="of:=[.C7]/[.$E7]" office:value-type="percentage" office:value="0.348060435580859" calcext:value-type="percentage">
            <text:p>34.8%</text:p>
          </table:table-cell>
          <table:table-cell table:formula="of:=[.D7]/[.$E7]" office:value-type="percentage" office:value="0.51477201906719" calcext:value-type="percentage">
            <text:p>51.5%</text:p>
          </table:table-cell>
          <table:table-cell office:value-type="float" office:value="14" calcext:value-type="float">
            <text:p>14</text:p>
          </table:table-cell>
          <table:table-cell table:formula="of:=100-[.K7]-[.I7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7]-[.I7]/100" office:value-type="percentage" office:value="-0.00283245464804865" calcext:value-type="percentage">
            <text:p>-0.28%</text:p>
          </table:table-cell>
          <table:table-cell table:formula="of:=[.G7]-[.J7]/100" office:value-type="percentage" office:value="-0.00193956441914128" calcext:value-type="percentage">
            <text:p>-0.19%</text:p>
          </table:table-cell>
          <table:table-cell table:formula="of:=[.H7]-[.K7]/100" office:value-type="percentage" office:value="0.00477201906718994" calcext:value-type="percentage">
            <text:p>0.48%</text:p>
          </table:table-cell>
        </table:table-row>
        <table:table-row table:style-name="ro2">
          <table:table-cell table:formula="of:=[$'CSV inequality_indices'.A7]" office:value-type="string" office:string-value="1999-00" calcext:value-type="string">
            <text:p>1999-00</text:p>
          </table:table-cell>
          <table:table-cell table:formula="of:=SUM([$'Palma + Gini'.E35:$'Palma + Gini'.G35])" office:value-type="float" office:value="16666" calcext:value-type="float">
            <text:p>16,666</text:p>
          </table:table-cell>
          <table:table-cell table:formula="of:=SUM([$'Palma + Gini'.H35:$'Palma + Gini'.K35])" office:value-type="float" office:value="42190" calcext:value-type="float">
            <text:p>42,190</text:p>
          </table:table-cell>
          <table:table-cell table:formula="of:=SUM([$'Palma + Gini'.L35:$'Palma + Gini'.N35])" office:value-type="float" office:value="66015" calcext:value-type="float">
            <text:p>66,015</text:p>
          </table:table-cell>
          <table:table-cell table:formula="of:=SUM([.B8:.D8])" office:value-type="float" office:value="124871" calcext:value-type="float">
            <text:p>124,871</text:p>
          </table:table-cell>
          <table:table-cell table:formula="of:=[.B8]/[.$E8]" office:value-type="percentage" office:value="0.133465736640213" calcext:value-type="percentage">
            <text:p>13.3%</text:p>
          </table:table-cell>
          <table:table-cell table:formula="of:=[.C8]/[.$E8]" office:value-type="percentage" office:value="0.337868680478254" calcext:value-type="percentage">
            <text:p>33.8%</text:p>
          </table:table-cell>
          <table:table-cell table:formula="of:=[.D8]/[.$E8]" office:value-type="percentage" office:value="0.528665582881534" calcext:value-type="percentage">
            <text:p>52.9%</text:p>
          </table:table-cell>
          <table:table-cell office:value-type="float" office:value="13" calcext:value-type="float">
            <text:p>13</text:p>
          </table:table-cell>
          <table:table-cell table:formula="of:=100-[.K8]-[.I8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8]-[.I8]/100" office:value-type="percentage" office:value="0.00346573664021269" calcext:value-type="percentage">
            <text:p>0.35%</text:p>
          </table:table-cell>
          <table:table-cell table:formula="of:=[.G8]-[.J8]/100" office:value-type="percentage" office:value="-0.00213131952174644" calcext:value-type="percentage">
            <text:p>-0.21%</text:p>
          </table:table-cell>
          <table:table-cell table:formula="of:=[.H8]-[.K8]/100" office:value-type="percentage" office:value="-0.00133441711846627" calcext:value-type="percentage">
            <text:p>-0.13%</text:p>
          </table:table-cell>
        </table:table-row>
        <table:table-row table:style-name="ro2">
          <table:table-cell table:formula="of:=[$'CSV inequality_indices'.A8]" office:value-type="string" office:string-value="2000-01" calcext:value-type="string">
            <text:p>2000-01</text:p>
          </table:table-cell>
          <table:table-cell table:formula="of:=SUM([$'Palma + Gini'.E36:$'Palma + Gini'.G36])" office:value-type="float" office:value="17070" calcext:value-type="float">
            <text:p>17,070</text:p>
          </table:table-cell>
          <table:table-cell table:formula="of:=SUM([$'Palma + Gini'.H36:$'Palma + Gini'.K36])" office:value-type="float" office:value="43061" calcext:value-type="float">
            <text:p>43,061</text:p>
          </table:table-cell>
          <table:table-cell table:formula="of:=SUM([$'Palma + Gini'.L36:$'Palma + Gini'.N36])" office:value-type="float" office:value="69120" calcext:value-type="float">
            <text:p>69,120</text:p>
          </table:table-cell>
          <table:table-cell table:formula="of:=SUM([.B9:.D9])" office:value-type="float" office:value="129251" calcext:value-type="float">
            <text:p>129,251</text:p>
          </table:table-cell>
          <table:table-cell table:formula="of:=[.B9]/[.$E9]" office:value-type="percentage" office:value="0.132068610687732" calcext:value-type="percentage">
            <text:p>13.2%</text:p>
          </table:table-cell>
          <table:table-cell table:formula="of:=[.C9]/[.$E9]" office:value-type="percentage" office:value="0.333157963961594" calcext:value-type="percentage">
            <text:p>33.3%</text:p>
          </table:table-cell>
          <table:table-cell table:formula="of:=[.D9]/[.$E9]" office:value-type="percentage" office:value="0.534773425350674" calcext:value-type="percentage">
            <text:p>53.5%</text:p>
          </table:table-cell>
          <table:table-cell office:value-type="float" office:value="13" calcext:value-type="float">
            <text:p>13</text:p>
          </table:table-cell>
          <table:table-cell table:formula="of:=100-[.K9]-[.I9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9]-[.I9]/100" office:value-type="percentage" office:value="0.00206861068773162" calcext:value-type="percentage">
            <text:p>0.21%</text:p>
          </table:table-cell>
          <table:table-cell table:formula="of:=[.G9]-[.J9]/100" office:value-type="percentage" office:value="-0.00684203603840594" calcext:value-type="percentage">
            <text:p>-0.68%</text:p>
          </table:table-cell>
          <table:table-cell table:formula="of:=[.H9]-[.K9]/100" office:value-type="percentage" office:value="0.00477342535067427" calcext:value-type="percentage">
            <text:p>0.48%</text:p>
          </table:table-cell>
        </table:table-row>
        <table:table-row table:style-name="ro2">
          <table:table-cell table:formula="of:=[$'CSV inequality_indices'.A9]" office:value-type="string" office:string-value="2001-02" calcext:value-type="string">
            <text:p>2001-02</text:p>
          </table:table-cell>
          <table:table-cell table:formula="of:=SUM([$'Palma + Gini'.E37:$'Palma + Gini'.G37])" office:value-type="float" office:value="18554" calcext:value-type="float">
            <text:p>18,554</text:p>
          </table:table-cell>
          <table:table-cell table:formula="of:=SUM([$'Palma + Gini'.H37:$'Palma + Gini'.K37])" office:value-type="float" office:value="45765" calcext:value-type="float">
            <text:p>45,765</text:p>
          </table:table-cell>
          <table:table-cell table:formula="of:=SUM([$'Palma + Gini'.L37:$'Palma + Gini'.N37])" office:value-type="float" office:value="67333" calcext:value-type="float">
            <text:p>67,333</text:p>
          </table:table-cell>
          <table:table-cell table:formula="of:=SUM([.B10:.D10])" office:value-type="float" office:value="131652" calcext:value-type="float">
            <text:p>131,652</text:p>
          </table:table-cell>
          <table:table-cell table:formula="of:=[.B10]/[.$E10]" office:value-type="percentage" office:value="0.140932154467839" calcext:value-type="percentage">
            <text:p>14.1%</text:p>
          </table:table-cell>
          <table:table-cell table:formula="of:=[.C10]/[.$E10]" office:value-type="percentage" office:value="0.347621000820344" calcext:value-type="percentage">
            <text:p>34.8%</text:p>
          </table:table-cell>
          <table:table-cell table:formula="of:=[.D10]/[.$E10]" office:value-type="percentage" office:value="0.511446844711816" calcext:value-type="percentage">
            <text:p>51.1%</text:p>
          </table:table-cell>
          <table:table-cell office:value-type="float" office:value="14" calcext:value-type="float">
            <text:p>14</text:p>
          </table:table-cell>
          <table:table-cell table:formula="of:=100-[.K10]-[.I10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0]-[.I10]/100" office:value-type="percentage" office:value="0.000932154467839452" calcext:value-type="percentage">
            <text:p>0.09%</text:p>
          </table:table-cell>
          <table:table-cell table:formula="of:=[.G10]-[.J10]/100" office:value-type="percentage" office:value="-0.00237899917965545" calcext:value-type="percentage">
            <text:p>-0.24%</text:p>
          </table:table-cell>
          <table:table-cell table:formula="of:=[.H10]-[.K10]/100" office:value-type="percentage" office:value="0.001446844711816" calcext:value-type="percentage">
            <text:p>0.14%</text:p>
          </table:table-cell>
        </table:table-row>
        <table:table-row table:style-name="ro2">
          <table:table-cell table:formula="of:=[$'CSV inequality_indices'.A10]" office:value-type="string" office:string-value="2002-03" calcext:value-type="string">
            <text:p>2002-03</text:p>
          </table:table-cell>
          <table:table-cell table:formula="of:=SUM([$'Palma + Gini'.E38:$'Palma + Gini'.G38])" office:value-type="float" office:value="18531" calcext:value-type="float">
            <text:p>18,531</text:p>
          </table:table-cell>
          <table:table-cell table:formula="of:=SUM([$'Palma + Gini'.H38:$'Palma + Gini'.K38])" office:value-type="float" office:value="46671" calcext:value-type="float">
            <text:p>46,671</text:p>
          </table:table-cell>
          <table:table-cell table:formula="of:=SUM([$'Palma + Gini'.L38:$'Palma + Gini'.N38])" office:value-type="float" office:value="68586" calcext:value-type="float">
            <text:p>68,586</text:p>
          </table:table-cell>
          <table:table-cell table:formula="of:=SUM([.B11:.D11])" office:value-type="float" office:value="133788" calcext:value-type="float">
            <text:p>133,788</text:p>
          </table:table-cell>
          <table:table-cell table:formula="of:=[.B11]/[.$E11]" office:value-type="percentage" office:value="0.138510180285227" calcext:value-type="percentage">
            <text:p>13.9%</text:p>
          </table:table-cell>
          <table:table-cell table:formula="of:=[.C11]/[.$E11]" office:value-type="percentage" office:value="0.348842945555655" calcext:value-type="percentage">
            <text:p>34.9%</text:p>
          </table:table-cell>
          <table:table-cell table:formula="of:=[.D11]/[.$E11]" office:value-type="percentage" office:value="0.512646874159117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11]-[.I11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1]-[.I11]/100" office:value-type="percentage" office:value="-0.00148981971477263" calcext:value-type="percentage">
            <text:p>-0.15%</text:p>
          </table:table-cell>
          <table:table-cell table:formula="of:=[.G11]-[.J11]/100" office:value-type="percentage" office:value="-0.00115705444434477" calcext:value-type="percentage">
            <text:p>-0.12%</text:p>
          </table:table-cell>
          <table:table-cell table:formula="of:=[.H11]-[.K11]/100" office:value-type="percentage" office:value="0.00264687415911735" calcext:value-type="percentage">
            <text:p>0.26%</text:p>
          </table:table-cell>
        </table:table-row>
        <table:table-row table:style-name="ro2">
          <table:table-cell table:formula="of:=[$'CSV inequality_indices'.A11]" office:value-type="string" office:string-value="2003-04" calcext:value-type="string">
            <text:p>2003-04</text:p>
          </table:table-cell>
          <table:table-cell table:formula="of:=SUM([$'Palma + Gini'.E39:$'Palma + Gini'.G39])" office:value-type="float" office:value="19824" calcext:value-type="float">
            <text:p>19,824</text:p>
          </table:table-cell>
          <table:table-cell table:formula="of:=SUM([$'Palma + Gini'.H39:$'Palma + Gini'.K39])" office:value-type="float" office:value="49227" calcext:value-type="float">
            <text:p>49,227</text:p>
          </table:table-cell>
          <table:table-cell table:formula="of:=SUM([$'Palma + Gini'.L39:$'Palma + Gini'.N39])" office:value-type="float" office:value="71867" calcext:value-type="float">
            <text:p>71,867</text:p>
          </table:table-cell>
          <table:table-cell table:formula="of:=SUM([.B12:.D12])" office:value-type="float" office:value="140918" calcext:value-type="float">
            <text:p>140,918</text:p>
          </table:table-cell>
          <table:table-cell table:formula="of:=[.B12]/[.$E12]" office:value-type="percentage" office:value="0.140677557160902" calcext:value-type="percentage">
            <text:p>14.1%</text:p>
          </table:table-cell>
          <table:table-cell table:formula="of:=[.C12]/[.$E12]" office:value-type="percentage" office:value="0.349330816503215" calcext:value-type="percentage">
            <text:p>34.9%</text:p>
          </table:table-cell>
          <table:table-cell table:formula="of:=[.D12]/[.$E12]" office:value-type="percentage" office:value="0.509991626335883" calcext:value-type="percentage">
            <text:p>51.0%</text:p>
          </table:table-cell>
          <table:table-cell office:value-type="float" office:value="14" calcext:value-type="float">
            <text:p>14</text:p>
          </table:table-cell>
          <table:table-cell table:formula="of:=100-[.K12]-[.I1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2]-[.I12]/100" office:value-type="percentage" office:value="0.000677557160902065" calcext:value-type="percentage">
            <text:p>0.07%</text:p>
          </table:table-cell>
          <table:table-cell table:formula="of:=[.G12]-[.J12]/100" office:value-type="percentage" office:value="-0.000669183496785353" calcext:value-type="percentage">
            <text:p>-0.07%</text:p>
          </table:table-cell>
          <table:table-cell table:formula="of:=[.H12]-[.K12]/100" office:value-type="percentage" office:value="-0.00000837366411676754" calcext:value-type="percentage">
            <text:p>0.00%</text:p>
          </table:table-cell>
        </table:table-row>
        <table:table-row table:style-name="ro2">
          <table:table-cell table:formula="of:=[$'CSV inequality_indices'.A12]" office:value-type="string" office:string-value="2004-05" calcext:value-type="string">
            <text:p>2004-05</text:p>
          </table:table-cell>
          <table:table-cell table:formula="of:=SUM([$'Palma + Gini'.E40:$'Palma + Gini'.G40])" office:value-type="float" office:value="20276" calcext:value-type="float">
            <text:p>20,276</text:p>
          </table:table-cell>
          <table:table-cell table:formula="of:=SUM([$'Palma + Gini'.H40:$'Palma + Gini'.K40])" office:value-type="float" office:value="49769" calcext:value-type="float">
            <text:p>49,769</text:p>
          </table:table-cell>
          <table:table-cell table:formula="of:=SUM([$'Palma + Gini'.L40:$'Palma + Gini'.N40])" office:value-type="float" office:value="70568" calcext:value-type="float">
            <text:p>70,568</text:p>
          </table:table-cell>
          <table:table-cell table:formula="of:=SUM([.B13:.D13])" office:value-type="float" office:value="140613" calcext:value-type="float">
            <text:p>140,613</text:p>
          </table:table-cell>
          <table:table-cell table:formula="of:=[.B13]/[.$E13]" office:value-type="percentage" office:value="0.144197193716086" calcext:value-type="percentage">
            <text:p>14.4%</text:p>
          </table:table-cell>
          <table:table-cell table:formula="of:=[.C13]/[.$E13]" office:value-type="percentage" office:value="0.353943092032742" calcext:value-type="percentage">
            <text:p>35.4%</text:p>
          </table:table-cell>
          <table:table-cell table:formula="of:=[.D13]/[.$E13]" office:value-type="percentage" office:value="0.501859714251172" calcext:value-type="percentage">
            <text:p>50.2%</text:p>
          </table:table-cell>
          <table:table-cell office:value-type="float" office:value="14" calcext:value-type="float">
            <text:p>14</text:p>
          </table:table-cell>
          <table:table-cell table:formula="of:=100-[.K13]-[.I13]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[.F13]-[.I13]/100" office:value-type="percentage" office:value="0.00419719371608598" calcext:value-type="percentage">
            <text:p>0.42%</text:p>
          </table:table-cell>
          <table:table-cell table:formula="of:=[.G13]-[.J13]/100" office:value-type="percentage" office:value="-0.00605690796725766" calcext:value-type="percentage">
            <text:p>-0.61%</text:p>
          </table:table-cell>
          <table:table-cell table:formula="of:=[.H13]-[.K13]/100" office:value-type="percentage" office:value="0.00185971425117171" calcext:value-type="percentage">
            <text:p>0.19%</text:p>
          </table:table-cell>
        </table:table-row>
        <table:table-row table:style-name="ro2">
          <table:table-cell table:formula="of:=[$'CSV inequality_indices'.A13]" office:value-type="string" office:string-value="2005-06" calcext:value-type="string">
            <text:p>2005-06</text:p>
          </table:table-cell>
          <table:table-cell table:formula="of:=SUM([$'Palma + Gini'.E41:$'Palma + Gini'.G41])" office:value-type="float" office:value="20359" calcext:value-type="float">
            <text:p>20,359</text:p>
          </table:table-cell>
          <table:table-cell table:formula="of:=SUM([$'Palma + Gini'.H41:$'Palma + Gini'.K41])" office:value-type="float" office:value="50296" calcext:value-type="float">
            <text:p>50,296</text:p>
          </table:table-cell>
          <table:table-cell table:formula="of:=SUM([$'Palma + Gini'.L41:$'Palma + Gini'.N41])" office:value-type="float" office:value="74470" calcext:value-type="float">
            <text:p>74,470</text:p>
          </table:table-cell>
          <table:table-cell table:formula="of:=SUM([.B14:.D14])" office:value-type="float" office:value="145125" calcext:value-type="float">
            <text:p>145,125</text:p>
          </table:table-cell>
          <table:table-cell table:formula="of:=[.B14]/[.$E14]" office:value-type="percentage" office:value="0.140285960378984" calcext:value-type="percentage">
            <text:p>14.0%</text:p>
          </table:table-cell>
          <table:table-cell table:formula="of:=[.C14]/[.$E14]" office:value-type="percentage" office:value="0.346570198105082" calcext:value-type="percentage">
            <text:p>34.7%</text:p>
          </table:table-cell>
          <table:table-cell table:formula="of:=[.D14]/[.$E14]" office:value-type="percentage" office:value="0.513143841515934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14]-[.I14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14]-[.I14]/100" office:value-type="percentage" office:value="0.000285960378983624" calcext:value-type="percentage">
            <text:p>0.03%</text:p>
          </table:table-cell>
          <table:table-cell table:formula="of:=[.G14]-[.J14]/100" office:value-type="percentage" office:value="-0.00342980189491815" calcext:value-type="percentage">
            <text:p>-0.34%</text:p>
          </table:table-cell>
          <table:table-cell table:formula="of:=[.H14]-[.K14]/100" office:value-type="percentage" office:value="0.0031438415159345" calcext:value-type="percentage">
            <text:p>0.31%</text:p>
          </table:table-cell>
        </table:table-row>
        <table:table-row table:style-name="ro2">
          <table:table-cell table:formula="of:=[$'CSV inequality_indices'.A14]" office:value-type="string" office:string-value="2006-07" calcext:value-type="string">
            <text:p>2006-07</text:p>
          </table:table-cell>
          <table:table-cell table:formula="of:=SUM([$'Palma + Gini'.E42:$'Palma + Gini'.G42])" office:value-type="float" office:value="20831" calcext:value-type="float">
            <text:p>20,831</text:p>
          </table:table-cell>
          <table:table-cell table:formula="of:=SUM([$'Palma + Gini'.H42:$'Palma + Gini'.K42])" office:value-type="float" office:value="51008" calcext:value-type="float">
            <text:p>51,008</text:p>
          </table:table-cell>
          <table:table-cell table:formula="of:=SUM([$'Palma + Gini'.L42:$'Palma + Gini'.N42])" office:value-type="float" office:value="77663" calcext:value-type="float">
            <text:p>77,663</text:p>
          </table:table-cell>
          <table:table-cell table:formula="of:=SUM([.B15:.D15])" office:value-type="float" office:value="149502" calcext:value-type="float">
            <text:p>149,502</text:p>
          </table:table-cell>
          <table:table-cell table:formula="of:=[.B15]/[.$E15]" office:value-type="percentage" office:value="0.13933592861634" calcext:value-type="percentage">
            <text:p>13.9%</text:p>
          </table:table-cell>
          <table:table-cell table:formula="of:=[.C15]/[.$E15]" office:value-type="percentage" office:value="0.34118607108935" calcext:value-type="percentage">
            <text:p>34.1%</text:p>
          </table:table-cell>
          <table:table-cell table:formula="of:=[.D15]/[.$E15]" office:value-type="percentage" office:value="0.51947800029431" calcext:value-type="percentage">
            <text:p>51.9%</text:p>
          </table:table-cell>
          <table:table-cell office:value-type="float" office:value="14" calcext:value-type="float">
            <text:p>14</text:p>
          </table:table-cell>
          <table:table-cell table:formula="of:=100-[.K15]-[.I15]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[.F15]-[.I15]/100" office:value-type="percentage" office:value="-0.000664071383660425" calcext:value-type="percentage">
            <text:p>-0.07%</text:p>
          </table:table-cell>
          <table:table-cell table:formula="of:=[.G15]-[.J15]/100" office:value-type="percentage" office:value="0.00118607108934993" calcext:value-type="percentage">
            <text:p>0.12%</text:p>
          </table:table-cell>
          <table:table-cell table:formula="of:=[.H15]-[.K15]/100" office:value-type="percentage" office:value="-0.000521999705689558" calcext:value-type="percentage">
            <text:p>-0.05%</text:p>
          </table:table-cell>
        </table:table-row>
        <table:table-row table:style-name="ro2">
          <table:table-cell table:formula="of:=[$'CSV inequality_indices'.A15]" office:value-type="string" office:string-value="2007-08" calcext:value-type="string">
            <text:p>2007-08</text:p>
          </table:table-cell>
          <table:table-cell table:formula="of:=SUM([$'Palma + Gini'.E43:$'Palma + Gini'.G43])" office:value-type="float" office:value="21025" calcext:value-type="float">
            <text:p>21,025</text:p>
          </table:table-cell>
          <table:table-cell table:formula="of:=SUM([$'Palma + Gini'.H43:$'Palma + Gini'.K43])" office:value-type="float" office:value="52633" calcext:value-type="float">
            <text:p>52,633</text:p>
          </table:table-cell>
          <table:table-cell table:formula="of:=SUM([$'Palma + Gini'.L43:$'Palma + Gini'.N43])" office:value-type="float" office:value="82219" calcext:value-type="float">
            <text:p>82,219</text:p>
          </table:table-cell>
          <table:table-cell table:formula="of:=SUM([.B16:.D16])" office:value-type="float" office:value="155877" calcext:value-type="float">
            <text:p>155,877</text:p>
          </table:table-cell>
          <table:table-cell table:formula="of:=[.B16]/[.$E16]" office:value-type="percentage" office:value="0.134881990287214" calcext:value-type="percentage">
            <text:p>13.5%</text:p>
          </table:table-cell>
          <table:table-cell table:formula="of:=[.C16]/[.$E16]" office:value-type="percentage" office:value="0.337657255400091" calcext:value-type="percentage">
            <text:p>33.8%</text:p>
          </table:table-cell>
          <table:table-cell table:formula="of:=[.D16]/[.$E16]" office:value-type="percentage" office:value="0.527460754312695" calcext:value-type="percentage">
            <text:p>52.7%</text:p>
          </table:table-cell>
          <table:table-cell office:value-type="float" office:value="13" calcext:value-type="float">
            <text:p>13</text:p>
          </table:table-cell>
          <table:table-cell table:formula="of:=100-[.K16]-[.I16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6]-[.I16]/100" office:value-type="percentage" office:value="0.00488199028721364" calcext:value-type="percentage">
            <text:p>0.49%</text:p>
          </table:table-cell>
          <table:table-cell table:formula="of:=[.G16]-[.J16]/100" office:value-type="percentage" office:value="-0.00234274459990891" calcext:value-type="percentage">
            <text:p>-0.23%</text:p>
          </table:table-cell>
          <table:table-cell table:formula="of:=[.H16]-[.K16]/100" office:value-type="percentage" office:value="-0.00253924568730479" calcext:value-type="percentage">
            <text:p>-0.25%</text:p>
          </table:table-cell>
        </table:table-row>
        <table:table-row table:style-name="ro2">
          <table:table-cell table:formula="of:=[$'CSV inequality_indices'.A16]" office:value-type="string" office:string-value="2008-09" calcext:value-type="string">
            <text:p>2008-09</text:p>
          </table:table-cell>
          <table:table-cell table:formula="of:=SUM([$'Palma + Gini'.E44:$'Palma + Gini'.G44])" office:value-type="float" office:value="21360" calcext:value-type="float">
            <text:p>21,360</text:p>
          </table:table-cell>
          <table:table-cell table:formula="of:=SUM([$'Palma + Gini'.H44:$'Palma + Gini'.K44])" office:value-type="float" office:value="53843" calcext:value-type="float">
            <text:p>53,843</text:p>
          </table:table-cell>
          <table:table-cell table:formula="of:=SUM([$'Palma + Gini'.L44:$'Palma + Gini'.N44])" office:value-type="float" office:value="85434" calcext:value-type="float">
            <text:p>85,434</text:p>
          </table:table-cell>
          <table:table-cell table:formula="of:=SUM([.B17:.D17])" office:value-type="float" office:value="160637" calcext:value-type="float">
            <text:p>160,637</text:p>
          </table:table-cell>
          <table:table-cell table:formula="of:=[.B17]/[.$E17]" office:value-type="percentage" office:value="0.132970610755928" calcext:value-type="percentage">
            <text:p>13.3%</text:p>
          </table:table-cell>
          <table:table-cell table:formula="of:=[.C17]/[.$E17]" office:value-type="percentage" office:value="0.335184297515516" calcext:value-type="percentage">
            <text:p>33.5%</text:p>
          </table:table-cell>
          <table:table-cell table:formula="of:=[.D17]/[.$E17]" office:value-type="percentage" office:value="0.531845091728556" calcext:value-type="percentage">
            <text:p>53.2%</text:p>
          </table:table-cell>
          <table:table-cell office:value-type="float" office:value="13" calcext:value-type="float">
            <text:p>13</text:p>
          </table:table-cell>
          <table:table-cell table:formula="of:=100-[.K17]-[.I17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7]-[.I17]/100" office:value-type="percentage" office:value="0.00297061075592794" calcext:value-type="percentage">
            <text:p>0.30%</text:p>
          </table:table-cell>
          <table:table-cell table:formula="of:=[.G17]-[.J17]/100" office:value-type="percentage" office:value="-0.00481570248448365" calcext:value-type="percentage">
            <text:p>-0.48%</text:p>
          </table:table-cell>
          <table:table-cell table:formula="of:=[.H17]-[.K17]/100" office:value-type="percentage" office:value="0.00184509172855563" calcext:value-type="percentage">
            <text:p>0.18%</text:p>
          </table:table-cell>
        </table:table-row>
        <table:table-row table:style-name="ro2">
          <table:table-cell table:formula="of:=[$'CSV inequality_indices'.A17]" office:value-type="string" office:string-value="2009-10" calcext:value-type="string">
            <text:p>2009-10</text:p>
          </table:table-cell>
          <table:table-cell table:formula="of:=SUM([$'Palma + Gini'.E45:$'Palma + Gini'.G45])" office:value-type="float" office:value="21819" calcext:value-type="float">
            <text:p>21,819</text:p>
          </table:table-cell>
          <table:table-cell table:formula="of:=SUM([$'Palma + Gini'.H45:$'Palma + Gini'.K45])" office:value-type="float" office:value="54942" calcext:value-type="float">
            <text:p>54,942</text:p>
          </table:table-cell>
          <table:table-cell table:formula="of:=SUM([$'Palma + Gini'.L45:$'Palma + Gini'.N45])" office:value-type="float" office:value="86161" calcext:value-type="float">
            <text:p>86,161</text:p>
          </table:table-cell>
          <table:table-cell table:formula="of:=SUM([.B18:.D18])" office:value-type="float" office:value="162922" calcext:value-type="float">
            <text:p>162,922</text:p>
          </table:table-cell>
          <table:table-cell table:formula="of:=[.B18]/[.$E18]" office:value-type="percentage" office:value="0.133922981549453" calcext:value-type="percentage">
            <text:p>13.4%</text:p>
          </table:table-cell>
          <table:table-cell table:formula="of:=[.C18]/[.$E18]" office:value-type="percentage" office:value="0.33722885798112" calcext:value-type="percentage">
            <text:p>33.7%</text:p>
          </table:table-cell>
          <table:table-cell table:formula="of:=[.D18]/[.$E18]" office:value-type="percentage" office:value="0.528848160469427" calcext:value-type="percentage">
            <text:p>52.9%</text:p>
          </table:table-cell>
          <table:table-cell office:value-type="float" office:value="13" calcext:value-type="float">
            <text:p>13</text:p>
          </table:table-cell>
          <table:table-cell table:formula="of:=100-[.K18]-[.I18]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F18]-[.I18]/100" office:value-type="percentage" office:value="0.00392298154945311" calcext:value-type="percentage">
            <text:p>0.39%</text:p>
          </table:table-cell>
          <table:table-cell table:formula="of:=[.G18]-[.J18]/100" office:value-type="percentage" office:value="-0.00277114201888023" calcext:value-type="percentage">
            <text:p>-0.28%</text:p>
          </table:table-cell>
          <table:table-cell table:formula="of:=[.H18]-[.K18]/100" office:value-type="percentage" office:value="-0.00115183953057296" calcext:value-type="percentage">
            <text:p>-0.12%</text:p>
          </table:table-cell>
        </table:table-row>
        <table:table-row table:style-name="ro2">
          <table:table-cell table:formula="of:=[$'CSV inequality_indices'.A18]" office:value-type="string" office:string-value="2010-11" calcext:value-type="string">
            <text:p>2010-11</text:p>
          </table:table-cell>
          <table:table-cell table:formula="of:=SUM([$'Palma + Gini'.E46:$'Palma + Gini'.G46])" office:value-type="float" office:value="22482" calcext:value-type="float">
            <text:p>22,482</text:p>
          </table:table-cell>
          <table:table-cell table:formula="of:=SUM([$'Palma + Gini'.H46:$'Palma + Gini'.K46])" office:value-type="float" office:value="53526" calcext:value-type="float">
            <text:p>53,526</text:p>
          </table:table-cell>
          <table:table-cell table:formula="of:=SUM([$'Palma + Gini'.L46:$'Palma + Gini'.N46])" office:value-type="float" office:value="78850" calcext:value-type="float">
            <text:p>78,850</text:p>
          </table:table-cell>
          <table:table-cell table:formula="of:=SUM([.B19:.D19])" office:value-type="float" office:value="154858" calcext:value-type="float">
            <text:p>154,858</text:p>
          </table:table-cell>
          <table:table-cell table:formula="of:=[.B19]/[.$E19]" office:value-type="percentage" office:value="0.145178163220499" calcext:value-type="percentage">
            <text:p>14.5%</text:p>
          </table:table-cell>
          <table:table-cell table:formula="of:=[.C19]/[.$E19]" office:value-type="percentage" office:value="0.345645688307998" calcext:value-type="percentage">
            <text:p>34.6%</text:p>
          </table:table-cell>
          <table:table-cell table:formula="of:=[.D19]/[.$E19]" office:value-type="percentage" office:value="0.509176148471503" calcext:value-type="percentage">
            <text:p>50.9%</text:p>
          </table:table-cell>
          <table:table-cell office:value-type="float" office:value="15" calcext:value-type="float">
            <text:p>15</text:p>
          </table:table-cell>
          <table:table-cell table:formula="of:=100-[.K19]-[.I19]"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[.F19]-[.I19]/100" office:value-type="percentage" office:value="-0.00482183677950121" calcext:value-type="percentage">
            <text:p>-0.48%</text:p>
          </table:table-cell>
          <table:table-cell table:formula="of:=[.G19]-[.J19]/100" office:value-type="percentage" office:value="0.00564568830799828" calcext:value-type="percentage">
            <text:p>0.56%</text:p>
          </table:table-cell>
          <table:table-cell table:formula="of:=[.H19]-[.K19]/100" office:value-type="percentage" office:value="-0.000823851528497066" calcext:value-type="percentage">
            <text:p>-0.08%</text:p>
          </table:table-cell>
        </table:table-row>
        <table:table-row table:style-name="ro2">
          <table:table-cell table:formula="of:=[$'CSV inequality_indices'.A19]" office:value-type="string" office:string-value="2011-12" calcext:value-type="string">
            <text:p>2011-12</text:p>
          </table:table-cell>
          <table:table-cell table:formula="of:=SUM([$'Palma + Gini'.E47:$'Palma + Gini'.G47])" office:value-type="float" office:value="22464" calcext:value-type="float">
            <text:p>22,464</text:p>
          </table:table-cell>
          <table:table-cell table:formula="of:=SUM([$'Palma + Gini'.H47:$'Palma + Gini'.K47])" office:value-type="float" office:value="53679" calcext:value-type="float">
            <text:p>53,679</text:p>
          </table:table-cell>
          <table:table-cell table:formula="of:=SUM([$'Palma + Gini'.L47:$'Palma + Gini'.N47])" office:value-type="float" office:value="80106" calcext:value-type="float">
            <text:p>80,106</text:p>
          </table:table-cell>
          <table:table-cell table:formula="of:=SUM([.B20:.D20])" office:value-type="float" office:value="156249" calcext:value-type="float">
            <text:p>156,249</text:p>
          </table:table-cell>
          <table:table-cell table:formula="of:=[.B20]/[.$E20]" office:value-type="percentage" office:value="0.143770520131329" calcext:value-type="percentage">
            <text:p>14.4%</text:p>
          </table:table-cell>
          <table:table-cell table:formula="of:=[.C20]/[.$E20]" office:value-type="percentage" office:value="0.343547798705912" calcext:value-type="percentage">
            <text:p>34.4%</text:p>
          </table:table-cell>
          <table:table-cell table:formula="of:=[.D20]/[.$E20]" office:value-type="percentage" office:value="0.512681681162759" calcext:value-type="percentage">
            <text:p>51.3%</text:p>
          </table:table-cell>
          <table:table-cell office:value-type="float" office:value="14" calcext:value-type="float">
            <text:p>14</text:p>
          </table:table-cell>
          <table:table-cell table:formula="of:=100-[.K20]-[.I20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0]-[.I20]/100" office:value-type="percentage" office:value="0.00377052013132884" calcext:value-type="percentage">
            <text:p>0.38%</text:p>
          </table:table-cell>
          <table:table-cell table:formula="of:=[.G20]-[.J20]/100" office:value-type="percentage" office:value="-0.00645220129408824" calcext:value-type="percentage">
            <text:p>-0.65%</text:p>
          </table:table-cell>
          <table:table-cell table:formula="of:=[.H20]-[.K20]/100" office:value-type="percentage" office:value="0.00268168116275946" calcext:value-type="percentage">
            <text:p>0.27%</text:p>
          </table:table-cell>
        </table:table-row>
        <table:table-row table:style-name="ro2">
          <table:table-cell table:formula="of:=[$'CSV inequality_indices'.A20]" office:value-type="string" office:string-value="2012-13" calcext:value-type="string">
            <text:p>2012-13</text:p>
          </table:table-cell>
          <table:table-cell table:formula="of:=SUM([$'Palma + Gini'.E48:$'Palma + Gini'.G48])" office:value-type="float" office:value="21652" calcext:value-type="float">
            <text:p>21,652</text:p>
          </table:table-cell>
          <table:table-cell table:formula="of:=SUM([$'Palma + Gini'.H48:$'Palma + Gini'.K48])" office:value-type="float" office:value="53122" calcext:value-type="float">
            <text:p>53,122</text:p>
          </table:table-cell>
          <table:table-cell table:formula="of:=SUM([$'Palma + Gini'.L48:$'Palma + Gini'.N48])" office:value-type="float" office:value="78383" calcext:value-type="float">
            <text:p>78,383</text:p>
          </table:table-cell>
          <table:table-cell table:formula="of:=SUM([.B21:.D21])" office:value-type="float" office:value="153157" calcext:value-type="float">
            <text:p>153,157</text:p>
          </table:table-cell>
          <table:table-cell table:formula="of:=[.B21]/[.$E21]" office:value-type="percentage" office:value="0.141371272615682" calcext:value-type="percentage">
            <text:p>14.1%</text:p>
          </table:table-cell>
          <table:table-cell table:formula="of:=[.C21]/[.$E21]" office:value-type="percentage" office:value="0.346846699791717" calcext:value-type="percentage">
            <text:p>34.7%</text:p>
          </table:table-cell>
          <table:table-cell table:formula="of:=[.D21]/[.$E21]" office:value-type="percentage" office:value="0.511782027592601" calcext:value-type="percentage">
            <text:p>51.2%</text:p>
          </table:table-cell>
          <table:table-cell office:value-type="float" office:value="14" calcext:value-type="float">
            <text:p>14</text:p>
          </table:table-cell>
          <table:table-cell table:formula="of:=100-[.K21]-[.I21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1]-[.I21]/100" office:value-type="percentage" office:value="0.00137127261568193" calcext:value-type="percentage">
            <text:p>0.14%</text:p>
          </table:table-cell>
          <table:table-cell table:formula="of:=[.G21]-[.J21]/100" office:value-type="percentage" office:value="-0.00315330020828297" calcext:value-type="percentage">
            <text:p>-0.32%</text:p>
          </table:table-cell>
          <table:table-cell table:formula="of:=[.H21]-[.K21]/100" office:value-type="percentage" office:value="0.00178202759260104" calcext:value-type="percentage">
            <text:p>0.18%</text:p>
          </table:table-cell>
        </table:table-row>
        <table:table-row table:style-name="ro2">
          <table:table-cell table:formula="of:=[$'CSV inequality_indices'.A21]" office:value-type="string" office:string-value="2013-14" calcext:value-type="string">
            <text:p>2013-14</text:p>
          </table:table-cell>
          <table:table-cell table:formula="of:=SUM([$'Palma + Gini'.E49:$'Palma + Gini'.G49])" office:value-type="float" office:value="22391" calcext:value-type="float">
            <text:p>22,391</text:p>
          </table:table-cell>
          <table:table-cell table:formula="of:=SUM([$'Palma + Gini'.H49:$'Palma + Gini'.K49])" office:value-type="float" office:value="54231" calcext:value-type="float">
            <text:p>54,231</text:p>
          </table:table-cell>
          <table:table-cell table:formula="of:=SUM([$'Palma + Gini'.L49:$'Palma + Gini'.N49])" office:value-type="float" office:value="78238" calcext:value-type="float">
            <text:p>78,238</text:p>
          </table:table-cell>
          <table:table-cell table:formula="of:=SUM([.B22:.D22])" office:value-type="float" office:value="154860" calcext:value-type="float">
            <text:p>154,860</text:p>
          </table:table-cell>
          <table:table-cell table:formula="of:=[.B22]/[.$E22]" office:value-type="percentage" office:value="0.144588660725817" calcext:value-type="percentage">
            <text:p>14.5%</text:p>
          </table:table-cell>
          <table:table-cell table:formula="of:=[.C22]/[.$E22]" office:value-type="percentage" office:value="0.350193723363038" calcext:value-type="percentage">
            <text:p>35.0%</text:p>
          </table:table-cell>
          <table:table-cell table:formula="of:=[.D22]/[.$E22]" office:value-type="percentage" office:value="0.505217615911146" calcext:value-type="percentage">
            <text:p>50.5%</text:p>
          </table:table-cell>
          <table:table-cell office:value-type="float" office:value="14" calcext:value-type="float">
            <text:p>14</text:p>
          </table:table-cell>
          <table:table-cell table:formula="of:=100-[.K22]-[.I22]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[.F22]-[.I22]/100" office:value-type="percentage" office:value="0.00458866072581685" calcext:value-type="percentage">
            <text:p>0.46%</text:p>
          </table:table-cell>
          <table:table-cell table:formula="of:=[.G22]-[.J22]/100" office:value-type="percentage" office:value="0.000193723363037579" calcext:value-type="percentage">
            <text:p>0.02%</text:p>
          </table:table-cell>
          <table:table-cell table:formula="of:=[.H22]-[.K22]/100" office:value-type="percentage" office:value="-0.00478238408885445" calcext:value-type="percentage">
            <text:p>-0.48%</text:p>
          </table:table-cell>
        </table:table-row>
        <table:table-row table:style-name="ro2">
          <table:table-cell table:formula="of:=[$'CSV inequality_indices'.A22]" office:value-type="string" office:string-value="2014-15" calcext:value-type="string">
            <text:p>2014-15</text:p>
          </table:table-cell>
          <table:table-cell table:formula="of:=SUM([$'Palma + Gini'.E50:$'Palma + Gini'.G50])" office:value-type="float" office:value="23002" calcext:value-type="float">
            <text:p>23,002</text:p>
          </table:table-cell>
          <table:table-cell table:formula="of:=SUM([$'Palma + Gini'.H50:$'Palma + Gini'.K50])" office:value-type="float" office:value="56043" calcext:value-type="float">
            <text:p>56,043</text:p>
          </table:table-cell>
          <table:table-cell table:formula="of:=SUM([$'Palma + Gini'.L50:$'Palma + Gini'.N50])" office:value-type="float" office:value="82017" calcext:value-type="float">
            <text:p>82,017</text:p>
          </table:table-cell>
          <table:table-cell table:formula="of:=SUM([.B23:.D23])" office:value-type="float" office:value="161062" calcext:value-type="float">
            <text:p>161,062</text:p>
          </table:table-cell>
          <table:table-cell table:formula="of:=[.B23]/[.$E23]" office:value-type="percentage" office:value="0.14281456830289" calcext:value-type="percentage">
            <text:p>14.3%</text:p>
          </table:table-cell>
          <table:table-cell table:formula="of:=[.C23]/[.$E23]" office:value-type="percentage" office:value="0.347959171002471" calcext:value-type="percentage">
            <text:p>34.8%</text:p>
          </table:table-cell>
          <table:table-cell table:formula="of:=[.D23]/[.$E23]" office:value-type="percentage" office:value="0.509226260694639" calcext:value-type="percentage">
            <text:p>50.9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3]" office:value-type="string" office:string-value="2015-16" calcext:value-type="string">
            <text:p>2015-16</text:p>
          </table:table-cell>
          <table:table-cell table:formula="of:=SUM([$'Palma + Gini'.E51:$'Palma + Gini'.G51])" office:value-type="float" office:value="22697" calcext:value-type="float">
            <text:p>22,697</text:p>
          </table:table-cell>
          <table:table-cell table:formula="of:=SUM([$'Palma + Gini'.H51:$'Palma + Gini'.K51])" office:value-type="float" office:value="55953" calcext:value-type="float">
            <text:p>55,953</text:p>
          </table:table-cell>
          <table:table-cell table:formula="of:=SUM([$'Palma + Gini'.L51:$'Palma + Gini'.N51])" office:value-type="float" office:value="90651" calcext:value-type="float">
            <text:p>90,651</text:p>
          </table:table-cell>
          <table:table-cell table:formula="of:=SUM([.B24:.D24])" office:value-type="float" office:value="169301" calcext:value-type="float">
            <text:p>169,301</text:p>
          </table:table-cell>
          <table:table-cell table:formula="of:=[.B24]/[.$E24]" office:value-type="percentage" office:value="0.134063000218546" calcext:value-type="percentage">
            <text:p>13.4%</text:p>
          </table:table-cell>
          <table:table-cell table:formula="of:=[.C24]/[.$E24]" office:value-type="percentage" office:value="0.33049420853982" calcext:value-type="percentage">
            <text:p>33.0%</text:p>
          </table:table-cell>
          <table:table-cell table:formula="of:=[.D24]/[.$E24]" office:value-type="percentage" office:value="0.535442791241635" calcext:value-type="percentage">
            <text:p>53.5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4]" office:value-type="string" office:string-value="2016-17" calcext:value-type="string">
            <text:p>2016-17</text:p>
          </table:table-cell>
          <table:table-cell table:formula="of:=SUM([$'Palma + Gini'.E52:$'Palma + Gini'.G52])" office:value-type="float" office:value="23211" calcext:value-type="float">
            <text:p>23,211</text:p>
          </table:table-cell>
          <table:table-cell table:formula="of:=SUM([$'Palma + Gini'.H52:$'Palma + Gini'.K52])" office:value-type="float" office:value="58402" calcext:value-type="float">
            <text:p>58,402</text:p>
          </table:table-cell>
          <table:table-cell table:formula="of:=SUM([$'Palma + Gini'.L52:$'Palma + Gini'.N52])" office:value-type="float" office:value="86856" calcext:value-type="float">
            <text:p>86,856</text:p>
          </table:table-cell>
          <table:table-cell table:formula="of:=SUM([.B25:.D25])" office:value-type="float" office:value="168469" calcext:value-type="float">
            <text:p>168,469</text:p>
          </table:table-cell>
          <table:table-cell table:formula="of:=[.B25]/[.$E25]" office:value-type="percentage" office:value="0.137776089369558" calcext:value-type="percentage">
            <text:p>13.8%</text:p>
          </table:table-cell>
          <table:table-cell table:formula="of:=[.C25]/[.$E25]" office:value-type="percentage" office:value="0.346663184324713" calcext:value-type="percentage">
            <text:p>34.7%</text:p>
          </table:table-cell>
          <table:table-cell table:formula="of:=[.D25]/[.$E25]" office:value-type="percentage" office:value="0.51556072630573" calcext:value-type="percentage">
            <text:p>51.6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5]" office:value-type="string" office:string-value="2017-18" calcext:value-type="string">
            <text:p>2017-18</text:p>
          </table:table-cell>
          <table:table-cell table:formula="of:=SUM([$'Palma + Gini'.E53:$'Palma + Gini'.G53])" office:value-type="float" office:value="22397" calcext:value-type="float">
            <text:p>22,397</text:p>
          </table:table-cell>
          <table:table-cell table:formula="of:=SUM([$'Palma + Gini'.H53:$'Palma + Gini'.K53])" office:value-type="float" office:value="57011" calcext:value-type="float">
            <text:p>57,011</text:p>
          </table:table-cell>
          <table:table-cell table:formula="of:=SUM([$'Palma + Gini'.L53:$'Palma + Gini'.N53])" office:value-type="float" office:value="85519" calcext:value-type="float">
            <text:p>85,519</text:p>
          </table:table-cell>
          <table:table-cell table:formula="of:=SUM([.B26:.D26])" office:value-type="float" office:value="164927" calcext:value-type="float">
            <text:p>164,927</text:p>
          </table:table-cell>
          <table:table-cell table:formula="of:=[.B26]/[.$E26]" office:value-type="percentage" office:value="0.135799474919207" calcext:value-type="percentage">
            <text:p>13.6%</text:p>
          </table:table-cell>
          <table:table-cell table:formula="of:=[.C26]/[.$E26]" office:value-type="percentage" office:value="0.345674146743711" calcext:value-type="percentage">
            <text:p>34.6%</text:p>
          </table:table-cell>
          <table:table-cell table:formula="of:=[.D26]/[.$E26]" office:value-type="percentage" office:value="0.518526378337082" calcext:value-type="percentage">
            <text:p>51.9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table:formula="of:=[$'CSV inequality_indices'.A26]" office:value-type="string" office:string-value="2018-19" calcext:value-type="string">
            <text:p>2018-19</text:p>
          </table:table-cell>
          <table:table-cell table:formula="of:=SUM([$'Palma + Gini'.E54:$'Palma + Gini'.G54])" office:value-type="float" office:value="23368" calcext:value-type="float">
            <text:p>23,368</text:p>
          </table:table-cell>
          <table:table-cell table:formula="of:=SUM([$'Palma + Gini'.H54:$'Palma + Gini'.K54])" office:value-type="float" office:value="57535" calcext:value-type="float">
            <text:p>57,535</text:p>
          </table:table-cell>
          <table:table-cell table:formula="of:=SUM([$'Palma + Gini'.L54:$'Palma + Gini'.N54])" office:value-type="float" office:value="88033" calcext:value-type="float">
            <text:p>88,033</text:p>
          </table:table-cell>
          <table:table-cell table:formula="of:=SUM([.B27:.D27])" office:value-type="float" office:value="168936" calcext:value-type="float">
            <text:p>168,936</text:p>
          </table:table-cell>
          <table:table-cell table:formula="of:=[.B27]/[.$E27]" office:value-type="percentage" office:value="0.138324572619217" calcext:value-type="percentage">
            <text:p>13.8%</text:p>
          </table:table-cell>
          <table:table-cell table:formula="of:=[.C27]/[.$E27]" office:value-type="percentage" office:value="0.340572761282379" calcext:value-type="percentage">
            <text:p>34.1%</text:p>
          </table:table-cell>
          <table:table-cell table:formula="of:=[.D27]/[.$E27]" office:value-type="percentage" office:value="0.521102666098404" calcext:value-type="percentage">
            <text:p>52.1%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7"/>
          <table:table-cell office:value-type="string" calcext:value-type="string">
            <text:p>Above data from</text:p>
          </table:table-cell>
          <table:table-cell office:value-type="string" calcext:value-type="string">
            <text:p>http://www.gov.scot/Publications/2015/06/7453/6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7"/>
          <table:table-cell/>
          <table:table-cell office:value-type="string" calcext:value-type="string">
            <text:p>Chart 7</text:p>
          </table:table-cell>
          <table:table-cell/>
          <table:table-cell table:style-name="Default" table:number-columns-repeated="3"/>
        </table:table-row>
      </table:table>
      <table:table table:name="CSV decile_groups" table:style-name="ta1">
        <table:table-column table:style-name="co7" table:default-cell-style-name="Default"/>
        <table:table-column table:style-name="co7" table:number-columns-repeated="3" table:default-cell-style-name="ce67"/>
        <table:table-row table:style-name="ro2">
          <table:table-cell/>
          <table:table-cell table:style-name="Default" office:value-type="string" calcext:value-type="string">
            <text:p>Deciles 1-3</text:p>
          </table:table-cell>
          <table:table-cell table:style-name="Default" office:value-type="string" calcext:value-type="string">
            <text:p>Deciles 4-7</text:p>
          </table:table-cell>
          <table:table-cell table:style-name="Default" office:value-type="string" calcext:value-type="string">
            <text:p>Deciles 8-10</text:p>
          </table:table-cell>
        </table:table-row>
        <table:table-row table:style-name="ro2">
          <table:table-cell table:formula="of:=[$decile_groups.A3]" office:value-type="string" office:string-value="1994-95" calcext:value-type="string">
            <text:p>1994-95</text:p>
          </table:table-cell>
          <table:table-cell table:formula="of:=[$decile_groups.F3]*100" office:value-type="float" office:value="13.6502144133964" calcext:value-type="float">
            <text:p>13.7</text:p>
          </table:table-cell>
          <table:table-cell table:formula="of:=[$decile_groups.G3]*100" office:value-type="float" office:value="35.3981235354593" calcext:value-type="float">
            <text:p>35.4</text:p>
          </table:table-cell>
          <table:table-cell table:formula="of:=[$decile_groups.H3]*100" office:value-type="float" office:value="50.9516620511443" calcext:value-type="float">
            <text:p>51.0</text:p>
          </table:table-cell>
        </table:table-row>
        <table:table-row table:style-name="ro2">
          <table:table-cell table:formula="of:=[$decile_groups.A4]" office:value-type="string" office:string-value="1995-96" calcext:value-type="string">
            <text:p>1995-96</text:p>
          </table:table-cell>
          <table:table-cell table:formula="of:=[$decile_groups.F4]*100" office:value-type="float" office:value="14.1364753908243" calcext:value-type="float">
            <text:p>14.1</text:p>
          </table:table-cell>
          <table:table-cell table:formula="of:=[$decile_groups.G4]*100" office:value-type="float" office:value="35.0262095838939" calcext:value-type="float">
            <text:p>35.0</text:p>
          </table:table-cell>
          <table:table-cell table:formula="of:=[$decile_groups.H4]*100" office:value-type="float" office:value="50.8373150252818" calcext:value-type="float">
            <text:p>50.8</text:p>
          </table:table-cell>
        </table:table-row>
        <table:table-row table:style-name="ro2">
          <table:table-cell table:formula="of:=[$decile_groups.A5]" office:value-type="string" office:string-value="1996-97" calcext:value-type="string">
            <text:p>1996-97</text:p>
          </table:table-cell>
          <table:table-cell table:formula="of:=[$decile_groups.F5]*100" office:value-type="float" office:value="13.9452277657267" calcext:value-type="float">
            <text:p>13.9</text:p>
          </table:table-cell>
          <table:table-cell table:formula="of:=[$decile_groups.G5]*100" office:value-type="float" office:value="35.1934201012292" calcext:value-type="float">
            <text:p>35.2</text:p>
          </table:table-cell>
          <table:table-cell table:formula="of:=[$decile_groups.H5]*100" office:value-type="float" office:value="50.8613521330441" calcext:value-type="float">
            <text:p>50.9</text:p>
          </table:table-cell>
        </table:table-row>
        <table:table-row table:style-name="ro2">
          <table:table-cell table:formula="of:=[$decile_groups.A6]" office:value-type="string" office:string-value="1997-98" calcext:value-type="string">
            <text:p>1997-98</text:p>
          </table:table-cell>
          <table:table-cell table:formula="of:=[$decile_groups.F6]*100" office:value-type="float" office:value="13.6378767316211" calcext:value-type="float">
            <text:p>13.6</text:p>
          </table:table-cell>
          <table:table-cell table:formula="of:=[$decile_groups.G6]*100" office:value-type="float" office:value="34.5795030684796" calcext:value-type="float">
            <text:p>34.6</text:p>
          </table:table-cell>
          <table:table-cell table:formula="of:=[$decile_groups.H6]*100" office:value-type="float" office:value="51.7826201998993" calcext:value-type="float">
            <text:p>51.8</text:p>
          </table:table-cell>
        </table:table-row>
        <table:table-row table:style-name="ro2">
          <table:table-cell table:formula="of:=[$decile_groups.A7]" office:value-type="string" office:string-value="1998-99" calcext:value-type="string">
            <text:p>1998-99</text:p>
          </table:table-cell>
          <table:table-cell table:formula="of:=[$decile_groups.F7]*100" office:value-type="float" office:value="13.7167545351951" calcext:value-type="float">
            <text:p>13.7</text:p>
          </table:table-cell>
          <table:table-cell table:formula="of:=[$decile_groups.G7]*100" office:value-type="float" office:value="34.8060435580859" calcext:value-type="float">
            <text:p>34.8</text:p>
          </table:table-cell>
          <table:table-cell table:formula="of:=[$decile_groups.H7]*100" office:value-type="float" office:value="51.477201906719" calcext:value-type="float">
            <text:p>51.5</text:p>
          </table:table-cell>
        </table:table-row>
        <table:table-row table:style-name="ro2">
          <table:table-cell table:formula="of:=[$decile_groups.A8]" office:value-type="string" office:string-value="1999-00" calcext:value-type="string">
            <text:p>1999-00</text:p>
          </table:table-cell>
          <table:table-cell table:formula="of:=[$decile_groups.F8]*100" office:value-type="float" office:value="13.3465736640213" calcext:value-type="float">
            <text:p>13.3</text:p>
          </table:table-cell>
          <table:table-cell table:formula="of:=[$decile_groups.G8]*100" office:value-type="float" office:value="33.7868680478254" calcext:value-type="float">
            <text:p>33.8</text:p>
          </table:table-cell>
          <table:table-cell table:formula="of:=[$decile_groups.H8]*100" office:value-type="float" office:value="52.8665582881534" calcext:value-type="float">
            <text:p>52.9</text:p>
          </table:table-cell>
        </table:table-row>
        <table:table-row table:style-name="ro2">
          <table:table-cell table:formula="of:=[$decile_groups.A9]" office:value-type="string" office:string-value="2000-01" calcext:value-type="string">
            <text:p>2000-01</text:p>
          </table:table-cell>
          <table:table-cell table:formula="of:=[$decile_groups.F9]*100" office:value-type="float" office:value="13.2068610687732" calcext:value-type="float">
            <text:p>13.2</text:p>
          </table:table-cell>
          <table:table-cell table:formula="of:=[$decile_groups.G9]*100" office:value-type="float" office:value="33.3157963961594" calcext:value-type="float">
            <text:p>33.3</text:p>
          </table:table-cell>
          <table:table-cell table:formula="of:=[$decile_groups.H9]*100" office:value-type="float" office:value="53.4773425350674" calcext:value-type="float">
            <text:p>53.5</text:p>
          </table:table-cell>
        </table:table-row>
        <table:table-row table:style-name="ro2">
          <table:table-cell table:formula="of:=[$decile_groups.A10]" office:value-type="string" office:string-value="2001-02" calcext:value-type="string">
            <text:p>2001-02</text:p>
          </table:table-cell>
          <table:table-cell table:formula="of:=[$decile_groups.F10]*100" office:value-type="float" office:value="14.0932154467839" calcext:value-type="float">
            <text:p>14.1</text:p>
          </table:table-cell>
          <table:table-cell table:formula="of:=[$decile_groups.G10]*100" office:value-type="float" office:value="34.7621000820344" calcext:value-type="float">
            <text:p>34.8</text:p>
          </table:table-cell>
          <table:table-cell table:formula="of:=[$decile_groups.H10]*100" office:value-type="float" office:value="51.1446844711816" calcext:value-type="float">
            <text:p>51.1</text:p>
          </table:table-cell>
        </table:table-row>
        <table:table-row table:style-name="ro2">
          <table:table-cell table:formula="of:=[$decile_groups.A11]" office:value-type="string" office:string-value="2002-03" calcext:value-type="string">
            <text:p>2002-03</text:p>
          </table:table-cell>
          <table:table-cell table:formula="of:=[$decile_groups.F11]*100" office:value-type="float" office:value="13.8510180285227" calcext:value-type="float">
            <text:p>13.9</text:p>
          </table:table-cell>
          <table:table-cell table:formula="of:=[$decile_groups.G11]*100" office:value-type="float" office:value="34.8842945555655" calcext:value-type="float">
            <text:p>34.9</text:p>
          </table:table-cell>
          <table:table-cell table:formula="of:=[$decile_groups.H11]*100" office:value-type="float" office:value="51.2646874159117" calcext:value-type="float">
            <text:p>51.3</text:p>
          </table:table-cell>
        </table:table-row>
        <table:table-row table:style-name="ro2">
          <table:table-cell table:formula="of:=[$decile_groups.A12]" office:value-type="string" office:string-value="2003-04" calcext:value-type="string">
            <text:p>2003-04</text:p>
          </table:table-cell>
          <table:table-cell table:formula="of:=[$decile_groups.F12]*100" office:value-type="float" office:value="14.0677557160902" calcext:value-type="float">
            <text:p>14.1</text:p>
          </table:table-cell>
          <table:table-cell table:formula="of:=[$decile_groups.G12]*100" office:value-type="float" office:value="34.9330816503215" calcext:value-type="float">
            <text:p>34.9</text:p>
          </table:table-cell>
          <table:table-cell table:formula="of:=[$decile_groups.H12]*100" office:value-type="float" office:value="50.9991626335883" calcext:value-type="float">
            <text:p>51.0</text:p>
          </table:table-cell>
        </table:table-row>
        <table:table-row table:style-name="ro2">
          <table:table-cell table:formula="of:=[$decile_groups.A13]" office:value-type="string" office:string-value="2004-05" calcext:value-type="string">
            <text:p>2004-05</text:p>
          </table:table-cell>
          <table:table-cell table:formula="of:=[$decile_groups.F13]*100" office:value-type="float" office:value="14.4197193716086" calcext:value-type="float">
            <text:p>14.4</text:p>
          </table:table-cell>
          <table:table-cell table:formula="of:=[$decile_groups.G13]*100" office:value-type="float" office:value="35.3943092032742" calcext:value-type="float">
            <text:p>35.4</text:p>
          </table:table-cell>
          <table:table-cell table:formula="of:=[$decile_groups.H13]*100" office:value-type="float" office:value="50.1859714251172" calcext:value-type="float">
            <text:p>50.2</text:p>
          </table:table-cell>
        </table:table-row>
        <table:table-row table:style-name="ro2">
          <table:table-cell table:formula="of:=[$decile_groups.A14]" office:value-type="string" office:string-value="2005-06" calcext:value-type="string">
            <text:p>2005-06</text:p>
          </table:table-cell>
          <table:table-cell table:formula="of:=[$decile_groups.F14]*100" office:value-type="float" office:value="14.0285960378984" calcext:value-type="float">
            <text:p>14.0</text:p>
          </table:table-cell>
          <table:table-cell table:formula="of:=[$decile_groups.G14]*100" office:value-type="float" office:value="34.6570198105082" calcext:value-type="float">
            <text:p>34.7</text:p>
          </table:table-cell>
          <table:table-cell table:formula="of:=[$decile_groups.H14]*100" office:value-type="float" office:value="51.3143841515935" calcext:value-type="float">
            <text:p>51.3</text:p>
          </table:table-cell>
        </table:table-row>
        <table:table-row table:style-name="ro2">
          <table:table-cell table:formula="of:=[$decile_groups.A15]" office:value-type="string" office:string-value="2006-07" calcext:value-type="string">
            <text:p>2006-07</text:p>
          </table:table-cell>
          <table:table-cell table:formula="of:=[$decile_groups.F15]*100" office:value-type="float" office:value="13.933592861634" calcext:value-type="float">
            <text:p>13.9</text:p>
          </table:table-cell>
          <table:table-cell table:formula="of:=[$decile_groups.G15]*100" office:value-type="float" office:value="34.118607108935" calcext:value-type="float">
            <text:p>34.1</text:p>
          </table:table-cell>
          <table:table-cell table:formula="of:=[$decile_groups.H15]*100" office:value-type="float" office:value="51.947800029431" calcext:value-type="float">
            <text:p>51.9</text:p>
          </table:table-cell>
        </table:table-row>
        <table:table-row table:style-name="ro2">
          <table:table-cell table:formula="of:=[$decile_groups.A16]" office:value-type="string" office:string-value="2007-08" calcext:value-type="string">
            <text:p>2007-08</text:p>
          </table:table-cell>
          <table:table-cell table:formula="of:=[$decile_groups.F16]*100" office:value-type="float" office:value="13.4881990287214" calcext:value-type="float">
            <text:p>13.5</text:p>
          </table:table-cell>
          <table:table-cell table:formula="of:=[$decile_groups.G16]*100" office:value-type="float" office:value="33.7657255400091" calcext:value-type="float">
            <text:p>33.8</text:p>
          </table:table-cell>
          <table:table-cell table:formula="of:=[$decile_groups.H16]*100" office:value-type="float" office:value="52.7460754312695" calcext:value-type="float">
            <text:p>52.7</text:p>
          </table:table-cell>
        </table:table-row>
        <table:table-row table:style-name="ro2">
          <table:table-cell table:formula="of:=[$decile_groups.A17]" office:value-type="string" office:string-value="2008-09" calcext:value-type="string">
            <text:p>2008-09</text:p>
          </table:table-cell>
          <table:table-cell table:formula="of:=[$decile_groups.F17]*100" office:value-type="float" office:value="13.2970610755928" calcext:value-type="float">
            <text:p>13.3</text:p>
          </table:table-cell>
          <table:table-cell table:formula="of:=[$decile_groups.G17]*100" office:value-type="float" office:value="33.5184297515516" calcext:value-type="float">
            <text:p>33.5</text:p>
          </table:table-cell>
          <table:table-cell table:formula="of:=[$decile_groups.H17]*100" office:value-type="float" office:value="53.1845091728556" calcext:value-type="float">
            <text:p>53.2</text:p>
          </table:table-cell>
        </table:table-row>
        <table:table-row table:style-name="ro2">
          <table:table-cell table:formula="of:=[$decile_groups.A18]" office:value-type="string" office:string-value="2009-10" calcext:value-type="string">
            <text:p>2009-10</text:p>
          </table:table-cell>
          <table:table-cell table:formula="of:=[$decile_groups.F18]*100" office:value-type="float" office:value="13.3922981549453" calcext:value-type="float">
            <text:p>13.4</text:p>
          </table:table-cell>
          <table:table-cell table:formula="of:=[$decile_groups.G18]*100" office:value-type="float" office:value="33.722885798112" calcext:value-type="float">
            <text:p>33.7</text:p>
          </table:table-cell>
          <table:table-cell table:formula="of:=[$decile_groups.H18]*100" office:value-type="float" office:value="52.8848160469427" calcext:value-type="float">
            <text:p>52.9</text:p>
          </table:table-cell>
        </table:table-row>
        <table:table-row table:style-name="ro2">
          <table:table-cell table:formula="of:=[$decile_groups.A19]" office:value-type="string" office:string-value="2010-11" calcext:value-type="string">
            <text:p>2010-11</text:p>
          </table:table-cell>
          <table:table-cell table:formula="of:=[$decile_groups.F19]*100" office:value-type="float" office:value="14.5178163220499" calcext:value-type="float">
            <text:p>14.5</text:p>
          </table:table-cell>
          <table:table-cell table:formula="of:=[$decile_groups.G19]*100" office:value-type="float" office:value="34.5645688307998" calcext:value-type="float">
            <text:p>34.6</text:p>
          </table:table-cell>
          <table:table-cell table:formula="of:=[$decile_groups.H19]*100" office:value-type="float" office:value="50.9176148471503" calcext:value-type="float">
            <text:p>50.9</text:p>
          </table:table-cell>
        </table:table-row>
        <table:table-row table:style-name="ro2">
          <table:table-cell table:formula="of:=[$decile_groups.A20]" office:value-type="string" office:string-value="2011-12" calcext:value-type="string">
            <text:p>2011-12</text:p>
          </table:table-cell>
          <table:table-cell table:formula="of:=[$decile_groups.F20]*100" office:value-type="float" office:value="14.3770520131329" calcext:value-type="float">
            <text:p>14.4</text:p>
          </table:table-cell>
          <table:table-cell table:formula="of:=[$decile_groups.G20]*100" office:value-type="float" office:value="34.3547798705912" calcext:value-type="float">
            <text:p>34.4</text:p>
          </table:table-cell>
          <table:table-cell table:formula="of:=[$decile_groups.H20]*100" office:value-type="float" office:value="51.2681681162759" calcext:value-type="float">
            <text:p>51.3</text:p>
          </table:table-cell>
        </table:table-row>
        <table:table-row table:style-name="ro2">
          <table:table-cell table:formula="of:=[$decile_groups.A21]" office:value-type="string" office:string-value="2012-13" calcext:value-type="string">
            <text:p>2012-13</text:p>
          </table:table-cell>
          <table:table-cell table:formula="of:=[$decile_groups.F21]*100" office:value-type="float" office:value="14.1371272615682" calcext:value-type="float">
            <text:p>14.1</text:p>
          </table:table-cell>
          <table:table-cell table:formula="of:=[$decile_groups.G21]*100" office:value-type="float" office:value="34.6846699791717" calcext:value-type="float">
            <text:p>34.7</text:p>
          </table:table-cell>
          <table:table-cell table:formula="of:=[$decile_groups.H21]*100" office:value-type="float" office:value="51.1782027592601" calcext:value-type="float">
            <text:p>51.2</text:p>
          </table:table-cell>
        </table:table-row>
        <table:table-row table:style-name="ro2">
          <table:table-cell table:formula="of:=[$decile_groups.A22]" office:value-type="string" office:string-value="2013-14" calcext:value-type="string">
            <text:p>2013-14</text:p>
          </table:table-cell>
          <table:table-cell table:formula="of:=[$decile_groups.F22]*100" office:value-type="float" office:value="14.4588660725817" calcext:value-type="float">
            <text:p>14.5</text:p>
          </table:table-cell>
          <table:table-cell table:formula="of:=[$decile_groups.G22]*100" office:value-type="float" office:value="35.0193723363038" calcext:value-type="float">
            <text:p>35.0</text:p>
          </table:table-cell>
          <table:table-cell table:formula="of:=[$decile_groups.H22]*100" office:value-type="float" office:value="50.5217615911146" calcext:value-type="float">
            <text:p>50.5</text:p>
          </table:table-cell>
        </table:table-row>
        <table:table-row table:style-name="ro2">
          <table:table-cell table:formula="of:=[$decile_groups.A23]" office:value-type="string" office:string-value="2014-15" calcext:value-type="string">
            <text:p>2014-15</text:p>
          </table:table-cell>
          <table:table-cell table:formula="of:=[$decile_groups.F23]*100" office:value-type="float" office:value="14.281456830289" calcext:value-type="float">
            <text:p>14.3</text:p>
          </table:table-cell>
          <table:table-cell table:formula="of:=[$decile_groups.G23]*100" office:value-type="float" office:value="34.7959171002471" calcext:value-type="float">
            <text:p>34.8</text:p>
          </table:table-cell>
          <table:table-cell table:formula="of:=[$decile_groups.H23]*100" office:value-type="float" office:value="50.9226260694639" calcext:value-type="float">
            <text:p>50.9</text:p>
          </table:table-cell>
        </table:table-row>
        <table:table-row table:style-name="ro2">
          <table:table-cell table:formula="of:=[$decile_groups.A24]" office:value-type="string" office:string-value="2015-16" calcext:value-type="string">
            <text:p>2015-16</text:p>
          </table:table-cell>
          <table:table-cell table:formula="of:=[$decile_groups.F24]*100" office:value-type="float" office:value="13.4063000218546" calcext:value-type="float">
            <text:p>13.4</text:p>
          </table:table-cell>
          <table:table-cell table:formula="of:=[$decile_groups.G24]*100" office:value-type="float" office:value="33.049420853982" calcext:value-type="float">
            <text:p>33.0</text:p>
          </table:table-cell>
          <table:table-cell table:formula="of:=[$decile_groups.H24]*100" office:value-type="float" office:value="53.5442791241635" calcext:value-type="float">
            <text:p>53.5</text:p>
          </table:table-cell>
        </table:table-row>
        <table:table-row table:style-name="ro2">
          <table:table-cell table:formula="of:=[$decile_groups.A25]" office:value-type="string" office:string-value="2016-17" calcext:value-type="string">
            <text:p>2016-17</text:p>
          </table:table-cell>
          <table:table-cell table:formula="of:=[$decile_groups.F25]*100" office:value-type="float" office:value="13.7776089369558" calcext:value-type="float">
            <text:p>13.8</text:p>
          </table:table-cell>
          <table:table-cell table:formula="of:=[$decile_groups.G25]*100" office:value-type="float" office:value="34.6663184324713" calcext:value-type="float">
            <text:p>34.7</text:p>
          </table:table-cell>
          <table:table-cell table:formula="of:=[$decile_groups.H25]*100" office:value-type="float" office:value="51.556072630573" calcext:value-type="float">
            <text:p>51.6</text:p>
          </table:table-cell>
        </table:table-row>
        <table:table-row table:style-name="ro2">
          <table:table-cell table:formula="of:=[$decile_groups.A26]" office:value-type="string" office:string-value="2017-18" calcext:value-type="string">
            <text:p>2017-18</text:p>
          </table:table-cell>
          <table:table-cell table:formula="of:=[$decile_groups.F26]*100" office:value-type="float" office:value="13.5799474919207" calcext:value-type="float">
            <text:p>13.6</text:p>
          </table:table-cell>
          <table:table-cell table:formula="of:=[$decile_groups.G26]*100" office:value-type="float" office:value="34.5674146743711" calcext:value-type="float">
            <text:p>34.6</text:p>
          </table:table-cell>
          <table:table-cell table:formula="of:=[$decile_groups.H26]*100" office:value-type="float" office:value="51.8526378337083" calcext:value-type="float">
            <text:p>51.9</text:p>
          </table:table-cell>
        </table:table-row>
        <table:table-row table:style-name="ro2">
          <table:table-cell table:formula="of:=[$decile_groups.A27]" office:value-type="string" office:string-value="2018-19" calcext:value-type="string">
            <text:p>2018-19</text:p>
          </table:table-cell>
          <table:table-cell table:formula="of:=[$decile_groups.F27]*100" office:value-type="float" office:value="13.8324572619217" calcext:value-type="float">
            <text:p>13.8</text:p>
          </table:table-cell>
          <table:table-cell table:formula="of:=[$decile_groups.G27]*100" office:value-type="float" office:value="34.0572761282379" calcext:value-type="float">
            <text:p>34.1</text:p>
          </table:table-cell>
          <table:table-cell table:formula="of:=[$decile_groups.H27]*100" office:value-type="float" office:value="52.1102666098404" calcext:value-type="float">
            <text:p>52.1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 of total incom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AR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TACKED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</table:table>
      <table:table table:name="Tab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row table:style-name="ro2">
          <table:table-cell table:style-name="ce65" office:value-type="string" calcext:value-type="string">
            <text:p>Table median_incomes</text:p>
          </table:table-cell>
          <table:table-cell office:value-type="string" calcext:value-type="string">
            <text:p><text:s/>Median annual income <text:s/></text:p>
          </table:table-cell>
          <table:table-cell office:value-type="string" calcext:value-type="string">
            <text:p><text:s/>Factor above one adult, no children </text:p>
          </table:table-cell>
          <table:table-cell table:number-columns-repeated="2"/>
          <table:table-cell office:value-type="string" calcext:value-type="string">
            <text:p>https://www.gov.scot/publications/poverty-income-inequality-scotland-2016-19/pages/1/</text:p>
          </table:table-cell>
        </table:table-row>
        <table:table-row table:style-name="ro2">
          <table:table-cell office:value-type="string" calcext:value-type="string">
            <text:p><text:s/>One adult, no children <text:s text:c="13"/></text:p>
          </table:table-cell>
          <table:table-cell office:value-type="float" office:value="17900" calcext:value-type="float">
            <text:p>17900</text:p>
          </table:table-cell>
          <table:table-cell table:style-name="ce135" table:formula="of:=[.B2]/[.B$2]" office:value-type="float" office:value="1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Poverty thresholds sheet</text:p>
          </table:table-cell>
        </table:table-row>
        <table:table-row table:style-name="ro2">
          <table:table-cell office:value-type="string" calcext:value-type="string">
            <text:p><text:s/>**Couple, no children** <text:s text:c="16"/></text:p>
          </table:table-cell>
          <table:table-cell office:value-type="float" office:value="26800" calcext:value-type="float">
            <text:p>26800</text:p>
          </table:table-cell>
          <table:table-cell table:style-name="ce135" table:formula="of:=[.B3]/[.B$2]" office:value-type="float" office:value="1.49720670391061" calcext:value-type="float">
            <text:p>1.5</text:p>
          </table:table-cell>
          <table:table-cell office:value-type="string" calcext:value-type="string">
            <text:p><text:s/>**1.5**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One adult, children aged 5 &amp; 14 <text:s/></text:p>
          </table:table-cell>
          <table:table-cell office:value-type="float" office:value="32100" calcext:value-type="float">
            <text:p>32100</text:p>
          </table:table-cell>
          <table:table-cell table:style-name="ce135" table:formula="of:=[.B4]/[.B$2]" office:value-type="float" office:value="1.79329608938547" calcext:value-type="float">
            <text:p>1.8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ouple, children aged 5 &amp; 14 <text:s text:c="8"/></text:p>
          </table:table-cell>
          <table:table-cell office:value-type="float" office:value="41000" calcext:value-type="float">
            <text:p>41000</text:p>
          </table:table-cell>
          <table:table-cell table:style-name="ce135" table:formula="of:=[.B5]/[.B$2]" office:value-type="float" office:value="2.29050279329609" calcext:value-type="float">
            <text:p>2.3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Table poverty_statistics_all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>
            <text:p><text:s/>Measure <text:s text:c="5"/></text:p>
          </table:table-cell>
          <table:table-cell table:style-name="ce65" office:value-type="string" calcext:value-type="string">
            <text:p><text:s/>Threshold </text:p>
          </table:table-cell>
          <table:table-cell table:style-name="ce65" office:value-type="string" calcext:value-type="string">
            <text:p><text:s/>Number of people </text:p>
          </table:table-cell>
          <table:table-cell table:style-name="ce65" office:value-type="string" calcext:value-type="string">
            <text:p><text:s/>rate (% of population) </text:p>
          </table:table-cell>
          <table:table-cell/>
          <table:table-cell office:value-type="string" calcext:value-type="string">
            <text:p>From Poverty thresholds sheet</text:p>
          </table:table-cell>
        </table:table-row>
        <table:table-row table:style-name="ro2">
          <table:table-cell office:value-type="string" calcext:value-type="string">
            <text:p><text:s/>Relative BHC </text:p>
          </table:table-cell>
          <table:table-cell office:value-type="float" office:value="16100" calcext:value-type="float">
            <text:p>16100</text:p>
          </table:table-cell>
          <table:table-cell office:value-type="float" office:value="880000" calcext:value-type="float">
            <text:p>880000</text:p>
          </table:table-cell>
          <table:table-cell table:style-name="ce66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and Relative poverty sheet</text:p>
          </table:table-cell>
        </table:table-row>
        <table:table-row table:style-name="ro2">
          <table:table-cell office:value-type="string" calcext:value-type="string">
            <text:p><text:s/>Relative AHC </text:p>
          </table:table-cell>
          <table:table-cell office:value-type="float" office:value="14000" calcext:value-type="float">
            <text:p>14000</text:p>
          </table:table-cell>
          <table:table-cell office:value-type="float" office:value="1010000" calcext:value-type="float">
            <text:p>1010000</text:p>
          </table:table-cell>
          <table:table-cell table:style-name="ce66" office:value-type="percentage" office:value="0.19" calcext:value-type="percentage">
            <text:p>19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Absolute BHC </text:p>
          </table:table-cell>
          <table:table-cell office:value-type="float" office:value="15400" calcext:value-type="float">
            <text:p>15400</text:p>
          </table:table-cell>
          <table:table-cell office:value-type="float" office:value="760000" calcext:value-type="float">
            <text:p>760000</text:p>
          </table:table-cell>
          <table:table-cell table:style-name="ce66" office:value-type="percentage" office:value="0.14" calcext:value-type="percentage">
            <text:p>14.00%</text:p>
          </table:table-cell>
          <table:table-cell/>
          <table:table-cell office:value-type="string" calcext:value-type="string">
            <text:p>and Absolute poverty sheet</text:p>
          </table:table-cell>
        </table:table-row>
        <table:table-row table:style-name="ro2">
          <table:table-cell office:value-type="string" calcext:value-type="string">
            <text:p><text:s/>Absolute AHC </text:p>
          </table:table-cell>
          <table:table-cell office:value-type="float" office:value="13200" calcext:value-type="float">
            <text:p>13200</text:p>
          </table:table-cell>
          <table:table-cell office:value-type="float" office:value="890000" calcext:value-type="float">
            <text:p>890000</text:p>
          </table:table-cell>
          <table:table-cell table:style-name="ce66" office:value-type="percentage" office:value="0.17" calcext:value-type="percentage">
            <text:p>17.00%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5" office:value-type="string" calcext:value-type="string">
            <text:p>Table poverty_by_age_group</text:p>
          </table:table-cell>
          <table:table-cell table:number-columns-repeated="5"/>
        </table:table-row>
        <table:table-row table:style-name="ro2">
          <table:table-cell table:style-name="ce65" office:value-type="string" calcext:value-type="string">
            <text:p><text:s/>In relative poverty <text:s text:c="4"/></text:p>
          </table:table-cell>
          <table:table-cell table:style-name="ce65" office:value-type="string" calcext:value-type="string">
            <text:p><text:s/>Before housing costs </text:p>
          </table:table-cell>
          <table:table-cell table:style-name="ce65" office:value-type="string" calcext:value-type="string">
            <text:p><text:s/>After housing costs </text:p>
          </table:table-cell>
          <table:table-cell table:style-name="ce65" office:value-type="string" calcext:value-type="string">
            <text:p><text:s/>Gap </text:p>
          </table:table-cell>
          <table:table-cell/>
          <table:table-cell office:value-type="string" calcext:value-type="string">
            <text:p>Relative poverty sheet</text:p>
          </table:table-cell>
        </table:table-row>
        <table:table-row table:style-name="ro2">
          <table:table-cell office:value-type="string" calcext:value-type="string">
            <text:p><text:s/>% of children (under 18)</text:p>
          </table:table-cell>
          <table:table-cell table:style-name="ce66" office:value-type="percentage" office:value="0.18" calcext:value-type="percentage">
            <text:p>18.00%</text:p>
          </table:table-cell>
          <table:table-cell table:style-name="ce66" office:value-type="percentage" office:value="0.23" calcext:value-type="percentage">
            <text:p>23.00%</text:p>
          </table:table-cell>
          <table:table-cell office:value-type="string" calcext:value-type="string">
            <text:p>5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% of working age adults </text:p>
          </table:table-cell>
          <table:table-cell table:style-name="ce66" office:value-type="percentage" office:value="0.16" calcext:value-type="percentage">
            <text:p>16.00%</text:p>
          </table:table-cell>
          <table:table-cell table:style-name="ce66" office:value-type="percentage" office:value="0.19" calcext:value-type="percentage">
            <text:p>19.00%</text:p>
          </table:table-cell>
          <table:table-cell office:value-type="string" calcext:value-type="string">
            <text:p>3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% of pensioners <text:s text:c="8"/></text:p>
          </table:table-cell>
          <table:table-cell table:style-name="ce66" office:value-type="percentage" office:value="0.17" calcext:value-type="percentage">
            <text:p>17.00%</text:p>
          </table:table-cell>
          <table:table-cell table:style-name="ce66" office:value-type="percentage" office:value="0.13" calcext:value-type="percentage">
            <text:p>13.00%</text:p>
          </table:table-cell>
          <table:table-cell office:value-type="string" calcext:value-type="string">
            <text:p>-4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% of population <text:s text:c="8"/></text:p>
          </table:table-cell>
          <table:table-cell table:style-name="ce66" office:value-type="percentage" office:value="0.16" calcext:value-type="percentage">
            <text:p>16.00%</text:p>
          </table:table-cell>
          <table:table-cell table:style-name="ce66" office:value-type="percentage" office:value="0.19" calcext:value-type="percentage">
            <text:p>19.00%</text:p>
          </table:table-cell>
          <table:table-cell office:value-type="string" calcext:value-type="string">
            <text:p><text:s/>3pp <text:s/></text:p>
          </table:table-cell>
          <table:table-cell table:number-columns-repeated="2"/>
        </table:table-row>
      </table:table>
      <table:table table:name="CSV income_decile_boundaries" table:style-name="ta1">
        <table:table-column table:style-name="co7" table:default-cell-style-name="Default"/>
        <table:table-column table:style-name="co7" table:number-columns-repeated="3" table:default-cell-style-name="ce27"/>
        <table:table-row table:style-name="ro2">
          <table:table-cell/>
          <table:table-cell table:style-name="Default" office:value-type="string" calcext:value-type="string">
            <text:p>Decile 3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Decile 7</text:p>
          </table:table-cell>
        </table:table-row>
        <table:table-row table:style-name="ro2">
          <table:table-cell table:formula="of:=[$'CSV decile_groups'.A2]" office:value-type="string" office:string-value="1994-95" calcext:value-type="string">
            <text:p>1994-95</text:p>
          </table:table-cell>
          <table:table-cell table:formula="of:=[$'Income decile points'.D30]*52" office:value-type="float" office:value="13468" calcext:value-type="float">
            <text:p>13,468</text:p>
          </table:table-cell>
          <table:table-cell table:formula="of:=[$'Income decile points'.F30]*52" office:value-type="float" office:value="18668" calcext:value-type="float">
            <text:p>18,668</text:p>
          </table:table-cell>
          <table:table-cell table:formula="of:=[$'Income decile points'.H30]*52" office:value-type="float" office:value="24752" calcext:value-type="float">
            <text:p>24,752</text:p>
          </table:table-cell>
        </table:table-row>
        <table:table-row table:style-name="ro2">
          <table:table-cell table:formula="of:=[$'CSV decile_groups'.A3]" office:value-type="string" office:string-value="1995-96" calcext:value-type="string">
            <text:p>1995-96</text:p>
          </table:table-cell>
          <table:table-cell table:formula="of:=[$'Income decile points'.D31]*52" office:value-type="float" office:value="13468" calcext:value-type="float">
            <text:p>13,468</text:p>
          </table:table-cell>
          <table:table-cell table:formula="of:=[$'Income decile points'.F31]*52" office:value-type="float" office:value="18616" calcext:value-type="float">
            <text:p>18,616</text:p>
          </table:table-cell>
          <table:table-cell table:formula="of:=[$'Income decile points'.H31]*52" office:value-type="float" office:value="24908" calcext:value-type="float">
            <text:p>24,908</text:p>
          </table:table-cell>
        </table:table-row>
        <table:table-row table:style-name="ro2">
          <table:table-cell table:formula="of:=[$'CSV decile_groups'.A4]" office:value-type="string" office:string-value="1996-97" calcext:value-type="string">
            <text:p>1996-97</text:p>
          </table:table-cell>
          <table:table-cell table:formula="of:=[$'Income decile points'.D32]*52" office:value-type="float" office:value="13884" calcext:value-type="float">
            <text:p>13,884</text:p>
          </table:table-cell>
          <table:table-cell table:formula="of:=[$'Income decile points'.F32]*52" office:value-type="float" office:value="19344" calcext:value-type="float">
            <text:p>19,344</text:p>
          </table:table-cell>
          <table:table-cell table:formula="of:=[$'Income decile points'.H32]*52" office:value-type="float" office:value="25532" calcext:value-type="float">
            <text:p>25,532</text:p>
          </table:table-cell>
        </table:table-row>
        <table:table-row table:style-name="ro2">
          <table:table-cell table:formula="of:=[$'CSV decile_groups'.A5]" office:value-type="string" office:string-value="1997-98" calcext:value-type="string">
            <text:p>1997-98</text:p>
          </table:table-cell>
          <table:table-cell table:formula="of:=[$'Income decile points'.D33]*52" office:value-type="float" office:value="14560" calcext:value-type="float">
            <text:p>14,560</text:p>
          </table:table-cell>
          <table:table-cell table:formula="of:=[$'Income decile points'.F33]*52" office:value-type="float" office:value="20228" calcext:value-type="float">
            <text:p>20,228</text:p>
          </table:table-cell>
          <table:table-cell table:formula="of:=[$'Income decile points'.H33]*52" office:value-type="float" office:value="26780" calcext:value-type="float">
            <text:p>26,780</text:p>
          </table:table-cell>
        </table:table-row>
        <table:table-row table:style-name="ro2">
          <table:table-cell table:formula="of:=[$'CSV decile_groups'.A6]" office:value-type="string" office:string-value="1998-99" calcext:value-type="string">
            <text:p>1998-99</text:p>
          </table:table-cell>
          <table:table-cell table:formula="of:=[$'Income decile points'.D34]*52" office:value-type="float" office:value="14924" calcext:value-type="float">
            <text:p>14,924</text:p>
          </table:table-cell>
          <table:table-cell table:formula="of:=[$'Income decile points'.F34]*52" office:value-type="float" office:value="20436" calcext:value-type="float">
            <text:p>20,436</text:p>
          </table:table-cell>
          <table:table-cell table:formula="of:=[$'Income decile points'.H34]*52" office:value-type="float" office:value="27508" calcext:value-type="float">
            <text:p>27,508</text:p>
          </table:table-cell>
        </table:table-row>
        <table:table-row table:style-name="ro2">
          <table:table-cell table:formula="of:=[$'CSV decile_groups'.A7]" office:value-type="string" office:string-value="1999-00" calcext:value-type="string">
            <text:p>1999-00</text:p>
          </table:table-cell>
          <table:table-cell table:formula="of:=[$'Income decile points'.D35]*52" office:value-type="float" office:value="15184" calcext:value-type="float">
            <text:p>15,184</text:p>
          </table:table-cell>
          <table:table-cell table:formula="of:=[$'Income decile points'.F35]*52" office:value-type="float" office:value="21112" calcext:value-type="float">
            <text:p>21,112</text:p>
          </table:table-cell>
          <table:table-cell table:formula="of:=[$'Income decile points'.H35]*52" office:value-type="float" office:value="28080" calcext:value-type="float">
            <text:p>28,080</text:p>
          </table:table-cell>
        </table:table-row>
        <table:table-row table:style-name="ro2">
          <table:table-cell table:formula="of:=[$'CSV decile_groups'.A8]" office:value-type="string" office:string-value="2000-01" calcext:value-type="string">
            <text:p>2000-01</text:p>
          </table:table-cell>
          <table:table-cell table:formula="of:=[$'Income decile points'.D36]*52" office:value-type="float" office:value="15808" calcext:value-type="float">
            <text:p>15,808</text:p>
          </table:table-cell>
          <table:table-cell table:formula="of:=[$'Income decile points'.F36]*52" office:value-type="float" office:value="21632" calcext:value-type="float">
            <text:p>21,632</text:p>
          </table:table-cell>
          <table:table-cell table:formula="of:=[$'Income decile points'.H36]*52" office:value-type="float" office:value="28340" calcext:value-type="float">
            <text:p>28,340</text:p>
          </table:table-cell>
        </table:table-row>
        <table:table-row table:style-name="ro2">
          <table:table-cell table:formula="of:=[$'CSV decile_groups'.A9]" office:value-type="string" office:string-value="2001-02" calcext:value-type="string">
            <text:p>2001-02</text:p>
          </table:table-cell>
          <table:table-cell table:formula="of:=[$'Income decile points'.D37]*52" office:value-type="float" office:value="17004" calcext:value-type="float">
            <text:p>17,004</text:p>
          </table:table-cell>
          <table:table-cell table:formula="of:=[$'Income decile points'.F37]*52" office:value-type="float" office:value="22776" calcext:value-type="float">
            <text:p>22,776</text:p>
          </table:table-cell>
          <table:table-cell table:formula="of:=[$'Income decile points'.H37]*52" office:value-type="float" office:value="29848" calcext:value-type="float">
            <text:p>29,848</text:p>
          </table:table-cell>
        </table:table-row>
        <table:table-row table:style-name="ro2">
          <table:table-cell table:formula="of:=[$'CSV decile_groups'.A10]" office:value-type="string" office:string-value="2002-03" calcext:value-type="string">
            <text:p>2002-03</text:p>
          </table:table-cell>
          <table:table-cell table:formula="of:=[$'Income decile points'.D38]*52" office:value-type="float" office:value="17160" calcext:value-type="float">
            <text:p>17,160</text:p>
          </table:table-cell>
          <table:table-cell table:formula="of:=[$'Income decile points'.F38]*52" office:value-type="float" office:value="23088" calcext:value-type="float">
            <text:p>23,088</text:p>
          </table:table-cell>
          <table:table-cell table:formula="of:=[$'Income decile points'.H38]*52" office:value-type="float" office:value="30368" calcext:value-type="float">
            <text:p>30,368</text:p>
          </table:table-cell>
        </table:table-row>
        <table:table-row table:style-name="ro2">
          <table:table-cell table:formula="of:=[$'CSV decile_groups'.A11]" office:value-type="string" office:string-value="2003-04" calcext:value-type="string">
            <text:p>2003-04</text:p>
          </table:table-cell>
          <table:table-cell table:formula="of:=[$'Income decile points'.D39]*52" office:value-type="float" office:value="18460" calcext:value-type="float">
            <text:p>18,460</text:p>
          </table:table-cell>
          <table:table-cell table:formula="of:=[$'Income decile points'.F39]*52" office:value-type="float" office:value="24388" calcext:value-type="float">
            <text:p>24,388</text:p>
          </table:table-cell>
          <table:table-cell table:formula="of:=[$'Income decile points'.H39]*52" office:value-type="float" office:value="31460" calcext:value-type="float">
            <text:p>31,460</text:p>
          </table:table-cell>
        </table:table-row>
        <table:table-row table:style-name="ro2">
          <table:table-cell table:formula="of:=[$'CSV decile_groups'.A12]" office:value-type="string" office:string-value="2004-05" calcext:value-type="string">
            <text:p>2004-05</text:p>
          </table:table-cell>
          <table:table-cell table:formula="of:=[$'Income decile points'.D40]*52" office:value-type="float" office:value="18512" calcext:value-type="float">
            <text:p>18,512</text:p>
          </table:table-cell>
          <table:table-cell table:formula="of:=[$'Income decile points'.F40]*52" office:value-type="float" office:value="24648" calcext:value-type="float">
            <text:p>24,648</text:p>
          </table:table-cell>
          <table:table-cell table:formula="of:=[$'Income decile points'.H40]*52" office:value-type="float" office:value="32136" calcext:value-type="float">
            <text:p>32,136</text:p>
          </table:table-cell>
        </table:table-row>
        <table:table-row table:style-name="ro2">
          <table:table-cell table:formula="of:=[$'CSV decile_groups'.A13]" office:value-type="string" office:string-value="2005-06" calcext:value-type="string">
            <text:p>2005-06</text:p>
          </table:table-cell>
          <table:table-cell table:formula="of:=[$'Income decile points'.D41]*52" office:value-type="float" office:value="18668" calcext:value-type="float">
            <text:p>18,668</text:p>
          </table:table-cell>
          <table:table-cell table:formula="of:=[$'Income decile points'.F41]*52" office:value-type="float" office:value="24648" calcext:value-type="float">
            <text:p>24,648</text:p>
          </table:table-cell>
          <table:table-cell table:formula="of:=[$'Income decile points'.H41]*52" office:value-type="float" office:value="32136" calcext:value-type="float">
            <text:p>32,136</text:p>
          </table:table-cell>
        </table:table-row>
        <table:table-row table:style-name="ro2">
          <table:table-cell table:formula="of:=[$'CSV decile_groups'.A14]" office:value-type="string" office:string-value="2006-07" calcext:value-type="string">
            <text:p>2006-07</text:p>
          </table:table-cell>
          <table:table-cell table:formula="of:=[$'Income decile points'.D42]*52" office:value-type="float" office:value="18824" calcext:value-type="float">
            <text:p>18,824</text:p>
          </table:table-cell>
          <table:table-cell table:formula="of:=[$'Income decile points'.F42]*52" office:value-type="float" office:value="24804" calcext:value-type="float">
            <text:p>24,804</text:p>
          </table:table-cell>
          <table:table-cell table:formula="of:=[$'Income decile points'.H42]*52" office:value-type="float" office:value="32760" calcext:value-type="float">
            <text:p>32,760</text:p>
          </table:table-cell>
        </table:table-row>
        <table:table-row table:style-name="ro2">
          <table:table-cell table:formula="of:=[$'CSV decile_groups'.A15]" office:value-type="string" office:string-value="2007-08" calcext:value-type="string">
            <text:p>2007-08</text:p>
          </table:table-cell>
          <table:table-cell table:formula="of:=[$'Income decile points'.D43]*52" office:value-type="float" office:value="19292" calcext:value-type="float">
            <text:p>19,292</text:p>
          </table:table-cell>
          <table:table-cell table:formula="of:=[$'Income decile points'.F43]*52" office:value-type="float" office:value="25584" calcext:value-type="float">
            <text:p>25,584</text:p>
          </table:table-cell>
          <table:table-cell table:formula="of:=[$'Income decile points'.H43]*52" office:value-type="float" office:value="33540" calcext:value-type="float">
            <text:p>33,540</text:p>
          </table:table-cell>
        </table:table-row>
        <table:table-row table:style-name="ro2">
          <table:table-cell table:formula="of:=[$'CSV decile_groups'.A16]" office:value-type="string" office:string-value="2008-09" calcext:value-type="string">
            <text:p>2008-09</text:p>
          </table:table-cell>
          <table:table-cell table:formula="of:=[$'Income decile points'.D44]*52" office:value-type="float" office:value="19448" calcext:value-type="float">
            <text:p>19,448</text:p>
          </table:table-cell>
          <table:table-cell table:formula="of:=[$'Income decile points'.F44]*52" office:value-type="float" office:value="25948" calcext:value-type="float">
            <text:p>25,948</text:p>
          </table:table-cell>
          <table:table-cell table:formula="of:=[$'Income decile points'.H44]*52" office:value-type="float" office:value="34268" calcext:value-type="float">
            <text:p>34,268</text:p>
          </table:table-cell>
        </table:table-row>
        <table:table-row table:style-name="ro2">
          <table:table-cell table:formula="of:=[$'CSV decile_groups'.A17]" office:value-type="string" office:string-value="2009-10" calcext:value-type="string">
            <text:p>2009-10</text:p>
          </table:table-cell>
          <table:table-cell table:formula="of:=[$'Income decile points'.D45]*52" office:value-type="float" office:value="19812" calcext:value-type="float">
            <text:p>19,812</text:p>
          </table:table-cell>
          <table:table-cell table:formula="of:=[$'Income decile points'.F45]*52" office:value-type="float" office:value="26364" calcext:value-type="float">
            <text:p>26,364</text:p>
          </table:table-cell>
          <table:table-cell table:formula="of:=[$'Income decile points'.H45]*52" office:value-type="float" office:value="34580" calcext:value-type="float">
            <text:p>34,580</text:p>
          </table:table-cell>
        </table:table-row>
        <table:table-row table:style-name="ro2">
          <table:table-cell table:formula="of:=[$'CSV decile_groups'.A18]" office:value-type="string" office:string-value="2010-11" calcext:value-type="string">
            <text:p>2010-11</text:p>
          </table:table-cell>
          <table:table-cell table:formula="of:=[$'Income decile points'.D46]*52" office:value-type="float" office:value="19812" calcext:value-type="float">
            <text:p>19,812</text:p>
          </table:table-cell>
          <table:table-cell table:formula="of:=[$'Income decile points'.F46]*52" office:value-type="float" office:value="25428" calcext:value-type="float">
            <text:p>25,428</text:p>
          </table:table-cell>
          <table:table-cell table:formula="of:=[$'Income decile points'.H46]*52" office:value-type="float" office:value="33124" calcext:value-type="float">
            <text:p>33,124</text:p>
          </table:table-cell>
        </table:table-row>
        <table:table-row table:style-name="ro2">
          <table:table-cell table:formula="of:=[$'CSV decile_groups'.A19]" office:value-type="string" office:string-value="2011-12" calcext:value-type="string">
            <text:p>2011-12</text:p>
          </table:table-cell>
          <table:table-cell table:formula="of:=[$'Income decile points'.D47]*52" office:value-type="float" office:value="19500" calcext:value-type="float">
            <text:p>19,500</text:p>
          </table:table-cell>
          <table:table-cell table:formula="of:=[$'Income decile points'.F47]*52" office:value-type="float" office:value="25480" calcext:value-type="float">
            <text:p>25,480</text:p>
          </table:table-cell>
          <table:table-cell table:formula="of:=[$'Income decile points'.H47]*52" office:value-type="float" office:value="33020" calcext:value-type="float">
            <text:p>33,020</text:p>
          </table:table-cell>
        </table:table-row>
        <table:table-row table:style-name="ro2">
          <table:table-cell table:formula="of:=[$'CSV decile_groups'.A20]" office:value-type="string" office:string-value="2012-13" calcext:value-type="string">
            <text:p>2012-13</text:p>
          </table:table-cell>
          <table:table-cell table:formula="of:=[$'Income decile points'.D48]*52" office:value-type="float" office:value="19032" calcext:value-type="float">
            <text:p>19,032</text:p>
          </table:table-cell>
          <table:table-cell table:formula="of:=[$'Income decile points'.F48]*52" office:value-type="float" office:value="25168" calcext:value-type="float">
            <text:p>25,168</text:p>
          </table:table-cell>
          <table:table-cell table:formula="of:=[$'Income decile points'.H48]*52" office:value-type="float" office:value="32552" calcext:value-type="float">
            <text:p>32,552</text:p>
          </table:table-cell>
        </table:table-row>
        <table:table-row table:style-name="ro2">
          <table:table-cell table:formula="of:=[$'CSV decile_groups'.A21]" office:value-type="string" office:string-value="2013-14" calcext:value-type="string">
            <text:p>2013-14</text:p>
          </table:table-cell>
          <table:table-cell table:formula="of:=[$'Income decile points'.D49]*52" office:value-type="float" office:value="19552" calcext:value-type="float">
            <text:p>19,552</text:p>
          </table:table-cell>
          <table:table-cell table:formula="of:=[$'Income decile points'.F49]*52" office:value-type="float" office:value="25636" calcext:value-type="float">
            <text:p>25,636</text:p>
          </table:table-cell>
          <table:table-cell table:formula="of:=[$'Income decile points'.H49]*52" office:value-type="float" office:value="33436" calcext:value-type="float">
            <text:p>33,436</text:p>
          </table:table-cell>
        </table:table-row>
        <table:table-row table:style-name="ro2">
          <table:table-cell table:formula="of:=[$'CSV decile_groups'.A22]" office:value-type="string" office:string-value="2014-15" calcext:value-type="string">
            <text:p>2014-15</text:p>
          </table:table-cell>
          <table:table-cell table:formula="of:=[$'Income decile points'.D50]*52" office:value-type="float" office:value="20020" calcext:value-type="float">
            <text:p>20,020</text:p>
          </table:table-cell>
          <table:table-cell table:formula="of:=[$'Income decile points'.F50]*52" office:value-type="float" office:value="26416" calcext:value-type="float">
            <text:p>26,416</text:p>
          </table:table-cell>
          <table:table-cell table:formula="of:=[$'Income decile points'.H50]*52" office:value-type="float" office:value="34268" calcext:value-type="float">
            <text:p>34,268</text:p>
          </table:table-cell>
        </table:table-row>
        <table:table-row table:style-name="ro2">
          <table:table-cell table:formula="of:=[$'CSV decile_groups'.A23]" office:value-type="string" office:string-value="2015-16" calcext:value-type="string">
            <text:p>2015-16</text:p>
          </table:table-cell>
          <table:table-cell table:formula="of:=[$'Income decile points'.D51]*52" office:value-type="float" office:value="19812" calcext:value-type="float">
            <text:p>19,812</text:p>
          </table:table-cell>
          <table:table-cell table:formula="of:=[$'Income decile points'.F51]*52" office:value-type="float" office:value="25792" calcext:value-type="float">
            <text:p>25,792</text:p>
          </table:table-cell>
          <table:table-cell table:formula="of:=[$'Income decile points'.H51]*52" office:value-type="float" office:value="35048" calcext:value-type="float">
            <text:p>35,048</text:p>
          </table:table-cell>
        </table:table-row>
        <table:table-row table:style-name="ro2">
          <table:table-cell table:formula="of:=[$'CSV decile_groups'.A24]" office:value-type="string" office:string-value="2016-17" calcext:value-type="string">
            <text:p>2016-17</text:p>
          </table:table-cell>
          <table:table-cell table:formula="of:=[$'Income decile points'.D52]*52" office:value-type="float" office:value="20436" calcext:value-type="float">
            <text:p>20,436</text:p>
          </table:table-cell>
          <table:table-cell table:formula="of:=[$'Income decile points'.F52]*52" office:value-type="float" office:value="27300" calcext:value-type="float">
            <text:p>27,300</text:p>
          </table:table-cell>
          <table:table-cell table:formula="of:=[$'Income decile points'.H52]*52" office:value-type="float" office:value="35412" calcext:value-type="float">
            <text:p>35,412</text:p>
          </table:table-cell>
        </table:table-row>
        <table:table-row table:style-name="ro2">
          <table:table-cell table:formula="of:=[$'CSV decile_groups'.A25]" office:value-type="string" office:string-value="2017-18" calcext:value-type="string">
            <text:p>2017-18</text:p>
          </table:table-cell>
          <table:table-cell table:formula="of:=[$'Income decile points'.D53]*52" office:value-type="float" office:value="20124" calcext:value-type="float">
            <text:p>20,124</text:p>
          </table:table-cell>
          <table:table-cell table:formula="of:=[$'Income decile points'.F53]*52" office:value-type="float" office:value="26624" calcext:value-type="float">
            <text:p>26,624</text:p>
          </table:table-cell>
          <table:table-cell table:formula="of:=[$'Income decile points'.H53]*52" office:value-type="float" office:value="34632" calcext:value-type="float">
            <text:p>34,632</text:p>
          </table:table-cell>
        </table:table-row>
        <table:table-row table:style-name="ro2">
          <table:table-cell table:formula="of:=[$'CSV decile_groups'.A26]" office:value-type="string" office:string-value="2018-19" calcext:value-type="string">
            <text:p>2018-19</text:p>
          </table:table-cell>
          <table:table-cell table:formula="of:=[$'Income decile points'.D54]*52" office:value-type="float" office:value="20540" calcext:value-type="float">
            <text:p>20,540</text:p>
          </table:table-cell>
          <table:table-cell table:formula="of:=[$'Income decile points'.F54]*52" office:value-type="float" office:value="26728" calcext:value-type="float">
            <text:p>26,728</text:p>
          </table:table-cell>
          <table:table-cell table:formula="of:=[$'Income decile points'.H54]*52" office:value-type="float" office:value="34164" calcext:value-type="float">
            <text:p>34,164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al income after tax &amp; benefits, before housing costs 2018-19 price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LEFTPADDING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</table:table-row>
      </table:table>
      <table:table table:name="Relative poverty" table:style-name="ta1">
        <table:table-column table:style-name="co15" table:default-cell-style-name="ce13"/>
        <table:table-column table:style-name="co16" table:default-cell-style-name="ce49"/>
        <table:table-column table:style-name="co17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3" table:default-cell-style-name="ce13"/>
        <table:table-column table:style-name="co20" table:default-cell-style-name="ce13"/>
        <table:table-column table:style-name="co3" table:number-columns-repeated="1005" table:default-cell-style-name="ce13"/>
        <table:table-row table:style-name="ro1">
          <table:table-cell table:style-name="ce12" office:value-type="string" calcext:value-type="string">
            <text:p>Relative poverty (below 60% of UK median income in the same year) by age group, Scotland</text:p>
          </table:table-cell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number-columns-repeated="9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5"/>
        </table:table-row>
        <table:table-row table:style-name="ro8">
          <table:table-cell table:style-name="ce22"/>
          <table:table-cell table:number-columns-repeated="17"/>
          <table:table-cell table:style-name="ce163"/>
          <table:table-cell table:number-columns-repeated="1005"/>
        </table:table-row>
        <table:table-row table:style-name="ro9">
          <table:table-cell table:style-name="ce136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1007"/>
        </table:table-row>
        <table:table-row table:style-name="ro10">
          <table:table-cell table:style-name="ce137" office:value-type="string" calcext:value-type="string">
            <text:p>Three-year averag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46" table:number-columns-repeated="1007"/>
        </table:table-row>
        <table:table-row table:style-name="ro11">
          <table:table-cell table:style-name="ce138"/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11">
          <table:table-cell table:style-name="ce4" office:value-type="string" calcext:value-type="string">
            <text:p>1994-97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1040" calcext:value-type="float">
            <text:p><text:s/>1,04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1170" calcext:value-type="float">
            <text:p><text:s/>1,170 </text:p>
          </table:table-cell>
          <table:table-cell table:style-name="ce146" office:value-type="percentage" office:value="0.29" calcext:value-type="percentage">
            <text:p>29%</text:p>
          </table:table-cell>
          <table:table-cell table:style-name="ce159" office:value-type="float" office:value="320" calcext:value-type="float">
            <text:p><text:s/>32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159" office:value-type="float" office:value="350" calcext:value-type="float">
            <text:p><text:s/>35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480" calcext:value-type="float">
            <text:p><text:s/>4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560" calcext:value-type="float">
            <text:p><text:s/>56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159" office:value-type="float" office:value="240" calcext:value-type="float">
            <text:p><text:s/>24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159" office:value-type="float" office:value="270" calcext:value-type="float">
            <text:p><text:s/>27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1995-98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1020" calcext:value-type="float">
            <text:p><text:s/>1,02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1160" calcext:value-type="float">
            <text:p><text:s/>1,16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160" office:value-type="float" office:value="320" calcext:value-type="float">
            <text:p><text:s/>320 </text:p>
          </table:table-cell>
          <table:table-cell table:style-name="ce147" office:value-type="percentage" office:value="0.32" calcext:value-type="percentage">
            <text:p>32%</text:p>
          </table:table-cell>
          <table:table-cell table:style-name="ce160" office:value-type="float" office:value="350" calcext:value-type="float">
            <text:p><text:s/>35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470" calcext:value-type="float">
            <text:p><text:s/>47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550" calcext:value-type="float">
            <text:p><text:s/>55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3" calcext:value-type="percentage">
            <text:p>30%</text:p>
          </table:table-cell>
          <table:table-cell table:style-name="ce160" office:value-type="float" office:value="270" calcext:value-type="float">
            <text:p><text:s/>27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1996-99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1030" calcext:value-type="float">
            <text:p><text:s/>1,03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1160" calcext:value-type="float">
            <text:p><text:s/>1,160 </text:p>
          </table:table-cell>
          <table:table-cell table:style-name="ce146" office:value-type="percentage" office:value="0.3" calcext:value-type="percentage">
            <text:p>30%</text:p>
          </table:table-cell>
          <table:table-cell table:style-name="ce159" office:value-type="float" office:value="320" calcext:value-type="float">
            <text:p><text:s/>32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159" office:value-type="float" office:value="340" calcext:value-type="float">
            <text:p><text:s/>34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560" calcext:value-type="float">
            <text:p><text:s/>56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29" calcext:value-type="percentage">
            <text:p>29%</text:p>
          </table:table-cell>
          <table:table-cell table:style-name="ce159" office:value-type="float" office:value="260" calcext:value-type="float">
            <text:p><text:s/>26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1997-00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1010" calcext:value-type="float">
            <text:p><text:s/>1,01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1150" calcext:value-type="float">
            <text:p><text:s/>1,15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160" office:value-type="float" office:value="310" calcext:value-type="float">
            <text:p><text:s/>310 </text:p>
          </table:table-cell>
          <table:table-cell table:style-name="ce147" office:value-type="percentage" office:value="0.31" calcext:value-type="percentage">
            <text:p>31%</text:p>
          </table:table-cell>
          <table:table-cell table:style-name="ce160" office:value-type="float" office:value="340" calcext:value-type="float">
            <text:p><text:s/>34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480" calcext:value-type="float">
            <text:p><text:s/>48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26" calcext:value-type="percentage">
            <text:p>26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160" office:value-type="float" office:value="240" calcext:value-type="float">
            <text:p><text:s/>240 </text:p>
          </table:table-cell>
          <table:table-cell/>
          <table:table-cell table:style-name="ce164"/>
          <table:table-cell table:style-name="ce20"/>
          <table:table-cell table:style-name="ce165"/>
          <table:table-cell table:style-name="ce35"/>
          <table:table-cell table:number-columns-repeated="2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1998-01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1020" calcext:value-type="float">
            <text:p><text:s/>1,02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1180" calcext:value-type="float">
            <text:p><text:s/>1,18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159" office:value-type="float" office:value="300" calcext:value-type="float">
            <text:p><text:s/>30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159" office:value-type="float" office:value="340" calcext:value-type="float">
            <text:p><text:s/>34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500" calcext:value-type="float">
            <text:p><text:s/>50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610" calcext:value-type="float">
            <text:p><text:s/>61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159" office:value-type="float" office:value="230" calcext:value-type="float">
            <text:p><text:s/>230 </text:p>
          </table:table-cell>
          <table:table-cell/>
          <table:table-cell table:style-name="ce164"/>
          <table:table-cell table:style-name="ce20"/>
          <table:table-cell table:style-name="ce165"/>
          <table:table-cell table:number-columns-repeated="3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1999-02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1020" calcext:value-type="float">
            <text:p><text:s/>1,02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1170" calcext:value-type="float">
            <text:p><text:s/>1,17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160" office:value-type="float" office:value="290" calcext:value-type="float">
            <text:p><text:s/>290 </text:p>
          </table:table-cell>
          <table:table-cell table:style-name="ce147" office:value-type="percentage" office:value="0.32" calcext:value-type="percentage">
            <text:p>32%</text:p>
          </table:table-cell>
          <table:table-cell table:style-name="ce160" office:value-type="float" office:value="340" calcext:value-type="float">
            <text:p><text:s/>34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510" calcext:value-type="float">
            <text:p><text:s/>51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610" calcext:value-type="float">
            <text:p><text:s/>61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210" calcext:value-type="float">
            <text:p><text:s/>210 </text:p>
          </table:table-cell>
          <table:table-cell table:style-name="ce147" office:value-type="percentage" office:value="0.26" calcext:value-type="percentage">
            <text:p>26%</text:p>
          </table:table-cell>
          <table:table-cell table:style-name="ce160" office:value-type="float" office:value="230" calcext:value-type="float">
            <text:p><text:s/>2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00-03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1000" calcext:value-type="float">
            <text:p><text:s/>1,00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1150" calcext:value-type="float">
            <text:p><text:s/>1,15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159" office:value-type="float" office:value="270" calcext:value-type="float">
            <text:p><text:s/>270 </text:p>
          </table:table-cell>
          <table:table-cell table:style-name="ce146" office:value-type="percentage" office:value="0.3" calcext:value-type="percentage">
            <text:p>30%</text:p>
          </table:table-cell>
          <table:table-cell table:style-name="ce159" office:value-type="float" office:value="310" calcext:value-type="float">
            <text:p><text:s/>31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520" calcext:value-type="float">
            <text:p><text:s/>52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610" calcext:value-type="float">
            <text:p><text:s/>61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200" calcext:value-type="float">
            <text:p><text:s/>20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220" calcext:value-type="float">
            <text:p><text:s/>2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2001-04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60" calcext:value-type="float">
            <text:p><text:s/>96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1080" calcext:value-type="float">
            <text:p><text:s/>1,08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160" office:value-type="float" office:value="260" calcext:value-type="float">
            <text:p><text:s/>260 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160" office:value-type="float" office:value="290" calcext:value-type="float">
            <text:p><text:s/>29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500" calcext:value-type="float">
            <text:p><text:s/>50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80" calcext:value-type="float">
            <text:p><text:s/>58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00" calcext:value-type="float">
            <text:p><text:s/>20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210" calcext:value-type="float">
            <text:p><text:s/>21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02-05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920" calcext:value-type="float">
            <text:p><text:s/>92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1030" calcext:value-type="float">
            <text:p><text:s/>1,03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159" office:value-type="float" office:value="270" calcext:value-type="float">
            <text:p><text:s/>27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490" calcext:value-type="float">
            <text:p><text:s/>49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580" calcext:value-type="float">
            <text:p><text:s/>58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200" calcext:value-type="float">
            <text:p><text:s/>20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190" calcext:value-type="float">
            <text:p><text:s/>19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2003-06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880" calcext:value-type="float">
            <text:p><text:s/>88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980" calcext:value-type="float">
            <text:p><text:s/>98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160" office:value-type="float" office:value="250" calcext:value-type="float">
            <text:p><text:s/>25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470" calcext:value-type="float">
            <text:p><text:s/>47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190" calcext:value-type="float">
            <text:p><text:s/>19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60" calcext:value-type="float">
            <text:p><text:s/>16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04-07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860" calcext:value-type="float">
            <text:p><text:s/>8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960" calcext:value-type="float">
            <text:p><text:s/>96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210" calcext:value-type="float">
            <text:p><text:s/>21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250" calcext:value-type="float">
            <text:p><text:s/>25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460" calcext:value-type="float">
            <text:p><text:s/>46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570" calcext:value-type="float">
            <text:p><text:s/>5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80" calcext:value-type="float">
            <text:p><text:s/>18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2005-08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860" calcext:value-type="float">
            <text:p><text:s/>86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60" calcext:value-type="float">
            <text:p><text:s/>9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160" office:value-type="float" office:value="210" calcext:value-type="float">
            <text:p><text:s/>21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190" calcext:value-type="float">
            <text:p><text:s/>19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06-09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860" calcext:value-type="float">
            <text:p><text:s/>8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950" calcext:value-type="float">
            <text:p><text:s/>95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210" calcext:value-type="float">
            <text:p><text:s/>21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240" calcext:value-type="float">
            <text:p><text:s/>24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570" calcext:value-type="float">
            <text:p><text:s/>5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80" calcext:value-type="float">
            <text:p><text:s/>18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130" calcext:value-type="float">
            <text:p><text:s/>1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5" office:value-type="string" calcext:value-type="string">
            <text:p>2007-10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870" calcext:value-type="float">
            <text:p><text:s/>87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60" calcext:value-type="float">
            <text:p><text:s/>96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200" calcext:value-type="float">
            <text:p><text:s/>20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490" calcext:value-type="float">
            <text:p><text:s/>49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90" calcext:value-type="float">
            <text:p><text:s/>59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180" calcext:value-type="float">
            <text:p><text:s/>180 </text:p>
          </table:table-cell>
          <table:table-cell table:style-name="ce147" office:value-type="percentage" office:value="0.13" calcext:value-type="percentage">
            <text:p>13%</text:p>
          </table:table-cell>
          <table:table-cell table:style-name="ce160" office:value-type="float" office:value="130" calcext:value-type="float">
            <text:p><text:s/>1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08-11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840" calcext:value-type="float">
            <text:p><text:s/>84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40" calcext:value-type="float">
            <text:p><text:s/>94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90" calcext:value-type="float">
            <text:p><text:s/>19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240" calcext:value-type="float">
            <text:p><text:s/>24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480" calcext:value-type="float">
            <text:p><text:s/>48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590" calcext:value-type="float">
            <text:p><text:s/>59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159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6" office:value-type="string" calcext:value-type="string">
            <text:p>2009-12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780" calcext:value-type="float">
            <text:p><text:s/>78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910" calcext:value-type="float">
            <text:p><text:s/>91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70" calcext:value-type="float">
            <text:p><text:s/>17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450" calcext:value-type="float">
            <text:p><text:s/>45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10-13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770" calcext:value-type="float">
            <text:p><text:s/>77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20" calcext:value-type="float">
            <text:p><text:s/>92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170" calcext:value-type="float">
            <text:p><text:s/>17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210" calcext:value-type="float">
            <text:p><text:s/>21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440" calcext:value-type="float">
            <text:p><text:s/>44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590" calcext:value-type="float">
            <text:p><text:s/>59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159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6" office:value-type="string" calcext:value-type="string">
            <text:p>2011-14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750" calcext:value-type="float">
            <text:p><text:s/>75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930" calcext:value-type="float">
            <text:p><text:s/>93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160" office:value-type="float" office:value="210" calcext:value-type="float">
            <text:p><text:s/>21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440" calcext:value-type="float">
            <text:p><text:s/>44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600" calcext:value-type="float">
            <text:p><text:s/>60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150" calcext:value-type="float">
            <text:p><text:s/>15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4" office:value-type="string" calcext:value-type="string">
            <text:p>2012-15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780" calcext:value-type="float">
            <text:p><text:s/>7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60" calcext:value-type="float">
            <text:p><text:s/>96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460" calcext:value-type="float">
            <text:p><text:s/>4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620" calcext:value-type="float">
            <text:p><text:s/>62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159" office:value-type="float" office:value="120" calcext:value-type="float">
            <text:p><text:s/>12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6" office:value-type="string" calcext:value-type="string">
            <text:p>2013-16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800" calcext:value-type="float">
            <text:p><text:s/>80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70" calcext:value-type="float">
            <text:p><text:s/>97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230" calcext:value-type="float">
            <text:p><text:s/>23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480" calcext:value-type="float">
            <text:p><text:s/>48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620" calcext:value-type="float">
            <text:p><text:s/>62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30" calcext:value-type="float">
            <text:p><text:s/>13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7" office:value-type="string" calcext:value-type="string">
            <text:p>2014-17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860" calcext:value-type="float">
            <text:p><text:s/>8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000" calcext:value-type="float">
            <text:p><text:s/>1,00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80" calcext:value-type="float">
            <text:p><text:s/>18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510" calcext:value-type="float">
            <text:p><text:s/>51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630" calcext:value-type="float">
            <text:p><text:s/>63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170" calcext:value-type="float">
            <text:p><text:s/>170 </text:p>
          </table:table-cell>
          <table:table-cell table:style-name="ce146" office:value-type="percentage" office:value="0.13" calcext:value-type="percentage">
            <text:p>13%</text:p>
          </table:table-cell>
          <table:table-cell table:style-name="ce159" office:value-type="float" office:value="140" calcext:value-type="float">
            <text:p><text:s/>14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6" office:value-type="string" calcext:value-type="string">
            <text:p>2015-18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900" calcext:value-type="float">
            <text:p><text:s/>90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1030" calcext:value-type="float">
            <text:p><text:s/>1,03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200" calcext:value-type="float">
            <text:p><text:s/>20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520" calcext:value-type="float">
            <text:p><text:s/>52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640" calcext:value-type="float">
            <text:p><text:s/>64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180" calcext:value-type="float">
            <text:p><text:s/>18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8" office:value-type="string" calcext:value-type="string">
            <text:p>2016-19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900" calcext:value-type="float">
            <text:p><text:s/>90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020" calcext:value-type="float">
            <text:p><text:s/>1,02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200" calcext:value-type="float">
            <text:p><text:s/>20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530" calcext:value-type="float">
            <text:p><text:s/>53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640" calcext:value-type="float">
            <text:p><text:s/>64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180" calcext:value-type="float">
            <text:p><text:s/>18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150" calcext:value-type="float">
            <text:p><text:s/>150 </text:p>
          </table:table-cell>
          <table:table-cell/>
          <table:table-cell table:style-name="ce164"/>
          <table:table-cell table:number-columns-repeated="5"/>
          <table:table-cell table:style-name="ce46"/>
          <table:table-cell/>
          <table:table-cell table:style-name="ce164" table:number-columns-repeated="4"/>
          <table:table-cell table:number-columns-repeated="994"/>
        </table:table-row>
        <table:table-row table:style-name="ro11">
          <table:table-cell table:style-name="ce23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1">
          <table:table-cell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number-columns-repeated="1007"/>
        </table:table-row>
        <table:table-row table:style-name="ro11">
          <table:table-cell table:style-name="ce22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1007"/>
        </table:table-row>
        <table:table-row table:style-name="ro12">
          <table:table-cell table:style-name="ce139" office:value-type="string" calcext:value-type="string">
            <text:p>Single-year estimat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number-columns-repeated="1007"/>
        </table:table-row>
        <table:table-row table:style-name="ro11">
          <table:table-cell table:style-name="ce138"/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11">
          <table:table-cell table:style-name="ce140" office:value-type="string" calcext:value-type="string">
            <text:p>1994/95</text:p>
          </table:table-cell>
          <table:table-cell table:style-name="ce150" office:value-type="percentage" office:value="0.21" calcext:value-type="percentage">
            <text:p>21%</text:p>
          </table:table-cell>
          <table:table-cell table:style-name="ce161" office:value-type="float" office:value="1040" calcext:value-type="float">
            <text:p><text:s/>1,040 </text:p>
          </table:table-cell>
          <table:table-cell table:style-name="ce150" office:value-type="percentage" office:value="0.23" calcext:value-type="percentage">
            <text:p>23%</text:p>
          </table:table-cell>
          <table:table-cell table:style-name="ce161" office:value-type="float" office:value="1140" calcext:value-type="float">
            <text:p><text:s/>1,140 </text:p>
          </table:table-cell>
          <table:table-cell table:style-name="ce150" office:value-type="percentage" office:value="0.28" calcext:value-type="percentage">
            <text:p>28%</text:p>
          </table:table-cell>
          <table:table-cell table:style-name="ce161" office:value-type="float" office:value="310" calcext:value-type="float">
            <text:p><text:s/>310 </text:p>
          </table:table-cell>
          <table:table-cell table:style-name="ce150" office:value-type="percentage" office:value="0.3" calcext:value-type="percentage">
            <text:p>30%</text:p>
          </table:table-cell>
          <table:table-cell table:style-name="ce161" office:value-type="float" office:value="330" calcext:value-type="float">
            <text:p><text:s/>330 </text:p>
          </table:table-cell>
          <table:table-cell table:style-name="ce150" office:value-type="percentage" office:value="0.17" calcext:value-type="percentage">
            <text:p>17%</text:p>
          </table:table-cell>
          <table:table-cell table:style-name="ce161" office:value-type="float" office:value="510" calcext:value-type="float">
            <text:p><text:s/>510 </text:p>
          </table:table-cell>
          <table:table-cell table:style-name="ce150" office:value-type="percentage" office:value="0.18" calcext:value-type="percentage">
            <text:p>18%</text:p>
          </table:table-cell>
          <table:table-cell table:style-name="ce161" office:value-type="float" office:value="560" calcext:value-type="float">
            <text:p><text:s/>560 </text:p>
          </table:table-cell>
          <table:table-cell table:style-name="ce150" office:value-type="percentage" office:value="0.26" calcext:value-type="percentage">
            <text:p>26%</text:p>
          </table:table-cell>
          <table:table-cell table:style-name="ce161" office:value-type="float" office:value="220" calcext:value-type="float">
            <text:p><text:s/>220 </text:p>
          </table:table-cell>
          <table:table-cell table:style-name="ce150" office:value-type="percentage" office:value="0.29" calcext:value-type="percentage">
            <text:p>29%</text:p>
          </table:table-cell>
          <table:table-cell table:style-name="ce161" office:value-type="float" office:value="250" calcext:value-type="float">
            <text:p><text:s/>2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1995/96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980" calcext:value-type="float">
            <text:p><text:s/>98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162" office:value-type="float" office:value="1150" calcext:value-type="float">
            <text:p><text:s/>1,15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162" office:value-type="float" office:value="300" calcext:value-type="float">
            <text:p><text:s/>300 </text:p>
          </table:table-cell>
          <table:table-cell table:style-name="ce151" office:value-type="percentage" office:value="0.32" calcext:value-type="percentage">
            <text:p>32%</text:p>
          </table:table-cell>
          <table:table-cell table:style-name="ce162" office:value-type="float" office:value="350" calcext:value-type="float">
            <text:p><text:s/>35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440" calcext:value-type="float">
            <text:p><text:s/>4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40" calcext:value-type="float">
            <text:p><text:s/>54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162" office:value-type="float" office:value="240" calcext:value-type="float">
            <text:p><text:s/>240 </text:p>
          </table:table-cell>
          <table:table-cell table:style-name="ce151" office:value-type="percentage" office:value="0.3" calcext:value-type="percentage">
            <text:p>30%</text:p>
          </table:table-cell>
          <table:table-cell table:style-name="ce162" office:value-type="float" office:value="260" calcext:value-type="float">
            <text:p><text:s/>2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1996/97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1090" calcext:value-type="float">
            <text:p><text:s/>1,09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1230" calcext:value-type="float">
            <text:p><text:s/>1,230 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340" calcext:value-type="float">
            <text:p><text:s/>34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360" calcext:value-type="float">
            <text:p><text:s/>3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490" calcext:value-type="float">
            <text:p><text:s/>49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80" calcext:value-type="float">
            <text:p><text:s/>58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260" calcext:value-type="float">
            <text:p><text:s/>26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290" calcext:value-type="float">
            <text:p><text:s/>29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1997/98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1000" calcext:value-type="float">
            <text:p><text:s/>1,00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1120" calcext:value-type="float">
            <text:p><text:s/>1,120 </text:p>
          </table:table-cell>
          <table:table-cell table:style-name="ce151" office:value-type="percentage" office:value="0.3" calcext:value-type="percentage">
            <text:p>30%</text:p>
          </table:table-cell>
          <table:table-cell table:style-name="ce162" office:value-type="float" office:value="330" calcext:value-type="float">
            <text:p><text:s/>330 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162" office:value-type="float" office:value="330" calcext:value-type="float">
            <text:p><text:s/>33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470" calcext:value-type="float">
            <text:p><text:s/>47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40" calcext:value-type="float">
            <text:p><text:s/>54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10" calcext:value-type="float">
            <text:p><text:s/>21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162" office:value-type="float" office:value="250" calcext:value-type="float">
            <text:p><text:s/>2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1998/99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990" calcext:value-type="float">
            <text:p><text:s/>99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1130" calcext:value-type="float">
            <text:p><text:s/>1,130 </text:p>
          </table:table-cell>
          <table:table-cell table:style-name="ce152" office:value-type="percentage" office:value="0.28" calcext:value-type="percentage">
            <text:p>28%</text:p>
          </table:table-cell>
          <table:table-cell office:value-type="float" office:value="300" calcext:value-type="float">
            <text:p><text:s/>300 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330" calcext:value-type="float">
            <text:p><text:s/>33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26" calcext:value-type="percentage">
            <text:p>26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230" calcext:value-type="float">
            <text:p><text:s/>2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1999/00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162" office:value-type="float" office:value="1050" calcext:value-type="float">
            <text:p><text:s/>1,05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1190" calcext:value-type="float">
            <text:p><text:s/>1,19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162" office:value-type="float" office:value="300" calcext:value-type="float">
            <text:p><text:s/>300 </text:p>
          </table:table-cell>
          <table:table-cell table:style-name="ce151" office:value-type="percentage" office:value="0.32" calcext:value-type="percentage">
            <text:p>32%</text:p>
          </table:table-cell>
          <table:table-cell table:style-name="ce162" office:value-type="float" office:value="350" calcext:value-type="float">
            <text:p><text:s/>35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510" calcext:value-type="float">
            <text:p><text:s/>51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600" calcext:value-type="float">
            <text:p><text:s/>60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162" office:value-type="float" office:value="240" calcext:value-type="float">
            <text:p><text:s/>24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162" office:value-type="float" office:value="250" calcext:value-type="float">
            <text:p><text:s/>2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0/01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1040" calcext:value-type="float">
            <text:p><text:s/>1,04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1220" calcext:value-type="float">
            <text:p><text:s/>1,22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280" calcext:value-type="float">
            <text:p><text:s/>280 </text:p>
          </table:table-cell>
          <table:table-cell table:style-name="ce152" office:value-type="percentage" office:value="0.32" calcext:value-type="percentage">
            <text:p>32%</text:p>
          </table:table-cell>
          <table:table-cell office:value-type="float" office:value="340" calcext:value-type="float">
            <text:p><text:s/>3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40" calcext:value-type="float">
            <text:p><text:s/>54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650" calcext:value-type="float">
            <text:p><text:s/>65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20" calcext:value-type="float">
            <text:p><text:s/>2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1/02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960" calcext:value-type="float">
            <text:p><text:s/>96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1110" calcext:value-type="float">
            <text:p><text:s/>1,11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162" office:value-type="float" office:value="280" calcext:value-type="float">
            <text:p><text:s/>280 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162" office:value-type="float" office:value="330" calcext:value-type="float">
            <text:p><text:s/>33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490" calcext:value-type="float">
            <text:p><text:s/>49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570" calcext:value-type="float">
            <text:p><text:s/>57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10" calcext:value-type="float">
            <text:p><text:s/>2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2/03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000" calcext:value-type="float">
            <text:p><text:s/>1,00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1110" calcext:value-type="float">
            <text:p><text:s/>1,11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280" calcext:value-type="float">
            <text:p><text:s/>28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30" calcext:value-type="float">
            <text:p><text:s/>53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610" calcext:value-type="float">
            <text:p><text:s/>61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30" calcext:value-type="float">
            <text:p><text:s/>2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3/04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10" calcext:value-type="float">
            <text:p><text:s/>91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1010" calcext:value-type="float">
            <text:p><text:s/>1,01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26" calcext:value-type="percentage">
            <text:p>26%</text:p>
          </table:table-cell>
          <table:table-cell table:style-name="ce162" office:value-type="float" office:value="270" calcext:value-type="float">
            <text:p><text:s/>27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480" calcext:value-type="float">
            <text:p><text:s/>48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60" calcext:value-type="float">
            <text:p><text:s/>56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200" calcext:value-type="float">
            <text:p><text:s/>20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180" calcext:value-type="float">
            <text:p><text:s/>18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4/05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60" calcext:value-type="float">
            <text:p><text:s/>8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60" calcext:value-type="float">
            <text:p><text:s/>96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60" calcext:value-type="float">
            <text:p><text:s/>56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5/06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870" calcext:value-type="float">
            <text:p><text:s/>87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980" calcext:value-type="float">
            <text:p><text:s/>98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162" office:value-type="float" office:value="210" calcext:value-type="float">
            <text:p><text:s/>21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40" calcext:value-type="float">
            <text:p><text:s/>24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480" calcext:value-type="float">
            <text:p><text:s/>48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590" calcext:value-type="float">
            <text:p><text:s/>59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80" calcext:value-type="float">
            <text:p><text:s/>18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6/07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40" calcext:value-type="float">
            <text:p><text:s/>84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40" calcext:value-type="float">
            <text:p><text:s/>94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50" calcext:value-type="float">
            <text:p><text:s/>55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80" calcext:value-type="float">
            <text:p><text:s/>18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7/08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860" calcext:value-type="float">
            <text:p><text:s/>86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950" calcext:value-type="float">
            <text:p><text:s/>9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40" calcext:value-type="float">
            <text:p><text:s/>24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460" calcext:value-type="float">
            <text:p><text:s/>46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70" calcext:value-type="float">
            <text:p><text:s/>57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162" office:value-type="float" office:value="210" calcext:value-type="float">
            <text:p><text:s/>21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8/09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60" calcext:value-type="float">
            <text:p><text:s/>8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60" calcext:value-type="float">
            <text:p><text:s/>96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490" calcext:value-type="float">
            <text:p><text:s/>49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00" calcext:value-type="float">
            <text:p><text:s/>60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1" calcext:value-type="percentage">
            <text:p>11%</text:p>
          </table:table-cell>
          <table:table-cell office:value-type="float" office:value="110" calcext:value-type="float">
            <text:p><text:s/>1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9/10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870" calcext:value-type="float">
            <text:p><text:s/>87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970" calcext:value-type="float">
            <text:p><text:s/>97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200" calcext:value-type="float">
            <text:p><text:s/>20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162" office:value-type="float" office:value="250" calcext:value-type="float">
            <text:p><text:s/>25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510" calcext:value-type="float">
            <text:p><text:s/>51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600" calcext:value-type="float">
            <text:p><text:s/>60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162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0/11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770" calcext:value-type="float">
            <text:p><text:s/>77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70" calcext:value-type="float">
            <text:p><text:s/>17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60" calcext:value-type="float">
            <text:p><text:s/>5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1/12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62" office:value-type="float" office:value="700" calcext:value-type="float">
            <text:p><text:s/>70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860" calcext:value-type="float">
            <text:p><text:s/>86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62" office:value-type="float" office:value="410" calcext:value-type="float">
            <text:p><text:s/>41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550" calcext:value-type="float">
            <text:p><text:s/>55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140" calcext:value-type="float">
            <text:p><text:s/>14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162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2/13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820" calcext:value-type="float">
            <text:p><text:s/>82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000" calcext:value-type="float">
            <text:p><text:s/>1,00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80" calcext:value-type="float">
            <text:p><text:s/>18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80" calcext:value-type="float">
            <text:p><text:s/>48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660" calcext:value-type="float">
            <text:p><text:s/>66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11" calcext:value-type="percentage">
            <text:p>11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3/14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730" calcext:value-type="float">
            <text:p><text:s/>73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40" calcext:value-type="float">
            <text:p><text:s/>94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140" calcext:value-type="float">
            <text:p><text:s/>14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220" calcext:value-type="float">
            <text:p><text:s/>22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62" office:value-type="float" office:value="430" calcext:value-type="float">
            <text:p><text:s/>43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600" calcext:value-type="float">
            <text:p><text:s/>60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162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4/15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800" calcext:value-type="float">
            <text:p><text:s/>80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940" calcext:value-type="float">
            <text:p><text:s/>94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70" calcext:value-type="float">
            <text:p><text:s/>47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00" calcext:value-type="float">
            <text:p><text:s/>60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5/16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880" calcext:value-type="float">
            <text:p><text:s/>88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1050" calcext:value-type="float">
            <text:p><text:s/>1,0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26" calcext:value-type="percentage">
            <text:p>26%</text:p>
          </table:table-cell>
          <table:table-cell table:style-name="ce162" office:value-type="float" office:value="260" calcext:value-type="float">
            <text:p><text:s/>26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520" calcext:value-type="float">
            <text:p><text:s/>52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650" calcext:value-type="float">
            <text:p><text:s/>65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170" calcext:value-type="float">
            <text:p><text:s/>17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62"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6/17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020" calcext:value-type="float">
            <text:p><text:s/>1,02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20" calcext:value-type="float">
            <text:p><text:s/>52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30" calcext:value-type="float">
            <text:p><text:s/>63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60" calcext:value-type="float">
            <text:p><text:s/>1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7/18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930" calcext:value-type="float">
            <text:p><text:s/>93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030" calcext:value-type="float">
            <text:p><text:s/>1,03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220" calcext:value-type="float">
            <text:p><text:s/>22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40" calcext:value-type="float">
            <text:p><text:s/>24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520" calcext:value-type="float">
            <text:p><text:s/>52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640" calcext:value-type="float">
            <text:p><text:s/>6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50" calcext:value-type="float">
            <text:p><text:s/>1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8/19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880" calcext:value-type="float">
            <text:p><text:s/>88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010" calcext:value-type="float">
            <text:p><text:s/>1,01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180" calcext:value-type="float">
            <text:p><text:s/>18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30" calcext:value-type="float">
            <text:p><text:s/>53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640" calcext:value-type="float">
            <text:p><text:s/>64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70" calcext:value-type="float">
            <text:p><text:s/>17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23" office:value-type="string" calcext:value-type="string">
            <text:p>Source: HBAI dataset, DWP.</text:p>
          </table:table-cell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number-columns-repeated="100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3"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8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Table_A1" table:base-cell-address="$'Relative poverty'.$A$1" table:cell-range-address="$'Relative poverty'.$A$1"/>
        </table:named-expressions>
      </table:table>
      <table:table table:name="Absolute poverty" table:style-name="ta1">
        <table:table-column table:style-name="co15" table:default-cell-style-name="ce13"/>
        <table:table-column table:style-name="co16" table:default-cell-style-name="ce49"/>
        <table:table-column table:style-name="co17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3" table:default-cell-style-name="ce13"/>
        <table:table-column table:style-name="co1" table:default-cell-style-name="ce13"/>
        <table:table-column table:style-name="co3" table:number-columns-repeated="3" table:default-cell-style-name="ce13"/>
        <table:table-column table:style-name="co21" table:number-columns-repeated="4" table:default-cell-style-name="ce13"/>
        <table:table-column table:style-name="co21" table:number-columns-repeated="2" table:default-cell-style-name="ce47"/>
        <table:table-column table:style-name="co22" table:default-cell-style-name="ce13"/>
        <table:table-column table:style-name="co23" table:default-cell-style-name="ce13"/>
        <table:table-column table:style-name="co3" table:number-columns-repeated="994" table:default-cell-style-name="ce13"/>
        <table:table-row table:style-name="ro13">
          <table:table-cell table:style-name="ce12" office:value-type="string" calcext:value-type="string">
            <text:p>Absolute poverty (below 60% of inflation-adjusted 2010/11 UK median income) by age group, Scotland</text:p>
          </table:table-cell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number-columns-repeated="9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5"/>
        </table:table-row>
        <table:table-row table:style-name="ro9">
          <table:table-cell table:style-name="ce22"/>
          <table:table-cell table:number-columns-repeated="1023"/>
        </table:table-row>
        <table:table-row table:style-name="ro9">
          <table:table-cell table:style-name="ce136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9"/>
          <table:table-cell table:style-name="ce167" table:number-columns-repeated="2"/>
          <table:table-cell table:style-name="ce22" table:number-columns-repeated="996"/>
        </table:table-row>
        <table:table-row table:style-name="ro10">
          <table:table-cell table:style-name="ce137" office:value-type="string" calcext:value-type="string">
            <text:p>Three-year averag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46" table:number-columns-repeated="9"/>
          <table:table-cell table:style-name="ce166" table:number-columns-repeated="2"/>
          <table:table-cell table:style-name="ce46" table:number-columns-repeated="996"/>
        </table:table-row>
        <table:table-row table:style-name="ro11">
          <table:table-cell table:style-name="ce138"/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11">
          <table:table-cell table:style-name="ce4" office:value-type="string" calcext:value-type="string">
            <text:p>1994-97</text:p>
          </table:table-cell>
          <table:table-cell table:style-name="ce146" office:value-type="percentage" office:value="0.37" calcext:value-type="percentage">
            <text:p>37%</text:p>
          </table:table-cell>
          <table:table-cell table:style-name="ce159" office:value-type="float" office:value="1840" calcext:value-type="float">
            <text:p><text:s/>1,840 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159" office:value-type="float" office:value="1950" calcext:value-type="float">
            <text:p><text:s/>1,95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510" calcext:value-type="float">
            <text:p><text:s/>510 </text:p>
          </table:table-cell>
          <table:table-cell table:style-name="ce146" office:value-type="percentage" office:value="0.49" calcext:value-type="percentage">
            <text:p>49%</text:p>
          </table:table-cell>
          <table:table-cell table:style-name="ce159" office:value-type="float" office:value="550" calcext:value-type="float">
            <text:p><text:s/>55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159" office:value-type="float" office:value="860" calcext:value-type="float">
            <text:p><text:s/>86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159" office:value-type="float" office:value="940" calcext:value-type="float">
            <text:p><text:s/>940 </text:p>
          </table:table-cell>
          <table:table-cell table:style-name="ce146" office:value-type="percentage" office:value="0.54" calcext:value-type="percentage">
            <text:p>54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53" calcext:value-type="percentage">
            <text:p>53%</text:p>
          </table:table-cell>
          <table:table-cell table:style-name="ce159" office:value-type="float" office:value="460" calcext:value-type="float">
            <text:p><text:s/>460 </text:p>
          </table:table-cell>
          <table:table-cell table:number-columns-repeated="2"/>
          <table:table-cell table:style-name="ce20"/>
          <table:table-cell table:style-name="ce165"/>
          <table:table-cell table:number-columns-repeated="3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1995-98</text:p>
          </table:table-cell>
          <table:table-cell table:style-name="ce147" office:value-type="percentage" office:value="0.35" calcext:value-type="percentage">
            <text:p>35%</text:p>
          </table:table-cell>
          <table:table-cell table:style-name="ce160" office:value-type="float" office:value="1770" calcext:value-type="float">
            <text:p><text:s/>1,770 </text:p>
          </table:table-cell>
          <table:table-cell table:style-name="ce147" office:value-type="percentage" office:value="0.38" calcext:value-type="percentage">
            <text:p>38%</text:p>
          </table:table-cell>
          <table:table-cell table:style-name="ce160" office:value-type="float" office:value="1880" calcext:value-type="float">
            <text:p><text:s/>1,88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160" office:value-type="float" office:value="500" calcext:value-type="float">
            <text:p><text:s/>50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160" office:value-type="float" office:value="540" calcext:value-type="float">
            <text:p><text:s/>54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160" office:value-type="float" office:value="820" calcext:value-type="float">
            <text:p><text:s/>820 </text:p>
          </table:table-cell>
          <table:table-cell table:style-name="ce147" office:value-type="percentage" office:value="0.3" calcext:value-type="percentage">
            <text:p>30%</text:p>
          </table:table-cell>
          <table:table-cell table:style-name="ce160" office:value-type="float" office:value="910" calcext:value-type="float">
            <text:p><text:s/>91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160" office:value-type="float" office:value="450" calcext:value-type="float">
            <text:p><text:s/>450 </text:p>
          </table:table-cell>
          <table:table-cell table:style-name="ce147" office:value-type="percentage" office:value="0.5" calcext:value-type="percentage">
            <text:p>50%</text:p>
          </table:table-cell>
          <table:table-cell table:style-name="ce160" office:value-type="float" office:value="430" calcext:value-type="float">
            <text:p><text:s/>430 </text:p>
          </table:table-cell>
          <table:table-cell table:number-columns-repeated="2"/>
          <table:table-cell table:style-name="ce20"/>
          <table:table-cell table:style-name="ce165"/>
          <table:table-cell table:number-columns-repeated="3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1996-99</text:p>
          </table:table-cell>
          <table:table-cell table:style-name="ce146" office:value-type="percentage" office:value="0.33" calcext:value-type="percentage">
            <text:p>33%</text:p>
          </table:table-cell>
          <table:table-cell table:style-name="ce159" office:value-type="float" office:value="1660" calcext:value-type="float">
            <text:p><text:s/>1,660 </text:p>
          </table:table-cell>
          <table:table-cell table:style-name="ce146" office:value-type="percentage" office:value="0.35" calcext:value-type="percentage">
            <text:p>35%</text:p>
          </table:table-cell>
          <table:table-cell table:style-name="ce159" office:value-type="float" office:value="1760" calcext:value-type="float">
            <text:p><text:s/>1,760 </text:p>
          </table:table-cell>
          <table:table-cell table:style-name="ce146" office:value-type="percentage" office:value="0.43" calcext:value-type="percentage">
            <text:p>43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500" calcext:value-type="float">
            <text:p><text:s/>500 </text:p>
          </table:table-cell>
          <table:table-cell table:style-name="ce146" office:value-type="percentage" office:value="0.26" calcext:value-type="percentage">
            <text:p>26%</text:p>
          </table:table-cell>
          <table:table-cell table:style-name="ce159" office:value-type="float" office:value="780" calcext:value-type="float">
            <text:p><text:s/>780 </text:p>
          </table:table-cell>
          <table:table-cell table:style-name="ce146" office:value-type="percentage" office:value="0.28" calcext:value-type="percentage">
            <text:p>28%</text:p>
          </table:table-cell>
          <table:table-cell table:style-name="ce159" office:value-type="float" office:value="860" calcext:value-type="float">
            <text:p><text:s/>86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159" office:value-type="float" office:value="410" calcext:value-type="float">
            <text:p><text:s/>41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400" calcext:value-type="float">
            <text:p><text:s/>400 </text:p>
          </table:table-cell>
          <table:table-cell table:number-columns-repeated="2"/>
          <table:table-cell table:style-name="ce20"/>
          <table:table-cell table:style-name="ce165"/>
          <table:table-cell table:number-columns-repeated="3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1997-00</text:p>
          </table:table-cell>
          <table:table-cell table:style-name="ce147" office:value-type="percentage" office:value="0.31" calcext:value-type="percentage">
            <text:p>31%</text:p>
          </table:table-cell>
          <table:table-cell table:style-name="ce160" office:value-type="float" office:value="1570" calcext:value-type="float">
            <text:p><text:s/>1,570 </text:p>
          </table:table-cell>
          <table:table-cell table:style-name="ce147" office:value-type="percentage" office:value="0.33" calcext:value-type="percentage">
            <text:p>33%</text:p>
          </table:table-cell>
          <table:table-cell table:style-name="ce160" office:value-type="float" office:value="1650" calcext:value-type="float">
            <text:p><text:s/>1,650 </text:p>
          </table:table-cell>
          <table:table-cell table:style-name="ce147" office:value-type="percentage" office:value="0.4" calcext:value-type="percentage">
            <text:p>40%</text:p>
          </table:table-cell>
          <table:table-cell table:style-name="ce160" office:value-type="float" office:value="440" calcext:value-type="float">
            <text:p><text:s/>440 </text:p>
          </table:table-cell>
          <table:table-cell table:style-name="ce147" office:value-type="percentage" office:value="0.43" calcext:value-type="percentage">
            <text:p>43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160" office:value-type="float" office:value="750" calcext:value-type="float">
            <text:p><text:s/>75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160" office:value-type="float" office:value="820" calcext:value-type="float">
            <text:p><text:s/>82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160" office:value-type="float" office:value="380" calcext:value-type="float">
            <text:p><text:s/>380 </text:p>
          </table:table-cell>
          <table:table-cell table:style-name="ce147" office:value-type="percentage" office:value="0.42" calcext:value-type="percentage">
            <text:p>42%</text:p>
          </table:table-cell>
          <table:table-cell table:style-name="ce160" office:value-type="float" office:value="370" calcext:value-type="float">
            <text:p><text:s/>370 </text:p>
          </table:table-cell>
          <table:table-cell table:number-columns-repeated="2"/>
          <table:table-cell table:style-name="ce20"/>
          <table:table-cell table:style-name="ce165"/>
          <table:table-cell table:style-name="ce35"/>
          <table:table-cell table:number-columns-repeated="2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1998-01</text:p>
          </table:table-cell>
          <table:table-cell table:style-name="ce146" office:value-type="percentage" office:value="0.3" calcext:value-type="percentage">
            <text:p>30%</text:p>
          </table:table-cell>
          <table:table-cell table:style-name="ce159" office:value-type="float" office:value="1480" calcext:value-type="float">
            <text:p><text:s/>1,480 </text:p>
          </table:table-cell>
          <table:table-cell table:style-name="ce146" office:value-type="percentage" office:value="0.32" calcext:value-type="percentage">
            <text:p>32%</text:p>
          </table:table-cell>
          <table:table-cell table:style-name="ce159" office:value-type="float" office:value="1570" calcext:value-type="float">
            <text:p><text:s/>1,570 </text:p>
          </table:table-cell>
          <table:table-cell table:style-name="ce146" office:value-type="percentage" office:value="0.38" calcext:value-type="percentage">
            <text:p>38%</text:p>
          </table:table-cell>
          <table:table-cell table:style-name="ce159" office:value-type="float" office:value="410" calcext:value-type="float">
            <text:p><text:s/>410 </text:p>
          </table:table-cell>
          <table:table-cell table:style-name="ce146" office:value-type="percentage" office:value="0.4" calcext:value-type="percentage">
            <text:p>40%</text:p>
          </table:table-cell>
          <table:table-cell table:style-name="ce159" office:value-type="float" office:value="430" calcext:value-type="float">
            <text:p><text:s/>43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730" calcext:value-type="float">
            <text:p><text:s/>73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159" office:value-type="float" office:value="800" calcext:value-type="float">
            <text:p><text:s/>800 </text:p>
          </table:table-cell>
          <table:table-cell table:style-name="ce146" office:value-type="percentage" office:value="0.4" calcext:value-type="percentage">
            <text:p>40%</text:p>
          </table:table-cell>
          <table:table-cell table:style-name="ce159" office:value-type="float" office:value="350" calcext:value-type="float">
            <text:p><text:s/>350 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159" office:value-type="float" office:value="340" calcext:value-type="float">
            <text:p><text:s/>340 </text:p>
          </table:table-cell>
          <table:table-cell table:number-columns-repeated="2"/>
          <table:table-cell table:style-name="ce20"/>
          <table:table-cell table:style-name="ce165"/>
          <table:table-cell/>
          <table:table-cell table:style-name="ce47" table:number-columns-repeated="2"/>
          <table:table-cell table:style-name="ce166"/>
          <table:table-cell table:style-name="ce47"/>
          <table:table-cell table:number-columns-repeated="2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1999-02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160" office:value-type="float" office:value="1380" calcext:value-type="float">
            <text:p><text:s/>1,38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160" office:value-type="float" office:value="1450" calcext:value-type="float">
            <text:p><text:s/>1,450 </text:p>
          </table:table-cell>
          <table:table-cell table:style-name="ce147" office:value-type="percentage" office:value="0.36" calcext:value-type="percentage">
            <text:p>36%</text:p>
          </table:table-cell>
          <table:table-cell table:style-name="ce160" office:value-type="float" office:value="390" calcext:value-type="float">
            <text:p><text:s/>390 </text:p>
          </table:table-cell>
          <table:table-cell table:style-name="ce147" office:value-type="percentage" office:value="0.38" calcext:value-type="percentage">
            <text:p>38%</text:p>
          </table:table-cell>
          <table:table-cell table:style-name="ce160" office:value-type="float" office:value="410" calcext:value-type="float">
            <text:p><text:s/>41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680" calcext:value-type="float">
            <text:p><text:s/>680 </text:p>
          </table:table-cell>
          <table:table-cell table:style-name="ce147" office:value-type="percentage" office:value="0.25" calcext:value-type="percentage">
            <text:p>25%</text:p>
          </table:table-cell>
          <table:table-cell table:style-name="ce160" office:value-type="float" office:value="750" calcext:value-type="float">
            <text:p><text:s/>750 </text:p>
          </table:table-cell>
          <table:table-cell table:style-name="ce147" office:value-type="percentage" office:value="0.35" calcext:value-type="percentage">
            <text:p>35%</text:p>
          </table:table-cell>
          <table:table-cell table:style-name="ce160" office:value-type="float" office:value="310" calcext:value-type="float">
            <text:p><text:s/>310 </text:p>
          </table:table-cell>
          <table:table-cell table:style-name="ce147" office:value-type="percentage" office:value="0.34" calcext:value-type="percentage">
            <text:p>34%</text:p>
          </table:table-cell>
          <table:table-cell table:style-name="ce160" office:value-type="float" office:value="300" calcext:value-type="float">
            <text:p><text:s/>300 </text:p>
          </table:table-cell>
          <table:table-cell table:number-columns-repeated="5"/>
          <table:table-cell table:style-name="ce47" table:number-columns-repeated="2"/>
          <table:table-cell table:style-name="ce166"/>
          <table:table-cell table:style-name="ce47"/>
          <table:table-cell table:number-columns-repeated="2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00-03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1260" calcext:value-type="float">
            <text:p><text:s/>1,26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159" office:value-type="float" office:value="1330" calcext:value-type="float">
            <text:p><text:s/>1,330 </text:p>
          </table:table-cell>
          <table:table-cell table:style-name="ce146" office:value-type="percentage" office:value="0.33" calcext:value-type="percentage">
            <text:p>33%</text:p>
          </table:table-cell>
          <table:table-cell table:style-name="ce159" office:value-type="float" office:value="340" calcext:value-type="float">
            <text:p><text:s/>340 </text:p>
          </table:table-cell>
          <table:table-cell table:style-name="ce146" office:value-type="percentage" office:value="0.34" calcext:value-type="percentage">
            <text:p>34%</text:p>
          </table:table-cell>
          <table:table-cell table:style-name="ce159" office:value-type="float" office:value="360" calcext:value-type="float">
            <text:p><text:s/>36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630" calcext:value-type="float">
            <text:p><text:s/>63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700" calcext:value-type="float">
            <text:p><text:s/>70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159" office:value-type="float" office:value="280" calcext:value-type="float">
            <text:p><text:s/>280 </text:p>
          </table:table-cell>
          <table:table-cell table:style-name="ce146" office:value-type="percentage" office:value="0.31" calcext:value-type="percentage">
            <text:p>31%</text:p>
          </table:table-cell>
          <table:table-cell table:style-name="ce159" office:value-type="float" office:value="270" calcext:value-type="float">
            <text:p><text:s/>27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2001-04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1130" calcext:value-type="float">
            <text:p><text:s/>1,13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1200" calcext:value-type="float">
            <text:p><text:s/>1,200 </text:p>
          </table:table-cell>
          <table:table-cell table:style-name="ce147" office:value-type="percentage" office:value="0.29" calcext:value-type="percentage">
            <text:p>29%</text:p>
          </table:table-cell>
          <table:table-cell table:style-name="ce160" office:value-type="float" office:value="300" calcext:value-type="float">
            <text:p><text:s/>300 </text:p>
          </table:table-cell>
          <table:table-cell table:style-name="ce147" office:value-type="percentage" office:value="0.31" calcext:value-type="percentage">
            <text:p>31%</text:p>
          </table:table-cell>
          <table:table-cell table:style-name="ce160" office:value-type="float" office:value="320" calcext:value-type="float">
            <text:p><text:s/>32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160" office:value-type="float" office:value="630" calcext:value-type="float">
            <text:p><text:s/>630 </text:p>
          </table:table-cell>
          <table:table-cell table:style-name="ce147" office:value-type="percentage" office:value="0.28" calcext:value-type="percentage">
            <text:p>28%</text:p>
          </table:table-cell>
          <table:table-cell table:style-name="ce160" office:value-type="float" office:value="260" calcext:value-type="float">
            <text:p><text:s/>260 </text:p>
          </table:table-cell>
          <table:table-cell table:style-name="ce147" office:value-type="percentage" office:value="0.27" calcext:value-type="percentage">
            <text:p>27%</text:p>
          </table:table-cell>
          <table:table-cell table:style-name="ce160" office:value-type="float" office:value="250" calcext:value-type="float">
            <text:p><text:s/>25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02-05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1030" calcext:value-type="float">
            <text:p><text:s/>1,03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1100" calcext:value-type="float">
            <text:p><text:s/>1,10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260" calcext:value-type="float">
            <text:p><text:s/>260 </text:p>
          </table:table-cell>
          <table:table-cell table:style-name="ce146" office:value-type="percentage" office:value="0.27" calcext:value-type="percentage">
            <text:p>27%</text:p>
          </table:table-cell>
          <table:table-cell table:style-name="ce159" office:value-type="float" office:value="280" calcext:value-type="float">
            <text:p><text:s/>2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530" calcext:value-type="float">
            <text:p><text:s/>53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600" calcext:value-type="float">
            <text:p><text:s/>60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220" calcext:value-type="float">
            <text:p><text:s/>2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2003-06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60" calcext:value-type="float">
            <text:p><text:s/>9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160" office:value-type="float" office:value="1030" calcext:value-type="float">
            <text:p><text:s/>1,03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26" calcext:value-type="percentage">
            <text:p>26%</text:p>
          </table:table-cell>
          <table:table-cell table:style-name="ce160" office:value-type="float" office:value="260" calcext:value-type="float">
            <text:p><text:s/>26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510" calcext:value-type="float">
            <text:p><text:s/>51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90" calcext:value-type="float">
            <text:p><text:s/>590 </text:p>
          </table:table-cell>
          <table:table-cell table:style-name="ce147" office:value-type="percentage" office:value="0.23" calcext:value-type="percentage">
            <text:p>23%</text:p>
          </table:table-cell>
          <table:table-cell table:style-name="ce160" office:value-type="float" office:value="210" calcext:value-type="float">
            <text:p><text:s/>21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180" calcext:value-type="float">
            <text:p><text:s/>18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04-07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10" calcext:value-type="float">
            <text:p><text:s/>910 </text:p>
          </table:table-cell>
          <table:table-cell table:style-name="ce146" office:value-type="percentage" office:value="0.2" calcext:value-type="percentage">
            <text:p>20%</text:p>
          </table:table-cell>
          <table:table-cell table:style-name="ce159" office:value-type="float" office:value="980" calcext:value-type="float">
            <text:p><text:s/>98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25" calcext:value-type="percentage">
            <text:p>25%</text:p>
          </table:table-cell>
          <table:table-cell table:style-name="ce159" office:value-type="float" office:value="250" calcext:value-type="float">
            <text:p><text:s/>25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490" calcext:value-type="float">
            <text:p><text:s/>49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580" calcext:value-type="float">
            <text:p><text:s/>58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200" calcext:value-type="float">
            <text:p><text:s/>20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160" calcext:value-type="float">
            <text:p><text:s/>16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2005-08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890" calcext:value-type="float">
            <text:p><text:s/>89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60" calcext:value-type="float">
            <text:p><text:s/>96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160" office:value-type="float" office:value="210" calcext:value-type="float">
            <text:p><text:s/>21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470" calcext:value-type="float">
            <text:p><text:s/>47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21" calcext:value-type="percentage">
            <text:p>21%</text:p>
          </table:table-cell>
          <table:table-cell table:style-name="ce160" office:value-type="float" office:value="200" calcext:value-type="float">
            <text:p><text:s/>20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150" calcext:value-type="float">
            <text:p><text:s/>15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06-09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850" calcext:value-type="float">
            <text:p><text:s/>85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40" calcext:value-type="float">
            <text:p><text:s/>94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200" calcext:value-type="float">
            <text:p><text:s/>200 </text:p>
          </table:table-cell>
          <table:table-cell table:style-name="ce146" office:value-type="percentage" office:value="0.24" calcext:value-type="percentage">
            <text:p>24%</text:p>
          </table:table-cell>
          <table:table-cell table:style-name="ce159" office:value-type="float" office:value="240" calcext:value-type="float">
            <text:p><text:s/>24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560" calcext:value-type="float">
            <text:p><text:s/>5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80" calcext:value-type="float">
            <text:p><text:s/>180 </text:p>
          </table:table-cell>
          <table:table-cell table:style-name="ce146" office:value-type="percentage" office:value="0.13" calcext:value-type="percentage">
            <text:p>13%</text:p>
          </table:table-cell>
          <table:table-cell table:style-name="ce159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5" office:value-type="string" calcext:value-type="string">
            <text:p>2007-10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850" calcext:value-type="float">
            <text:p><text:s/>85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940" calcext:value-type="float">
            <text:p><text:s/>940 </text:p>
          </table:table-cell>
          <table:table-cell table:style-name="ce147" office:value-type="percentage" office:value="0.2" calcext:value-type="percentage">
            <text:p>20%</text:p>
          </table:table-cell>
          <table:table-cell table:style-name="ce160" office:value-type="float" office:value="200" calcext:value-type="float">
            <text:p><text:s/>200 </text:p>
          </table:table-cell>
          <table:table-cell table:style-name="ce147" office:value-type="percentage" office:value="0.24" calcext:value-type="percentage">
            <text:p>24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480" calcext:value-type="float">
            <text:p><text:s/>48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580" calcext:value-type="float">
            <text:p><text:s/>58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70" calcext:value-type="float">
            <text:p><text:s/>17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08-11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820" calcext:value-type="float">
            <text:p><text:s/>82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30" calcext:value-type="float">
            <text:p><text:s/>93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190" calcext:value-type="float">
            <text:p><text:s/>190 </text:p>
          </table:table-cell>
          <table:table-cell table:style-name="ce146" office:value-type="percentage" office:value="0.23" calcext:value-type="percentage">
            <text:p>23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580" calcext:value-type="float">
            <text:p><text:s/>58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11" calcext:value-type="percentage">
            <text:p>11%</text:p>
          </table:table-cell>
          <table:table-cell table:style-name="ce159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6" office:value-type="string" calcext:value-type="string">
            <text:p>2009-12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790" calcext:value-type="float">
            <text:p><text:s/>79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910" calcext:value-type="float">
            <text:p><text:s/>91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70" calcext:value-type="float">
            <text:p><text:s/>17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570" calcext:value-type="float">
            <text:p><text:s/>57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10-13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790" calcext:value-type="float">
            <text:p><text:s/>79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50" calcext:value-type="float">
            <text:p><text:s/>95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170" calcext:value-type="float">
            <text:p><text:s/>17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460" calcext:value-type="float">
            <text:p><text:s/>46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600" calcext:value-type="float">
            <text:p><text:s/>60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159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6" office:value-type="string" calcext:value-type="string">
            <text:p>2011-14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790" calcext:value-type="float">
            <text:p><text:s/>79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970" calcext:value-type="float">
            <text:p><text:s/>97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620" calcext:value-type="float">
            <text:p><text:s/>620 </text:p>
          </table:table-cell>
          <table:table-cell table:style-name="ce147" office:value-type="percentage" office:value="0.16" calcext:value-type="percentage">
            <text:p>16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4" office:value-type="string" calcext:value-type="string">
            <text:p>2012-15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780" calcext:value-type="float">
            <text:p><text:s/>78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970" calcext:value-type="float">
            <text:p><text:s/>970 </text:p>
          </table:table-cell>
          <table:table-cell table:style-name="ce146" office:value-type="percentage" office:value="0.16" calcext:value-type="percentage">
            <text:p>16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470" calcext:value-type="float">
            <text:p><text:s/>470 </text:p>
          </table:table-cell>
          <table:table-cell table:style-name="ce146" office:value-type="percentage" office:value="0.19" calcext:value-type="percentage">
            <text:p>19%</text:p>
          </table:table-cell>
          <table:table-cell table:style-name="ce159" office:value-type="float" office:value="630" calcext:value-type="float">
            <text:p><text:s/>63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159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6" office:value-type="string" calcext:value-type="string">
            <text:p>2013-16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760" calcext:value-type="float">
            <text:p><text:s/>7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940" calcext:value-type="float">
            <text:p><text:s/>94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150" calcext:value-type="float">
            <text:p><text:s/>15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19" calcext:value-type="percentage">
            <text:p>19%</text:p>
          </table:table-cell>
          <table:table-cell table:style-name="ce160" office:value-type="float" office:value="600" calcext:value-type="float">
            <text:p><text:s/>600 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150" calcext:value-type="float">
            <text:p><text:s/>150 </text:p>
          </table:table-cell>
          <table:table-cell table:style-name="ce147" office:value-type="percentage" office:value="0.11" calcext:value-type="percentage">
            <text:p>11%</text:p>
          </table:table-cell>
          <table:table-cell table:style-name="ce160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7" office:value-type="string" calcext:value-type="string">
            <text:p>2014-17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750" calcext:value-type="float">
            <text:p><text:s/>75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910" calcext:value-type="float">
            <text:p><text:s/>910 </text:p>
          </table:table-cell>
          <table:table-cell table:style-name="ce146" office:value-type="percentage" office:value="0.15" calcext:value-type="percentage">
            <text:p>15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22" calcext:value-type="percentage">
            <text:p>22%</text:p>
          </table:table-cell>
          <table:table-cell table:style-name="ce159" office:value-type="float" office:value="210" calcext:value-type="float">
            <text:p><text:s/>21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450" calcext:value-type="float">
            <text:p><text:s/>450 </text:p>
          </table:table-cell>
          <table:table-cell table:style-name="ce146" office:value-type="percentage" office:value="0.18" calcext:value-type="percentage">
            <text:p>18%</text:p>
          </table:table-cell>
          <table:table-cell table:style-name="ce159" office:value-type="float" office:value="580" calcext:value-type="float">
            <text:p><text:s/>58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140" calcext:value-type="float">
            <text:p><text:s/>140 </text:p>
          </table:table-cell>
          <table:table-cell table:style-name="ce146" office:value-type="percentage" office:value="0.11" calcext:value-type="percentage">
            <text:p>11%</text:p>
          </table:table-cell>
          <table:table-cell table:style-name="ce159" office:value-type="float" office:value="120" calcext:value-type="float">
            <text:p><text:s/>12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6" office:value-type="string" calcext:value-type="string">
            <text:p>2015-18</text:p>
          </table:table-cell>
          <table:table-cell table:style-name="ce147" office:value-type="percentage" office:value="0.15" calcext:value-type="percentage">
            <text:p>15%</text:p>
          </table:table-cell>
          <table:table-cell table:style-name="ce160" office:value-type="float" office:value="780" calcext:value-type="float">
            <text:p><text:s/>78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930" calcext:value-type="float">
            <text:p><text:s/>930 </text:p>
          </table:table-cell>
          <table:table-cell table:style-name="ce147" office:value-type="percentage" office:value="0.17" calcext:value-type="percentage">
            <text:p>17%</text:p>
          </table:table-cell>
          <table:table-cell table:style-name="ce160" office:value-type="float" office:value="170" calcext:value-type="float">
            <text:p><text:s/>170 </text:p>
          </table:table-cell>
          <table:table-cell table:style-name="ce147" office:value-type="percentage" office:value="0.22" calcext:value-type="percentage">
            <text:p>22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18" calcext:value-type="percentage">
            <text:p>18%</text:p>
          </table:table-cell>
          <table:table-cell table:style-name="ce160" office:value-type="float" office:value="590" calcext:value-type="float">
            <text:p><text:s/>590 </text:p>
          </table:table-cell>
          <table:table-cell table:style-name="ce147" office:value-type="percentage" office:value="0.14" calcext:value-type="percentage">
            <text:p>14%</text:p>
          </table:table-cell>
          <table:table-cell table:style-name="ce160" office:value-type="float" office:value="150" calcext:value-type="float">
            <text:p><text:s/>150 </text:p>
          </table:table-cell>
          <table:table-cell table:style-name="ce147" office:value-type="percentage" office:value="0.12" calcext:value-type="percentage">
            <text:p>12%</text:p>
          </table:table-cell>
          <table:table-cell table:style-name="ce160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8" office:value-type="string" calcext:value-type="string">
            <text:p>2016-19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770" calcext:value-type="float">
            <text:p><text:s/>77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910" calcext:value-type="float">
            <text:p><text:s/>91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21" calcext:value-type="percentage">
            <text:p>21%</text:p>
          </table:table-cell>
          <table:table-cell table:style-name="ce159" office:value-type="float" office:value="210" calcext:value-type="float">
            <text:p><text:s/>21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460" calcext:value-type="float">
            <text:p><text:s/>460 </text:p>
          </table:table-cell>
          <table:table-cell table:style-name="ce146" office:value-type="percentage" office:value="0.17" calcext:value-type="percentage">
            <text:p>17%</text:p>
          </table:table-cell>
          <table:table-cell table:style-name="ce159" office:value-type="float" office:value="580" calcext:value-type="float">
            <text:p><text:s/>580 </text:p>
          </table:table-cell>
          <table:table-cell table:style-name="ce146" office:value-type="percentage" office:value="0.14" calcext:value-type="percentage">
            <text:p>14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12" calcext:value-type="percentage">
            <text:p>12%</text:p>
          </table:table-cell>
          <table:table-cell table:style-name="ce159" office:value-type="float" office:value="130" calcext:value-type="float">
            <text:p><text:s/>130 </text:p>
          </table:table-cell>
          <table:table-cell table:number-columns-repeated="7"/>
          <table:table-cell table:style-name="ce46"/>
          <table:table-cell table:number-columns-repeated="3"/>
          <table:table-cell table:style-name="ce47" table:number-columns-repeated="3"/>
          <table:table-cell table:number-columns-repeated="993"/>
        </table:table-row>
        <table:table-row table:style-name="ro11">
          <table:table-cell table:style-name="ce23" office:value-type="string" calcext:value-type="string">
            <text:p>Source: HBAI dataset, DWP.</text:p>
          </table:table-cell>
          <table:table-cell table:number-columns-repeated="1023"/>
        </table:table-row>
        <table:table-row table:style-name="ro11">
          <table:table-cell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number-columns-repeated="1007"/>
        </table:table-row>
        <table:table-row table:style-name="ro9">
          <table:table-cell table:style-name="ce22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Pensioners</text:p>
          </table:table-cell>
          <table:covered-table-cell table:number-columns-repeated="3" table:style-name="ce2"/>
          <table:table-cell table:style-name="ce22" table:number-columns-repeated="9"/>
          <table:table-cell table:style-name="ce167" table:number-columns-repeated="2"/>
          <table:table-cell table:style-name="ce22" table:number-columns-repeated="996"/>
        </table:table-row>
        <table:table-row table:style-name="ro12">
          <table:table-cell table:style-name="ce139" office:value-type="string" calcext:value-type="string">
            <text:p>Single-year estimat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number-columns-repeated="1007"/>
        </table:table-row>
        <table:table-row table:style-name="ro11">
          <table:table-cell table:style-name="ce138"/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number-columns-repeated="1007"/>
        </table:table-row>
        <table:table-row table:style-name="ro11">
          <table:table-cell table:style-name="ce140" office:value-type="string" calcext:value-type="string">
            <text:p>1994/95</text:p>
          </table:table-cell>
          <table:table-cell table:style-name="ce150" office:value-type="percentage" office:value="0.37" calcext:value-type="percentage">
            <text:p>37%</text:p>
          </table:table-cell>
          <table:table-cell table:style-name="ce161" office:value-type="float" office:value="1830" calcext:value-type="float">
            <text:p><text:s/>1,830 </text:p>
          </table:table-cell>
          <table:table-cell table:style-name="ce150" office:value-type="percentage" office:value="0.39" calcext:value-type="percentage">
            <text:p>39%</text:p>
          </table:table-cell>
          <table:table-cell table:style-name="ce161" office:value-type="float" office:value="1930" calcext:value-type="float">
            <text:p><text:s/>1,930 </text:p>
          </table:table-cell>
          <table:table-cell table:style-name="ce150" office:value-type="percentage" office:value="0.44" calcext:value-type="percentage">
            <text:p>44%</text:p>
          </table:table-cell>
          <table:table-cell table:style-name="ce161" office:value-type="float" office:value="490" calcext:value-type="float">
            <text:p><text:s/>490 </text:p>
          </table:table-cell>
          <table:table-cell table:style-name="ce150" office:value-type="percentage" office:value="0.48" calcext:value-type="percentage">
            <text:p>48%</text:p>
          </table:table-cell>
          <table:table-cell table:style-name="ce161" office:value-type="float" office:value="530" calcext:value-type="float">
            <text:p><text:s/>530 </text:p>
          </table:table-cell>
          <table:table-cell table:style-name="ce150" office:value-type="percentage" office:value="0.29" calcext:value-type="percentage">
            <text:p>29%</text:p>
          </table:table-cell>
          <table:table-cell table:style-name="ce161" office:value-type="float" office:value="870" calcext:value-type="float">
            <text:p><text:s/>870 </text:p>
          </table:table-cell>
          <table:table-cell table:style-name="ce150" office:value-type="percentage" office:value="0.31" calcext:value-type="percentage">
            <text:p>31%</text:p>
          </table:table-cell>
          <table:table-cell table:style-name="ce161" office:value-type="float" office:value="940" calcext:value-type="float">
            <text:p><text:s/>940 </text:p>
          </table:table-cell>
          <table:table-cell table:style-name="ce150" office:value-type="percentage" office:value="0.55" calcext:value-type="percentage">
            <text:p>55%</text:p>
          </table:table-cell>
          <table:table-cell table:style-name="ce161" office:value-type="float" office:value="480" calcext:value-type="float">
            <text:p><text:s/>480 </text:p>
          </table:table-cell>
          <table:table-cell table:style-name="ce150" office:value-type="percentage" office:value="0.54" calcext:value-type="percentage">
            <text:p>54%</text:p>
          </table:table-cell>
          <table:table-cell table:style-name="ce161" office:value-type="float" office:value="470" calcext:value-type="float">
            <text:p><text:s/>470 </text:p>
          </table:table-cell>
          <table:table-cell table:number-columns-repeated="1007"/>
        </table:table-row>
        <table:table-row table:style-name="ro11">
          <table:table-cell table:style-name="ce141" office:value-type="string" calcext:value-type="string">
            <text:p>1995/96</text:p>
          </table:table-cell>
          <table:table-cell table:style-name="ce151" office:value-type="percentage" office:value="0.38" calcext:value-type="percentage">
            <text:p>38%</text:p>
          </table:table-cell>
          <table:table-cell table:style-name="ce162" office:value-type="float" office:value="1900" calcext:value-type="float">
            <text:p><text:s/>1,900 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162" office:value-type="float" office:value="1990" calcext:value-type="float">
            <text:p><text:s/>1,990 </text:p>
          </table:table-cell>
          <table:table-cell table:style-name="ce151" office:value-type="percentage" office:value="0.49" calcext:value-type="percentage">
            <text:p>49%</text:p>
          </table:table-cell>
          <table:table-cell table:style-name="ce162" office:value-type="float" office:value="540" calcext:value-type="float">
            <text:p><text:s/>54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162" office:value-type="float" office:value="570" calcext:value-type="float">
            <text:p><text:s/>570 </text:p>
          </table:table-cell>
          <table:table-cell table:style-name="ce151" office:value-type="percentage" office:value="0.29" calcext:value-type="percentage">
            <text:p>29%</text:p>
          </table:table-cell>
          <table:table-cell table:style-name="ce162" office:value-type="float" office:value="890" calcext:value-type="float">
            <text:p><text:s/>890 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162" office:value-type="float" office:value="960" calcext:value-type="float">
            <text:p><text:s/>960 </text:p>
          </table:table-cell>
          <table:table-cell table:style-name="ce151" office:value-type="percentage" office:value="0.55" calcext:value-type="percentage">
            <text:p>55%</text:p>
          </table:table-cell>
          <table:table-cell table:style-name="ce162" office:value-type="float" office:value="470" calcext:value-type="float">
            <text:p><text:s/>470 </text:p>
          </table:table-cell>
          <table:table-cell table:style-name="ce151" office:value-type="percentage" office:value="0.54" calcext:value-type="percentage">
            <text:p>54%</text:p>
          </table:table-cell>
          <table:table-cell table:style-name="ce162" office:value-type="float" office:value="470" calcext:value-type="float">
            <text:p><text:s/>4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1996/97</text:p>
          </table:table-cell>
          <table:table-cell table:style-name="ce152" office:value-type="percentage" office:value="0.36" calcext:value-type="percentage">
            <text:p>36%</text:p>
          </table:table-cell>
          <table:table-cell office:value-type="float" office:value="1790" calcext:value-type="float">
            <text:p><text:s/>1,790 </text:p>
          </table:table-cell>
          <table:table-cell table:style-name="ce152" office:value-type="percentage" office:value="0.39" calcext:value-type="percentage">
            <text:p>39%</text:p>
          </table:table-cell>
          <table:table-cell office:value-type="float" office:value="1930" calcext:value-type="float">
            <text:p><text:s/>1,930 </text:p>
          </table:table-cell>
          <table:table-cell table:style-name="ce152" office:value-type="percentage" office:value="0.46" calcext:value-type="percentage">
            <text:p>46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540" calcext:value-type="float">
            <text:p><text:s/>54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820" calcext:value-type="float">
            <text:p><text:s/>820 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930" calcext:value-type="float">
            <text:p><text:s/>930 </text:p>
          </table:table-cell>
          <table:table-cell table:style-name="ce152" office:value-type="percentage" office:value="0.53" calcext:value-type="percentage">
            <text:p>53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450" calcext:value-type="float">
            <text:p><text:s/>4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1997/98</text:p>
          </table:table-cell>
          <table:table-cell table:style-name="ce151" office:value-type="percentage" office:value="0.33" calcext:value-type="percentage">
            <text:p>33%</text:p>
          </table:table-cell>
          <table:table-cell table:style-name="ce162" office:value-type="float" office:value="1630" calcext:value-type="float">
            <text:p><text:s/>1,630 </text:p>
          </table:table-cell>
          <table:table-cell table:style-name="ce151" office:value-type="percentage" office:value="0.35" calcext:value-type="percentage">
            <text:p>35%</text:p>
          </table:table-cell>
          <table:table-cell table:style-name="ce162" office:value-type="float" office:value="1730" calcext:value-type="float">
            <text:p><text:s/>1,730 </text:p>
          </table:table-cell>
          <table:table-cell table:style-name="ce151" office:value-type="percentage" office:value="0.43" calcext:value-type="percentage">
            <text:p>43%</text:p>
          </table:table-cell>
          <table:table-cell table:style-name="ce162" office:value-type="float" office:value="470" calcext:value-type="float">
            <text:p><text:s/>470 </text:p>
          </table:table-cell>
          <table:table-cell table:style-name="ce151" office:value-type="percentage" office:value="0.47" calcext:value-type="percentage">
            <text:p>47%</text:p>
          </table:table-cell>
          <table:table-cell table:style-name="ce162" office:value-type="float" office:value="510" calcext:value-type="float">
            <text:p><text:s/>51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162" office:value-type="float" office:value="760" calcext:value-type="float">
            <text:p><text:s/>760 </text:p>
          </table:table-cell>
          <table:table-cell table:style-name="ce151" office:value-type="percentage" office:value="0.28" calcext:value-type="percentage">
            <text:p>28%</text:p>
          </table:table-cell>
          <table:table-cell table:style-name="ce162" office:value-type="float" office:value="840" calcext:value-type="float">
            <text:p><text:s/>84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400" calcext:value-type="float">
            <text:p><text:s/>400 </text:p>
          </table:table-cell>
          <table:table-cell table:style-name="ce151" office:value-type="percentage" office:value="0.44" calcext:value-type="percentage">
            <text:p>44%</text:p>
          </table:table-cell>
          <table:table-cell table:style-name="ce162" office:value-type="float" office:value="380" calcext:value-type="float">
            <text:p><text:s/>38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1998/99</text:p>
          </table:table-cell>
          <table:table-cell table:style-name="ce152" office:value-type="percentage" office:value="0.31" calcext:value-type="percentage">
            <text:p>31%</text:p>
          </table:table-cell>
          <table:table-cell office:value-type="float" office:value="1560" calcext:value-type="float">
            <text:p><text:s/>1,56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1630" calcext:value-type="float">
            <text:p><text:s/>1,630 </text:p>
          </table:table-cell>
          <table:table-cell table:style-name="ce152" office:value-type="percentage" office:value="0.4" calcext:value-type="percentage">
            <text:p>40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750" calcext:value-type="float">
            <text:p><text:s/>750 </text:p>
          </table:table-cell>
          <table:table-cell table:style-name="ce152" office:value-type="percentage" office:value="0.27" calcext:value-type="percentage">
            <text:p>27%</text:p>
          </table:table-cell>
          <table:table-cell office:value-type="float" office:value="820" calcext:value-type="float">
            <text:p><text:s/>82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380" calcext:value-type="float">
            <text:p><text:s/>380 </text:p>
          </table:table-cell>
          <table:table-cell table:style-name="ce152" office:value-type="percentage" office:value="0.42" calcext:value-type="percentage">
            <text:p>42%</text:p>
          </table:table-cell>
          <table:table-cell office:value-type="float" office:value="370" calcext:value-type="float">
            <text:p><text:s/>3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1999/00</text:p>
          </table:table-cell>
          <table:table-cell table:style-name="ce151" office:value-type="percentage" office:value="0.31" calcext:value-type="percentage">
            <text:p>31%</text:p>
          </table:table-cell>
          <table:table-cell table:style-name="ce162" office:value-type="float" office:value="1520" calcext:value-type="float">
            <text:p><text:s/>1,520 </text:p>
          </table:table-cell>
          <table:table-cell table:style-name="ce151" office:value-type="percentage" office:value="0.32" calcext:value-type="percentage">
            <text:p>32%</text:p>
          </table:table-cell>
          <table:table-cell table:style-name="ce162" office:value-type="float" office:value="1600" calcext:value-type="float">
            <text:p><text:s/>1,600 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162" office:value-type="float" office:value="410" calcext:value-type="float">
            <text:p><text:s/>410 </text:p>
          </table:table-cell>
          <table:table-cell table:style-name="ce151" office:value-type="percentage" office:value="0.41" calcext:value-type="percentage">
            <text:p>41%</text:p>
          </table:table-cell>
          <table:table-cell table:style-name="ce162" office:value-type="float" office:value="440" calcext:value-type="float">
            <text:p><text:s/>44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740" calcext:value-type="float">
            <text:p><text:s/>74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162" office:value-type="float" office:value="800" calcext:value-type="float">
            <text:p><text:s/>80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162" office:value-type="float" office:value="370" calcext:value-type="float">
            <text:p><text:s/>370 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162" office:value-type="float" office:value="350" calcext:value-type="float">
            <text:p><text:s/>35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0/01</text:p>
          </table:table-cell>
          <table:table-cell table:style-name="ce152" office:value-type="percentage" office:value="0.28" calcext:value-type="percentage">
            <text:p>28%</text:p>
          </table:table-cell>
          <table:table-cell office:value-type="float" office:value="1380" calcext:value-type="float">
            <text:p><text:s/>1,38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1470" calcext:value-type="float">
            <text:p><text:s/>1,470 </text:p>
          </table:table-cell>
          <table:table-cell table:style-name="ce152" office:value-type="percentage" office:value="0.35" calcext:value-type="percentage">
            <text:p>35%</text:p>
          </table:table-cell>
          <table:table-cell office:value-type="float" office:value="370" calcext:value-type="float">
            <text:p><text:s/>370 </text:p>
          </table:table-cell>
          <table:table-cell table:style-name="ce152" office:value-type="percentage" office:value="0.37" calcext:value-type="percentage">
            <text:p>37%</text:p>
          </table:table-cell>
          <table:table-cell office:value-type="float" office:value="390" calcext:value-type="float">
            <text:p><text:s/>39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700" calcext:value-type="float">
            <text:p><text:s/>700 </text:p>
          </table:table-cell>
          <table:table-cell table:style-name="ce152" office:value-type="percentage" office:value="0.26" calcext:value-type="percentage">
            <text:p>26%</text:p>
          </table:table-cell>
          <table:table-cell office:value-type="float" office:value="780" calcext:value-type="float">
            <text:p><text:s/>780 </text:p>
          </table:table-cell>
          <table:table-cell table:style-name="ce152" office:value-type="percentage" office:value="0.34" calcext:value-type="percentage">
            <text:p>34%</text:p>
          </table:table-cell>
          <table:table-cell office:value-type="float" office:value="300" calcext:value-type="float">
            <text:p><text:s/>300 </text:p>
          </table:table-cell>
          <table:table-cell table:style-name="ce152" office:value-type="percentage" office:value="0.33" calcext:value-type="percentage">
            <text:p>33%</text:p>
          </table:table-cell>
          <table:table-cell office:value-type="float" office:value="290" calcext:value-type="float">
            <text:p><text:s/>29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1/02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162" office:value-type="float" office:value="1250" calcext:value-type="float">
            <text:p><text:s/>1,250 </text:p>
          </table:table-cell>
          <table:table-cell table:style-name="ce151" office:value-type="percentage" office:value="0.26" calcext:value-type="percentage">
            <text:p>26%</text:p>
          </table:table-cell>
          <table:table-cell table:style-name="ce162" office:value-type="float" office:value="1290" calcext:value-type="float">
            <text:p><text:s/>1,290 </text:p>
          </table:table-cell>
          <table:table-cell table:style-name="ce151" office:value-type="percentage" office:value="0.35" calcext:value-type="percentage">
            <text:p>35%</text:p>
          </table:table-cell>
          <table:table-cell table:style-name="ce162" office:value-type="float" office:value="370" calcext:value-type="float">
            <text:p><text:s/>370 </text:p>
          </table:table-cell>
          <table:table-cell table:style-name="ce151" office:value-type="percentage" office:value="0.36" calcext:value-type="percentage">
            <text:p>36%</text:p>
          </table:table-cell>
          <table:table-cell table:style-name="ce162" office:value-type="float" office:value="380" calcext:value-type="float">
            <text:p><text:s/>38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610" calcext:value-type="float">
            <text:p><text:s/>61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162" office:value-type="float" office:value="650" calcext:value-type="float">
            <text:p><text:s/>650 </text:p>
          </table:table-cell>
          <table:table-cell table:style-name="ce151" office:value-type="percentage" office:value="0.3" calcext:value-type="percentage">
            <text:p>30%</text:p>
          </table:table-cell>
          <table:table-cell table:style-name="ce162" office:value-type="float" office:value="270" calcext:value-type="float">
            <text:p><text:s/>270 </text:p>
          </table:table-cell>
          <table:table-cell table:style-name="ce151" office:value-type="percentage" office:value="0.29" calcext:value-type="percentage">
            <text:p>29%</text:p>
          </table:table-cell>
          <table:table-cell table:style-name="ce162" office:value-type="float" office:value="260" calcext:value-type="float">
            <text:p><text:s/>2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2/03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1140" calcext:value-type="float">
            <text:p><text:s/>1,14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1230" calcext:value-type="float">
            <text:p><text:s/>1,230 </text:p>
          </table:table-cell>
          <table:table-cell table:style-name="ce152" office:value-type="percentage" office:value="0.28" calcext:value-type="percentage">
            <text:p>28%</text:p>
          </table:table-cell>
          <table:table-cell office:value-type="float" office:value="290" calcext:value-type="float">
            <text:p><text:s/>29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310" calcext:value-type="float">
            <text:p><text:s/>31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90" calcext:value-type="float">
            <text:p><text:s/>59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660" calcext:value-type="float">
            <text:p><text:s/>66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270" calcext:value-type="float">
            <text:p><text:s/>270 </text:p>
          </table:table-cell>
          <table:table-cell table:style-name="ce152" office:value-type="percentage" office:value="0.3" calcext:value-type="percentage">
            <text:p>30%</text:p>
          </table:table-cell>
          <table:table-cell office:value-type="float" office:value="270" calcext:value-type="float">
            <text:p><text:s/>2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3/04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1000" calcext:value-type="float">
            <text:p><text:s/>1,00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1080" calcext:value-type="float">
            <text:p><text:s/>1,08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162" office:value-type="float" office:value="260" calcext:value-type="float">
            <text:p><text:s/>260 </text:p>
          </table:table-cell>
          <table:table-cell table:style-name="ce151" office:value-type="percentage" office:value="0.27" calcext:value-type="percentage">
            <text:p>27%</text:p>
          </table:table-cell>
          <table:table-cell table:style-name="ce162" office:value-type="float" office:value="280" calcext:value-type="float">
            <text:p><text:s/>28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520" calcext:value-type="float">
            <text:p><text:s/>52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580" calcext:value-type="float">
            <text:p><text:s/>58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162" office:value-type="float" office:value="220" calcext:value-type="float">
            <text:p><text:s/>2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4/05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30" calcext:value-type="float">
            <text:p><text:s/>93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000" calcext:value-type="float">
            <text:p><text:s/>1,000 </text:p>
          </table:table-cell>
          <table:table-cell table:style-name="ce152" office:value-type="percentage" office:value="0.23" calcext:value-type="percentage">
            <text:p>23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26" calcext:value-type="percentage">
            <text:p>26%</text:p>
          </table:table-cell>
          <table:table-cell office:value-type="float" office:value="260" calcext:value-type="float">
            <text:p><text:s/>2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170" calcext:value-type="float">
            <text:p><text:s/>17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5/06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940" calcext:value-type="float">
            <text:p><text:s/>94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1020" calcext:value-type="float">
            <text:p><text:s/>1,02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25" calcext:value-type="percentage">
            <text:p>25%</text:p>
          </table:table-cell>
          <table:table-cell table:style-name="ce162" office:value-type="float" office:value="250" calcext:value-type="float">
            <text:p><text:s/>25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510" calcext:value-type="float">
            <text:p><text:s/>51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610" calcext:value-type="float">
            <text:p><text:s/>61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200" calcext:value-type="float">
            <text:p><text:s/>20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160" calcext:value-type="float">
            <text:p><text:s/>16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6/07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60" calcext:value-type="float">
            <text:p><text:s/>86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30" calcext:value-type="float">
            <text:p><text:s/>930 </text:p>
          </table:table-cell>
          <table:table-cell table:style-name="ce152" office:value-type="percentage" office:value="0.22" calcext:value-type="percentage">
            <text:p>22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50" calcext:value-type="float">
            <text:p><text:s/>45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50" calcext:value-type="float">
            <text:p><text:s/>55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7/08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860" calcext:value-type="float">
            <text:p><text:s/>86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30" calcext:value-type="float">
            <text:p><text:s/>93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460" calcext:value-type="float">
            <text:p><text:s/>46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50" calcext:value-type="float">
            <text:p><text:s/>550 </text:p>
          </table:table-cell>
          <table:table-cell table:style-name="ce151" office:value-type="percentage" office:value="0.21" calcext:value-type="percentage">
            <text:p>21%</text:p>
          </table:table-cell>
          <table:table-cell table:style-name="ce162" office:value-type="float" office:value="210" calcext:value-type="float">
            <text:p><text:s/>21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40" calcext:value-type="float">
            <text:p><text:s/>14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08/09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40" calcext:value-type="float">
            <text:p><text:s/>84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950" calcext:value-type="float">
            <text:p><text:s/>95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25" calcext:value-type="percentage">
            <text:p>25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480" calcext:value-type="float">
            <text:p><text:s/>48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590" calcext:value-type="float">
            <text:p><text:s/>59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11" calcext:value-type="percentage">
            <text:p>11%</text:p>
          </table:table-cell>
          <table:table-cell office:value-type="float" office:value="110" calcext:value-type="float">
            <text:p><text:s/>1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09/10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840" calcext:value-type="float">
            <text:p><text:s/>8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40" calcext:value-type="float">
            <text:p><text:s/>94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190" calcext:value-type="float">
            <text:p><text:s/>19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40" calcext:value-type="float">
            <text:p><text:s/>24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490" calcext:value-type="float">
            <text:p><text:s/>49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590" calcext:value-type="float">
            <text:p><text:s/>59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162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0/11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770" calcext:value-type="float">
            <text:p><text:s/>77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170" calcext:value-type="float">
            <text:p><text:s/>17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60" calcext:value-type="float">
            <text:p><text:s/>56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1/12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760" calcext:value-type="float">
            <text:p><text:s/>760 </text:p>
          </table:table-cell>
          <table:table-cell table:style-name="ce151" office:value-type="percentage" office:value="0.17" calcext:value-type="percentage">
            <text:p>17%</text:p>
          </table:table-cell>
          <table:table-cell table:style-name="ce162" office:value-type="float" office:value="890" calcext:value-type="float">
            <text:p><text:s/>89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200" calcext:value-type="float">
            <text:p><text:s/>20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440" calcext:value-type="float">
            <text:p><text:s/>44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60" calcext:value-type="float">
            <text:p><text:s/>56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62"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2/13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850" calcext:value-type="float">
            <text:p><text:s/>85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1050" calcext:value-type="float">
            <text:p><text:s/>1,050 </text:p>
          </table:table-cell>
          <table:table-cell table:style-name="ce152" office:value-type="percentage" office:value="0.19" calcext:value-type="percentage">
            <text:p>19%</text:p>
          </table:table-cell>
          <table:table-cell office:value-type="float" office:value="190" calcext:value-type="float">
            <text:p><text:s/>190 </text:p>
          </table:table-cell>
          <table:table-cell table:style-name="ce152" office:value-type="percentage" office:value="0.24" calcext:value-type="percentage">
            <text:p>24%</text:p>
          </table:table-cell>
          <table:table-cell office:value-type="float" office:value="230" calcext:value-type="float">
            <text:p><text:s/>23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680" calcext:value-type="float">
            <text:p><text:s/>68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3/14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750" calcext:value-type="float">
            <text:p><text:s/>75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60" calcext:value-type="float">
            <text:p><text:s/>96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140" calcext:value-type="float">
            <text:p><text:s/>140 </text:p>
          </table:table-cell>
          <table:table-cell table:style-name="ce151" office:value-type="percentage" office:value="0.23" calcext:value-type="percentage">
            <text:p>23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14" calcext:value-type="percentage">
            <text:p>14%</text:p>
          </table:table-cell>
          <table:table-cell table:style-name="ce162" office:value-type="float" office:value="450" calcext:value-type="float">
            <text:p><text:s/>45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610" calcext:value-type="float">
            <text:p><text:s/>61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12" calcext:value-type="percentage">
            <text:p>12%</text:p>
          </table:table-cell>
          <table:table-cell table:style-name="ce162"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4/15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760" calcext:value-type="float">
            <text:p><text:s/>76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90" calcext:value-type="float">
            <text:p><text:s/>890 </text:p>
          </table:table-cell>
          <table:table-cell table:style-name="ce152" office:value-type="percentage" office:value="0.16" calcext:value-type="percentage">
            <text:p>16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21" calcext:value-type="percentage">
            <text:p>21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8" calcext:value-type="percentage">
            <text:p>18%</text:p>
          </table:table-cell>
          <table:table-cell office:value-type="float" office:value="580" calcext:value-type="float">
            <text:p><text:s/>58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1" calcext:value-type="percentage">
            <text:p>10%</text:p>
          </table:table-cell>
          <table:table-cell office:value-type="float" office:value="110" calcext:value-type="float">
            <text:p><text:s/>11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5/16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780" calcext:value-type="float">
            <text:p><text:s/>78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60" calcext:value-type="float">
            <text:p><text:s/>960 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24" calcext:value-type="percentage">
            <text:p>24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470" calcext:value-type="float">
            <text:p><text:s/>470 </text:p>
          </table:table-cell>
          <table:table-cell table:style-name="ce151" office:value-type="percentage" office:value="0.19" calcext:value-type="percentage">
            <text:p>19%</text:p>
          </table:table-cell>
          <table:table-cell table:style-name="ce162" office:value-type="float" office:value="610" calcext:value-type="float">
            <text:p><text:s/>61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11" calcext:value-type="percentage">
            <text:p>11%</text:p>
          </table:table-cell>
          <table:table-cell table:style-name="ce162"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6/17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710" calcext:value-type="float">
            <text:p><text:s/>71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900" calcext:value-type="float">
            <text:p><text:s/>90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13" calcext:value-type="percentage">
            <text:p>13%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1" office:value-type="string" calcext:value-type="string">
            <text:p>2017/18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62" office:value-type="float" office:value="830" calcext:value-type="float">
            <text:p><text:s/>83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940" calcext:value-type="float">
            <text:p><text:s/>940 </text:p>
          </table:table-cell>
          <table:table-cell table:style-name="ce151" office:value-type="percentage" office:value="0.2" calcext:value-type="percentage">
            <text:p>20%</text:p>
          </table:table-cell>
          <table:table-cell table:style-name="ce162" office:value-type="float" office:value="200" calcext:value-type="float">
            <text:p><text:s/>200 </text:p>
          </table:table-cell>
          <table:table-cell table:style-name="ce151" office:value-type="percentage" office:value="0.22" calcext:value-type="percentage">
            <text:p>22%</text:p>
          </table:table-cell>
          <table:table-cell table:style-name="ce162" office:value-type="float" office:value="220" calcext:value-type="float">
            <text:p><text:s/>22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480" calcext:value-type="float">
            <text:p><text:s/>480 </text:p>
          </table:table-cell>
          <table:table-cell table:style-name="ce151" office:value-type="percentage" office:value="0.18" calcext:value-type="percentage">
            <text:p>18%</text:p>
          </table:table-cell>
          <table:table-cell table:style-name="ce162" office:value-type="float" office:value="590" calcext:value-type="float">
            <text:p><text:s/>590 </text:p>
          </table:table-cell>
          <table:table-cell table:style-name="ce151" office:value-type="percentage" office:value="0.15" calcext:value-type="percentage">
            <text:p>15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62" office:value-type="float" office:value="130" calcext:value-type="float">
            <text:p><text:s/>13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140" office:value-type="string" calcext:value-type="string">
            <text:p>2018/19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760" calcext:value-type="float">
            <text:p><text:s/>76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890" calcext:value-type="float">
            <text:p><text:s/>890 </text:p>
          </table:table-cell>
          <table:table-cell table:style-name="ce152" office:value-type="percentage" office:value="0.15" calcext:value-type="percentage">
            <text:p>15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2" calcext:value-type="percentage">
            <text:p>20%</text:p>
          </table:table-cell>
          <table:table-cell office:value-type="float" office:value="200" calcext:value-type="float">
            <text:p><text:s/>20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460" calcext:value-type="float">
            <text:p><text:s/>460 </text:p>
          </table:table-cell>
          <table:table-cell table:style-name="ce152" office:value-type="percentage" office:value="0.17" calcext:value-type="percentage">
            <text:p>17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14" calcext:value-type="percentage">
            <text:p>14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12" calcext:value-type="percentage">
            <text:p>12%</text:p>
          </table:table-cell>
          <table:table-cell office:value-type="float" office:value="120" calcext:value-type="float">
            <text:p><text:s/>120 </text:p>
          </table:table-cell>
          <table:table-cell table:number-columns-repeated="3"/>
          <table:table-cell table:style-name="ce164"/>
          <table:table-cell table:number-columns-repeated="1003"/>
        </table:table-row>
        <table:table-row table:style-name="ro11">
          <table:table-cell table:style-name="ce23" office:value-type="string" calcext:value-type="string">
            <text:p>Source: HBAI dataset, DWP.</text:p>
          </table:table-cell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number-columns-repeated="100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3"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8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Table_A2" table:base-cell-address="$'Absolute poverty'.$A$1" table:cell-range-address="$'Absolute poverty'.$A$1"/>
        </table:named-expressions>
      </table:table>
      <table:table table:name="CSV poverty_ahc_time" table:style-name="ta1">
        <table:table-column table:style-name="co7" table:default-cell-style-name="Default"/>
        <table:table-column table:style-name="co24" table:default-cell-style-name="ce168"/>
        <table:table-column table:style-name="co7" table:default-cell-style-name="ce168"/>
        <table:table-row table:style-name="ro2">
          <table:table-cell/>
          <table:table-cell table:style-name="Default" office:value-type="string" calcext:value-type="string">
            <text:p>Relative poverty</text:p>
          </table:table-cell>
          <table:table-cell table:style-name="Default" office:value-type="string" calcext:value-type="string">
            <text:p>Absolute poverty</text:p>
          </table:table-cell>
        </table:table-row>
        <table:table-row table:style-name="ro2">
          <table:table-cell office:value-type="string" calcext:value-type="string">
            <text:p>1994-95</text:p>
          </table:table-cell>
          <table:table-cell table:formula="of:=[$'Relative poverty'.D34]" office:value-type="percentage" office:value="0.23" calcext:value-type="percentage">
            <text:p>23%</text:p>
          </table:table-cell>
          <table:table-cell table:formula="of:=[$'Absolute poverty'.D34]" office:value-type="percentage" office:value="0.39" calcext:value-type="percentage">
            <text:p>39%</text:p>
          </table:table-cell>
        </table:table-row>
        <table:table-row table:style-name="ro2">
          <table:table-cell office:value-type="string" calcext:value-type="string">
            <text:p>1995-96</text:p>
          </table:table-cell>
          <table:table-cell table:formula="of:=[$'Relative poverty'.D35]" office:value-type="percentage" office:value="0.23" calcext:value-type="percentage">
            <text:p>23%</text:p>
          </table:table-cell>
          <table:table-cell table:formula="of:=[$'Absolute poverty'.D35]" office:value-type="percentage" office:value="0.4" calcext:value-type="percentage">
            <text:p>40%</text:p>
          </table:table-cell>
        </table:table-row>
        <table:table-row table:style-name="ro2">
          <table:table-cell office:value-type="string" calcext:value-type="string">
            <text:p>1996-97</text:p>
          </table:table-cell>
          <table:table-cell table:formula="of:=[$'Relative poverty'.D36]" office:value-type="percentage" office:value="0.25" calcext:value-type="percentage">
            <text:p>25%</text:p>
          </table:table-cell>
          <table:table-cell table:formula="of:=[$'Absolute poverty'.D36]" office:value-type="percentage" office:value="0.39" calcext:value-type="percentage">
            <text:p>39%</text:p>
          </table:table-cell>
        </table:table-row>
        <table:table-row table:style-name="ro2">
          <table:table-cell office:value-type="string" calcext:value-type="string">
            <text:p>1997-98</text:p>
          </table:table-cell>
          <table:table-cell table:formula="of:=[$'Relative poverty'.D37]" office:value-type="percentage" office:value="0.22" calcext:value-type="percentage">
            <text:p>22%</text:p>
          </table:table-cell>
          <table:table-cell table:formula="of:=[$'Absolute poverty'.D37]" office:value-type="percentage" office:value="0.35" calcext:value-type="percentage">
            <text:p>35%</text:p>
          </table:table-cell>
        </table:table-row>
        <table:table-row table:style-name="ro2">
          <table:table-cell office:value-type="string" calcext:value-type="string">
            <text:p>1998-99</text:p>
          </table:table-cell>
          <table:table-cell table:formula="of:=[$'Relative poverty'.D38]" office:value-type="percentage" office:value="0.23" calcext:value-type="percentage">
            <text:p>23%</text:p>
          </table:table-cell>
          <table:table-cell table:formula="of:=[$'Absolute poverty'.D38]" office:value-type="percentage" office:value="0.33" calcext:value-type="percentage">
            <text:p>33%</text:p>
          </table:table-cell>
        </table:table-row>
        <table:table-row table:style-name="ro2">
          <table:table-cell office:value-type="string" calcext:value-type="string">
            <text:p>1999-00</text:p>
          </table:table-cell>
          <table:table-cell table:formula="of:=[$'Relative poverty'.D39]" office:value-type="percentage" office:value="0.24" calcext:value-type="percentage">
            <text:p>24%</text:p>
          </table:table-cell>
          <table:table-cell table:formula="of:=[$'Absolute poverty'.D39]" office:value-type="percentage" office:value="0.32" calcext:value-type="percentage">
            <text:p>32%</text:p>
          </table:table-cell>
        </table:table-row>
        <table:table-row table:style-name="ro2">
          <table:table-cell office:value-type="string" calcext:value-type="string">
            <text:p>2000-01</text:p>
          </table:table-cell>
          <table:table-cell table:formula="of:=[$'Relative poverty'.D40]" office:value-type="percentage" office:value="0.24" calcext:value-type="percentage">
            <text:p>24%</text:p>
          </table:table-cell>
          <table:table-cell table:formula="of:=[$'Absolute poverty'.D40]" office:value-type="percentage" office:value="0.3" calcext:value-type="percentage">
            <text:p>30%</text:p>
          </table:table-cell>
        </table:table-row>
        <table:table-row table:style-name="ro2">
          <table:table-cell office:value-type="string" calcext:value-type="string">
            <text:p>2001-02</text:p>
          </table:table-cell>
          <table:table-cell table:formula="of:=[$'Relative poverty'.D41]" office:value-type="percentage" office:value="0.22" calcext:value-type="percentage">
            <text:p>22%</text:p>
          </table:table-cell>
          <table:table-cell table:formula="of:=[$'Absolute poverty'.D41]" office:value-type="percentage" office:value="0.26" calcext:value-type="percentage">
            <text:p>26%</text:p>
          </table:table-cell>
        </table:table-row>
        <table:table-row table:style-name="ro2">
          <table:table-cell office:value-type="string" calcext:value-type="string">
            <text:p>2002-03</text:p>
          </table:table-cell>
          <table:table-cell table:formula="of:=[$'Relative poverty'.D42]" office:value-type="percentage" office:value="0.22" calcext:value-type="percentage">
            <text:p>22%</text:p>
          </table:table-cell>
          <table:table-cell table:formula="of:=[$'Absolute poverty'.D42]" office:value-type="percentage" office:value="0.25" calcext:value-type="percentage">
            <text:p>25%</text:p>
          </table:table-cell>
        </table:table-row>
        <table:table-row table:style-name="ro2">
          <table:table-cell office:value-type="string" calcext:value-type="string">
            <text:p>2003-04</text:p>
          </table:table-cell>
          <table:table-cell table:formula="of:=[$'Relative poverty'.D43]" office:value-type="percentage" office:value="0.2" calcext:value-type="percentage">
            <text:p>20%</text:p>
          </table:table-cell>
          <table:table-cell table:formula="of:=[$'Absolute poverty'.D43]" office:value-type="percentage" office:value="0.22" calcext:value-type="percentage">
            <text:p>22%</text:p>
          </table:table-cell>
        </table:table-row>
        <table:table-row table:style-name="ro2">
          <table:table-cell office:value-type="string" calcext:value-type="string">
            <text:p>2004-05</text:p>
          </table:table-cell>
          <table:table-cell table:formula="of:=[$'Relative poverty'.D44]" office:value-type="percentage" office:value="0.19" calcext:value-type="percentage">
            <text:p>19%</text:p>
          </table:table-cell>
          <table:table-cell table:formula="of:=[$'Absolute poverty'.D44]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2005-06</text:p>
          </table:table-cell>
          <table:table-cell table:formula="of:=[$'Relative poverty'.D45]" office:value-type="percentage" office:value="0.19" calcext:value-type="percentage">
            <text:p>19%</text:p>
          </table:table-cell>
          <table:table-cell table:formula="of:=[$'Absolute poverty'.D45]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2006-07</text:p>
          </table:table-cell>
          <table:table-cell table:formula="of:=[$'Relative poverty'.D46]" office:value-type="percentage" office:value="0.19" calcext:value-type="percentage">
            <text:p>19%</text:p>
          </table:table-cell>
          <table:table-cell table:formula="of:=[$'Absolute poverty'.D46]" office:value-type="percentage" office:value="0.19" calcext:value-type="percentage">
            <text:p>19%</text:p>
          </table:table-cell>
        </table:table-row>
        <table:table-row table:style-name="ro2">
          <table:table-cell office:value-type="string" calcext:value-type="string">
            <text:p>2007-08</text:p>
          </table:table-cell>
          <table:table-cell table:formula="of:=[$'Relative poverty'.D47]" office:value-type="percentage" office:value="0.19" calcext:value-type="percentage">
            <text:p>19%</text:p>
          </table:table-cell>
          <table:table-cell table:formula="of:=[$'Absolute poverty'.D47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08-09</text:p>
          </table:table-cell>
          <table:table-cell table:formula="of:=[$'Relative poverty'.D48]" office:value-type="percentage" office:value="0.19" calcext:value-type="percentage">
            <text:p>19%</text:p>
          </table:table-cell>
          <table:table-cell table:formula="of:=[$'Absolute poverty'.D48]" office:value-type="percentage" office:value="0.19" calcext:value-type="percentage">
            <text:p>19%</text:p>
          </table:table-cell>
        </table:table-row>
        <table:table-row table:style-name="ro2">
          <table:table-cell office:value-type="string" calcext:value-type="string">
            <text:p>2009-10</text:p>
          </table:table-cell>
          <table:table-cell table:formula="of:=[$'Relative poverty'.D49]" office:value-type="percentage" office:value="0.19" calcext:value-type="percentage">
            <text:p>19%</text:p>
          </table:table-cell>
          <table:table-cell table:formula="of:=[$'Absolute poverty'.D49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0-11</text:p>
          </table:table-cell>
          <table:table-cell table:formula="of:=[$'Relative poverty'.D50]" office:value-type="percentage" office:value="0.17" calcext:value-type="percentage">
            <text:p>17%</text:p>
          </table:table-cell>
          <table:table-cell table:formula="of:=[$'Absolute poverty'.D50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1-12</text:p>
          </table:table-cell>
          <table:table-cell table:formula="of:=[$'Relative poverty'.D51]" office:value-type="percentage" office:value="0.16" calcext:value-type="percentage">
            <text:p>16%</text:p>
          </table:table-cell>
          <table:table-cell table:formula="of:=[$'Absolute poverty'.D51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2-13</text:p>
          </table:table-cell>
          <table:table-cell table:formula="of:=[$'Relative poverty'.D52]" office:value-type="percentage" office:value="0.19" calcext:value-type="percentage">
            <text:p>19%</text:p>
          </table:table-cell>
          <table:table-cell table:formula="of:=[$'Absolute poverty'.D52]" office:value-type="percentage" office:value="0.2" calcext:value-type="percentage">
            <text:p>20%</text:p>
          </table:table-cell>
        </table:table-row>
        <table:table-row table:style-name="ro2">
          <table:table-cell office:value-type="string" calcext:value-type="string">
            <text:p>2013-14</text:p>
          </table:table-cell>
          <table:table-cell table:formula="of:=[$'Relative poverty'.D53]" office:value-type="percentage" office:value="0.18" calcext:value-type="percentage">
            <text:p>18%</text:p>
          </table:table-cell>
          <table:table-cell table:formula="of:=[$'Absolute poverty'.D53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4-15</text:p>
          </table:table-cell>
          <table:table-cell table:formula="of:=[$'Relative poverty'.D54]" office:value-type="percentage" office:value="0.18" calcext:value-type="percentage">
            <text:p>18%</text:p>
          </table:table-cell>
          <table:table-cell table:formula="of:=[$'Absolute poverty'.D54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5-16</text:p>
          </table:table-cell>
          <table:table-cell table:formula="of:=[$'Relative poverty'.D55]" office:value-type="percentage" office:value="0.2" calcext:value-type="percentage">
            <text:p>20%</text:p>
          </table:table-cell>
          <table:table-cell table:formula="of:=[$'Absolute poverty'.D55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6-17</text:p>
          </table:table-cell>
          <table:table-cell table:formula="of:=[$'Relative poverty'.D56]" office:value-type="percentage" office:value="0.19" calcext:value-type="percentage">
            <text:p>19%</text:p>
          </table:table-cell>
          <table:table-cell table:formula="of:=[$'Absolute poverty'.D56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2017-18</text:p>
          </table:table-cell>
          <table:table-cell table:formula="of:=[$'Relative poverty'.D57]" office:value-type="percentage" office:value="0.19" calcext:value-type="percentage">
            <text:p>19%</text:p>
          </table:table-cell>
          <table:table-cell table:formula="of:=[$'Absolute poverty'.D57]" office:value-type="percentage" office:value="0.18" calcext:value-type="percentage">
            <text:p>18%</text:p>
          </table:table-cell>
        </table:table-row>
        <table:table-row table:style-name="ro2">
          <table:table-cell office:value-type="string" calcext:value-type="string">
            <text:p>2018-19</text:p>
          </table:table-cell>
          <table:table-cell table:formula="of:=[$'Relative poverty'.D58]" office:value-type="percentage" office:value="0.19" calcext:value-type="percentage">
            <text:p>19%</text:p>
          </table:table-cell>
          <table:table-cell table:formula="of:=[$'Absolute poverty'.D58]" office:value-type="percentage" office:value="0.17" calcext:value-type="percentage">
            <text:p>17%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 of population</text:p>
          </table:table-cell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</table:table-row>
      </table:table>
      <table:table table:name="CSV poverty_ahc-bhc_relative" table:style-name="ta1">
        <table:table-column table:style-name="co7" table:default-cell-style-name="Default"/>
        <table:table-column table:style-name="co7" table:number-columns-repeated="4" table:default-cell-style-name="ce169"/>
        <table:table-row table:style-name="ro2">
          <table:table-cell/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Children</text:p>
          </table:table-cell>
          <table:table-cell table:style-name="Default" office:value-type="string" calcext:value-type="string">
            <text:p>Working age</text:p>
          </table:table-cell>
          <table:table-cell table:style-name="Default" office:value-type="string" calcext:value-type="string">
            <text:p>Pensioners</text:p>
          </table:table-cell>
        </table:table-row>
        <table:table-row table:style-name="ro2">
          <table:table-cell table:formula="of:=[$'CSV poverty_ahc_time'.A2]" office:value-type="string" office:string-value="1994-95" calcext:value-type="string">
            <text:p>1994-95</text:p>
          </table:table-cell>
          <table:table-cell table:formula="of:=([$'Relative poverty'.D34]-[$'Relative poverty'.B34])*100" office:value-type="float" office:value="2" calcext:value-type="float">
            <text:p>2</text:p>
          </table:table-cell>
          <table:table-cell table:formula="of:=([$'Relative poverty'.H34]-[$'Relative poverty'.F34])*100" office:value-type="float" office:value="2" calcext:value-type="float">
            <text:p>2</text:p>
          </table:table-cell>
          <table:table-cell table:formula="of:=([$'Relative poverty'.L34]-[$'Relative poverty'.J34])*100" office:value-type="float" office:value="0.999999999999998" calcext:value-type="float">
            <text:p>0.999999999999998</text:p>
          </table:table-cell>
          <table:table-cell table:formula="of:=([$'Relative poverty'.P34]-[$'Relative poverty'.N34])*100" office:value-type="float" office:value="3" calcext:value-type="float">
            <text:p>3</text:p>
          </table:table-cell>
        </table:table-row>
        <table:table-row table:style-name="ro2">
          <table:table-cell table:formula="of:=[$'CSV poverty_ahc_time'.A3]" office:value-type="string" office:string-value="1995-96" calcext:value-type="string">
            <text:p>1995-96</text:p>
          </table:table-cell>
          <table:table-cell table:formula="of:=([$'Relative poverty'.D35]-[$'Relative poverty'.B35])*100" office:value-type="float" office:value="4" calcext:value-type="float">
            <text:p>4</text:p>
          </table:table-cell>
          <table:table-cell table:formula="of:=([$'Relative poverty'.H35]-[$'Relative poverty'.F35])*100" office:value-type="float" office:value="5" calcext:value-type="float">
            <text:p>5</text:p>
          </table:table-cell>
          <table:table-cell table:formula="of:=([$'Relative poverty'.L35]-[$'Relative poverty'.J35])*100" office:value-type="float" office:value="4" calcext:value-type="float">
            <text:p>4</text:p>
          </table:table-cell>
          <table:table-cell table:formula="of:=([$'Relative poverty'.P35]-[$'Relative poverty'.N35])*100" office:value-type="float" office:value="2" calcext:value-type="float">
            <text:p>2</text:p>
          </table:table-cell>
        </table:table-row>
        <table:table-row table:style-name="ro2">
          <table:table-cell table:formula="of:=[$'CSV poverty_ahc_time'.A4]" office:value-type="string" office:string-value="1996-97" calcext:value-type="string">
            <text:p>1996-97</text:p>
          </table:table-cell>
          <table:table-cell table:formula="of:=([$'Relative poverty'.D36]-[$'Relative poverty'.B36])*100" office:value-type="float" office:value="3" calcext:value-type="float">
            <text:p>3</text:p>
          </table:table-cell>
          <table:table-cell table:formula="of:=([$'Relative poverty'.H36]-[$'Relative poverty'.F36])*100" office:value-type="float" office:value="2" calcext:value-type="float">
            <text:p>2</text:p>
          </table:table-cell>
          <table:table-cell table:formula="of:=([$'Relative poverty'.L36]-[$'Relative poverty'.J36])*100" office:value-type="float" office:value="3" calcext:value-type="float">
            <text:p>3</text:p>
          </table:table-cell>
          <table:table-cell table:formula="of:=([$'Relative poverty'.P36]-[$'Relative poverty'.N36])*100" office:value-type="float" office:value="3" calcext:value-type="float">
            <text:p>3</text:p>
          </table:table-cell>
        </table:table-row>
        <table:table-row table:style-name="ro2">
          <table:table-cell table:formula="of:=[$'CSV poverty_ahc_time'.A5]" office:value-type="string" office:string-value="1997-98" calcext:value-type="string">
            <text:p>1997-98</text:p>
          </table:table-cell>
          <table:table-cell table:formula="of:=([$'Relative poverty'.D37]-[$'Relative poverty'.B37])*100" office:value-type="float" office:value="2" calcext:value-type="float">
            <text:p>2</text:p>
          </table:table-cell>
          <table:table-cell table:formula="of:=([$'Relative poverty'.H37]-[$'Relative poverty'.F37])*100" office:value-type="float" office:value="0.999999999999995" calcext:value-type="float">
            <text:p>0.999999999999995</text:p>
          </table:table-cell>
          <table:table-cell table:formula="of:=([$'Relative poverty'.L37]-[$'Relative poverty'.J37])*100" office:value-type="float" office:value="2" calcext:value-type="float">
            <text:p>2</text:p>
          </table:table-cell>
          <table:table-cell table:formula="of:=([$'Relative poverty'.P37]-[$'Relative poverty'.N37])*100" office:value-type="float" office:value="4.00000000000001" calcext:value-type="float">
            <text:p>4.00000000000001</text:p>
          </table:table-cell>
        </table:table-row>
        <table:table-row table:style-name="ro2">
          <table:table-cell table:formula="of:=[$'CSV poverty_ahc_time'.A6]" office:value-type="string" office:string-value="1998-99" calcext:value-type="string">
            <text:p>1998-99</text:p>
          </table:table-cell>
          <table:table-cell table:formula="of:=([$'Relative poverty'.D38]-[$'Relative poverty'.B38])*100" office:value-type="float" office:value="3" calcext:value-type="float">
            <text:p>3</text:p>
          </table:table-cell>
          <table:table-cell table:formula="of:=([$'Relative poverty'.H38]-[$'Relative poverty'.F38])*100" office:value-type="float" office:value="2.99999999999999" calcext:value-type="float">
            <text:p>2.99999999999999</text:p>
          </table:table-cell>
          <table:table-cell table:formula="of:=([$'Relative poverty'.L38]-[$'Relative poverty'.J38])*100" office:value-type="float" office:value="4" calcext:value-type="float">
            <text:p>4</text:p>
          </table:table-cell>
          <table:table-cell table:formula="of:=([$'Relative poverty'.P38]-[$'Relative poverty'.N38])*100" office:value-type="float" office:value="1" calcext:value-type="float">
            <text:p>1</text:p>
          </table:table-cell>
        </table:table-row>
        <table:table-row table:style-name="ro2">
          <table:table-cell table:formula="of:=[$'CSV poverty_ahc_time'.A7]" office:value-type="string" office:string-value="1999-00" calcext:value-type="string">
            <text:p>1999-00</text:p>
          </table:table-cell>
          <table:table-cell table:formula="of:=([$'Relative poverty'.D39]-[$'Relative poverty'.B39])*100" office:value-type="float" office:value="3" calcext:value-type="float">
            <text:p>3</text:p>
          </table:table-cell>
          <table:table-cell table:formula="of:=([$'Relative poverty'.H39]-[$'Relative poverty'.F39])*100" office:value-type="float" office:value="3.99999999999999" calcext:value-type="float">
            <text:p>3.99999999999999</text:p>
          </table:table-cell>
          <table:table-cell table:formula="of:=([$'Relative poverty'.L39]-[$'Relative poverty'.J39])*100" office:value-type="float" office:value="3" calcext:value-type="float">
            <text:p>3</text:p>
          </table:table-cell>
          <table:table-cell table:formula="of:=([$'Relative poverty'.P39]-[$'Relative poverty'.N39])*100" office:value-type="float" office:value="1.00000000000001" calcext:value-type="float">
            <text:p>1.00000000000001</text:p>
          </table:table-cell>
        </table:table-row>
        <table:table-row table:style-name="ro2">
          <table:table-cell table:formula="of:=[$'CSV poverty_ahc_time'.A8]" office:value-type="string" office:string-value="2000-01" calcext:value-type="string">
            <text:p>2000-01</text:p>
          </table:table-cell>
          <table:table-cell table:formula="of:=([$'Relative poverty'.D40]-[$'Relative poverty'.B40])*100" office:value-type="float" office:value="3" calcext:value-type="float">
            <text:p>3</text:p>
          </table:table-cell>
          <table:table-cell table:formula="of:=([$'Relative poverty'.H40]-[$'Relative poverty'.F40])*100" office:value-type="float" office:value="5" calcext:value-type="float">
            <text:p>5</text:p>
          </table:table-cell>
          <table:table-cell table:formula="of:=([$'Relative poverty'.L40]-[$'Relative poverty'.J40])*100" office:value-type="float" office:value="4" calcext:value-type="float">
            <text:p>4</text:p>
          </table:table-cell>
          <table:table-cell table:formula="of:=([$'Relative poverty'.P40]-[$'Relative poverty'.N40])*100" office:value-type="float" office:value="1" calcext:value-type="float">
            <text:p>1</text:p>
          </table:table-cell>
        </table:table-row>
        <table:table-row table:style-name="ro2">
          <table:table-cell table:formula="of:=[$'CSV poverty_ahc_time'.A9]" office:value-type="string" office:string-value="2001-02" calcext:value-type="string">
            <text:p>2001-02</text:p>
          </table:table-cell>
          <table:table-cell table:formula="of:=([$'Relative poverty'.D41]-[$'Relative poverty'.B41])*100" office:value-type="float" office:value="3" calcext:value-type="float">
            <text:p>3</text:p>
          </table:table-cell>
          <table:table-cell table:formula="of:=([$'Relative poverty'.H41]-[$'Relative poverty'.F41])*100" office:value-type="float" office:value="4" calcext:value-type="float">
            <text:p>4</text:p>
          </table:table-cell>
          <table:table-cell table:formula="of:=([$'Relative poverty'.L41]-[$'Relative poverty'.J41])*100" office:value-type="float" office:value="3" calcext:value-type="float">
            <text:p>3</text:p>
          </table:table-cell>
          <table:table-cell table:formula="of:=([$'Relative poverty'.P41]-[$'Relative poverty'.N41])*100" office:value-type="float" office:value="3" calcext:value-type="float">
            <text:p>3</text:p>
          </table:table-cell>
        </table:table-row>
        <table:table-row table:style-name="ro2">
          <table:table-cell table:formula="of:=[$'CSV poverty_ahc_time'.A10]" office:value-type="string" office:string-value="2002-03" calcext:value-type="string">
            <text:p>2002-03</text:p>
          </table:table-cell>
          <table:table-cell table:formula="of:=([$'Relative poverty'.D42]-[$'Relative poverty'.B42])*100" office:value-type="float" office:value="2" calcext:value-type="float">
            <text:p>2</text:p>
          </table:table-cell>
          <table:table-cell table:formula="of:=([$'Relative poverty'.H42]-[$'Relative poverty'.F42])*100" office:value-type="float" office:value="3" calcext:value-type="float">
            <text:p>3</text:p>
          </table:table-cell>
          <table:table-cell table:formula="of:=([$'Relative poverty'.L42]-[$'Relative poverty'.J42])*100" office:value-type="float" office:value="2" calcext:value-type="float">
            <text:p>2</text:p>
          </table:table-cell>
          <table:table-cell table:formula="of:=([$'Relative poverty'.P42]-[$'Relative poverty'.N42])*100" office:value-type="float" office:value="2" calcext:value-type="float">
            <text:p>2</text:p>
          </table:table-cell>
        </table:table-row>
        <table:table-row table:style-name="ro2">
          <table:table-cell table:formula="of:=[$'CSV poverty_ahc_time'.A11]" office:value-type="string" office:string-value="2003-04" calcext:value-type="string">
            <text:p>2003-04</text:p>
          </table:table-cell>
          <table:table-cell table:formula="of:=([$'Relative poverty'.D43]-[$'Relative poverty'.B43])*100" office:value-type="float" office:value="2" calcext:value-type="float">
            <text:p>2</text:p>
          </table:table-cell>
          <table:table-cell table:formula="of:=([$'Relative poverty'.H43]-[$'Relative poverty'.F43])*100" office:value-type="float" office:value="3" calcext:value-type="float">
            <text:p>3</text:p>
          </table:table-cell>
          <table:table-cell table:formula="of:=([$'Relative poverty'.L43]-[$'Relative poverty'.J43])*100" office:value-type="float" office:value="2" calcext:value-type="float">
            <text:p>2</text:p>
          </table:table-cell>
          <table:table-cell table:formula="of:=([$'Relative poverty'.P43]-[$'Relative poverty'.N43])*100" office:value-type="float" office:value="-2" calcext:value-type="float">
            <text:p>-2</text:p>
          </table:table-cell>
        </table:table-row>
        <table:table-row table:style-name="ro2">
          <table:table-cell table:formula="of:=[$'CSV poverty_ahc_time'.A12]" office:value-type="string" office:string-value="2004-05" calcext:value-type="string">
            <text:p>2004-05</text:p>
          </table:table-cell>
          <table:table-cell table:formula="of:=([$'Relative poverty'.D44]-[$'Relative poverty'.B44])*100" office:value-type="float" office:value="2" calcext:value-type="float">
            <text:p>2</text:p>
          </table:table-cell>
          <table:table-cell table:formula="of:=([$'Relative poverty'.H44]-[$'Relative poverty'.F44])*100" office:value-type="float" office:value="4" calcext:value-type="float">
            <text:p>4</text:p>
          </table:table-cell>
          <table:table-cell table:formula="of:=([$'Relative poverty'.L44]-[$'Relative poverty'.J44])*100" office:value-type="float" office:value="3" calcext:value-type="float">
            <text:p>3</text:p>
          </table:table-cell>
          <table:table-cell table:formula="of:=([$'Relative poverty'.P44]-[$'Relative poverty'.N44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3]" office:value-type="string" office:string-value="2005-06" calcext:value-type="string">
            <text:p>2005-06</text:p>
          </table:table-cell>
          <table:table-cell table:formula="of:=([$'Relative poverty'.D45]-[$'Relative poverty'.B45])*100" office:value-type="float" office:value="2" calcext:value-type="float">
            <text:p>2</text:p>
          </table:table-cell>
          <table:table-cell table:formula="of:=([$'Relative poverty'.H45]-[$'Relative poverty'.F45])*100" office:value-type="float" office:value="3" calcext:value-type="float">
            <text:p>3</text:p>
          </table:table-cell>
          <table:table-cell table:formula="of:=([$'Relative poverty'.L45]-[$'Relative poverty'.J45])*100" office:value-type="float" office:value="4" calcext:value-type="float">
            <text:p>4</text:p>
          </table:table-cell>
          <table:table-cell table:formula="of:=([$'Relative poverty'.P45]-[$'Relative poverty'.N45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14]" office:value-type="string" office:string-value="2006-07" calcext:value-type="string">
            <text:p>2006-07</text:p>
          </table:table-cell>
          <table:table-cell table:formula="of:=([$'Relative poverty'.D46]-[$'Relative poverty'.B46])*100" office:value-type="float" office:value="2" calcext:value-type="float">
            <text:p>2</text:p>
          </table:table-cell>
          <table:table-cell table:formula="of:=([$'Relative poverty'.H46]-[$'Relative poverty'.F46])*100" office:value-type="float" office:value="4" calcext:value-type="float">
            <text:p>4</text:p>
          </table:table-cell>
          <table:table-cell table:formula="of:=([$'Relative poverty'.L46]-[$'Relative poverty'.J46])*100" office:value-type="float" office:value="4" calcext:value-type="float">
            <text:p>4</text:p>
          </table:table-cell>
          <table:table-cell table:formula="of:=([$'Relative poverty'.P46]-[$'Relative poverty'.N46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5]" office:value-type="string" office:string-value="2007-08" calcext:value-type="string">
            <text:p>2007-08</text:p>
          </table:table-cell>
          <table:table-cell table:formula="of:=([$'Relative poverty'.D47]-[$'Relative poverty'.B47])*100" office:value-type="float" office:value="2" calcext:value-type="float">
            <text:p>2</text:p>
          </table:table-cell>
          <table:table-cell table:formula="of:=([$'Relative poverty'.H47]-[$'Relative poverty'.F47])*100" office:value-type="float" office:value="5" calcext:value-type="float">
            <text:p>5</text:p>
          </table:table-cell>
          <table:table-cell table:formula="of:=([$'Relative poverty'.L47]-[$'Relative poverty'.J47])*100" office:value-type="float" office:value="3" calcext:value-type="float">
            <text:p>3</text:p>
          </table:table-cell>
          <table:table-cell table:formula="of:=([$'Relative poverty'.P47]-[$'Relative poverty'.N47])*100" office:value-type="float" office:value="-6" calcext:value-type="float">
            <text:p>-6</text:p>
          </table:table-cell>
        </table:table-row>
        <table:table-row table:style-name="ro2">
          <table:table-cell table:formula="of:=[$'CSV poverty_ahc_time'.A16]" office:value-type="string" office:string-value="2008-09" calcext:value-type="string">
            <text:p>2008-09</text:p>
          </table:table-cell>
          <table:table-cell table:formula="of:=([$'Relative poverty'.D48]-[$'Relative poverty'.B48])*100" office:value-type="float" office:value="2" calcext:value-type="float">
            <text:p>2</text:p>
          </table:table-cell>
          <table:table-cell table:formula="of:=([$'Relative poverty'.H48]-[$'Relative poverty'.F48])*100" office:value-type="float" office:value="4" calcext:value-type="float">
            <text:p>4</text:p>
          </table:table-cell>
          <table:table-cell table:formula="of:=([$'Relative poverty'.L48]-[$'Relative poverty'.J48])*100" office:value-type="float" office:value="3" calcext:value-type="float">
            <text:p>3</text:p>
          </table:table-cell>
          <table:table-cell table:formula="of:=([$'Relative poverty'.P48]-[$'Relative poverty'.N48])*100" office:value-type="float" office:value="-5" calcext:value-type="float">
            <text:p>-5</text:p>
          </table:table-cell>
        </table:table-row>
        <table:table-row table:style-name="ro2">
          <table:table-cell table:formula="of:=[$'CSV poverty_ahc_time'.A17]" office:value-type="string" office:string-value="2009-10" calcext:value-type="string">
            <text:p>2009-10</text:p>
          </table:table-cell>
          <table:table-cell table:formula="of:=([$'Relative poverty'.D49]-[$'Relative poverty'.B49])*100" office:value-type="float" office:value="2" calcext:value-type="float">
            <text:p>2</text:p>
          </table:table-cell>
          <table:table-cell table:formula="of:=([$'Relative poverty'.H49]-[$'Relative poverty'.F49])*100" office:value-type="float" office:value="5" calcext:value-type="float">
            <text:p>5</text:p>
          </table:table-cell>
          <table:table-cell table:formula="of:=([$'Relative poverty'.L49]-[$'Relative poverty'.J49])*100" office:value-type="float" office:value="3" calcext:value-type="float">
            <text:p>3</text:p>
          </table:table-cell>
          <table:table-cell table:formula="of:=([$'Relative poverty'.P49]-[$'Relative poverty'.N49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8]" office:value-type="string" office:string-value="2010-11" calcext:value-type="string">
            <text:p>2010-11</text:p>
          </table:table-cell>
          <table:table-cell table:formula="of:=([$'Relative poverty'.D50]-[$'Relative poverty'.B50])*100" office:value-type="float" office:value="2" calcext:value-type="float">
            <text:p>2</text:p>
          </table:table-cell>
          <table:table-cell table:formula="of:=([$'Relative poverty'.H50]-[$'Relative poverty'.F50])*100" office:value-type="float" office:value="4" calcext:value-type="float">
            <text:p>4</text:p>
          </table:table-cell>
          <table:table-cell table:formula="of:=([$'Relative poverty'.L50]-[$'Relative poverty'.J50])*100" office:value-type="float" office:value="4" calcext:value-type="float">
            <text:p>4</text:p>
          </table:table-cell>
          <table:table-cell table:formula="of:=([$'Relative poverty'.P50]-[$'Relative poverty'.N50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19]" office:value-type="string" office:string-value="2011-12" calcext:value-type="string">
            <text:p>2011-12</text:p>
          </table:table-cell>
          <table:table-cell table:formula="of:=([$'Relative poverty'.D51]-[$'Relative poverty'.B51])*100" office:value-type="float" office:value="3" calcext:value-type="float">
            <text:p>3</text:p>
          </table:table-cell>
          <table:table-cell table:formula="of:=([$'Relative poverty'.H51]-[$'Relative poverty'.F51])*100" office:value-type="float" office:value="4" calcext:value-type="float">
            <text:p>4</text:p>
          </table:table-cell>
          <table:table-cell table:formula="of:=([$'Relative poverty'.L51]-[$'Relative poverty'.J51])*100" office:value-type="float" office:value="4" calcext:value-type="float">
            <text:p>4</text:p>
          </table:table-cell>
          <table:table-cell table:formula="of:=([$'Relative poverty'.P51]-[$'Relative poverty'.N51])*100" office:value-type="float" office:value="-2" calcext:value-type="float">
            <text:p>-2</text:p>
          </table:table-cell>
        </table:table-row>
        <table:table-row table:style-name="ro2">
          <table:table-cell table:formula="of:=[$'CSV poverty_ahc_time'.A20]" office:value-type="string" office:string-value="2012-13" calcext:value-type="string">
            <text:p>2012-13</text:p>
          </table:table-cell>
          <table:table-cell table:formula="of:=([$'Relative poverty'.D52]-[$'Relative poverty'.B52])*100" office:value-type="float" office:value="3" calcext:value-type="float">
            <text:p>3</text:p>
          </table:table-cell>
          <table:table-cell table:formula="of:=([$'Relative poverty'.H52]-[$'Relative poverty'.F52])*100" office:value-type="float" office:value="3" calcext:value-type="float">
            <text:p>3</text:p>
          </table:table-cell>
          <table:table-cell table:formula="of:=([$'Relative poverty'.L52]-[$'Relative poverty'.J52])*100" office:value-type="float" office:value="6" calcext:value-type="float">
            <text:p>6</text:p>
          </table:table-cell>
          <table:table-cell table:formula="of:=([$'Relative poverty'.P52]-[$'Relative poverty'.N52])*100" office:value-type="float" office:value="-4" calcext:value-type="float">
            <text:p>-4</text:p>
          </table:table-cell>
        </table:table-row>
        <table:table-row table:style-name="ro2">
          <table:table-cell table:formula="of:=[$'CSV poverty_ahc_time'.A21]" office:value-type="string" office:string-value="2013-14" calcext:value-type="string">
            <text:p>2013-14</text:p>
          </table:table-cell>
          <table:table-cell table:formula="of:=([$'Relative poverty'.D53]-[$'Relative poverty'.B53])*100" office:value-type="float" office:value="4" calcext:value-type="float">
            <text:p>4</text:p>
          </table:table-cell>
          <table:table-cell table:formula="of:=([$'Relative poverty'.H53]-[$'Relative poverty'.F53])*100" office:value-type="float" office:value="8" calcext:value-type="float">
            <text:p>8</text:p>
          </table:table-cell>
          <table:table-cell table:formula="of:=([$'Relative poverty'.L53]-[$'Relative poverty'.J53])*100" office:value-type="float" office:value="6" calcext:value-type="float">
            <text:p>6</text:p>
          </table:table-cell>
          <table:table-cell table:formula="of:=([$'Relative poverty'.P53]-[$'Relative poverty'.N53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2]" office:value-type="string" office:string-value="2014-15" calcext:value-type="string">
            <text:p>2014-15</text:p>
          </table:table-cell>
          <table:table-cell table:formula="of:=([$'Relative poverty'.D54]-[$'Relative poverty'.B54])*100" office:value-type="float" office:value="3" calcext:value-type="float">
            <text:p>3</text:p>
          </table:table-cell>
          <table:table-cell table:formula="of:=([$'Relative poverty'.H54]-[$'Relative poverty'.F54])*100" office:value-type="float" office:value="5" calcext:value-type="float">
            <text:p>5</text:p>
          </table:table-cell>
          <table:table-cell table:formula="of:=([$'Relative poverty'.L54]-[$'Relative poverty'.J54])*100" office:value-type="float" office:value="4" calcext:value-type="float">
            <text:p>4</text:p>
          </table:table-cell>
          <table:table-cell table:formula="of:=([$'Relative poverty'.P54]-[$'Relative poverty'.N54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3]" office:value-type="string" office:string-value="2015-16" calcext:value-type="string">
            <text:p>2015-16</text:p>
          </table:table-cell>
          <table:table-cell table:formula="of:=([$'Relative poverty'.D55]-[$'Relative poverty'.B55])*100" office:value-type="float" office:value="3" calcext:value-type="float">
            <text:p>3</text:p>
          </table:table-cell>
          <table:table-cell table:formula="of:=([$'Relative poverty'.H55]-[$'Relative poverty'.F55])*100" office:value-type="float" office:value="7" calcext:value-type="float">
            <text:p>7</text:p>
          </table:table-cell>
          <table:table-cell table:formula="of:=([$'Relative poverty'.L55]-[$'Relative poverty'.J55])*100" office:value-type="float" office:value="4" calcext:value-type="float">
            <text:p>4</text:p>
          </table:table-cell>
          <table:table-cell table:formula="of:=([$'Relative poverty'.P55]-[$'Relative poverty'.N55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4]" office:value-type="string" office:string-value="2016-17" calcext:value-type="string">
            <text:p>2016-17</text:p>
          </table:table-cell>
          <table:table-cell table:formula="of:=([$'Relative poverty'.D56]-[$'Relative poverty'.B56])*100" office:value-type="float" office:value="2" calcext:value-type="float">
            <text:p>2</text:p>
          </table:table-cell>
          <table:table-cell table:formula="of:=([$'Relative poverty'.H56]-[$'Relative poverty'.F56])*100" office:value-type="float" office:value="3" calcext:value-type="float">
            <text:p>3</text:p>
          </table:table-cell>
          <table:table-cell table:formula="of:=([$'Relative poverty'.L56]-[$'Relative poverty'.J56])*100" office:value-type="float" office:value="3" calcext:value-type="float">
            <text:p>3</text:p>
          </table:table-cell>
          <table:table-cell table:formula="of:=([$'Relative poverty'.P56]-[$'Relative poverty'.N56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5]" office:value-type="string" office:string-value="2017-18" calcext:value-type="string">
            <text:p>2017-18</text:p>
          </table:table-cell>
          <table:table-cell table:formula="of:=([$'Relative poverty'.D57]-[$'Relative poverty'.B57])*100" office:value-type="float" office:value="2" calcext:value-type="float">
            <text:p>2</text:p>
          </table:table-cell>
          <table:table-cell table:formula="of:=([$'Relative poverty'.H57]-[$'Relative poverty'.F57])*100" office:value-type="float" office:value="2" calcext:value-type="float">
            <text:p>2</text:p>
          </table:table-cell>
          <table:table-cell table:formula="of:=([$'Relative poverty'.L57]-[$'Relative poverty'.J57])*100" office:value-type="float" office:value="3" calcext:value-type="float">
            <text:p>3</text:p>
          </table:table-cell>
          <table:table-cell table:formula="of:=([$'Relative poverty'.P57]-[$'Relative poverty'.N57])*100" office:value-type="float" office:value="-3" calcext:value-type="float">
            <text:p>-3</text:p>
          </table:table-cell>
        </table:table-row>
        <table:table-row table:style-name="ro2">
          <table:table-cell table:formula="of:=[$'CSV poverty_ahc_time'.A26]" office:value-type="string" office:string-value="2018-19" calcext:value-type="string">
            <text:p>2018-19</text:p>
          </table:table-cell>
          <table:table-cell table:formula="of:=([$'Relative poverty'.D58]-[$'Relative poverty'.B58])*100" office:value-type="float" office:value="3" calcext:value-type="float">
            <text:p>3</text:p>
          </table:table-cell>
          <table:table-cell table:formula="of:=([$'Relative poverty'.H58]-[$'Relative poverty'.F58])*100" office:value-type="float" office:value="5" calcext:value-type="float">
            <text:p>5</text:p>
          </table:table-cell>
          <table:table-cell table:formula="of:=([$'Relative poverty'.L58]-[$'Relative poverty'.J58])*100" office:value-type="float" office:value="3" calcext:value-type="float">
            <text:p>3</text:p>
          </table:table-cell>
          <table:table-cell table:formula="of:=([$'Relative poverty'.P58]-[$'Relative poverty'.N58])*100"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fter minus before housing costs poverty rate / percentage poi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1995-96</text:p>
          </table:table-cell>
          <table:table-cell table:style-name="Default" table:number-columns-repeated="3"/>
        </table:table-row>
      </table:table>
      <table:table table:name="In-work poverty" table:style-name="ta1">
        <table:table-column table:style-name="co15" table:default-cell-style-name="ce13"/>
        <table:table-column table:style-name="co16" table:default-cell-style-name="ce49"/>
        <table:table-column table:style-name="co17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16" table:default-cell-style-name="ce49"/>
        <table:table-column table:style-name="co19" table:default-cell-style-name="ce156"/>
        <table:table-column table:style-name="co18" table:default-cell-style-name="ce49"/>
        <table:table-column table:style-name="co19" table:default-cell-style-name="ce156"/>
        <table:table-column table:style-name="co25" table:default-cell-style-name="ce172"/>
        <table:table-column table:style-name="co3" table:number-columns-repeated="3" table:default-cell-style-name="ce172"/>
        <table:table-column table:style-name="co3" table:number-columns-repeated="3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7" table:default-cell-style-name="ce13"/>
        <table:table-column table:style-name="co3" table:number-columns-repeated="998" table:default-cell-style-name="ce13"/>
        <table:table-row table:style-name="ro14">
          <table:table-cell table:style-name="ce12" office:value-type="string" calcext:value-type="string">
            <text:p>People in relative poverty in households with at least one adult in employment (in-work poverty) by age group, Scotland</text:p>
          </table:table-cell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style-name="ce142"/>
          <table:table-cell table:style-name="ce155"/>
          <table:table-cell table:number-columns-repeated="5"/>
          <table:table-cell table:style-name="ce19" office:value-type="string" calcext:value-type="string">
            <text:p><text:a xlink:href="#Index.A1" xlink:type="simple">Index</text:a></text:p>
          </table:table-cell>
          <table:table-cell table:number-columns-repeated="1009"/>
        </table:table-row>
        <table:table-row table:style-name="ro11">
          <table:table-cell table:style-name="ce22"/>
          <table:table-cell table:number-columns-repeated="1023"/>
        </table:table-row>
        <table:table-row table:style-name="ro15">
          <table:table-cell table:style-name="ce136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style-name="ce173" table:number-columns-repeated="3"/>
          <table:table-cell table:style-name="ce177"/>
          <table:table-cell table:number-columns-repeated="1007"/>
        </table:table-row>
        <table:table-row table:style-name="ro6">
          <table:table-cell table:style-name="ce137" office:value-type="string" calcext:value-type="string">
            <text:p>Three-year averag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73" table:number-columns-repeated="3"/>
          <table:table-cell table:style-name="ce177"/>
          <table:table-cell table:number-columns-repeated="1007"/>
        </table:table-row>
        <table:table-row table:style-name="ro11">
          <table:table-cell table:style-name="ce138"/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style-name="ce145" office:value-type="string" calcext:value-type="string">
            <text:p>%</text:p>
          </table:table-cell>
          <table:table-cell table:style-name="ce158" office:value-type="string" office:string-value="000s" calcext:value-type="string">
            <text:p><text:s/>000s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11">
          <table:table-cell table:style-name="ce4" office:value-type="string" calcext:value-type="string">
            <text:p>1996-99</text:p>
          </table:table-cell>
          <table:table-cell table:style-name="ce146" office:value-type="percentage" office:value="0.37" calcext:value-type="percentage">
            <text:p>37%</text:p>
          </table:table-cell>
          <table:table-cell table:style-name="ce159" office:value-type="float" office:value="380" calcext:value-type="float">
            <text:p><text:s/>380 </text:p>
          </table:table-cell>
          <table:table-cell table:style-name="ce146" office:value-type="percentage" office:value="0.38" calcext:value-type="percentage">
            <text:p>38%</text:p>
          </table:table-cell>
          <table:table-cell table:style-name="ce159" office:value-type="float" office:value="440" calcext:value-type="float">
            <text:p><text:s/>44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159" office:value-type="float" office:value="160" calcext:value-type="float">
            <text:p><text:s/>160 </text:p>
          </table:table-cell>
          <table:table-cell table:style-name="ce146" office:value-type="percentage" office:value="0.47" calcext:value-type="percentage">
            <text:p>47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70" calcext:value-type="float">
            <text:p><text:s/>270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11">
          <table:table-cell table:style-name="ce5" office:value-type="string" calcext:value-type="string">
            <text:p>1997-00</text:p>
          </table:table-cell>
          <table:table-cell table:style-name="ce147" office:value-type="percentage" office:value="0.36" calcext:value-type="percentage">
            <text:p>36%</text:p>
          </table:table-cell>
          <table:table-cell table:style-name="ce160" office:value-type="float" office:value="370" calcext:value-type="float">
            <text:p><text:s/>370 </text:p>
          </table:table-cell>
          <table:table-cell table:style-name="ce147" office:value-type="percentage" office:value="0.38" calcext:value-type="percentage">
            <text:p>38%</text:p>
          </table:table-cell>
          <table:table-cell table:style-name="ce160" office:value-type="float" office:value="430" calcext:value-type="float">
            <text:p><text:s/>430 </text:p>
          </table:table-cell>
          <table:table-cell table:style-name="ce147" office:value-type="percentage" office:value="0.43" calcext:value-type="percentage">
            <text:p>43%</text:p>
          </table:table-cell>
          <table:table-cell table:style-name="ce160" office:value-type="float" office:value="130" calcext:value-type="float">
            <text:p><text:s/>13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160" office:value-type="float" office:value="150" calcext:value-type="float">
            <text:p><text:s/>15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270" calcext:value-type="float">
            <text:p><text:s/>270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11">
          <table:table-cell table:style-name="ce4" office:value-type="string" calcext:value-type="string">
            <text:p>1998-01</text:p>
          </table:table-cell>
          <table:table-cell table:style-name="ce146" office:value-type="percentage" office:value="0.36" calcext:value-type="percentage">
            <text:p>36%</text:p>
          </table:table-cell>
          <table:table-cell table:style-name="ce159" office:value-type="float" office:value="370" calcext:value-type="float">
            <text:p><text:s/>370 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159" office:value-type="float" office:value="450" calcext:value-type="float">
            <text:p><text:s/>450 </text:p>
          </table:table-cell>
          <table:table-cell table:style-name="ce146" office:value-type="percentage" office:value="0.43" calcext:value-type="percentage">
            <text:p>43%</text:p>
          </table:table-cell>
          <table:table-cell table:style-name="ce159" office:value-type="float" office:value="130" calcext:value-type="float">
            <text:p><text:s/>13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90" calcext:value-type="float">
            <text:p><text:s/>290 </text:p>
          </table:table-cell>
          <table:table-cell table:number-columns-repeated="3"/>
          <table:table-cell table:style-name="ce178"/>
          <table:table-cell table:number-columns-repeated="1007"/>
        </table:table-row>
        <table:table-row table:style-name="ro11">
          <table:table-cell table:style-name="ce5" office:value-type="string" calcext:value-type="string">
            <text:p>1999-02</text:p>
          </table:table-cell>
          <table:table-cell table:style-name="ce147" office:value-type="percentage" office:value="0.36" calcext:value-type="percentage">
            <text:p>36%</text:p>
          </table:table-cell>
          <table:table-cell table:style-name="ce160" office:value-type="float" office:value="370" calcext:value-type="float">
            <text:p><text:s/>370 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160" office:value-type="float" office:value="460" calcext:value-type="float">
            <text:p><text:s/>46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160" office:value-type="float" office:value="130" calcext:value-type="float">
            <text:p><text:s/>130 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44" calcext:value-type="percentage">
            <text:p>44%</text:p>
          </table:table-cell>
          <table:table-cell table:style-name="ce160" office:value-type="float" office:value="230" calcext:value-type="float">
            <text:p><text:s/>23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00-03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159" office:value-type="float" office:value="390" calcext:value-type="float">
            <text:p><text:s/>390 </text:p>
          </table:table-cell>
          <table:table-cell table:style-name="ce146" office:value-type="percentage" office:value="0.42" calcext:value-type="percentage">
            <text:p>42%</text:p>
          </table:table-cell>
          <table:table-cell table:style-name="ce159" office:value-type="float" office:value="480" calcext:value-type="float">
            <text:p><text:s/>48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130" calcext:value-type="float">
            <text:p><text:s/>130 </text:p>
          </table:table-cell>
          <table:table-cell table:style-name="ce146" office:value-type="percentage" office:value="0.49" calcext:value-type="percentage">
            <text:p>49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50" calcext:value-type="float">
            <text:p><text:s/>250 </text:p>
          </table:table-cell>
          <table:table-cell table:style-name="ce146" office:value-type="percentage" office:value="0.52" calcext:value-type="percentage">
            <text:p>52%</text:p>
          </table:table-cell>
          <table:table-cell table:style-name="ce159" office:value-type="float" office:value="320" calcext:value-type="float">
            <text:p><text:s/>320 </text:p>
          </table:table-cell>
          <table:table-cell table:number-columns-repeated="1011"/>
        </table:table-row>
        <table:table-row table:style-name="ro11">
          <table:table-cell table:style-name="ce5" office:value-type="string" calcext:value-type="string">
            <text:p>2001-04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160" office:value-type="float" office:value="370" calcext:value-type="float">
            <text:p><text:s/>370 </text:p>
          </table:table-cell>
          <table:table-cell table:style-name="ce147" office:value-type="percentage" office:value="0.41" calcext:value-type="percentage">
            <text:p>41%</text:p>
          </table:table-cell>
          <table:table-cell table:style-name="ce160" office:value-type="float" office:value="440" calcext:value-type="float">
            <text:p><text:s/>44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160" office:value-type="float" office:value="120" calcext:value-type="float">
            <text:p><text:s/>1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140" calcext:value-type="float">
            <text:p><text:s/>14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240" calcext:value-type="float">
            <text:p><text:s/>24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160" office:value-type="float" office:value="300" calcext:value-type="float">
            <text:p><text:s/>30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02-05</text:p>
          </table:table-cell>
          <table:table-cell table:style-name="ce146" office:value-type="percentage" office:value="0.38" calcext:value-type="percentage">
            <text:p>38%</text:p>
          </table:table-cell>
          <table:table-cell table:style-name="ce159" office:value-type="float" office:value="350" calcext:value-type="float">
            <text:p><text:s/>350 </text:p>
          </table:table-cell>
          <table:table-cell table:style-name="ce146" office:value-type="percentage" office:value="0.41" calcext:value-type="percentage">
            <text:p>41%</text:p>
          </table:table-cell>
          <table:table-cell table:style-name="ce159" office:value-type="float" office:value="420" calcext:value-type="float">
            <text:p><text:s/>42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159" office:value-type="float" office:value="100" calcext:value-type="float">
            <text:p><text:s/>10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159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11">
          <table:table-cell table:style-name="ce5" office:value-type="string" calcext:value-type="string">
            <text:p>2003-06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160" office:value-type="float" office:value="340" calcext:value-type="float">
            <text:p><text:s/>340 </text:p>
          </table:table-cell>
          <table:table-cell table:style-name="ce147" office:value-type="percentage" office:value="0.43" calcext:value-type="percentage">
            <text:p>43%</text:p>
          </table:table-cell>
          <table:table-cell table:style-name="ce160" office:value-type="float" office:value="420" calcext:value-type="float">
            <text:p><text:s/>420 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160" office:value-type="float" office:value="100" calcext:value-type="float">
            <text:p><text:s/>10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120" calcext:value-type="float">
            <text:p><text:s/>1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160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04-07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159" office:value-type="float" office:value="330" calcext:value-type="float">
            <text:p><text:s/>330 </text:p>
          </table:table-cell>
          <table:table-cell table:style-name="ce146" office:value-type="percentage" office:value="0.44" calcext:value-type="percentage">
            <text:p>44%</text:p>
          </table:table-cell>
          <table:table-cell table:style-name="ce159" office:value-type="float" office:value="420" calcext:value-type="float">
            <text:p><text:s/>4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100" calcext:value-type="float">
            <text:p><text:s/>10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159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51" calcext:value-type="percentage">
            <text:p>51%</text:p>
          </table:table-cell>
          <table:table-cell table:style-name="ce159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11">
          <table:table-cell table:style-name="ce5" office:value-type="string" calcext:value-type="string">
            <text:p>2005-08</text:p>
          </table:table-cell>
          <table:table-cell table:style-name="ce147" office:value-type="percentage" office:value="0.4" calcext:value-type="percentage">
            <text:p>40%</text:p>
          </table:table-cell>
          <table:table-cell table:style-name="ce160" office:value-type="float" office:value="340" calcext:value-type="float">
            <text:p><text:s/>340 </text:p>
          </table:table-cell>
          <table:table-cell table:style-name="ce147" office:value-type="percentage" office:value="0.45" calcext:value-type="percentage">
            <text:p>45%</text:p>
          </table:table-cell>
          <table:table-cell table:style-name="ce160" office:value-type="float" office:value="430" calcext:value-type="float">
            <text:p><text:s/>430 </text:p>
          </table:table-cell>
          <table:table-cell table:style-name="ce147" office:value-type="percentage" office:value="0.5" calcext:value-type="percentage">
            <text:p>50%</text:p>
          </table:table-cell>
          <table:table-cell table:style-name="ce160" office:value-type="float" office:value="100" calcext:value-type="float">
            <text:p><text:s/>10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160" office:value-type="float" office:value="120" calcext:value-type="float">
            <text:p><text:s/>12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160" office:value-type="float" office:value="230" calcext:value-type="float">
            <text:p><text:s/>230 </text:p>
          </table:table-cell>
          <table:table-cell table:style-name="ce147" office:value-type="percentage" office:value="0.53" calcext:value-type="percentage">
            <text:p>53%</text:p>
          </table:table-cell>
          <table:table-cell table:style-name="ce160" office:value-type="float" office:value="300" calcext:value-type="float">
            <text:p><text:s/>30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06-09</text:p>
          </table:table-cell>
          <table:table-cell table:style-name="ce146" office:value-type="percentage" office:value="0.39" calcext:value-type="percentage">
            <text:p>39%</text:p>
          </table:table-cell>
          <table:table-cell table:style-name="ce159" office:value-type="float" office:value="330" calcext:value-type="float">
            <text:p><text:s/>330 </text:p>
          </table:table-cell>
          <table:table-cell table:style-name="ce146" office:value-type="percentage" office:value="0.45" calcext:value-type="percentage">
            <text:p>45%</text:p>
          </table:table-cell>
          <table:table-cell table:style-name="ce159" office:value-type="float" office:value="430" calcext:value-type="float">
            <text:p><text:s/>43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100" calcext:value-type="float">
            <text:p><text:s/>10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159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51" calcext:value-type="percentage">
            <text:p>51%</text:p>
          </table:table-cell>
          <table:table-cell table:style-name="ce159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11">
          <table:table-cell table:style-name="ce5" office:value-type="string" calcext:value-type="string">
            <text:p>2007-10</text:p>
          </table:table-cell>
          <table:table-cell table:style-name="ce147" office:value-type="percentage" office:value="0.39" calcext:value-type="percentage">
            <text:p>39%</text:p>
          </table:table-cell>
          <table:table-cell table:style-name="ce160" office:value-type="float" office:value="340" calcext:value-type="float">
            <text:p><text:s/>340 </text:p>
          </table:table-cell>
          <table:table-cell table:style-name="ce147" office:value-type="percentage" office:value="0.45" calcext:value-type="percentage">
            <text:p>45%</text:p>
          </table:table-cell>
          <table:table-cell table:style-name="ce160" office:value-type="float" office:value="440" calcext:value-type="float">
            <text:p><text:s/>440 </text:p>
          </table:table-cell>
          <table:table-cell table:style-name="ce147" office:value-type="percentage" office:value="0.45" calcext:value-type="percentage">
            <text:p>45%</text:p>
          </table:table-cell>
          <table:table-cell table:style-name="ce160" office:value-type="float" office:value="90" calcext:value-type="float">
            <text:p><text:s/>9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160" office:value-type="float" office:value="120" calcext:value-type="float">
            <text:p><text:s/>12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230" calcext:value-type="float">
            <text:p><text:s/>230 </text:p>
          </table:table-cell>
          <table:table-cell table:style-name="ce147" office:value-type="percentage" office:value="0.52" calcext:value-type="percentage">
            <text:p>52%</text:p>
          </table:table-cell>
          <table:table-cell table:style-name="ce160" office:value-type="float" office:value="300" calcext:value-type="float">
            <text:p><text:s/>30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08-11</text:p>
          </table:table-cell>
          <table:table-cell table:style-name="ce146" office:value-type="percentage" office:value="0.4" calcext:value-type="percentage">
            <text:p>40%</text:p>
          </table:table-cell>
          <table:table-cell table:style-name="ce159" office:value-type="float" office:value="330" calcext:value-type="float">
            <text:p><text:s/>33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440" calcext:value-type="float">
            <text:p><text:s/>440 </text:p>
          </table:table-cell>
          <table:table-cell table:style-name="ce146" office:value-type="percentage" office:value="0.46" calcext:value-type="percentage">
            <text:p>46%</text:p>
          </table:table-cell>
          <table:table-cell table:style-name="ce159" office:value-type="float" office:value="90" calcext:value-type="float">
            <text:p><text:s/>90 </text:p>
          </table:table-cell>
          <table:table-cell table:style-name="ce146" office:value-type="percentage" office:value="0.51" calcext:value-type="percentage">
            <text:p>51%</text:p>
          </table:table-cell>
          <table:table-cell table:style-name="ce159" office:value-type="float" office:value="120" calcext:value-type="float">
            <text:p><text:s/>12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230" calcext:value-type="float">
            <text:p><text:s/>230 </text:p>
          </table:table-cell>
          <table:table-cell table:style-name="ce146" office:value-type="percentage" office:value="0.52" calcext:value-type="percentage">
            <text:p>52%</text:p>
          </table:table-cell>
          <table:table-cell table:style-name="ce159" office:value-type="float" office:value="310" calcext:value-type="float">
            <text:p><text:s/>310 </text:p>
          </table:table-cell>
          <table:table-cell table:number-columns-repeated="1011"/>
        </table:table-row>
        <table:table-row table:style-name="ro11">
          <table:table-cell table:style-name="ce5" office:value-type="string" calcext:value-type="string">
            <text:p>2009-12</text:p>
          </table:table-cell>
          <table:table-cell table:style-name="ce147" office:value-type="percentage" office:value="0.4" calcext:value-type="percentage">
            <text:p>40%</text:p>
          </table:table-cell>
          <table:table-cell table:style-name="ce160" office:value-type="float" office:value="310" calcext:value-type="float">
            <text:p><text:s/>310 </text:p>
          </table:table-cell>
          <table:table-cell table:style-name="ce147" office:value-type="percentage" office:value="0.46" calcext:value-type="percentage">
            <text:p>46%</text:p>
          </table:table-cell>
          <table:table-cell table:style-name="ce160" office:value-type="float" office:value="410" calcext:value-type="float">
            <text:p><text:s/>41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160" office:value-type="float" office:value="80" calcext:value-type="float">
            <text:p><text:s/>80 </text:p>
          </table:table-cell>
          <table:table-cell table:style-name="ce147" office:value-type="percentage" office:value="0.51" calcext:value-type="percentage">
            <text:p>51%</text:p>
          </table:table-cell>
          <table:table-cell table:style-name="ce160" office:value-type="float" office:value="110" calcext:value-type="float">
            <text:p><text:s/>110 </text:p>
          </table:table-cell>
          <table:table-cell table:style-name="ce147" office:value-type="percentage" office:value="0.48" calcext:value-type="percentage">
            <text:p>48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52" calcext:value-type="percentage">
            <text:p>52%</text:p>
          </table:table-cell>
          <table:table-cell table:style-name="ce160" office:value-type="float" office:value="290" calcext:value-type="float">
            <text:p><text:s/>29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10-13</text:p>
          </table:table-cell>
          <table:table-cell table:style-name="ce146" office:value-type="percentage" office:value="0.42" calcext:value-type="percentage">
            <text:p>42%</text:p>
          </table:table-cell>
          <table:table-cell table:style-name="ce159" office:value-type="float" office:value="330" calcext:value-type="float">
            <text:p><text:s/>330 </text:p>
          </table:table-cell>
          <table:table-cell table:style-name="ce146" office:value-type="percentage" office:value="0.48" calcext:value-type="percentage">
            <text:p>48%</text:p>
          </table:table-cell>
          <table:table-cell table:style-name="ce159" office:value-type="float" office:value="440" calcext:value-type="float">
            <text:p><text:s/>440 </text:p>
          </table:table-cell>
          <table:table-cell table:style-name="ce146" office:value-type="percentage" office:value="0.55" calcext:value-type="percentage">
            <text:p>55%</text:p>
          </table:table-cell>
          <table:table-cell table:style-name="ce159" office:value-type="float" office:value="90" calcext:value-type="float">
            <text:p><text:s/>90 </text:p>
          </table:table-cell>
          <table:table-cell table:style-name="ce146" office:value-type="percentage" office:value="0.54" calcext:value-type="percentage">
            <text:p>54%</text:p>
          </table:table-cell>
          <table:table-cell table:style-name="ce159" office:value-type="float" office:value="110" calcext:value-type="float">
            <text:p><text:s/>11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159" office:value-type="float" office:value="220" calcext:value-type="float">
            <text:p><text:s/>220 </text:p>
          </table:table-cell>
          <table:table-cell table:style-name="ce146" office:value-type="percentage" office:value="0.53" calcext:value-type="percentage">
            <text:p>53%</text:p>
          </table:table-cell>
          <table:table-cell table:style-name="ce159" office:value-type="float" office:value="320" calcext:value-type="float">
            <text:p><text:s/>320 </text:p>
          </table:table-cell>
          <table:table-cell table:number-columns-repeated="1011"/>
        </table:table-row>
        <table:table-row table:style-name="ro11">
          <table:table-cell table:style-name="ce6" office:value-type="string" calcext:value-type="string">
            <text:p>2011-14</text:p>
          </table:table-cell>
          <table:table-cell table:style-name="ce147" office:value-type="percentage" office:value="0.42" calcext:value-type="percentage">
            <text:p>42%</text:p>
          </table:table-cell>
          <table:table-cell table:style-name="ce160" office:value-type="float" office:value="320" calcext:value-type="float">
            <text:p><text:s/>320 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160" office:value-type="float" office:value="440" calcext:value-type="float">
            <text:p><text:s/>440 </text:p>
          </table:table-cell>
          <table:table-cell table:style-name="ce147" office:value-type="percentage" office:value="0.56" calcext:value-type="percentage">
            <text:p>56%</text:p>
          </table:table-cell>
          <table:table-cell table:style-name="ce160" office:value-type="float" office:value="90" calcext:value-type="float">
            <text:p><text:s/>90 </text:p>
          </table:table-cell>
          <table:table-cell table:style-name="ce147" office:value-type="percentage" office:value="0.55" calcext:value-type="percentage">
            <text:p>55%</text:p>
          </table:table-cell>
          <table:table-cell table:style-name="ce160" office:value-type="float" office:value="120" calcext:value-type="float">
            <text:p><text:s/>120 </text:p>
          </table:table-cell>
          <table:table-cell table:style-name="ce147" office:value-type="percentage" office:value="0.49" calcext:value-type="percentage">
            <text:p>49%</text:p>
          </table:table-cell>
          <table:table-cell table:style-name="ce160" office:value-type="float" office:value="220" calcext:value-type="float">
            <text:p><text:s/>220 </text:p>
          </table:table-cell>
          <table:table-cell table:style-name="ce147" office:value-type="percentage" office:value="0.52" calcext:value-type="percentage">
            <text:p>52%</text:p>
          </table:table-cell>
          <table:table-cell table:style-name="ce160" office:value-type="float" office:value="320" calcext:value-type="float">
            <text:p><text:s/>32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12-15</text:p>
          </table:table-cell>
          <table:table-cell table:style-name="ce146" office:value-type="percentage" office:value="0.44" calcext:value-type="percentage">
            <text:p>44%</text:p>
          </table:table-cell>
          <table:table-cell table:style-name="ce159" office:value-type="float" office:value="350" calcext:value-type="float">
            <text:p><text:s/>350 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159" office:value-type="float" office:value="480" calcext:value-type="float">
            <text:p><text:s/>480 </text:p>
          </table:table-cell>
          <table:table-cell table:style-name="ce146" office:value-type="percentage" office:value="0.61" calcext:value-type="percentage">
            <text:p>61%</text:p>
          </table:table-cell>
          <table:table-cell table:style-name="ce159" office:value-type="float" office:value="100" calcext:value-type="float">
            <text:p><text:s/>100 </text:p>
          </table:table-cell>
          <table:table-cell table:style-name="ce146" office:value-type="percentage" office:value="0.6" calcext:value-type="percentage">
            <text:p>60%</text:p>
          </table:table-cell>
          <table:table-cell table:style-name="ce159" office:value-type="float" office:value="130" calcext:value-type="float">
            <text:p><text:s/>130 </text:p>
          </table:table-cell>
          <table:table-cell table:style-name="ce146" office:value-type="percentage" office:value="0.52" calcext:value-type="percentage">
            <text:p>52%</text:p>
          </table:table-cell>
          <table:table-cell table:style-name="ce159" office:value-type="float" office:value="240" calcext:value-type="float">
            <text:p><text:s/>240 </text:p>
          </table:table-cell>
          <table:table-cell table:style-name="ce146" office:value-type="percentage" office:value="0.55" calcext:value-type="percentage">
            <text:p>55%</text:p>
          </table:table-cell>
          <table:table-cell table:style-name="ce159" office:value-type="float" office:value="340" calcext:value-type="float">
            <text:p><text:s/>340 </text:p>
          </table:table-cell>
          <table:table-cell table:number-columns-repeated="1011"/>
        </table:table-row>
        <table:table-row table:style-name="ro11">
          <table:table-cell table:style-name="ce6" office:value-type="string" calcext:value-type="string">
            <text:p>2013-16</text:p>
          </table:table-cell>
          <table:table-cell table:style-name="ce147" office:value-type="percentage" office:value="0.47" calcext:value-type="percentage">
            <text:p>47%</text:p>
          </table:table-cell>
          <table:table-cell table:style-name="ce160" office:value-type="float" office:value="380" calcext:value-type="float">
            <text:p><text:s/>380 </text:p>
          </table:table-cell>
          <table:table-cell table:style-name="ce147" office:value-type="percentage" office:value="0.53" calcext:value-type="percentage">
            <text:p>53%</text:p>
          </table:table-cell>
          <table:table-cell table:style-name="ce160" office:value-type="float" office:value="510" calcext:value-type="float">
            <text:p><text:s/>510 </text:p>
          </table:table-cell>
          <table:table-cell table:style-name="ce147" office:value-type="percentage" office:value="0.63" calcext:value-type="percentage">
            <text:p>63%</text:p>
          </table:table-cell>
          <table:table-cell table:style-name="ce160" office:value-type="float" office:value="100" calcext:value-type="float">
            <text:p><text:s/>100 </text:p>
          </table:table-cell>
          <table:table-cell table:style-name="ce147" office:value-type="percentage" office:value="0.64" calcext:value-type="percentage">
            <text:p>64%</text:p>
          </table:table-cell>
          <table:table-cell table:style-name="ce160" office:value-type="float" office:value="150" calcext:value-type="float">
            <text:p><text:s/>150 </text:p>
          </table:table-cell>
          <table:table-cell table:style-name="ce147" office:value-type="percentage" office:value="0.55" calcext:value-type="percentage">
            <text:p>55%</text:p>
          </table:table-cell>
          <table:table-cell table:style-name="ce160" office:value-type="float" office:value="260" calcext:value-type="float">
            <text:p><text:s/>260 </text:p>
          </table:table-cell>
          <table:table-cell table:style-name="ce147" office:value-type="percentage" office:value="0.58" calcext:value-type="percentage">
            <text:p>58%</text:p>
          </table:table-cell>
          <table:table-cell table:style-name="ce160" office:value-type="float" office:value="360" calcext:value-type="float">
            <text:p><text:s/>360 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2014-17</text:p>
          </table:table-cell>
          <table:table-cell table:style-name="ce146" office:value-type="percentage" office:value="0.49" calcext:value-type="percentage">
            <text:p>49%</text:p>
          </table:table-cell>
          <table:table-cell table:style-name="ce159" office:value-type="float" office:value="420" calcext:value-type="float">
            <text:p><text:s/>420 </text:p>
          </table:table-cell>
          <table:table-cell table:style-name="ce146" office:value-type="percentage" office:value="0.54" calcext:value-type="percentage">
            <text:p>54%</text:p>
          </table:table-cell>
          <table:table-cell table:style-name="ce159" office:value-type="float" office:value="540" calcext:value-type="float">
            <text:p><text:s/>540 </text:p>
          </table:table-cell>
          <table:table-cell table:style-name="ce146" office:value-type="percentage" office:value="0.65" calcext:value-type="percentage">
            <text:p>65%</text:p>
          </table:table-cell>
          <table:table-cell table:style-name="ce159" office:value-type="float" office:value="120" calcext:value-type="float">
            <text:p><text:s/>120 </text:p>
          </table:table-cell>
          <table:table-cell table:style-name="ce146" office:value-type="percentage" office:value="0.66" calcext:value-type="percentage">
            <text:p>66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58" calcext:value-type="percentage">
            <text:p>58%</text:p>
          </table:table-cell>
          <table:table-cell table:style-name="ce159" office:value-type="float" office:value="290" calcext:value-type="float">
            <text:p><text:s/>290 </text:p>
          </table:table-cell>
          <table:table-cell table:style-name="ce146" office:value-type="percentage" office:value="0.59" calcext:value-type="percentage">
            <text:p>59%</text:p>
          </table:table-cell>
          <table:table-cell table:style-name="ce159" office:value-type="float" office:value="370" calcext:value-type="float">
            <text:p><text:s/>370 </text:p>
          </table:table-cell>
          <table:table-cell table:number-columns-repeated="1011"/>
        </table:table-row>
        <table:table-row table:style-name="ro11">
          <table:table-cell table:style-name="ce6" office:value-type="string" calcext:value-type="string">
            <text:p>2015-18</text:p>
          </table:table-cell>
          <table:table-cell table:style-name="ce147" office:value-type="percentage" office:value="0.5" calcext:value-type="percentage">
            <text:p>50%</text:p>
          </table:table-cell>
          <table:table-cell table:style-name="ce160" office:value-type="float" office:value="450" calcext:value-type="float">
            <text:p><text:s/>450 </text:p>
          </table:table-cell>
          <table:table-cell table:style-name="ce147" office:value-type="percentage" office:value="0.54" calcext:value-type="percentage">
            <text:p>54%</text:p>
          </table:table-cell>
          <table:table-cell table:style-name="ce160" office:value-type="float" office:value="560" calcext:value-type="float">
            <text:p><text:s/>560 </text:p>
          </table:table-cell>
          <table:table-cell table:style-name="ce147" office:value-type="percentage" office:value="0.65" calcext:value-type="percentage">
            <text:p>65%</text:p>
          </table:table-cell>
          <table:table-cell table:style-name="ce160" office:value-type="float" office:value="130" calcext:value-type="float">
            <text:p><text:s/>130 </text:p>
          </table:table-cell>
          <table:table-cell table:style-name="ce147" office:value-type="percentage" office:value="0.65" calcext:value-type="percentage">
            <text:p>65%</text:p>
          </table:table-cell>
          <table:table-cell table:style-name="ce160" office:value-type="float" office:value="160" calcext:value-type="float">
            <text:p><text:s/>160 </text:p>
          </table:table-cell>
          <table:table-cell table:style-name="ce147" office:value-type="percentage" office:value="0.6" calcext:value-type="percentage">
            <text:p>60%</text:p>
          </table:table-cell>
          <table:table-cell table:style-name="ce160" office:value-type="float" office:value="310" calcext:value-type="float">
            <text:p><text:s/>310 </text:p>
          </table:table-cell>
          <table:table-cell table:style-name="ce147" office:value-type="percentage" office:value="0.6" calcext:value-type="percentage">
            <text:p>60%</text:p>
          </table:table-cell>
          <table:table-cell table:style-name="ce160" office:value-type="float" office:value="390" calcext:value-type="float">
            <text:p><text:s/>390 </text:p>
          </table:table-cell>
          <table:table-cell table:number-columns-repeated="1011"/>
        </table:table-row>
        <table:table-row table:style-name="ro11">
          <table:table-cell table:style-name="ce8" office:value-type="string" calcext:value-type="string">
            <text:p>2016-19</text:p>
          </table:table-cell>
          <table:table-cell table:style-name="ce146" office:value-type="percentage" office:value="0.5" calcext:value-type="percentage">
            <text:p>50%</text:p>
          </table:table-cell>
          <table:table-cell table:style-name="ce159" office:value-type="float" office:value="450" calcext:value-type="float">
            <text:p><text:s/>450 </text:p>
          </table:table-cell>
          <table:table-cell table:style-name="ce146" office:value-type="percentage" office:value="0.53" calcext:value-type="percentage">
            <text:p>53%</text:p>
          </table:table-cell>
          <table:table-cell table:style-name="ce159" office:value-type="float" office:value="540" calcext:value-type="float">
            <text:p><text:s/>540 </text:p>
          </table:table-cell>
          <table:table-cell table:style-name="ce146" office:value-type="percentage" office:value="0.64" calcext:value-type="percentage">
            <text:p>64%</text:p>
          </table:table-cell>
          <table:table-cell table:style-name="ce159" office:value-type="float" office:value="130" calcext:value-type="float">
            <text:p><text:s/>130 </text:p>
          </table:table-cell>
          <table:table-cell table:style-name="ce146" office:value-type="percentage" office:value="0.65" calcext:value-type="percentage">
            <text:p>65%</text:p>
          </table:table-cell>
          <table:table-cell table:style-name="ce159" office:value-type="float" office:value="150" calcext:value-type="float">
            <text:p><text:s/>150 </text:p>
          </table:table-cell>
          <table:table-cell table:style-name="ce146" office:value-type="percentage" office:value="0.6" calcext:value-type="percentage">
            <text:p>60%</text:p>
          </table:table-cell>
          <table:table-cell table:style-name="ce159" office:value-type="float" office:value="310" calcext:value-type="float">
            <text:p><text:s/>310 </text:p>
          </table:table-cell>
          <table:table-cell table:style-name="ce146" office:value-type="percentage" office:value="0.6" calcext:value-type="percentage">
            <text:p>60%</text:p>
          </table:table-cell>
          <table:table-cell table:style-name="ce159" office:value-type="float" office:value="380" calcext:value-type="float">
            <text:p><text:s/>380 </text:p>
          </table:table-cell>
          <table:table-cell table:number-columns-repeated="1011"/>
        </table:table-row>
        <table:table-row table:style-name="ro11">
          <table:table-cell table:style-name="ce170" office:value-type="string" calcext:value-type="string">
            <text:p>Source: HBAI dataset, DWP.</text:p>
          </table:table-cell>
          <table:table-cell table:style-name="ce146"/>
          <table:table-cell table:style-name="ce159"/>
          <table:table-cell table:style-name="ce146"/>
          <table:table-cell table:style-name="ce159"/>
          <table:table-cell table:style-name="ce146"/>
          <table:table-cell table:style-name="ce159"/>
          <table:table-cell table:style-name="ce146"/>
          <table:table-cell table:style-name="ce159"/>
          <table:table-cell table:style-name="ce146"/>
          <table:table-cell table:style-name="ce159"/>
          <table:table-cell table:style-name="ce146"/>
          <table:table-cell table:style-name="ce159"/>
          <table:table-cell table:number-columns-repeated="2"/>
          <table:table-cell table:style-name="ce174"/>
          <table:table-cell table:number-columns-repeated="1008"/>
        </table:table-row>
        <table:table-row table:style-name="ro11">
          <table:table-cell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style-name="ce148" table:number-columns-spanned="4" table:number-rows-spanned="1"/>
          <table:covered-table-cell table:style-name="ce49"/>
          <table:covered-table-cell/>
          <table:covered-table-cell table:style-name="ce49"/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22"/>
          <table:table-cell table:style-name="ce143" office:value-type="string" calcext:value-type="string" table:number-columns-spanned="4" table:number-rows-spanned="1">
            <text:p>All people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Children</text:p>
          </table:table-cell>
          <table:covered-table-cell table:number-columns-repeated="3" table:style-name="ce2"/>
          <table:table-cell table:style-name="ce143" office:value-type="string" calcext:value-type="string" table:number-columns-spanned="4" table:number-rows-spanned="1">
            <text:p>Working-age adults</text:p>
          </table:table-cell>
          <table:covered-table-cell table:number-columns-repeated="3" table:style-name="ce2"/>
          <table:table-cell table:number-columns-repeated="2"/>
          <table:table-cell table:style-name="ce175"/>
          <table:table-cell table:number-columns-repeated="1008"/>
        </table:table-row>
        <table:table-row table:style-name="ro15">
          <table:table-cell table:style-name="ce139" office:value-type="string" calcext:value-type="string">
            <text:p>Single-year estimates</text:p>
          </table:table-cell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Before Housing Costs</text:p>
          </table:table-cell>
          <table:covered-table-cell table:style-name="ce157"/>
          <table:table-cell table:style-name="ce144" office:value-type="string" calcext:value-type="string" table:number-columns-spanned="2" table:number-rows-spanned="1">
            <text:p>After Housing Costs</text:p>
          </table:table-cell>
          <table:covered-table-cell table:style-name="ce157"/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38"/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style-name="ce149" office:value-type="string" calcext:value-type="string">
            <text:p>%</text:p>
          </table:table-cell>
          <table:table-cell table:style-name="ce159" office:value-type="string" office:string-value="000s" calcext:value-type="string">
            <text:p><text:s/>000s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1996/97</text:p>
          </table:table-cell>
          <table:table-cell table:style-name="ce150" office:value-type="percentage" office:value="0.36" calcext:value-type="percentage">
            <text:p>36%</text:p>
          </table:table-cell>
          <table:table-cell table:style-name="ce161" office:value-type="float" office:value="390" calcext:value-type="float">
            <text:p><text:s/>390 </text:p>
          </table:table-cell>
          <table:table-cell table:style-name="ce150" office:value-type="percentage" office:value="0.36" calcext:value-type="percentage">
            <text:p>36%</text:p>
          </table:table-cell>
          <table:table-cell table:style-name="ce161" office:value-type="float" office:value="440" calcext:value-type="float">
            <text:p><text:s/>440 </text:p>
          </table:table-cell>
          <table:table-cell table:style-name="ce150" office:value-type="percentage" office:value="0.51" calcext:value-type="percentage">
            <text:p>51%</text:p>
          </table:table-cell>
          <table:table-cell table:style-name="ce161" office:value-type="float" office:value="170" calcext:value-type="float">
            <text:p><text:s/>170 </text:p>
          </table:table-cell>
          <table:table-cell table:style-name="ce150" office:value-type="percentage" office:value="0.5" calcext:value-type="percentage">
            <text:p>50%</text:p>
          </table:table-cell>
          <table:table-cell table:style-name="ce161" office:value-type="float" office:value="180" calcext:value-type="float">
            <text:p><text:s/>180 </text:p>
          </table:table-cell>
          <table:table-cell table:style-name="ce150" office:value-type="percentage" office:value="0.43" calcext:value-type="percentage">
            <text:p>43%</text:p>
          </table:table-cell>
          <table:table-cell table:style-name="ce161" office:value-type="float" office:value="210" calcext:value-type="float">
            <text:p><text:s/>210 </text:p>
          </table:table-cell>
          <table:table-cell table:style-name="ce150" office:value-type="percentage" office:value="0.43" calcext:value-type="percentage">
            <text:p>43%</text:p>
          </table:table-cell>
          <table:table-cell table:style-name="ce161" office:value-type="float" office:value="250" calcext:value-type="float">
            <text:p><text:s/>25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1" office:value-type="string" calcext:value-type="string">
            <text:p>1997/98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162" office:value-type="float" office:value="390" calcext:value-type="float">
            <text:p><text:s/>390 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162" office:value-type="float" office:value="430" calcext:value-type="float">
            <text:p><text:s/>430 </text:p>
          </table:table-cell>
          <table:table-cell table:style-name="ce151" office:value-type="percentage" office:value="0.45" calcext:value-type="percentage">
            <text:p>45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49" calcext:value-type="percentage">
            <text:p>49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162"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1998/99</text:p>
          </table:table-cell>
          <table:table-cell table:style-name="ce152" office:value-type="percentage" office:value="0.37" calcext:value-type="percentage">
            <text:p>37%</text:p>
          </table:table-cell>
          <table:table-cell office:value-type="float" office:value="360" calcext:value-type="float">
            <text:p><text:s/>360 </text:p>
          </table:table-cell>
          <table:table-cell table:style-name="ce152" office:value-type="percentage" office:value="0.39" calcext:value-type="percentage">
            <text:p>39%</text:p>
          </table:table-cell>
          <table:table-cell office:value-type="float" office:value="440" calcext:value-type="float">
            <text:p><text:s/>440 </text:p>
          </table:table-cell>
          <table:table-cell table:style-name="ce152" office:value-type="percentage" office:value="0.44" calcext:value-type="percentage">
            <text:p>44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150" calcext:value-type="float">
            <text:p><text:s/>15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280" calcext:value-type="float">
            <text:p><text:s/>28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1" office:value-type="string" calcext:value-type="string">
            <text:p>1999/00</text:p>
          </table:table-cell>
          <table:table-cell table:style-name="ce151" office:value-type="percentage" office:value="0.33" calcext:value-type="percentage">
            <text:p>33%</text:p>
          </table:table-cell>
          <table:table-cell table:style-name="ce162" office:value-type="float" office:value="350" calcext:value-type="float">
            <text:p><text:s/>350 </text:p>
          </table:table-cell>
          <table:table-cell table:style-name="ce151" office:value-type="percentage" office:value="0.36" calcext:value-type="percentage">
            <text:p>36%</text:p>
          </table:table-cell>
          <table:table-cell table:style-name="ce162" office:value-type="float" office:value="430" calcext:value-type="float">
            <text:p><text:s/>430 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162" office:value-type="float" office:value="120" calcext:value-type="float">
            <text:p><text:s/>12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41" calcext:value-type="percentage">
            <text:p>41%</text:p>
          </table:table-cell>
          <table:table-cell table:style-name="ce162" office:value-type="float" office:value="210" calcext:value-type="float">
            <text:p><text:s/>210 </text:p>
          </table:table-cell>
          <table:table-cell table:style-name="ce151" office:value-type="percentage" office:value="0.44" calcext:value-type="percentage">
            <text:p>44%</text:p>
          </table:table-cell>
          <table:table-cell table:style-name="ce162" office:value-type="float" office:value="260" calcext:value-type="float">
            <text:p><text:s/>26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2000/01</text:p>
          </table:table-cell>
          <table:table-cell table:style-name="ce152" office:value-type="percentage" office:value="0.37" calcext:value-type="percentage">
            <text:p>37%</text:p>
          </table:table-cell>
          <table:table-cell office:value-type="float" office:value="390" calcext:value-type="float">
            <text:p><text:s/>390 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46" calcext:value-type="percentage">
            <text:p>46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330" calcext:value-type="float">
            <text:p><text:s/>33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1" office:value-type="string" calcext:value-type="string">
            <text:p>2001/02</text:p>
          </table:table-cell>
          <table:table-cell table:style-name="ce151" office:value-type="percentage" office:value="0.38" calcext:value-type="percentage">
            <text:p>38%</text:p>
          </table:table-cell>
          <table:table-cell table:style-name="ce162" office:value-type="float" office:value="370" calcext:value-type="float">
            <text:p><text:s/>37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162" office:value-type="float" office:value="460" calcext:value-type="float">
            <text:p><text:s/>46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130" calcext:value-type="float">
            <text:p><text:s/>130 </text:p>
          </table:table-cell>
          <table:table-cell table:style-name="ce151" office:value-type="percentage" office:value="0.5" calcext:value-type="percentage">
            <text:p>50%</text:p>
          </table:table-cell>
          <table:table-cell table:style-name="ce162" office:value-type="float" office:value="160" calcext:value-type="float">
            <text:p><text:s/>16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162" office:value-type="float" office:value="290" calcext:value-type="float">
            <text:p><text:s/>29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2002/03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410" calcext:value-type="float">
            <text:p><text:s/>41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480" calcext:value-type="float">
            <text:p><text:s/>480 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51" calcext:value-type="percentage">
            <text:p>51%</text:p>
          </table:table-cell>
          <table:table-cell office:value-type="float" office:value="270" calcext:value-type="float">
            <text:p><text:s/>270 </text:p>
          </table:table-cell>
          <table:table-cell table:style-name="ce152" office:value-type="percentage" office:value="0.54" calcext:value-type="percentage">
            <text:p>54%</text:p>
          </table:table-cell>
          <table:table-cell office:value-type="float" office:value="330" calcext:value-type="float">
            <text:p><text:s/>33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1" office:value-type="string" calcext:value-type="string">
            <text:p>2003/04</text:p>
          </table:table-cell>
          <table:table-cell table:style-name="ce151" office:value-type="percentage" office:value="0.36" calcext:value-type="percentage">
            <text:p>36%</text:p>
          </table:table-cell>
          <table:table-cell table:style-name="ce162" office:value-type="float" office:value="330" calcext:value-type="float">
            <text:p><text:s/>330 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162" office:value-type="float" office:value="400" calcext:value-type="float">
            <text:p><text:s/>40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162" office:value-type="float" office:value="100" calcext:value-type="float">
            <text:p><text:s/>100 </text:p>
          </table:table-cell>
          <table:table-cell table:style-name="ce151" office:value-type="percentage" office:value="0.43" calcext:value-type="percentage">
            <text:p>43%</text:p>
          </table:table-cell>
          <table:table-cell table:style-name="ce162" office:value-type="float" office:value="120" calcext:value-type="float">
            <text:p><text:s/>12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220" calcext:value-type="float">
            <text:p><text:s/>22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162"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2004/05</text:p>
          </table:table-cell>
          <table:table-cell table:style-name="ce152" office:value-type="percentage" office:value="0.36" calcext:value-type="percentage">
            <text:p>36%</text:p>
          </table:table-cell>
          <table:table-cell office:value-type="float" office:value="310" calcext:value-type="float">
            <text:p><text:s/>310 </text:p>
          </table:table-cell>
          <table:table-cell table:style-name="ce152" office:value-type="percentage" office:value="0.41" calcext:value-type="percentage">
            <text:p>41%</text:p>
          </table:table-cell>
          <table:table-cell office:value-type="float" office:value="400" calcext:value-type="float">
            <text:p><text:s/>40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90" calcext:value-type="float">
            <text:p><text:s/>9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46" calcext:value-type="percentage">
            <text:p>46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280" calcext:value-type="float">
            <text:p><text:s/>28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1" office:value-type="string" calcext:value-type="string">
            <text:p>2005/06</text:p>
          </table:table-cell>
          <table:table-cell table:style-name="ce151" office:value-type="percentage" office:value="0.43" calcext:value-type="percentage">
            <text:p>43%</text:p>
          </table:table-cell>
          <table:table-cell table:style-name="ce162" office:value-type="float" office:value="370" calcext:value-type="float">
            <text:p><text:s/>37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162" office:value-type="float" office:value="470" calcext:value-type="float">
            <text:p><text:s/>470 </text:p>
          </table:table-cell>
          <table:table-cell table:style-name="ce151" office:value-type="percentage" office:value="0.54" calcext:value-type="percentage">
            <text:p>54%</text:p>
          </table:table-cell>
          <table:table-cell table:style-name="ce162" office:value-type="float" office:value="110" calcext:value-type="float">
            <text:p><text:s/>110 </text:p>
          </table:table-cell>
          <table:table-cell table:style-name="ce151" office:value-type="percentage" office:value="0.56" calcext:value-type="percentage">
            <text:p>56%</text:p>
          </table:table-cell>
          <table:table-cell table:style-name="ce162" office:value-type="float" office:value="130" calcext:value-type="float">
            <text:p><text:s/>130 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162" office:value-type="float" office:value="250" calcext:value-type="float">
            <text:p><text:s/>250 </text:p>
          </table:table-cell>
          <table:table-cell table:style-name="ce151" office:value-type="percentage" office:value="0.55" calcext:value-type="percentage">
            <text:p>55%</text:p>
          </table:table-cell>
          <table:table-cell table:style-name="ce162" office:value-type="float" office:value="320" calcext:value-type="float">
            <text:p><text:s/>32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2006/07</text:p>
          </table:table-cell>
          <table:table-cell table:style-name="ce152" office:value-type="percentage" office:value="0.38" calcext:value-type="percentage">
            <text:p>38%</text:p>
          </table:table-cell>
          <table:table-cell office:value-type="float" office:value="320" calcext:value-type="float">
            <text:p><text:s/>320 </text:p>
          </table:table-cell>
          <table:table-cell table:style-name="ce152" office:value-type="percentage" office:value="0.43" calcext:value-type="percentage">
            <text:p>43%</text:p>
          </table:table-cell>
          <table:table-cell office:value-type="float" office:value="400" calcext:value-type="float">
            <text:p><text:s/>40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100" calcext:value-type="float">
            <text:p><text:s/>10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210" calcext:value-type="float">
            <text:p><text:s/>21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6">
          <table:table-cell table:style-name="ce141" office:value-type="string" calcext:value-type="string">
            <text:p>2007/08</text:p>
          </table:table-cell>
          <table:table-cell table:style-name="ce151" office:value-type="percentage" office:value="0.39" calcext:value-type="percentage">
            <text:p>39%</text:p>
          </table:table-cell>
          <table:table-cell table:style-name="ce162" office:value-type="float" office:value="340" calcext:value-type="float">
            <text:p><text:s/>340 </text:p>
          </table:table-cell>
          <table:table-cell table:style-name="ce151" office:value-type="percentage" office:value="0.45" calcext:value-type="percentage">
            <text:p>45%</text:p>
          </table:table-cell>
          <table:table-cell table:style-name="ce162" office:value-type="float" office:value="430" calcext:value-type="float">
            <text:p><text:s/>430 </text:p>
          </table:table-cell>
          <table:table-cell table:style-name="ce151" office:value-type="percentage" office:value="0.47" calcext:value-type="percentage">
            <text:p>47%</text:p>
          </table:table-cell>
          <table:table-cell table:style-name="ce162" office:value-type="float" office:value="90" calcext:value-type="float">
            <text:p><text:s/>9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162" office:value-type="float" office:value="110" calcext:value-type="float">
            <text:p><text:s/>11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162" office:value-type="float" office:value="220" calcext:value-type="float">
            <text:p><text:s/>220 </text:p>
          </table:table-cell>
          <table:table-cell table:style-name="ce151" office:value-type="percentage" office:value="0.53" calcext:value-type="percentage">
            <text:p>53%</text:p>
          </table:table-cell>
          <table:table-cell table:style-name="ce162" office:value-type="float" office:value="300" calcext:value-type="float">
            <text:p><text:s/>30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2008/09</text:p>
          </table:table-cell>
          <table:table-cell table:style-name="ce152" office:value-type="percentage" office:value="0.4" calcext:value-type="percentage">
            <text:p>40%</text:p>
          </table:table-cell>
          <table:table-cell office:value-type="float" office:value="350" calcext:value-type="float">
            <text:p><text:s/>350 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450" calcext:value-type="float">
            <text:p><text:s/>450 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90" calcext:value-type="float">
            <text:p><text:s/>9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49" calcext:value-type="percentage">
            <text:p>49%</text:p>
          </table:table-cell>
          <table:table-cell office:value-type="float" office:value="240" calcext:value-type="float">
            <text:p><text:s/>24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310" calcext:value-type="float">
            <text:p><text:s/>31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6">
          <table:table-cell table:style-name="ce141" office:value-type="string" calcext:value-type="string">
            <text:p>2009/10</text:p>
          </table:table-cell>
          <table:table-cell table:style-name="ce151" office:value-type="percentage" office:value="0.38" calcext:value-type="percentage">
            <text:p>38%</text:p>
          </table:table-cell>
          <table:table-cell table:style-name="ce162" office:value-type="float" office:value="330" calcext:value-type="float">
            <text:p><text:s/>330 </text:p>
          </table:table-cell>
          <table:table-cell table:style-name="ce151" office:value-type="percentage" office:value="0.45" calcext:value-type="percentage">
            <text:p>45%</text:p>
          </table:table-cell>
          <table:table-cell table:style-name="ce162" office:value-type="float" office:value="430" calcext:value-type="float">
            <text:p><text:s/>430 </text:p>
          </table:table-cell>
          <table:table-cell table:style-name="ce151" office:value-type="percentage" office:value="0.42" calcext:value-type="percentage">
            <text:p>42%</text:p>
          </table:table-cell>
          <table:table-cell table:style-name="ce162" office:value-type="float" office:value="80" calcext:value-type="float">
            <text:p><text:s/>80 </text:p>
          </table:table-cell>
          <table:table-cell table:style-name="ce151" office:value-type="percentage" office:value="0.47" calcext:value-type="percentage">
            <text:p>47%</text:p>
          </table:table-cell>
          <table:table-cell table:style-name="ce162" office:value-type="float" office:value="120" calcext:value-type="float">
            <text:p><text:s/>12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230" calcext:value-type="float">
            <text:p><text:s/>23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162" office:value-type="float" office:value="310" calcext:value-type="float">
            <text:p><text:s/>31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6">
          <table:table-cell table:style-name="ce140" office:value-type="string" calcext:value-type="string">
            <text:p>2010/11</text:p>
          </table:table-cell>
          <table:table-cell table:style-name="ce152" office:value-type="percentage" office:value="0.42" calcext:value-type="percentage">
            <text:p>42%</text:p>
          </table:table-cell>
          <table:table-cell office:value-type="float" office:value="320" calcext:value-type="float">
            <text:p><text:s/>320 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90" calcext:value-type="float">
            <text:p><text:s/>90 </text:p>
          </table:table-cell>
          <table:table-cell table:style-name="ce152" office:value-type="percentage" office:value="0.55" calcext:value-type="percentage">
            <text:p>55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220" calcext:value-type="float">
            <text:p><text:s/>220 </text:p>
          </table:table-cell>
          <table:table-cell table:style-name="ce152" office:value-type="percentage" office:value="0.54" calcext:value-type="percentage">
            <text:p>54%</text:p>
          </table:table-cell>
          <table:table-cell office:value-type="float" office:value="300" calcext:value-type="float">
            <text:p><text:s/>30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6">
          <table:table-cell table:style-name="ce141" office:value-type="string" calcext:value-type="string">
            <text:p>2011/12</text:p>
          </table:table-cell>
          <table:table-cell table:style-name="ce151" office:value-type="percentage" office:value="0.41" calcext:value-type="percentage">
            <text:p>41%</text:p>
          </table:table-cell>
          <table:table-cell table:style-name="ce162" office:value-type="float" office:value="290" calcext:value-type="float">
            <text:p><text:s/>290 </text:p>
          </table:table-cell>
          <table:table-cell table:style-name="ce151" office:value-type="percentage" office:value="0.44" calcext:value-type="percentage">
            <text:p>44%</text:p>
          </table:table-cell>
          <table:table-cell table:style-name="ce162" office:value-type="float" office:value="380" calcext:value-type="float">
            <text:p><text:s/>380 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162" office:value-type="float" office:value="80" calcext:value-type="float">
            <text:p><text:s/>8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162" office:value-type="float" office:value="100" calcext:value-type="float">
            <text:p><text:s/>10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162" office:value-type="float" office:value="200" calcext:value-type="float">
            <text:p><text:s/>200 </text:p>
          </table:table-cell>
          <table:table-cell table:style-name="ce151" office:value-type="percentage" office:value="0.5" calcext:value-type="percentage">
            <text:p>50%</text:p>
          </table:table-cell>
          <table:table-cell table:style-name="ce162" office:value-type="float" office:value="270" calcext:value-type="float">
            <text:p><text:s/>270 </text:p>
          </table:table-cell>
          <table:table-cell table:number-columns-repeated="2"/>
          <table:table-cell table:style-name="ce175"/>
          <table:table-cell table:number-columns-repeated="1008"/>
        </table:table-row>
        <table:table-row table:style-name="ro11">
          <table:table-cell table:style-name="ce140" office:value-type="string" calcext:value-type="string">
            <text:p>2012/13</text:p>
          </table:table-cell>
          <table:table-cell table:style-name="ce152" office:value-type="percentage" office:value="0.45" calcext:value-type="percentage">
            <text:p>45%</text:p>
          </table:table-cell>
          <table:table-cell office:value-type="float" office:value="370" calcext:value-type="float">
            <text:p><text:s/>370 </text:p>
          </table:table-cell>
          <table:table-cell table:style-name="ce152" office:value-type="percentage" office:value="0.51" calcext:value-type="percentage">
            <text:p>51%</text:p>
          </table:table-cell>
          <table:table-cell office:value-type="float" office:value="510" calcext:value-type="float">
            <text:p><text:s/>510 </text:p>
          </table:table-cell>
          <table:table-cell table:style-name="ce152" office:value-type="percentage" office:value="0.59" calcext:value-type="percentage">
            <text:p>59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130" calcext:value-type="float">
            <text:p><text:s/>130 </text:p>
          </table:table-cell>
          <table:table-cell table:style-name="ce152" office:value-type="percentage" office:value="0.52" calcext:value-type="percentage">
            <text:p>52%</text:p>
          </table:table-cell>
          <table:table-cell office:value-type="float" office:value="250" calcext:value-type="float">
            <text:p><text:s/>25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370" calcext:value-type="float">
            <text:p><text:s/>370 </text:p>
          </table:table-cell>
          <table:table-cell table:number-columns-repeated="2"/>
          <table:table-cell table:style-name="ce176" table:number-columns-repeated="2"/>
          <table:table-cell table:number-columns-repeated="1007"/>
        </table:table-row>
        <table:table-row table:style-name="ro11">
          <table:table-cell table:style-name="ce141" office:value-type="string" calcext:value-type="string">
            <text:p>2013/14</text:p>
          </table:table-cell>
          <table:table-cell table:style-name="ce151" office:value-type="percentage" office:value="0.4" calcext:value-type="percentage">
            <text:p>40%</text:p>
          </table:table-cell>
          <table:table-cell table:style-name="ce162" office:value-type="float" office:value="290" calcext:value-type="float">
            <text:p><text:s/>290 </text:p>
          </table:table-cell>
          <table:table-cell table:style-name="ce151" office:value-type="percentage" office:value="0.46" calcext:value-type="percentage">
            <text:p>46%</text:p>
          </table:table-cell>
          <table:table-cell table:style-name="ce162" office:value-type="float" office:value="430" calcext:value-type="float">
            <text:p><text:s/>430 </text:p>
          </table:table-cell>
          <table:table-cell table:style-name="ce151" office:value-type="percentage" office:value="0.56" calcext:value-type="percentage">
            <text:p>56%</text:p>
          </table:table-cell>
          <table:table-cell table:style-name="ce162" office:value-type="float" office:value="80" calcext:value-type="float">
            <text:p><text:s/>80 </text:p>
          </table:table-cell>
          <table:table-cell table:style-name="ce151" office:value-type="percentage" office:value="0.56" calcext:value-type="percentage">
            <text:p>56%</text:p>
          </table:table-cell>
          <table:table-cell table:style-name="ce162" office:value-type="float" office:value="120" calcext:value-type="float">
            <text:p><text:s/>120 </text:p>
          </table:table-cell>
          <table:table-cell table:style-name="ce151" office:value-type="percentage" office:value="0.48" calcext:value-type="percentage">
            <text:p>48%</text:p>
          </table:table-cell>
          <table:table-cell table:style-name="ce162" office:value-type="float" office:value="210" calcext:value-type="float">
            <text:p><text:s/>210 </text:p>
          </table:table-cell>
          <table:table-cell table:style-name="ce151" office:value-type="percentage" office:value="0.51" calcext:value-type="percentage">
            <text:p>51%</text:p>
          </table:table-cell>
          <table:table-cell table:style-name="ce162" office:value-type="float" office:value="300" calcext:value-type="float">
            <text:p><text:s/>300 </text:p>
          </table:table-cell>
          <table:table-cell table:number-columns-repeated="2"/>
          <table:table-cell table:style-name="ce176"/>
          <table:table-cell table:number-columns-repeated="1008"/>
        </table:table-row>
        <table:table-row table:style-name="ro11">
          <table:table-cell table:style-name="ce140" office:value-type="string" calcext:value-type="string">
            <text:p>2014/15</text:p>
          </table:table-cell>
          <table:table-cell table:style-name="ce152" office:value-type="percentage" office:value="0.48" calcext:value-type="percentage">
            <text:p>48%</text:p>
          </table:table-cell>
          <table:table-cell office:value-type="float" office:value="380" calcext:value-type="float">
            <text:p><text:s/>380 </text:p>
          </table:table-cell>
          <table:table-cell table:style-name="ce152" office:value-type="percentage" office:value="0.53" calcext:value-type="percentage">
            <text:p>53%</text:p>
          </table:table-cell>
          <table:table-cell office:value-type="float" office:value="500" calcext:value-type="float">
            <text:p><text:s/>500 </text:p>
          </table:table-cell>
          <table:table-cell table:style-name="ce152" office:value-type="percentage" office:value="0.67" calcext:value-type="percentage">
            <text:p>67%</text:p>
          </table:table-cell>
          <table:table-cell office:value-type="float" office:value="110" calcext:value-type="float">
            <text:p><text:s/>110 </text:p>
          </table:table-cell>
          <table:table-cell table:style-name="ce152" office:value-type="percentage" office:value="0.66" calcext:value-type="percentage">
            <text:p>66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55" calcext:value-type="percentage">
            <text:p>55%</text:p>
          </table:table-cell>
          <table:table-cell office:value-type="float" office:value="260" calcext:value-type="float">
            <text:p><text:s/>260 </text:p>
          </table:table-cell>
          <table:table-cell table:style-name="ce152" office:value-type="percentage" office:value="0.58" calcext:value-type="percentage">
            <text:p>58%</text:p>
          </table:table-cell>
          <table:table-cell office:value-type="float" office:value="350" calcext:value-type="float">
            <text:p><text:s/>350 </text:p>
          </table:table-cell>
          <table:table-cell table:number-columns-repeated="1011"/>
        </table:table-row>
        <table:table-row table:style-name="ro11">
          <table:table-cell table:style-name="ce141" office:value-type="string" calcext:value-type="string">
            <text:p>2015/16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162" office:value-type="float" office:value="460" calcext:value-type="float">
            <text:p><text:s/>460 </text:p>
          </table:table-cell>
          <table:table-cell table:style-name="ce151" office:value-type="percentage" office:value="0.58" calcext:value-type="percentage">
            <text:p>58%</text:p>
          </table:table-cell>
          <table:table-cell table:style-name="ce162" office:value-type="float" office:value="610" calcext:value-type="float">
            <text:p><text:s/>610 </text:p>
          </table:table-cell>
          <table:table-cell table:style-name="ce151" office:value-type="percentage" office:value="0.66" calcext:value-type="percentage">
            <text:p>66%</text:p>
          </table:table-cell>
          <table:table-cell table:style-name="ce162" office:value-type="float" office:value="120" calcext:value-type="float">
            <text:p><text:s/>120 </text:p>
          </table:table-cell>
          <table:table-cell table:style-name="ce151" office:value-type="percentage" office:value="0.7" calcext:value-type="percentage">
            <text:p>70%</text:p>
          </table:table-cell>
          <table:table-cell table:style-name="ce162" office:value-type="float" office:value="180" calcext:value-type="float">
            <text:p><text:s/>180 </text:p>
          </table:table-cell>
          <table:table-cell table:style-name="ce151" office:value-type="percentage" office:value="0.62" calcext:value-type="percentage">
            <text:p>62%</text:p>
          </table:table-cell>
          <table:table-cell table:style-name="ce162" office:value-type="float" office:value="320" calcext:value-type="float">
            <text:p><text:s/>320 </text:p>
          </table:table-cell>
          <table:table-cell table:style-name="ce151" office:value-type="percentage" office:value="0.64" calcext:value-type="percentage">
            <text:p>64%</text:p>
          </table:table-cell>
          <table:table-cell table:style-name="ce162" office:value-type="float" office:value="420" calcext:value-type="float">
            <text:p><text:s/>420 </text:p>
          </table:table-cell>
          <table:table-cell table:number-columns-repeated="1011"/>
        </table:table-row>
        <table:table-row table:style-name="ro11">
          <table:table-cell table:style-name="ce140" office:value-type="string" calcext:value-type="string">
            <text:p>2016/17</text:p>
          </table:table-cell>
          <table:table-cell table:style-name="ce152" office:value-type="percentage" office:value="0.47" calcext:value-type="percentage">
            <text:p>47%</text:p>
          </table:table-cell>
          <table:table-cell office:value-type="float" office:value="430" calcext:value-type="float">
            <text:p><text:s/>430 </text:p>
          </table:table-cell>
          <table:table-cell table:style-name="ce152" office:value-type="percentage" office:value="0.5" calcext:value-type="percentage">
            <text:p>50%</text:p>
          </table:table-cell>
          <table:table-cell office:value-type="float" office:value="510" calcext:value-type="float">
            <text:p><text:s/>510 </text:p>
          </table:table-cell>
          <table:table-cell table:style-name="ce152" office:value-type="percentage" office:value="0.61" calcext:value-type="percentage">
            <text:p>61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61" calcext:value-type="percentage">
            <text:p>61%</text:p>
          </table:table-cell>
          <table:table-cell office:value-type="float" office:value="140" calcext:value-type="float">
            <text:p><text:s/>14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290" calcext:value-type="float">
            <text:p><text:s/>29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360" calcext:value-type="float">
            <text:p><text:s/>360 </text:p>
          </table:table-cell>
          <table:table-cell table:number-columns-repeated="1011"/>
        </table:table-row>
        <table:table-row table:style-name="ro11">
          <table:table-cell table:style-name="ce141" office:value-type="string" calcext:value-type="string">
            <text:p>2017/18</text:p>
          </table:table-cell>
          <table:table-cell table:style-name="ce151" office:value-type="percentage" office:value="0.52" calcext:value-type="percentage">
            <text:p>52%</text:p>
          </table:table-cell>
          <table:table-cell table:style-name="ce162" office:value-type="float" office:value="480" calcext:value-type="float">
            <text:p><text:s/>480 </text:p>
          </table:table-cell>
          <table:table-cell table:style-name="ce151" office:value-type="percentage" office:value="0.53" calcext:value-type="percentage">
            <text:p>53%</text:p>
          </table:table-cell>
          <table:table-cell table:style-name="ce162" office:value-type="float" office:value="550" calcext:value-type="float">
            <text:p><text:s/>550 </text:p>
          </table:table-cell>
          <table:table-cell table:style-name="ce151" office:value-type="percentage" office:value="0.67" calcext:value-type="percentage">
            <text:p>67%</text:p>
          </table:table-cell>
          <table:table-cell table:style-name="ce162" office:value-type="float" office:value="140" calcext:value-type="float">
            <text:p><text:s/>140 </text:p>
          </table:table-cell>
          <table:table-cell table:style-name="ce151" office:value-type="percentage" office:value="0.66" calcext:value-type="percentage">
            <text:p>66%</text:p>
          </table:table-cell>
          <table:table-cell table:style-name="ce162" office:value-type="float" office:value="150" calcext:value-type="float">
            <text:p><text:s/>150 </text:p>
          </table:table-cell>
          <table:table-cell table:style-name="ce151" office:value-type="percentage" office:value="0.62" calcext:value-type="percentage">
            <text:p>62%</text:p>
          </table:table-cell>
          <table:table-cell table:style-name="ce162" office:value-type="float" office:value="320" calcext:value-type="float">
            <text:p><text:s/>320 </text:p>
          </table:table-cell>
          <table:table-cell table:style-name="ce151" office:value-type="percentage" office:value="0.6" calcext:value-type="percentage">
            <text:p>60%</text:p>
          </table:table-cell>
          <table:table-cell table:style-name="ce162" office:value-type="float" office:value="380" calcext:value-type="float">
            <text:p><text:s/>380 </text:p>
          </table:table-cell>
          <table:table-cell table:number-columns-repeated="1011"/>
        </table:table-row>
        <table:table-row table:style-name="ro11">
          <table:table-cell table:style-name="ce140" office:value-type="string" calcext:value-type="string">
            <text:p>2018/19</text:p>
          </table:table-cell>
          <table:table-cell table:style-name="ce152" office:value-type="percentage" office:value="0.51" calcext:value-type="percentage">
            <text:p>51%</text:p>
          </table:table-cell>
          <table:table-cell office:value-type="float" office:value="450" calcext:value-type="float">
            <text:p><text:s/>450 </text:p>
          </table:table-cell>
          <table:table-cell table:style-name="ce152" office:value-type="percentage" office:value="0.56" calcext:value-type="percentage">
            <text:p>56%</text:p>
          </table:table-cell>
          <table:table-cell office:value-type="float" office:value="570" calcext:value-type="float">
            <text:p><text:s/>570 </text:p>
          </table:table-cell>
          <table:table-cell table:style-name="ce152" office:value-type="percentage" office:value="0.65" calcext:value-type="percentage">
            <text:p>65%</text:p>
          </table:table-cell>
          <table:table-cell office:value-type="float" office:value="120" calcext:value-type="float">
            <text:p><text:s/>120 </text:p>
          </table:table-cell>
          <table:table-cell table:style-name="ce152" office:value-type="percentage" office:value="0.67" calcext:value-type="percentage">
            <text:p>67%</text:p>
          </table:table-cell>
          <table:table-cell office:value-type="float" office:value="160" calcext:value-type="float">
            <text:p><text:s/>160 </text:p>
          </table:table-cell>
          <table:table-cell table:style-name="ce152" office:value-type="percentage" office:value="0.61" calcext:value-type="percentage">
            <text:p>61%</text:p>
          </table:table-cell>
          <table:table-cell office:value-type="float" office:value="320" calcext:value-type="float">
            <text:p><text:s/>320 </text:p>
          </table:table-cell>
          <table:table-cell table:style-name="ce152" office:value-type="percentage" office:value="0.63" calcext:value-type="percentage">
            <text:p>63%</text:p>
          </table:table-cell>
          <table:table-cell office:value-type="float" office:value="410" calcext:value-type="float">
            <text:p><text:s/>410 </text:p>
          </table:table-cell>
          <table:table-cell table:number-columns-repeated="1011"/>
        </table:table-row>
        <table:table-row table:style-name="ro11">
          <table:table-cell table:style-name="ce171" office:value-type="string" calcext:value-type="string">
            <text:p>Source: HBAI dataset, DWP.</text:p>
          </table:table-cell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12"/>
        </table:table-row>
        <table:table-row table:style-name="ro11">
          <table:table-cell table:style-name="ce140"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/>
          <table:table-cell table:style-name="ce152"/>
          <table:table-cell table:number-columns-repeated="1012"/>
        </table:table-row>
        <table:table-row table:style-name="ro11">
          <table:table-cell table:style-name="ce30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style-name="ce153"/>
          <table:table-cell table:style-name="ce159"/>
          <table:table-cell table:number-columns-repeated="1011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5"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12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overty_inwork_ahc_relative" table:style-name="ta1">
        <table:table-column table:style-name="co7" table:default-cell-style-name="Default"/>
        <table:table-column table:style-name="co7" table:number-columns-repeated="2" table:default-cell-style-name="ce168"/>
        <table:table-row table:style-name="ro2">
          <table:table-cell/>
          <table:table-cell table:style-name="Default" office:value-type="string" calcext:value-type="string">
            <text:p>Children</text:p>
          </table:table-cell>
          <table:table-cell table:style-name="Default" office:value-type="string" calcext:value-type="string">
            <text:p>Working age</text:p>
          </table:table-cell>
        </table:table-row>
        <table:table-row table:style-name="ro2">
          <table:table-cell table:formula="of:=[$'CSV poverty_ahc-bhc_relative'.A4]" office:value-type="string" office:string-value="1996-97" calcext:value-type="string">
            <text:p>1996-97</text:p>
          </table:table-cell>
          <table:table-cell table:formula="of:=[$'In-work poverty'.H32]" office:value-type="percentage" office:value="0.5" calcext:value-type="percentage">
            <text:p>50%</text:p>
          </table:table-cell>
          <table:table-cell table:formula="of:=[$'In-work poverty'.L32]" office:value-type="percentage" office:value="0.43" calcext:value-type="percentage">
            <text:p>43%</text:p>
          </table:table-cell>
        </table:table-row>
        <table:table-row table:style-name="ro2">
          <table:table-cell table:formula="of:=[$'CSV poverty_ahc-bhc_relative'.A5]" office:value-type="string" office:string-value="1997-98" calcext:value-type="string">
            <text:p>1997-98</text:p>
          </table:table-cell>
          <table:table-cell table:formula="of:=[$'In-work poverty'.H33]" office:value-type="percentage" office:value="0.46" calcext:value-type="percentage">
            <text:p>46%</text:p>
          </table:table-cell>
          <table:table-cell table:formula="of:=[$'In-work poverty'.L33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6]" office:value-type="string" office:string-value="1998-99" calcext:value-type="string">
            <text:p>1998-99</text:p>
          </table:table-cell>
          <table:table-cell table:formula="of:=[$'In-work poverty'.H34]" office:value-type="percentage" office:value="0.45" calcext:value-type="percentage">
            <text:p>45%</text:p>
          </table:table-cell>
          <table:table-cell table:formula="of:=[$'In-work poverty'.L34]" office:value-type="percentage" office:value="0.49" calcext:value-type="percentage">
            <text:p>49%</text:p>
          </table:table-cell>
        </table:table-row>
        <table:table-row table:style-name="ro2">
          <table:table-cell table:formula="of:=[$'CSV poverty_ahc-bhc_relative'.A7]" office:value-type="string" office:string-value="1999-00" calcext:value-type="string">
            <text:p>1999-00</text:p>
          </table:table-cell>
          <table:table-cell table:formula="of:=[$'In-work poverty'.H35]" office:value-type="percentage" office:value="0.42" calcext:value-type="percentage">
            <text:p>42%</text:p>
          </table:table-cell>
          <table:table-cell table:formula="of:=[$'In-work poverty'.L35]" office:value-type="percentage" office:value="0.44" calcext:value-type="percentage">
            <text:p>44%</text:p>
          </table:table-cell>
        </table:table-row>
        <table:table-row table:style-name="ro2">
          <table:table-cell table:formula="of:=[$'CSV poverty_ahc-bhc_relative'.A8]" office:value-type="string" office:string-value="2000-01" calcext:value-type="string">
            <text:p>2000-01</text:p>
          </table:table-cell>
          <table:table-cell table:formula="of:=[$'In-work poverty'.H36]" office:value-type="percentage" office:value="0.48" calcext:value-type="percentage">
            <text:p>48%</text:p>
          </table:table-cell>
          <table:table-cell table:formula="of:=[$'In-work poverty'.L36]" office:value-type="percentage" office:value="0.5" calcext:value-type="percentage">
            <text:p>50%</text:p>
          </table:table-cell>
        </table:table-row>
        <table:table-row table:style-name="ro2">
          <table:table-cell table:formula="of:=[$'CSV poverty_ahc-bhc_relative'.A9]" office:value-type="string" office:string-value="2001-02" calcext:value-type="string">
            <text:p>2001-02</text:p>
          </table:table-cell>
          <table:table-cell table:formula="of:=[$'In-work poverty'.H37]" office:value-type="percentage" office:value="0.5" calcext:value-type="percentage">
            <text:p>50%</text:p>
          </table:table-cell>
          <table:table-cell table:formula="of:=[$'In-work poverty'.L37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10]" office:value-type="string" office:string-value="2002-03" calcext:value-type="string">
            <text:p>2002-03</text:p>
          </table:table-cell>
          <table:table-cell table:formula="of:=[$'In-work poverty'.H38]" office:value-type="percentage" office:value="0.5" calcext:value-type="percentage">
            <text:p>50%</text:p>
          </table:table-cell>
          <table:table-cell table:formula="of:=[$'In-work poverty'.L38]" office:value-type="percentage" office:value="0.54" calcext:value-type="percentage">
            <text:p>54%</text:p>
          </table:table-cell>
        </table:table-row>
        <table:table-row table:style-name="ro2">
          <table:table-cell table:formula="of:=[$'CSV poverty_ahc-bhc_relative'.A11]" office:value-type="string" office:string-value="2003-04" calcext:value-type="string">
            <text:p>2003-04</text:p>
          </table:table-cell>
          <table:table-cell table:formula="of:=[$'In-work poverty'.H39]" office:value-type="percentage" office:value="0.43" calcext:value-type="percentage">
            <text:p>43%</text:p>
          </table:table-cell>
          <table:table-cell table:formula="of:=[$'In-work poverty'.L39]" office:value-type="percentage" office:value="0.48" calcext:value-type="percentage">
            <text:p>48%</text:p>
          </table:table-cell>
        </table:table-row>
        <table:table-row table:style-name="ro2">
          <table:table-cell table:formula="of:=[$'CSV poverty_ahc-bhc_relative'.A12]" office:value-type="string" office:string-value="2004-05" calcext:value-type="string">
            <text:p>2004-05</text:p>
          </table:table-cell>
          <table:table-cell table:formula="of:=[$'In-work poverty'.H40]" office:value-type="percentage" office:value="0.45" calcext:value-type="percentage">
            <text:p>45%</text:p>
          </table:table-cell>
          <table:table-cell table:formula="of:=[$'In-work poverty'.L40]" office:value-type="percentage" office:value="0.49" calcext:value-type="percentage">
            <text:p>49%</text:p>
          </table:table-cell>
        </table:table-row>
        <table:table-row table:style-name="ro2">
          <table:table-cell table:formula="of:=[$'CSV poverty_ahc-bhc_relative'.A13]" office:value-type="string" office:string-value="2005-06" calcext:value-type="string">
            <text:p>2005-06</text:p>
          </table:table-cell>
          <table:table-cell table:formula="of:=[$'In-work poverty'.H41]" office:value-type="percentage" office:value="0.56" calcext:value-type="percentage">
            <text:p>56%</text:p>
          </table:table-cell>
          <table:table-cell table:formula="of:=[$'In-work poverty'.L41]" office:value-type="percentage" office:value="0.55" calcext:value-type="percentage">
            <text:p>55%</text:p>
          </table:table-cell>
        </table:table-row>
        <table:table-row table:style-name="ro2">
          <table:table-cell table:formula="of:=[$'CSV poverty_ahc-bhc_relative'.A14]" office:value-type="string" office:string-value="2006-07" calcext:value-type="string">
            <text:p>2006-07</text:p>
          </table:table-cell>
          <table:table-cell table:formula="of:=[$'In-work poverty'.H42]" office:value-type="percentage" office:value="0.49" calcext:value-type="percentage">
            <text:p>49%</text:p>
          </table:table-cell>
          <table:table-cell table:formula="of:=[$'In-work poverty'.L42]" office:value-type="percentage" office:value="0.5" calcext:value-type="percentage">
            <text:p>50%</text:p>
          </table:table-cell>
        </table:table-row>
        <table:table-row table:style-name="ro2">
          <table:table-cell table:formula="of:=[$'CSV poverty_ahc-bhc_relative'.A15]" office:value-type="string" office:string-value="2007-08" calcext:value-type="string">
            <text:p>2007-08</text:p>
          </table:table-cell>
          <table:table-cell table:formula="of:=[$'In-work poverty'.H43]" office:value-type="percentage" office:value="0.48" calcext:value-type="percentage">
            <text:p>48%</text:p>
          </table:table-cell>
          <table:table-cell table:formula="of:=[$'In-work poverty'.L43]" office:value-type="percentage" office:value="0.53" calcext:value-type="percentage">
            <text:p>53%</text:p>
          </table:table-cell>
        </table:table-row>
        <table:table-row table:style-name="ro2">
          <table:table-cell table:formula="of:=[$'CSV poverty_ahc-bhc_relative'.A16]" office:value-type="string" office:string-value="2008-09" calcext:value-type="string">
            <text:p>2008-09</text:p>
          </table:table-cell>
          <table:table-cell table:formula="of:=[$'In-work poverty'.H44]" office:value-type="percentage" office:value="0.52" calcext:value-type="percentage">
            <text:p>52%</text:p>
          </table:table-cell>
          <table:table-cell table:formula="of:=[$'In-work poverty'.L44]" office:value-type="percentage" office:value="0.52" calcext:value-type="percentage">
            <text:p>52%</text:p>
          </table:table-cell>
        </table:table-row>
        <table:table-row table:style-name="ro2">
          <table:table-cell table:formula="of:=[$'CSV poverty_ahc-bhc_relative'.A17]" office:value-type="string" office:string-value="2009-10" calcext:value-type="string">
            <text:p>2009-10</text:p>
          </table:table-cell>
          <table:table-cell table:formula="of:=[$'In-work poverty'.H45]" office:value-type="percentage" office:value="0.47" calcext:value-type="percentage">
            <text:p>47%</text:p>
          </table:table-cell>
          <table:table-cell table:formula="of:=[$'In-work poverty'.L45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18]" office:value-type="string" office:string-value="2010-11" calcext:value-type="string">
            <text:p>2010-11</text:p>
          </table:table-cell>
          <table:table-cell table:formula="of:=[$'In-work poverty'.H46]" office:value-type="percentage" office:value="0.55" calcext:value-type="percentage">
            <text:p>55%</text:p>
          </table:table-cell>
          <table:table-cell table:formula="of:=[$'In-work poverty'.L46]" office:value-type="percentage" office:value="0.54" calcext:value-type="percentage">
            <text:p>54%</text:p>
          </table:table-cell>
        </table:table-row>
        <table:table-row table:style-name="ro2">
          <table:table-cell table:formula="of:=[$'CSV poverty_ahc-bhc_relative'.A19]" office:value-type="string" office:string-value="2011-12" calcext:value-type="string">
            <text:p>2011-12</text:p>
          </table:table-cell>
          <table:table-cell table:formula="of:=[$'In-work poverty'.H47]" office:value-type="percentage" office:value="0.51" calcext:value-type="percentage">
            <text:p>51%</text:p>
          </table:table-cell>
          <table:table-cell table:formula="of:=[$'In-work poverty'.L47]" office:value-type="percentage" office:value="0.5" calcext:value-type="percentage">
            <text:p>50%</text:p>
          </table:table-cell>
        </table:table-row>
        <table:table-row table:style-name="ro2">
          <table:table-cell table:formula="of:=[$'CSV poverty_ahc-bhc_relative'.A20]" office:value-type="string" office:string-value="2012-13" calcext:value-type="string">
            <text:p>2012-13</text:p>
          </table:table-cell>
          <table:table-cell table:formula="of:=[$'In-work poverty'.H48]" office:value-type="percentage" office:value="0.56" calcext:value-type="percentage">
            <text:p>56%</text:p>
          </table:table-cell>
          <table:table-cell table:formula="of:=[$'In-work poverty'.L48]" office:value-type="percentage" office:value="0.56" calcext:value-type="percentage">
            <text:p>56%</text:p>
          </table:table-cell>
        </table:table-row>
        <table:table-row table:style-name="ro2">
          <table:table-cell table:formula="of:=[$'CSV poverty_ahc-bhc_relative'.A21]" office:value-type="string" office:string-value="2013-14" calcext:value-type="string">
            <text:p>2013-14</text:p>
          </table:table-cell>
          <table:table-cell table:formula="of:=[$'In-work poverty'.H49]" office:value-type="percentage" office:value="0.56" calcext:value-type="percentage">
            <text:p>56%</text:p>
          </table:table-cell>
          <table:table-cell table:formula="of:=[$'In-work poverty'.L49]" office:value-type="percentage" office:value="0.51" calcext:value-type="percentage">
            <text:p>51%</text:p>
          </table:table-cell>
        </table:table-row>
        <table:table-row table:style-name="ro2">
          <table:table-cell table:formula="of:=[$'CSV poverty_ahc-bhc_relative'.A22]" office:value-type="string" office:string-value="2014-15" calcext:value-type="string">
            <text:p>2014-15</text:p>
          </table:table-cell>
          <table:table-cell table:formula="of:=[$'In-work poverty'.H50]" office:value-type="percentage" office:value="0.66" calcext:value-type="percentage">
            <text:p>66%</text:p>
          </table:table-cell>
          <table:table-cell table:formula="of:=[$'In-work poverty'.L50]" office:value-type="percentage" office:value="0.58" calcext:value-type="percentage">
            <text:p>58%</text:p>
          </table:table-cell>
        </table:table-row>
        <table:table-row table:style-name="ro2">
          <table:table-cell table:formula="of:=[$'CSV poverty_ahc-bhc_relative'.A23]" office:value-type="string" office:string-value="2015-16" calcext:value-type="string">
            <text:p>2015-16</text:p>
          </table:table-cell>
          <table:table-cell table:formula="of:=[$'In-work poverty'.H51]" office:value-type="percentage" office:value="0.7" calcext:value-type="percentage">
            <text:p>70%</text:p>
          </table:table-cell>
          <table:table-cell table:formula="of:=[$'In-work poverty'.L51]" office:value-type="percentage" office:value="0.64" calcext:value-type="percentage">
            <text:p>64%</text:p>
          </table:table-cell>
        </table:table-row>
        <table:table-row table:style-name="ro2">
          <table:table-cell table:formula="of:=[$'CSV poverty_ahc-bhc_relative'.A24]" office:value-type="string" office:string-value="2016-17" calcext:value-type="string">
            <text:p>2016-17</text:p>
          </table:table-cell>
          <table:table-cell table:formula="of:=[$'In-work poverty'.H52]" office:value-type="percentage" office:value="0.61" calcext:value-type="percentage">
            <text:p>61%</text:p>
          </table:table-cell>
          <table:table-cell table:formula="of:=[$'In-work poverty'.L52]" office:value-type="percentage" office:value="0.56" calcext:value-type="percentage">
            <text:p>56%</text:p>
          </table:table-cell>
        </table:table-row>
        <table:table-row table:style-name="ro2">
          <table:table-cell table:formula="of:=[$'CSV poverty_ahc-bhc_relative'.A25]" office:value-type="string" office:string-value="2017-18" calcext:value-type="string">
            <text:p>2017-18</text:p>
          </table:table-cell>
          <table:table-cell table:formula="of:=[$'In-work poverty'.H53]" office:value-type="percentage" office:value="0.66" calcext:value-type="percentage">
            <text:p>66%</text:p>
          </table:table-cell>
          <table:table-cell table:formula="of:=[$'In-work poverty'.L53]" office:value-type="percentage" office:value="0.6" calcext:value-type="percentage">
            <text:p>60%</text:p>
          </table:table-cell>
        </table:table-row>
        <table:table-row table:style-name="ro2">
          <table:table-cell table:formula="of:=[$'CSV poverty_ahc-bhc_relative'.A26]" office:value-type="string" office:string-value="2018-19" calcext:value-type="string">
            <text:p>2018-19</text:p>
          </table:table-cell>
          <table:table-cell table:formula="of:=[$'In-work poverty'.H54]" office:value-type="percentage" office:value="0.67" calcext:value-type="percentage">
            <text:p>67%</text:p>
          </table:table-cell>
          <table:table-cell table:formula="of:=[$'In-work poverty'.L54]" office:value-type="percentage" office:value="0.63" calcext:value-type="percentage">
            <text:p>63%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% of households in in-work relative poverty after housing costs</text:p>
          </table:table-cell>
          <table:table-cell/>
        </table:table-row>
        <table:table-row table:style-name="ro2">
          <table:table-cell office:value-type="string" calcext:value-type="string">
            <text:p>SYMBOLS</text:p>
          </table:table-cell>
          <table:table-cell table:style-name="ce62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table:number-columns-repeated="3"/>
        </table:table-row>
      </table:table>
      <table:named-expressions>
        <table:named-expression table:name="abspovch" table:base-cell-address="$'Income decile points'.$A$1" table:expression="[$'Absolute poverty'.$F$6:.$F$27];[$'Absolute poverty'.$H$6:.$H$27]"/>
        <table:named-expression table:name="abspovpn" table:base-cell-address="$'Income decile points'.$A$1" table:expression="[$'Absolute poverty'.$N$6:.$N$27];[$'Absolute poverty'.$P$6:.$P$27]"/>
        <table:named-expression table:name="abspovpp" table:base-cell-address="$'Income decile points'.$A$1" table:expression="[$'Absolute poverty'.$B$6:.$B$27];[$'Absolute poverty'.$D$6:.$D$27]"/>
        <table:named-expression table:name="abspovwa" table:base-cell-address="$'Income decile points'.$A$1" table:expression="[$'Absolute poverty'.$J$6:.$J$27];[$'Absolute poverty'.$L$6:.$L$27]"/>
        <table:named-range table:name="CP_target1" table:base-cell-address="$'Income decile points'.$A$1" table:cell-range-address="$'Relative poverty'.$H$32:.$I$62"/>
        <table:named-range table:name="CP_target2" table:base-cell-address="$'Income decile points'.$A$1" table:cell-range-address="$'Absolute poverty'.$H$32:.$I$62"/>
        <table:named-range table:name="decilepoints" table:base-cell-address="$'Income decile points'.$A$1" table:cell-range-address="$'Income decile points'.$A$20:.$J$25"/>
        <table:named-range table:name="Palma" table:base-cell-address="$'Income decile points'.$A$1" table:cell-range-address="$'Palma + Gini'.$A$3:.$B$25"/>
        <table:named-expression table:name="relpovch" table:base-cell-address="$'Income decile points'.$A$1" table:expression="[$'Relative poverty'.$F$6:.$F$27];[$'Relative poverty'.$H$6:.$H$27]"/>
        <table:named-expression table:name="relpovpn" table:base-cell-address="$'Income decile points'.$A$1" table:expression="[$'Relative poverty'.$P$6:.$P$27];[$'Relative poverty'.$N$6:.$N$27]"/>
        <table:named-expression table:name="relpovpp" table:base-cell-address="$'Income decile points'.$A$1" table:expression="[$'Relative poverty'.$B$6:.$B$27];[$'Relative poverty'.$D$6:.$D$27]"/>
        <table:named-expression table:name="relpovwa" table:base-cell-address="$'Income decile points'.$A$1" table:expression="[$'Relative poverty'.$J$6:.$J$27];[$'Relative poverty'.$L$6:.$L$27]"/>
        <table:named-expression table:name="workpovch" table:base-cell-address="$'Income decile points'.$A$1" table:expression="[$'In-work poverty'.$F$6:.$F$25];[$'In-work poverty'.$H$6:.$H$25]"/>
        <table:named-expression table:name="workpovwa" table:base-cell-address="$'Income decile points'.$A$1" table:expression="[$'In-work poverty'.$J$6:.$J$25];[$'In-work poverty'.$L$6:.$L$25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/>
    </number:number-style>
    <number:percentage-style style:name="N163">
      <number:number number:decimal-places="1" loext:min-decimal-places="1" number:min-integer-digits="1"/>
      <number:text>%</number:text>
    </number:percentage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7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0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£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£</number:text>
      <number:number number:decimal-places="0" loext:min-decimal-places="0" number:min-integer-digits="1" number:grouping="true"/>
    </number:number-style>
    <number:number-style style:name="N185P0" style:volatile="true">
      <number:text>£</number:text>
      <number:number number:decimal-places="0" loext:min-decimal-places="0" number:min-integer-digits="1" number:grouping="true"/>
    </number:number-style>
    <number:number-style style:name="N185">
      <number:text>-£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0" loext:min-decimal-places="0" number:min-integer-digits="1" number:grouping="true"/>
    </number:number-style>
    <number:number-style style:name="N18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">
      <number:text>£</number:text>
      <number:number number:decimal-places="2" loext:min-decimal-places="2" number:min-integer-digits="1" number:grouping="true"/>
    </number:number-style>
    <number:number-style style:name="N188P0" style:volatile="true">
      <number:text>£</number:text>
      <number:number number:decimal-places="2" loext:min-decimal-places="2" number:min-integer-digits="1" number:grouping="true"/>
    </number:number-style>
    <number:number-style style:name="N188">
      <number:text>-£</number:text>
      <number:number number:decimal-places="2" loext:min-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2" loext:min-decimal-places="2" number:min-integer-digits="1" number:grouping="true"/>
    </number:number-style>
    <number:number-style style:name="N18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2" style:volatile="true">
      <loext:fill-character> </loext:fill-character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£</loext:text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">
      <number:number number:decimal-places="1" loext:min-decimal-places="1" number:min-integer-digits="1" number:grouping="true"/>
    </number:number-style>
    <number:currency-style style:name="N203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03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03P0"/>
    </number:currency-style>
    <number:number-style style:name="N204">
      <number:number number:decimal-places="9" loext:min-decimal-places="9" number:min-integer-digits="1"/>
    </number:number-style>
    <number:number-style style:name="N205">
      <number:number number:decimal-places="8" loext:min-decimal-places="8" number:min-integer-digits="1"/>
    </number:number-style>
    <number:number-style style:name="N206">
      <number:number number:decimal-places="7" loext:min-decimal-places="7" number:min-integer-digits="1"/>
    </number:number-style>
    <number:number-style style:name="N207">
      <number:number number:decimal-places="6" loext:min-decimal-places="6" number:min-integer-digits="1"/>
    </number:number-style>
    <number:number-style style:name="N208">
      <number:number number:decimal-places="5" loext:min-decimal-places="5" number:min-integer-digits="1"/>
    </number:number-style>
    <number:number-style style:name="N209">
      <number:number number:decimal-places="4" loext:min-decimal-places="4" number:min-integer-digits="1"/>
    </number:number-style>
    <number:number-style style:name="N210">
      <number:number number:decimal-places="3" loext:min-decimal-places="3" number:min-integer-digits="1"/>
    </number:number-style>
    <number:number-style style:name="N2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3P0"/>
    </number:number-style>
    <number:number-style style:name="N2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loext:min-decimal-places="1" number:min-integer-digits="0"/>
    </number:number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2" style:volatile="true">
      <loext:text> £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currency-style style:name="N23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30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30P0"/>
    </number:currency-style>
    <number:number-style style:name="N231P0" style:volatile="true">
      <number:number number:decimal-places="0" loext:min-decimal-places="0" number:min-integer-digits="1" number:grouping="true"/>
      <number:text> </number:text>
    </number:number-style>
    <number:number-style style:name="N23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31P0"/>
    </number:number-style>
    <number:percentage-style style:name="N232P0" style:volatile="true">
      <number:number number:decimal-places="0" loext:min-decimal-places="0" number:min-integer-digits="1"/>
      <number:text>%</number:text>
    </number:percentage-style>
    <number:percentage-style style:name="N232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32P0"/>
    </number:percentage-style>
    <number:number-style style:name="N234P0" style:volatile="true">
      <number:text>Yes</number:text>
    </number:number-style>
    <number:number-style style:name="N234P1" style:volatile="true">
      <number:text>Yes</number:text>
    </number:number-style>
    <number:number-style style:name="N234">
      <number:text>No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True</number:text>
    </number:number-style>
    <number:number-style style:name="N236P1" style:volatile="true">
      <number:text>True</number:text>
    </number:number-style>
    <number:number-style style:name="N236">
      <number:text>False</number:text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On</number:text>
    </number:number-style>
    <number:number-style style:name="N238P1" style:volatile="true">
      <number:text>On</number:text>
    </number:number-style>
    <number:number-style style:name="N238">
      <number:text>Off</number:text>
      <style:map style:condition="value()&gt;0" style:apply-style-name="N238P0"/>
      <style:map style:condition="value()&lt;0" style:apply-style-name="N238P1"/>
    </number:number-style>
    <number:currency-style style:name="N24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0P0"/>
    </number:currency-style>
    <number:number-style style:name="N241P0" style:volatile="true">
      <number:number number:decimal-places="0" loext:min-decimal-places="0" number:min-integer-digits="1" number:grouping="true"/>
    </number:number-style>
    <number:number-style style:name="N241">
      <number:number number:decimal-places="0" loext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loext:min-decimal-places="0" number:min-integer-digits="1"/>
    </number:number-style>
    <number:number-style style:name="N242">
      <number:number number:decimal-places="0" loext:min-decimal-places="0" number:min-integer-digits="1"/>
      <style:map style:condition="value()&gt;=0" style:apply-style-name="N242P0"/>
    </number:number-style>
    <number:percentage-style style:name="N243P0" style:volatile="true">
      <number:number number:decimal-places="1" loext:min-decimal-places="1" number:min-integer-digits="1"/>
      <number:text>%</number:text>
    </number:percentage-style>
    <number:percentage-style style:name="N243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43P0"/>
    </number:percentage-style>
    <number:number-style style:name="N244">
      <number:number number:decimal-places="3" loext:min-decimal-places="3" number:min-integer-digits="1" number:grouping="true"/>
    </number:number-style>
    <number:currency-style style:name="N2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5P0"/>
    </number:currency-style>
    <number:number-style style:name="N246">
      <number:number number:decimal-places="12" loext:min-decimal-places="12" number:min-integer-digits="1"/>
    </number:number-style>
    <number:number-style style:name="N247">
      <number:number number:decimal-places="11" loext:min-decimal-places="11" number:min-integer-digits="1"/>
    </number:number-style>
    <number:number-style style:name="N248">
      <number:number number:decimal-places="10" loext:min-decimal-places="10" number:min-integer-digits="1"/>
    </number:number-style>
    <number:date-style style:name="N249">
      <number:day number:style="long"/>
      <number:text>-</number:text>
      <number:month number:textual="true"/>
      <number:text>-</number:text>
      <number:year number:style="long"/>
    </number:date-style>
    <number:date-style style:name="N250" number:title="User-defined">
      <number:day number:style="long"/>
      <number:text>-</number:text>
      <number:month number:textual="true"/>
      <number:text>-</number:text>
      <number:year/>
    </number:date-style>
    <number:currency-style style:name="N25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1P0"/>
    </number:currency-style>
    <number:currency-style style:name="N25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5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52P0"/>
    </number:currency-style>
    <number:currency-style style:name="N25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3P0"/>
    </number:currency-style>
    <number:currency-style style:name="N25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5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54P0"/>
    </number:currency-style>
    <number:number-style style:name="N255P0" style:volatile="true">
      <number:number number:decimal-places="0" loext:min-decimal-places="0" number:min-integer-digits="1" number:grouping="true"/>
      <number:text> </number:text>
    </number:number-style>
    <number:number-style style:name="N2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number number:decimal-places="2" loext:min-decimal-places="2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56P0"/>
    </number:number-style>
    <number:number-style style:name="N2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57P2" style:volatile="true">
      <loext:text> </loext:text>
      <loext:fill-character> </loext:fill-character>
      <number:text>-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currency-style style:name="N25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5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58P2" style:volatile="true">
      <number:text> </number:text>
      <number:currency-symbol/>
      <loext:fill-character> </loext:fill-character>
      <number:text>- </number:text>
    </number:currency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currency-style style:name="N26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6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6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2:22:39.986497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0T14:11:19.792428395</meta:creation-date>
    <dc:date>2020-09-14T14:23:44.751733890</dc:date>
    <dc:creator>Andrew Conway</dc:creator>
    <meta:editing-duration>PT2H12M39S</meta:editing-duration>
    <meta:editing-cycles>10</meta:editing-cycles>
    <meta:generator>LibreOffice/6.4.5.2$Linux_X86_64 LibreOffice_project/40$Build-2</meta:generator>
    <meta:document-statistic meta:table-count="14" meta:cell-count="510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draw:fill-color="#ff950e" draw:textarea-horizontal-align="justify" draw:textarea-vertical-align="middle" draw:auto-grow-height="false" fo:min-height="1.334cm" fo:min-width="2.336cm"/>
    </style:style>
    <style:style style:name="gr2" style:family="graphic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51cm"/>
    </style:style>
    <style:style style:name="gr4" style:family="graphic">
      <style:graphic-properties draw:stroke="none" svg:stroke-color="#000000" draw:fill="none" draw:fill-color="#ffffff" fo:min-height="0.992cm"/>
      <style:paragraph-properties style:writing-mode="lr-tb"/>
    </style:style>
    <style:style style:name="gr5" style:family="graphic">
      <style:graphic-properties svg:stroke-width="0.305cm" svg:stroke-color="#000000" draw:marker-start-width="0.66cm" draw:marker-end="Arrow" draw:marker-end-width="0.305cm" draw:fill="solid" draw:fill-color="#000000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-color="#ff950e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24pt"/>
    </style:style>
    <style:style style:name="T1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</office:automatic-styles>
  <office:body>
    <office:chart>
      <chart:chart svg:width="39.752cm" svg:height="14.812cm" xlink:href=".." xlink:type="simple" chart:class="chart:bar" chart:style-name="ch1">
        <chart:title svg:x="12.54cm" svg:y="0.432cm" chart:style-name="ch2">
          <text:p>Income deciles - less tax plus benefits</text:p>
        </chart:title>
        <chart:plot-area chart:style-name="ch3" table:cell-range-address="'Income deciles'.F2:'Income deciles'.G12 'Income deciles'.A3:'Income deciles'.A12" chart:data-source-has-labels="both" svg:x="0.794cm" svg:y="2.189cm" svg:width="35.435cm" svg:height="10.849cm">
          <chartooo:coordinate-region svg:x="4.035cm" svg:y="2.189cm" svg:width="30.883cm" svg:height="9.646cm"/>
          <chart:axis chart:dimension="x" chart:name="primary-x" chart:style-name="ch4" chartooo:axis-type="auto">
            <chartooo:date-scale/>
            <chart:categories table:cell-range-address="'Income deciles'.F2:'Income deciles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come deciles'.F3:'Income deciles'.G3" chart:label-cell-address="'Income deciles'.A3:'Income deciles'.A3" chart:class="chart:bar">
            <chart:data-point chart:repeated="2"/>
          </chart:series>
          <chart:series chart:style-name="ch8" chart:values-cell-range-address="'Income deciles'.F4:'Income deciles'.G4" chart:label-cell-address="'Income deciles'.A4:'Income deciles'.A4" chart:class="chart:bar">
            <chart:data-point chart:repeated="2"/>
          </chart:series>
          <chart:series chart:style-name="ch9" chart:values-cell-range-address="'Income deciles'.F5:'Income deciles'.G5" chart:label-cell-address="'Income deciles'.A5:'Income deciles'.A5" chart:class="chart:bar">
            <chart:data-point chart:repeated="2"/>
          </chart:series>
          <chart:series chart:style-name="ch10" chart:values-cell-range-address="'Income deciles'.F6:'Income deciles'.G6" chart:label-cell-address="'Income deciles'.A6:'Income deciles'.A6" chart:class="chart:bar">
            <chart:data-point chart:repeated="2"/>
          </chart:series>
          <chart:series chart:style-name="ch11" chart:values-cell-range-address="'Income deciles'.F7:'Income deciles'.G7" chart:label-cell-address="'Income deciles'.A7:'Income deciles'.A7" chart:class="chart:bar">
            <chart:data-point chart:repeated="2"/>
          </chart:series>
          <chart:series chart:style-name="ch12" chart:values-cell-range-address="'Income deciles'.F8:'Income deciles'.G8" chart:label-cell-address="'Income deciles'.A8:'Income deciles'.A8" chart:class="chart:bar">
            <chart:data-point chart:repeated="2"/>
          </chart:series>
          <chart:series chart:style-name="ch13" chart:values-cell-range-address="'Income deciles'.F9:'Income deciles'.G9" chart:label-cell-address="'Income deciles'.A9:'Income deciles'.A9" chart:class="chart:bar">
            <chart:data-point chart:repeated="2"/>
          </chart:series>
          <chart:series chart:style-name="ch14" chart:values-cell-range-address="'Income deciles'.F10:'Income deciles'.G10" chart:label-cell-address="'Income deciles'.A10:'Income deciles'.A10" chart:class="chart:bar">
            <chart:data-point chart:repeated="2"/>
          </chart:series>
          <chart:series chart:style-name="ch15" chart:values-cell-range-address="'Income deciles'.F11:'Income deciles'.G11" chart:label-cell-address="'Income deciles'.A11:'Income deciles'.A11" chart:class="chart:bar">
            <chart:data-point chart:repeated="2"/>
          </chart:series>
          <chart:series chart:style-name="ch16" chart:values-cell-range-address="'Income deciles'.F12:'Income deciles'.G12" chart:label-cell-address="'Income deciles'.A12:'Income deciles'.A12" chart:class="chart:bar">
            <chart:data-point chart:repeated="2"/>
          </chart:series>
          <chart:wall chart:style-name="ch17"/>
          <chart:floor chart:style-name="ch18"/>
        </chart:plot-area>
        <draw:custom-shape draw:style-name="gr1" draw:text-style-name="P1" svg:width="2.669cm" svg:height="2.667cm" svg:x="34.918cm" svg:y="3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2.669cm" svg:height="2.667cm" svg:x="34.918cm" svg:y="8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svg:width="29.085cm" svg:height="1.907cm" svg:x="7.499cm" svg:y="5.805cm">
          <draw:text-box>
            <text:p><text:span text:style-name="T1">1 <text:s text:c="14"/>2 <text:s text:c="6"/>3 <text:s text:c="5"/>4 <text:s text:c="6"/>5 <text:s text:c="6"/>6 <text:s text:c="6"/>7 <text:s text:c="10"/>8 <text:s text:c="14"/>9 <text:s text:c="23"/>10</text:span></text:p>
          </draw:text-box>
        </draw:frame>
        <draw:frame draw:style-name="gr3" draw:text-style-name="P3" svg:width="0.091cm" svg:height="0.954cm" svg:x="7.636cm" svg:y="6.313cm">
          <draw:text-box>
            <text:p/>
          </draw:text-box>
        </draw:frame>
        <draw:frame draw:style-name="gr4" draw:text-style-name="P2" svg:width="2.963cm" svg:height="0.992cm" svg:x="18.372cm" svg:y="6.62cm">
          <draw:text-box>
            <text:p><text:span text:style-name="T1">median</text:span></text:p>
          </draw:text-box>
        </draw:frame>
        <draw:line draw:style-name="gr5" draw:text-style-name="P4" svg:x1="20.544cm" svg:y1="7.549cm" svg:x2="20.545cm" svg:y2="8.083cm">
          <text:p/>
        </draw:line>
        <draw:line draw:style-name="gr5" draw:text-style-name="P5" svg:x1="18.874cm" svg:y1="6.551cm" svg:x2="18.874cm" svg:y2="6.017cm">
          <text:p/>
        </draw:line>
        <draw:frame draw:style-name="gr2" draw:text-style-name="P2" svg:width="29.085cm" svg:height="1.907cm" svg:x="8.502cm" svg:y="10.628cm">
          <draw:text-box>
            <text:p><text:span text:style-name="T1">1 <text:s text:c="18"/>2 <text:s text:c="5"/>3 <text:s text:c="5"/>4 <text:s text:c="6"/>5 <text:s text:c="5"/>6 <text:s text:c="6"/>7 <text:s text:c="10"/>8 <text:s text:c="16"/>9 <text:s text:c="15"/>1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'Income deciles'.F2:'Income deciles'.G2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Income deciles'.A3:'Income deciles'.A3</svg:desc>
                </draw:g>
              </table:table-cell>
              <table:table-cell office:value-type="float" office:value="13520">
                <text:p>13520</text:p>
                <draw:g>
                  <svg:desc>'Income deciles'.F3:'Income deciles'.G3</svg:desc>
                </draw:g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</text:p>
                <draw:g>
                  <svg:desc>'Income deciles'.A4:'Income deciles'.A4</svg:desc>
                </draw:g>
              </table:table-cell>
              <table:table-cell office:value-type="float" office:value="4056">
                <text:p>4056</text:p>
                <draw:g>
                  <svg:desc>'Income deciles'.F4:'Income deciles'.G4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'Income deciles'.A5:'Income deciles'.A5</svg:desc>
                </draw:g>
              </table:table-cell>
              <table:table-cell office:value-type="float" office:value="2964">
                <text:p>2964</text:p>
                <draw:g>
                  <svg:desc>'Income deciles'.F5:'Income deciles'.G5</svg:desc>
                </draw:g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</text:p>
                <draw:g>
                  <svg:desc>'Income deciles'.A6:'Income deciles'.A6</svg:desc>
                </draw:g>
              </table:table-cell>
              <table:table-cell office:value-type="float" office:value="2964">
                <text:p>2964</text:p>
                <draw:g>
                  <svg:desc>'Income deciles'.F6:'Income deciles'.G6</svg:desc>
                </draw:g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5</text:p>
                <draw:g>
                  <svg:desc>'Income deciles'.A7:'Income deciles'.A7</svg:desc>
                </draw:g>
              </table:table-cell>
              <table:table-cell office:value-type="float" office:value="3224">
                <text:p>3224</text:p>
                <draw:g>
                  <svg:desc>'Income deciles'.F7:'Income deciles'.G7</svg:desc>
                </draw:g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  <draw:g>
                  <svg:desc>'Income deciles'.A8:'Income deciles'.A8</svg:desc>
                </draw:g>
              </table:table-cell>
              <table:table-cell office:value-type="float" office:value="3172">
                <text:p>3172</text:p>
                <draw:g>
                  <svg:desc>'Income deciles'.F8:'Income deciles'.G8</svg:desc>
                </draw:g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</text:p>
                <draw:g>
                  <svg:desc>'Income deciles'.A9:'Income deciles'.A9</svg:desc>
                </draw:g>
              </table:table-cell>
              <table:table-cell office:value-type="float" office:value="4264">
                <text:p>4264</text:p>
                <draw:g>
                  <svg:desc>'Income deciles'.F9:'Income deciles'.G9</svg:desc>
                </draw:g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8</text:p>
                <draw:g>
                  <svg:desc>'Income deciles'.A10:'Income deciles'.A10</svg:desc>
                </draw:g>
              </table:table-cell>
              <table:table-cell office:value-type="float" office:value="5304">
                <text:p>5304</text:p>
                <draw:g>
                  <svg:desc>'Income deciles'.F10:'Income deciles'.G10</svg:desc>
                </draw:g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9</text:p>
                <draw:g>
                  <svg:desc>'Income deciles'.A11:'Income deciles'.A11</svg:desc>
                </draw:g>
              </table:table-cell>
              <table:table-cell office:value-type="float" office:value="9724">
                <text:p>9724</text:p>
                <draw:g>
                  <svg:desc>'Income deciles'.F11:'Income deciles'.G11</svg:desc>
                </draw:g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0</text:p>
                <draw:g>
                  <svg:desc>'Income deciles'.A12:'Income deciles'.A12</svg:desc>
                </draw:g>
              </table:table-cell>
              <table:table-cell office:value-type="float" office:value="808">
                <text:p>808</text:p>
                <draw:g>
                  <svg:desc>'Income deciles'.F12:'Income deciles'.G12</svg:desc>
                </draw:g>
              </table:table-cell>
              <table:table-cell office:value-type="float" office:value="4396">
                <text:p>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marker draw:name="Arrow" svg:viewBox="0 0 20 30" svg:d="M10 0l-10 30h20z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solid" draw:fill-color="#999999" draw:textarea-horizontal-align="justify" draw:textarea-vertical-align="middle" draw:auto-grow-height="false" fo:min-height="1.334cm" fo:min-width="2.336cm"/>
    </style:style>
    <style:style style:name="gr2" style:family="graphic">
      <style:graphic-properties draw:stroke="none" svg:stroke-color="#000000" draw:fill="none" draw:fill-color="#ffffff" fo:min-height="1.907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54cm"/>
    </style:style>
    <style:style style:name="gr4" style:family="graphic">
      <style:graphic-properties draw:stroke="none" svg:stroke-color="#000000" draw:fill="none" draw:fill-color="#ffffff" fo:min-height="0.992cm"/>
      <style:paragraph-properties style:writing-mode="lr-tb"/>
    </style:style>
    <style:style style:name="gr5" style:family="graphic">
      <style:graphic-properties svg:stroke-width="0.305cm" svg:stroke-color="#000000" draw:marker-start-width="0.66cm" draw:marker-end="Arrow" draw:marker-end-width="0.305cm" draw:fill="solid" draw:fill-color="#000000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="solid" draw:fill-color="#999999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font-size="24pt"/>
    </style:style>
    <style:style style:name="T1" style:family="text">
      <style:text-properties fo:font-family="'Liberation Sans'" style:font-style-name="Regular" style:font-family-generic="swiss" style:font-pitch="variable" fo:font-size="24pt" style:font-size-asian="24pt" style:font-size-complex="24pt"/>
    </style:style>
  </office:automatic-styles>
  <office:body>
    <office:chart>
      <chart:chart svg:width="39.752cm" svg:height="14.812cm" xlink:href=".." xlink:type="simple" chart:class="chart:bar" chart:style-name="ch1">
        <chart:title svg:x="12.54cm" svg:y="0.432cm" chart:style-name="ch2">
          <text:p>Income deciles - less tax plus benefits</text:p>
        </chart:title>
        <chart:plot-area chart:style-name="ch3" table:cell-range-address="'Income deciles'.F2:'Income deciles'.G12 'Income deciles'.A3:'Income deciles'.A12" chart:data-source-has-labels="both" svg:x="0.794cm" svg:y="2.189cm" svg:width="35.435cm" svg:height="10.849cm">
          <chartooo:coordinate-region svg:x="4.035cm" svg:y="2.189cm" svg:width="30.883cm" svg:height="9.646cm"/>
          <chart:axis chart:dimension="x" chart:name="primary-x" chart:style-name="ch4" chartooo:axis-type="auto">
            <chartooo:date-scale/>
            <chart:categories table:cell-range-address="'Income deciles'.F2:'Income deciles'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come deciles'.F3:'Income deciles'.G3" chart:label-cell-address="'Income deciles'.A3:'Income deciles'.A3" chart:class="chart:bar">
            <chart:data-point chart:repeated="2"/>
          </chart:series>
          <chart:series chart:style-name="ch8" chart:values-cell-range-address="'Income deciles'.F4:'Income deciles'.G4" chart:label-cell-address="'Income deciles'.A4:'Income deciles'.A4" chart:class="chart:bar">
            <chart:data-point chart:repeated="2"/>
          </chart:series>
          <chart:series chart:style-name="ch7" chart:values-cell-range-address="'Income deciles'.F5:'Income deciles'.G5" chart:label-cell-address="'Income deciles'.A5:'Income deciles'.A5" chart:class="chart:bar">
            <chart:data-point chart:repeated="2"/>
          </chart:series>
          <chart:series chart:style-name="ch8" chart:values-cell-range-address="'Income deciles'.F6:'Income deciles'.G6" chart:label-cell-address="'Income deciles'.A6:'Income deciles'.A6" chart:class="chart:bar">
            <chart:data-point chart:repeated="2"/>
          </chart:series>
          <chart:series chart:style-name="ch7" chart:values-cell-range-address="'Income deciles'.F7:'Income deciles'.G7" chart:label-cell-address="'Income deciles'.A7:'Income deciles'.A7" chart:class="chart:bar">
            <chart:data-point chart:repeated="2"/>
          </chart:series>
          <chart:series chart:style-name="ch8" chart:values-cell-range-address="'Income deciles'.F8:'Income deciles'.G8" chart:label-cell-address="'Income deciles'.A8:'Income deciles'.A8" chart:class="chart:bar">
            <chart:data-point chart:repeated="2"/>
          </chart:series>
          <chart:series chart:style-name="ch7" chart:values-cell-range-address="'Income deciles'.F9:'Income deciles'.G9" chart:label-cell-address="'Income deciles'.A9:'Income deciles'.A9" chart:class="chart:bar">
            <chart:data-point chart:repeated="2"/>
          </chart:series>
          <chart:series chart:style-name="ch8" chart:values-cell-range-address="'Income deciles'.F10:'Income deciles'.G10" chart:label-cell-address="'Income deciles'.A10:'Income deciles'.A10" chart:class="chart:bar">
            <chart:data-point chart:repeated="2"/>
          </chart:series>
          <chart:series chart:style-name="ch7" chart:values-cell-range-address="'Income deciles'.F11:'Income deciles'.G11" chart:label-cell-address="'Income deciles'.A11:'Income deciles'.A11" chart:class="chart:bar">
            <chart:data-point chart:repeated="2"/>
          </chart:series>
          <chart:series chart:style-name="ch8" chart:values-cell-range-address="'Income deciles'.F12:'Income deciles'.G12" chart:label-cell-address="'Income deciles'.A12:'Income deciles'.A12" chart:class="chart:bar">
            <chart:data-point chart:repeated="2"/>
          </chart:series>
          <chart:wall chart:style-name="ch9"/>
          <chart:floor chart:style-name="ch10"/>
        </chart:plot-area>
        <draw:custom-shape draw:style-name="gr1" draw:text-style-name="P1" svg:width="2.669cm" svg:height="2.667cm" svg:x="34.918cm" svg:y="3.2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svg:width="2.669cm" svg:height="2.667cm" svg:x="34.918cm" svg:y="8.1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svg:width="29.085cm" svg:height="1.907cm" svg:x="7.499cm" svg:y="5.805cm">
          <draw:text-box>
            <text:p><text:span text:style-name="T1">1 <text:s text:c="14"/>2 <text:s text:c="6"/>3 <text:s text:c="5"/>4 <text:s text:c="6"/>5 <text:s text:c="6"/>6 <text:s text:c="6"/>7 <text:s text:c="10"/>8 <text:s text:c="14"/>9 <text:s text:c="23"/>10</text:span></text:p>
          </draw:text-box>
        </draw:frame>
        <draw:frame draw:style-name="gr3" draw:text-style-name="P3" svg:width="0.091cm" svg:height="0.954cm" svg:x="7.636cm" svg:y="6.313cm">
          <draw:text-box>
            <text:p/>
          </draw:text-box>
        </draw:frame>
        <draw:frame draw:style-name="gr4" draw:text-style-name="P2" svg:width="2.963cm" svg:height="0.992cm" svg:x="18.372cm" svg:y="6.62cm">
          <draw:text-box>
            <text:p><text:span text:style-name="T1">median</text:span></text:p>
          </draw:text-box>
        </draw:frame>
        <draw:line draw:style-name="gr5" draw:text-style-name="P4" svg:x1="20.544cm" svg:y1="7.549cm" svg:x2="20.545cm" svg:y2="8.083cm">
          <text:p/>
        </draw:line>
        <draw:line draw:style-name="gr5" draw:text-style-name="P5" svg:x1="18.874cm" svg:y1="6.551cm" svg:x2="18.874cm" svg:y2="6.017cm">
          <text:p/>
        </draw:line>
        <draw:frame draw:style-name="gr2" draw:text-style-name="P2" svg:width="29.085cm" svg:height="1.907cm" svg:x="8.502cm" svg:y="10.628cm">
          <draw:text-box>
            <text:p><text:span text:style-name="T1">1 <text:s text:c="18"/>2 <text:s text:c="5"/>3 <text:s text:c="5"/>4 <text:s text:c="6"/>5 <text:s text:c="5"/>6 <text:s text:c="6"/>7 <text:s text:c="10"/>8 <text:s text:c="16"/>9 <text:s text:c="15"/>1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
housing
costs</text:p>
                <draw:g>
                  <svg:desc>'Income deciles'.F2:'Income deciles'.G2</svg:desc>
                </draw:g>
              </table:table-cell>
              <table:table-cell office:value-type="string">
                <text:p>After
housing
cos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Income deciles'.A3:'Income deciles'.A3</svg:desc>
                </draw:g>
              </table:table-cell>
              <table:table-cell office:value-type="float" office:value="13520">
                <text:p>13520</text:p>
                <draw:g>
                  <svg:desc>'Income deciles'.F3:'Income deciles'.G3</svg:desc>
                </draw:g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2</text:p>
                <draw:g>
                  <svg:desc>'Income deciles'.A4:'Income deciles'.A4</svg:desc>
                </draw:g>
              </table:table-cell>
              <table:table-cell office:value-type="float" office:value="4056">
                <text:p>4056</text:p>
                <draw:g>
                  <svg:desc>'Income deciles'.F4:'Income deciles'.G4</svg:desc>
                </draw:g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  <draw:g>
                  <svg:desc>'Income deciles'.A5:'Income deciles'.A5</svg:desc>
                </draw:g>
              </table:table-cell>
              <table:table-cell office:value-type="float" office:value="2964">
                <text:p>2964</text:p>
                <draw:g>
                  <svg:desc>'Income deciles'.F5:'Income deciles'.G5</svg:desc>
                </draw:g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4</text:p>
                <draw:g>
                  <svg:desc>'Income deciles'.A6:'Income deciles'.A6</svg:desc>
                </draw:g>
              </table:table-cell>
              <table:table-cell office:value-type="float" office:value="2964">
                <text:p>2964</text:p>
                <draw:g>
                  <svg:desc>'Income deciles'.F6:'Income deciles'.G6</svg:desc>
                </draw:g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5</text:p>
                <draw:g>
                  <svg:desc>'Income deciles'.A7:'Income deciles'.A7</svg:desc>
                </draw:g>
              </table:table-cell>
              <table:table-cell office:value-type="float" office:value="3224">
                <text:p>3224</text:p>
                <draw:g>
                  <svg:desc>'Income deciles'.F7:'Income deciles'.G7</svg:desc>
                </draw:g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</text:p>
                <draw:g>
                  <svg:desc>'Income deciles'.A8:'Income deciles'.A8</svg:desc>
                </draw:g>
              </table:table-cell>
              <table:table-cell office:value-type="float" office:value="3172">
                <text:p>3172</text:p>
                <draw:g>
                  <svg:desc>'Income deciles'.F8:'Income deciles'.G8</svg:desc>
                </draw:g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</text:p>
                <draw:g>
                  <svg:desc>'Income deciles'.A9:'Income deciles'.A9</svg:desc>
                </draw:g>
              </table:table-cell>
              <table:table-cell office:value-type="float" office:value="4264">
                <text:p>4264</text:p>
                <draw:g>
                  <svg:desc>'Income deciles'.F9:'Income deciles'.G9</svg:desc>
                </draw:g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8</text:p>
                <draw:g>
                  <svg:desc>'Income deciles'.A10:'Income deciles'.A10</svg:desc>
                </draw:g>
              </table:table-cell>
              <table:table-cell office:value-type="float" office:value="5304">
                <text:p>5304</text:p>
                <draw:g>
                  <svg:desc>'Income deciles'.F10:'Income deciles'.G10</svg:desc>
                </draw:g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9</text:p>
                <draw:g>
                  <svg:desc>'Income deciles'.A11:'Income deciles'.A11</svg:desc>
                </draw:g>
              </table:table-cell>
              <table:table-cell office:value-type="float" office:value="9724">
                <text:p>9724</text:p>
                <draw:g>
                  <svg:desc>'Income deciles'.F11:'Income deciles'.G11</svg:desc>
                </draw:g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0</text:p>
                <draw:g>
                  <svg:desc>'Income deciles'.A12:'Income deciles'.A12</svg:desc>
                </draw:g>
              </table:table-cell>
              <table:table-cell office:value-type="float" office:value="808">
                <text:p>808</text:p>
                <draw:g>
                  <svg:desc>'Income deciles'.F12:'Income deciles'.G12</svg:desc>
                </draw:g>
              </table:table-cell>
              <table:table-cell office:value-type="float" office:value="4396">
                <text:p>4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marker draw:name="Arrow" svg:viewBox="0 0 20 30" svg:d="M10 0l-10 30h20z"/>
  </office:styles>
</office:document-styles>
</file>